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7">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38">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39">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0">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1">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3">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4">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5">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6">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4">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5">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6">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NF10003" style:family="table-cell" style:name="ce5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8">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59">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60">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1">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62">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403">
      <style:text-properties fo:font-family="'Liberation Sans'" fo:font-size="10pt" fo:font-style="normal" style:text-underline-type="none" fo:font-weight="normal"/>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60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family="table-row" style:name="ro238">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9">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40">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able-row" style:name="ro608">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able-row" style:name="ro625">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able-row" style:name="ro642">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able-row" style:name="ro659">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able-row" style:name="ro676">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690">
      <style:table-row-properties style:row-height="14.9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table-row" style:name="ro706">
      <style:table-row-properties style:row-height="12.75pt" style:use-optimal-row-height="true" fo:break-before="auto"/>
    </style:style>
    <style:style style:family="table-row" style:name="ro707">
      <style:table-row-properties style:row-height="12.75pt" style:use-optimal-row-height="true" fo:break-before="auto"/>
    </style:style>
    <style:style style:family="table-row" style:name="ro708">
      <style:table-row-properties style:row-height="12.75pt" style:use-optimal-row-height="true" fo:break-before="auto"/>
    </style:style>
    <style:style style:family="text" style:name="T1235">
      <style:text-properties fo:font-family="'Liberation Sans'" fo:font-size="10pt" fo:font-style="normal" style:text-underline-type="none" fo:font-weight="normal"/>
    </style:style>
    <style:style style:family="table-row" style:name="ro709">
      <style:table-row-properties style:row-height="12.75pt" style:use-optimal-row-height="true" fo:break-before="auto"/>
    </style:style>
    <style:style style:family="text" style:name="T1236">
      <style:text-properties fo:font-family="'Liberation Sans'" fo:font-size="10pt" fo:font-style="normal" style:text-underline-type="none" fo:font-weight="normal"/>
    </style:style>
    <style:style style:family="table-row" style:name="ro710">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11">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12">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13">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14">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15">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716">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717">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718">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719">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720">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721">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722">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723">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724">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725">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253">
      <style:text-properties fo:font-family="Liberation Sans" fo:font-size="10pt" style:font-size-asian="10pt" style:font-size-complex="10pt" fo:language="en" fo:country="GB" style:text-underline-type="none"/>
    </style:style>
    <style:style style:family="text" style:name="T1254">
      <style:text-properties fo:color="#0000FF" fo:font-family="Liberation Sans" fo:font-size="10pt" style:font-size-asian="10pt" style:font-size-complex="10pt" fo:language="en" fo:country="GB" style:text-underline-type="none"/>
    </style:style>
    <style:style style:family="text" style:name="T1255">
      <style:text-properties fo:font-family="Liberation Sans" fo:font-size="10pt" style:font-size-asian="10pt" style:font-size-complex="10pt" fo:language="en" fo:country="GB" style:text-underline-type="none"/>
    </style:style>
    <style:style style:family="text" style:name="T1256">
      <style:text-properties fo:color="#FF0000" fo:font-family="Liberation Sans" fo:font-size="10pt" style:font-size-asian="10pt" style:font-size-complex="10pt" fo:language="en" fo:country="GB" style:text-underline-type="none"/>
    </style:style>
    <style:style style:family="text" style:name="T1257">
      <style:text-properties fo:font-family="Liberation Sans" fo:font-size="10pt" style:font-size-asian="10pt" style:font-size-complex="10pt" fo:language="en" fo:country="GB" style:text-underline-type="none"/>
    </style:style>
    <style:style style:family="text" style:name="T1258">
      <style:text-properties fo:color="#0000FF" fo:font-family="Liberation Sans" fo:font-size="10pt" style:font-size-asian="10pt" style:font-size-complex="10pt" fo:language="en" fo:country="GB" style:text-underline-type="none"/>
    </style:style>
    <style:style style:family="text" style:name="T1259">
      <style:text-properties fo:font-family="Liberation Sans" fo:font-size="10pt" style:font-size-asian="10pt" style:font-size-complex="10pt" fo:language="en" fo:country="GB" style:text-underline-type="none"/>
    </style:style>
    <style:style style:family="text" style:name="T1260">
      <style:text-properties fo:color="#008000" fo:font-family="Liberation Sans" fo:font-size="10pt" style:font-size-asian="10pt" style:font-size-complex="10pt" fo:language="en" fo:country="GB" style:text-underline-type="none"/>
    </style:style>
    <style:style style:family="text" style:name="T1261">
      <style:text-properties fo:font-family="Liberation Sans" fo:font-size="10pt" style:font-size-asian="10pt" style:font-size-complex="10pt" fo:language="en" fo:country="GB" style:text-underline-type="none"/>
    </style:style>
    <style:style style:family="text" style:name="T1262">
      <style:text-properties fo:color="#0000FF" fo:font-family="Liberation Sans" fo:font-size="10pt" style:font-size-asian="10pt" style:font-size-complex="10pt" fo:language="en" fo:country="GB" style:text-underline-type="none"/>
    </style:style>
    <style:style style:family="text" style:name="T1263">
      <style:text-properties fo:font-family="Liberation Sans" fo:font-size="10pt" style:font-size-asian="10pt" style:font-size-complex="10pt" fo:language="en" fo:country="GB" style:text-underline-type="none"/>
    </style:style>
    <style:style style:family="text" style:name="T1264">
      <style:text-properties fo:color="#800000" fo:font-family="Liberation Sans" fo:font-size="10pt" style:font-size-asian="10pt" style:font-size-complex="10pt" fo:language="en" fo:country="GB" style:text-underline-type="none"/>
    </style:style>
    <style:style style:family="text" style:name="T126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26">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9526cm" style:use-optimal-column-width="false" loext:column-width-sym="4.42188" fo:break-before="auto"/>
    </style:style>
    <style:style style:family="table-column" style:name="co63">
      <style:table-column-properties style:column-width="0.8996cm" style:use-optimal-column-width="true" loext:column-width-sym="4.20312"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27">
      <style:table-row-properties style:row-height="35pt" style:use-optimal-row-height="false" fo:break-before="auto"/>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ext" style:name="T1270">
      <style:text-properties fo:font-family="'Liberation Sans'" fo:font-size="10pt" fo:font-style="normal" style:text-underline-type="none" fo:font-weight="normal"/>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able-row" style:name="ro732">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38">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able-row" style:name="ro739">
      <style:table-row-properties style:row-height="12.8pt" style:use-optimal-row-height="false" fo:break-before="auto"/>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40">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41">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742">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43">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337">
      <style:text-properties fo:font-family="'Liberation Sans'" fo:font-size="10pt" fo:font-style="normal" style:text-underline-type="none" fo:font-weight="normal"/>
    </style:style>
    <style:style style:family="table-row" style:name="ro759">
      <style:table-row-properties style:row-height="14.25pt" style:use-optimal-row-height="true" fo:break-before="auto"/>
    </style:style>
    <style:style style:family="table-row" style:name="ro760">
      <style:table-row-properties style:row-height="14.25pt" style:use-optimal-row-height="true" fo:break-before="auto"/>
    </style:style>
    <style:style style:family="table-row" style:name="ro761">
      <style:table-row-properties style:row-height="14.25pt" style:use-optimal-row-height="true" fo:break-before="auto"/>
    </style:style>
    <style:style style:family="table-row" style:name="ro762">
      <style:table-row-properties style:row-height="14.25pt" style:use-optimal-row-height="true" fo:break-before="auto"/>
    </style:style>
    <style:style style:family="table-row" style:name="ro763">
      <style:table-row-properties style:row-height="14.25pt" style:use-optimal-row-height="true" fo:break-before="auto"/>
    </style:style>
    <style:style style:family="table-row" style:name="ro764">
      <style:table-row-properties style:row-height="14.25pt" style:use-optimal-row-height="true" fo:break-before="auto"/>
    </style:style>
    <style:style style:family="table-row" style:name="ro765">
      <style:table-row-properties style:row-height="14.25pt" style:use-optimal-row-height="true" fo:break-before="auto"/>
    </style:style>
    <style:style style:family="table-row" style:name="ro766">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67">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68">
      <style:table-row-properties style:row-height="12.8pt" style:use-optimal-row-height="false" fo:break-before="auto"/>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able-row" style:name="ro781">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able-row" style:name="ro782">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able-row" style:name="ro783">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able-row" style:name="ro784">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able-row" style:name="ro785">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able-row" style:name="ro786">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able-row" style:name="ro787">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able-row" style:name="ro788">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able-row" style:name="ro789">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able-row" style:name="ro801">
      <style:table-row-properties style:row-height="12.8pt" style:use-optimal-row-height="false" fo:break-before="auto"/>
    </style:style>
    <style:style style:family="table-row" style:name="ro802">
      <style:table-row-properties style:row-height="14.95pt" style:use-optimal-row-height="false" fo:break-before="auto"/>
    </style:style>
    <style:style style:family="table-row" style:name="ro803">
      <style:table-row-properties style:row-height="11.95pt" style:use-optimal-row-height="false" fo:break-before="auto"/>
    </style:style>
    <style:style style:family="table-row" style:name="ro804">
      <style:table-row-properties style:row-height="12.8pt" style:use-optimal-row-height="false" fo:break-before="auto"/>
    </style:style>
    <style:style style:family="table-row" style:name="ro805">
      <style:table-row-properties style:row-height="11.95pt" style:use-optimal-row-height="false" fo:break-before="auto"/>
    </style:style>
    <style:style style:family="table-row" style:name="ro806">
      <style:table-row-properties style:row-height="12.8pt" style:use-optimal-row-height="false" fo:break-before="auto"/>
    </style:style>
    <style:style style:family="table-row" style:name="ro807">
      <style:table-row-properties style:row-height="14.95pt" style:use-optimal-row-height="false" fo:break-before="auto"/>
    </style:style>
    <style:style style:family="table-row" style:name="ro808">
      <style:table-row-properties style:row-height="14.95pt" style:use-optimal-row-height="false" fo:break-before="auto"/>
    </style:style>
    <style:style style:family="table-row" style:name="ro809">
      <style:table-row-properties style:row-height="11.95pt" style:use-optimal-row-height="false" fo:break-before="auto"/>
    </style:style>
    <style:style style:family="table-row" style:name="ro810">
      <style:table-row-properties style:row-height="14.95pt" style:use-optimal-row-height="false" fo:break-before="auto"/>
    </style:style>
    <style:style style:family="table-row" style:name="ro811">
      <style:table-row-properties style:row-height="12.8pt" style:use-optimal-row-height="false" fo:break-before="auto"/>
    </style:style>
    <style:style style:family="table-row" style:name="ro812">
      <style:table-row-properties style:row-height="11.95pt" style:use-optimal-row-height="false" fo:break-before="auto"/>
    </style:style>
    <style:style style:family="table-row" style:name="ro813">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814">
      <style:table-row-properties style:row-height="0.4498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815">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46">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4.472cm" style:use-optimal-column-width="false" loext:column-width-sym="23.4219"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47">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475">
      <style:text-properties fo:color="#9C0006" fo:font-family="'Liberation Sans'" fo:font-size="11pt" fo:font-style="normal" style:text-underline-type="none" fo:font-weight="normal"/>
    </style:style>
    <style:style style:family="text" style:name="T1476">
      <style:text-properties fo:color="#9C0006" fo:font-family="'Liberation Sans'" fo:font-size="11pt" fo:font-style="normal" style:text-underline-type="none" fo:font-weight="normal"/>
    </style:style>
    <style:style style:family="text" style:name="T1477">
      <style:text-properties fo:color="#9C0006" fo:font-family="'Liberation Sans'" fo:font-size="11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480">
      <style:text-properties fo:color="#9C6500" fo:font-family="'Liberation Sans'" fo:font-size="11pt" fo:font-style="normal" style:text-underline-type="none" fo:font-weight="normal"/>
    </style:style>
    <style:style style:family="text" style:name="T1481">
      <style:text-properties fo:color="#9C6500" fo:font-family="'Liberation Sans'" fo:font-size="11pt" fo:font-style="normal" style:text-underline-type="none" fo:font-weight="normal"/>
    </style:style>
    <style:style style:family="text" style:name="T1482">
      <style:text-properties fo:color="#9C6500" fo:font-family="'Liberation Sans'" fo:font-size="11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84">
      <style:text-properties fo:color="#006100" fo:font-family="'Liberation Sans'" fo:font-size="11pt" fo:font-style="normal" style:text-underline-type="none" fo:font-weight="normal"/>
    </style:style>
    <style:style style:family="text" style:name="T1485">
      <style:text-properties fo:color="#006100" fo:font-family="'Liberation Sans'" fo:font-size="11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10">
      <style:text-properties fo:color="#9C0006" fo:font-family="'Liberation Sans'" fo:font-size="11pt" fo:font-style="normal" style:text-underline-type="none" fo:font-weight="normal"/>
    </style:style>
    <style:style style:family="text" style:name="T1511">
      <style:text-properties fo:color="#9C0006" fo:font-family="'Liberation Sans'" fo:font-size="11pt" fo:font-style="normal" style:text-underline-type="none" fo:font-weight="normal"/>
    </style:style>
    <style:style style:family="text" style:name="T1512">
      <style:text-properties fo:color="#9C0006" fo:font-family="'Liberation Sans'" fo:font-size="11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15">
      <style:text-properties fo:color="#006100" fo:font-family="'Liberation Sans'" fo:font-size="11pt" fo:font-style="normal" style:text-underline-type="none" fo:font-weight="normal"/>
    </style:style>
    <style:style style:family="text" style:name="T1516">
      <style:text-properties fo:color="#006100" fo:font-family="'Liberation Sans'" fo:font-size="11pt" fo:font-style="normal" style:text-underline-type="none" fo:font-weight="normal"/>
    </style:style>
    <style:style style:family="text" style:name="T1517">
      <style:text-properties fo:color="#006100" fo:font-family="'Liberation Sans'" fo:font-size="11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63">
      <style:table-row-properties style:row-height="13.85pt" style:use-optimal-row-height="false" fo:break-before="auto"/>
    </style:style>
    <style:style style:family="text" style:name="T1541">
      <style:text-properties fo:color="#9C6500" fo:font-family="'Liberation Sans'" fo:font-size="11pt" fo:font-style="normal" style:text-underline-type="none" fo:font-weight="normal"/>
    </style:style>
    <style:style style:family="text" style:name="T1542">
      <style:text-properties fo:color="#9C6500" fo:font-family="'Liberation Sans'" fo:font-size="11pt" fo:font-style="normal" style:text-underline-type="none" fo:font-weight="normal"/>
    </style:style>
    <style:style style:family="text" style:name="T1543">
      <style:text-properties fo:color="#9C6500" fo:font-family="'Liberation Sans'" fo:font-size="11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865">
      <style:table-row-properties style:row-height="13.85pt" style:use-optimal-row-height="false" fo:break-before="auto"/>
    </style:style>
    <style:style style:family="text" style:name="T1549">
      <style:text-properties fo:color="#006100" fo:font-family="'Liberation Sans'" fo:font-size="11pt" fo:font-style="normal" style:text-underline-type="none" fo:font-weight="normal"/>
    </style:style>
    <style:style style:family="text" style:name="T1550">
      <style:text-properties fo:color="#006100" fo:font-family="'Liberation Sans'" fo:font-size="11pt" fo:font-style="normal" style:text-underline-type="none" fo:font-weight="normal"/>
    </style:style>
    <style:style style:family="text" style:name="T1551">
      <style:text-properties fo:color="#006100" fo:font-family="'Liberation Sans'" fo:font-size="11pt" fo:font-style="normal" style:text-underline-type="none" fo:font-weight="normal"/>
    </style:style>
    <style:style style:family="table-row" style:name="ro866">
      <style:table-row-properties style:row-height="13.85pt" style:use-optimal-row-height="false" fo:break-before="auto"/>
    </style:style>
    <style:style style:family="text" style:name="T1552">
      <style:text-properties fo:color="#9C6500" fo:font-family="'Liberation Sans'" fo:font-size="11pt" fo:font-style="normal" style:text-underline-type="none" fo:font-weight="normal"/>
    </style:style>
    <style:style style:family="text" style:name="T1553">
      <style:text-properties fo:color="#9C6500" fo:font-family="'Liberation Sans'" fo:font-size="11pt" fo:font-style="normal" style:text-underline-type="none" fo:font-weight="normal"/>
    </style:style>
    <style:style style:family="text" style:name="T1554">
      <style:text-properties fo:color="#9C6500" fo:font-family="'Liberation Sans'" fo:font-size="11pt" fo:font-style="normal" style:text-underline-type="none" fo:font-weight="normal"/>
    </style:style>
    <style:style style:family="table-row" style:name="ro867">
      <style:table-row-properties style:row-height="11.95pt" style:use-optimal-row-height="false" fo:break-before="auto"/>
    </style:style>
    <style:style style:family="table-row" style:name="ro868">
      <style:table-row-properties style:row-height="12.75pt" style:use-optimal-row-height="true" fo:break-before="auto"/>
    </style:style>
    <style:style style:family="text" style:name="T1555">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70">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71">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ext" style:name="T1618">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able-row" style:name="ro907">
      <style:table-row-properties style:row-height="12.8pt" style:use-optimal-row-height="false" fo:break-before="auto"/>
    </style:style>
    <style:style style:family="table-row" style:name="ro908">
      <style:table-row-properties style:row-height="12.8pt" style:use-optimal-row-height="false" fo:break-before="auto"/>
    </style:style>
    <style:style style:family="table-row" style:name="ro909">
      <style:table-row-properties style:row-height="12.8pt" style:use-optimal-row-height="false" fo:break-before="auto"/>
    </style:style>
    <style:style style:family="table-row" style:name="ro910">
      <style:table-row-properties style:row-height="12.8pt" style:use-optimal-row-height="false" fo:break-before="auto"/>
    </style:style>
    <style:style style:family="table-row" style:name="ro911">
      <style:table-row-properties style:row-height="12.8pt" style:use-optimal-row-height="false" fo:break-before="auto"/>
    </style:style>
    <style:style style:family="table-row" style:name="ro912">
      <style:table-row-properties style:row-height="12.8pt" style:use-optimal-row-height="false" fo:break-before="auto"/>
    </style:style>
    <style:style style:family="table-row" style:name="ro913">
      <style:table-row-properties style:row-height="12.8pt" style:use-optimal-row-height="false" fo:break-before="auto"/>
    </style:style>
    <style:style style:family="table-row" style:name="ro914">
      <style:table-row-properties style:row-height="12.8pt" style:use-optimal-row-height="false" fo:break-before="auto"/>
    </style:style>
    <style:style style:family="table-row" style:name="ro915">
      <style:table-row-properties style:row-height="12.8pt" style:use-optimal-row-height="false" fo:break-before="auto"/>
    </style:style>
    <style:style style:family="table-row" style:name="ro916">
      <style:table-row-properties style:row-height="12.8pt" style:use-optimal-row-height="false" fo:break-before="auto"/>
    </style:style>
    <style:style style:family="table-row" style:name="ro917">
      <style:table-row-properties style:row-height="12.8pt" style:use-optimal-row-height="false" fo:break-before="auto"/>
    </style:style>
    <style:style style:family="table-row" style:name="ro918">
      <style:table-row-properties style:row-height="12.8pt" style:use-optimal-row-height="false" fo:break-before="auto"/>
    </style:style>
    <style:style style:family="table-row" style:name="ro919">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able-row" style:name="ro926">
      <style:table-row-properties style:row-height="11.95pt" style:use-optimal-row-height="false" fo:break-before="auto"/>
    </style:style>
    <style:style style:family="text" style:name="T1643">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44">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able-row" style:name="ro934">
      <style:table-row-properties style:row-height="12.8pt" style:use-optimal-row-height="false" fo:break-before="auto"/>
    </style:style>
    <style:style style:family="table-row" style:name="ro935">
      <style:table-row-properties style:row-height="12.8pt" style:use-optimal-row-height="false" fo:break-before="auto"/>
    </style:style>
    <style:style style:family="table-row" style:name="ro936">
      <style:table-row-properties style:row-height="12.8pt" style:use-optimal-row-height="false" fo:break-before="auto"/>
    </style:style>
    <style:style style:family="table-row" style:name="ro937">
      <style:table-row-properties style:row-height="12.8pt" style:use-optimal-row-height="false" fo:break-before="auto"/>
    </style:style>
    <style:style style:family="table-row" style:name="ro938">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685">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able-row" style:name="ro958">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able-row" style:name="ro963">
      <style:table-row-properties style:row-height="12.8pt" style:use-optimal-row-height="false" fo:break-before="auto"/>
    </style:style>
    <style:style style:family="table-row" style:name="ro964">
      <style:table-row-properties style:row-height="11.95pt" style:use-optimal-row-height="false" fo:break-before="auto"/>
    </style:style>
    <style:style style:family="table-row" style:name="ro965">
      <style:table-row-properties style:row-height="12.75pt" style:use-optimal-row-height="false" fo:break-before="auto"/>
    </style:style>
    <style:style style:family="table-row" style:name="ro966">
      <style:table-row-properties style:row-height="12.75pt" style:use-optimal-row-height="tru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67">
      <style:table-row-properties style:row-height="0.4498cm" fo:break-before="auto"/>
    </style:style>
    <style:style style:family="table-column" style:name="co118">
      <style:table-column-properties style:column-width="3.943cm" style:use-optimal-column-width="false" loext:column-width-sym="20.5742" fo:break-before="auto"/>
    </style:style>
    <style:style style:family="table-column" style:name="co119">
      <style:table-column-properties style:column-width="3.625cm" style:use-optimal-column-width="true" loext:column-width-sym="18.8516" fo:break-before="auto"/>
    </style:style>
    <style:style style:family="table-column" style:name="co120">
      <style:table-column-properties style:column-width="2.249cm" style:use-optimal-column-width="true" loext:column-width-sym="11.4219" fo:break-before="auto"/>
    </style:style>
    <style:style style:family="table-column" style:name="co121">
      <style:table-column-properties style:column-width="2.117cm" style:use-optimal-column-width="true" loext:column-width-sym="10.7109" fo:break-before="auto"/>
    </style:style>
    <style:style style:family="table-column" style:name="co122">
      <style:table-column-properties style:column-width="2.011cm" style:use-optimal-column-width="true" loext:column-width-sym="10.1406" fo:break-before="auto"/>
    </style:style>
    <style:style style:family="table-column" style:name="co123">
      <style:table-column-properties style:column-width="1.27cm" style:use-optimal-column-width="true" loext:column-width-sym="6.14062" fo:break-before="auto"/>
    </style:style>
    <style:style style:family="table-column" style:name="co124">
      <style:table-column-properties style:column-width="2.011cm" style:use-optimal-column-width="true" loext:column-width-sym="10.1406" fo:break-before="auto"/>
    </style:style>
    <style:style style:family="table-column" style:name="co125">
      <style:table-column-properties style:column-width="1.72cm" style:use-optimal-column-width="true" loext:column-width-sym="8.57422" fo:break-before="auto"/>
    </style:style>
    <style:style style:family="table-column" style:name="co126">
      <style:table-column-properties style:column-width="3.122cm" style:use-optimal-column-width="true" loext:column-width-sym="16.1406" fo:break-before="auto"/>
    </style:style>
    <style:style style:family="table-column" style:name="co127">
      <style:table-column-properties style:column-width="1.588cm" style:use-optimal-column-width="true" loext:column-width-sym="7.85156" fo:break-before="auto"/>
    </style:style>
    <style:style style:family="table-column" style:name="co128">
      <style:table-column-properties style:column-width="1.482cm" style:use-optimal-column-width="true" loext:column-width-sym="7.28125" fo:break-before="auto"/>
    </style:style>
    <style:style style:family="table-column" style:name="co129">
      <style:table-column-properties style:column-width="0.7409cm" style:use-optimal-column-width="true" loext:column-width-sym="3.28125" fo:break-before="auto"/>
    </style:style>
    <style:style style:family="table-column" style:name="co130">
      <style:table-column-properties style:column-width="1.482cm" style:use-optimal-column-width="true" loext:column-width-sym="7.28125" fo:break-before="auto"/>
    </style:style>
    <style:style style:family="table-column" style:name="co131">
      <style:table-column-properties style:column-width="1.191cm" style:use-optimal-column-width="true" loext:column-width-sym="5.71094" fo:break-before="auto"/>
    </style:style>
    <style:style style:family="table-column" style:name="co132">
      <style:table-column-properties style:column-width="2.249cm" style:use-optimal-column-width="true" loext:column-width-sym="11.4219" fo:break-before="auto"/>
    </style:style>
    <style:style style:family="table-column" style:name="co133">
      <style:table-column-properties style:column-width="2.117cm" style:use-optimal-column-width="true" loext:column-width-sym="10.7109" fo:break-before="auto"/>
    </style:style>
    <style:style style:family="table-column" style:name="co134">
      <style:table-column-properties style:column-width="2.011cm" style:use-optimal-column-width="true" loext:column-width-sym="10.1406" fo:break-before="auto"/>
    </style:style>
    <style:style style:family="table-column" style:name="co135">
      <style:table-column-properties style:column-width="1.27cm" style:use-optimal-column-width="true" loext:column-width-sym="6.14062" fo:break-before="auto"/>
    </style:style>
    <style:style style:family="table-column" style:name="co136">
      <style:table-column-properties style:column-width="2.011cm" style:use-optimal-column-width="true" loext:column-width-sym="10.1406" fo:break-before="auto"/>
    </style:style>
    <style:style style:family="table-row" style:name="ro968">
      <style:table-row-properties style:row-height="14.25pt" style:use-optimal-row-height="true" fo:break-before="auto"/>
    </style:style>
    <style:style style:family="table-row" style:name="ro969">
      <style:table-row-properties style:row-height="12.75pt" style:use-optimal-row-height="true" fo:break-before="auto"/>
    </style:style>
    <style:style style:family="text" style:name="T1692">
      <style:text-properties fo:font-family="'Liberation Sans'" fo:font-size="10pt" fo:font-style="normal" style:text-underline-type="none" fo:font-weight="normal"/>
    </style:style>
    <style:style style:family="table-row" style:name="ro970">
      <style:table-row-properties style:row-height="12.75pt" style:use-optimal-row-height="true" fo:break-before="auto"/>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able-row" style:name="ro971">
      <style:table-row-properties style:row-height="14.25pt" style:use-optimal-row-height="false" fo:break-before="auto"/>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able-row" style:name="ro972">
      <style:table-row-properties style:row-height="12.75pt" style:use-optimal-row-height="true" fo:break-before="auto"/>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973">
      <style:table-row-properties style:row-height="14.25pt" style:use-optimal-row-height="tru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able-row" style:name="ro974">
      <style:table-row-properties style:row-height="14.25pt" style:use-optimal-row-height="true" fo:break-before="auto"/>
    </style:style>
    <style:style style:family="table-row" style:name="ro975">
      <style:table-row-properties style:row-height="14.25pt" style:use-optimal-row-height="true" fo:break-before="auto"/>
    </style:style>
    <style:style style:family="table-row" style:name="ro976">
      <style:table-row-properties style:row-height="14.25pt" style:use-optimal-row-height="true" fo:break-before="auto"/>
    </style:style>
    <style:style style:family="table-row" style:name="ro977">
      <style:table-row-properties style:row-height="14.25pt" style:use-optimal-row-height="true" fo:break-before="auto"/>
    </style:style>
    <style:style style:family="table-row" style:name="ro978">
      <style:table-row-properties style:row-height="14.25pt" style:use-optimal-row-height="true" fo:break-before="auto"/>
    </style:style>
    <style:style style:family="table-row" style:name="ro979">
      <style:table-row-properties style:row-height="14.25pt" style:use-optimal-row-height="true" fo:break-before="auto"/>
    </style:style>
    <style:style style:family="table-row" style:name="ro980">
      <style:table-row-properties style:row-height="14.25pt" style:use-optimal-row-height="true" fo:break-before="auto"/>
    </style:style>
    <style:style style:family="table-row" style:name="ro981">
      <style:table-row-properties style:row-height="12.75pt" style:use-optimal-row-height="true" fo:break-before="auto"/>
    </style:style>
    <style:style style:family="table-row" style:name="ro982">
      <style:table-row-properties style:row-height="14.25pt" style:use-optimal-row-height="true" fo:break-before="auto"/>
    </style:style>
    <style:style style:family="table-row" style:name="ro983">
      <style:table-row-properties style:row-height="25.5pt" style:use-optimal-row-height="true" fo:break-before="auto"/>
    </style:style>
    <style:style style:family="text" style:name="T1709">
      <style:text-properties fo:font-family="'Liberation Sans'" fo:font-size="10pt" fo:font-style="normal" style:text-underline-type="none" fo:font-weight="normal"/>
    </style:style>
    <style:style style:family="table-row" style:name="ro984">
      <style:table-row-properties style:row-height="25.5pt" style:use-optimal-row-height="true" fo:break-before="auto"/>
    </style:style>
    <style:style style:family="text" style:name="T1710">
      <style:text-properties fo:font-family="'Liberation Sans'" fo:font-size="10pt" fo:font-style="normal" style:text-underline-type="none" fo:font-weight="normal"/>
    </style:style>
    <style:style style:family="table-row" style:name="ro985">
      <style:table-row-properties style:row-height="25.5pt" style:use-optimal-row-height="true" fo:break-before="auto"/>
    </style:style>
    <style:style style:family="text" style:name="T1711">
      <style:text-properties fo:font-family="'Liberation Sans'" fo:font-size="10pt" fo:font-style="normal" style:text-underline-type="none" fo:font-weight="normal"/>
    </style:style>
    <style:style style:family="table-row" style:name="ro986">
      <style:table-row-properties style:row-height="25.5pt" style:use-optimal-row-height="true" fo:break-before="auto"/>
    </style:style>
    <style:style style:family="text" style:name="T1712">
      <style:text-properties fo:font-family="'Liberation Sans'" fo:font-size="10pt" fo:font-style="normal" style:text-underline-type="none" fo:font-weight="normal"/>
    </style:style>
    <style:style style:family="table-row" style:name="ro987">
      <style:table-row-properties style:row-height="14.25pt" style:use-optimal-row-height="true" fo:break-before="auto"/>
    </style:style>
    <style:style style:family="table-row" style:name="ro988">
      <style:table-row-properties style:row-height="25.5pt" style:use-optimal-row-height="true" fo:break-before="auto"/>
    </style:style>
    <style:style style:family="table-row" style:name="ro989">
      <style:table-row-properties style:row-height="25.5pt" style:use-optimal-row-height="true" fo:break-before="auto"/>
    </style:style>
    <style:style style:family="table-row" style:name="ro990">
      <style:table-row-properties style:row-height="25.5pt" style:use-optimal-row-height="true" fo:break-before="auto"/>
    </style:style>
    <style:style style:family="table-row" style:name="ro991">
      <style:table-row-properties style:row-height="25.5pt" style:use-optimal-row-height="true" fo:break-before="auto"/>
    </style:style>
    <style:style style:family="table-row" style:name="ro992">
      <style:table-row-properties style:row-height="25.5pt" style:use-optimal-row-height="true" fo:break-before="auto"/>
    </style:style>
    <style:style style:family="table-row" style:name="ro993">
      <style:table-row-properties style:row-height="12.75pt" style:use-optimal-row-height="true" fo:break-before="auto"/>
    </style:style>
    <style:style style:family="table-row" style:name="ro994">
      <style:table-row-properties style:row-height="12.75pt" style:use-optimal-row-height="true" fo:break-before="auto"/>
    </style:style>
    <style:style style:family="table-row" style:name="ro995">
      <style:table-row-properties style:row-height="12.75pt" style:use-optimal-row-height="true" fo:break-before="auto"/>
    </style:style>
    <style:style style:family="table-row" style:name="ro996">
      <style:table-row-properties style:row-height="12.75pt" style:use-optimal-row-height="true" fo:break-before="auto"/>
    </style:style>
    <style:style style:family="table-row" style:name="ro997">
      <style:table-row-properties style:row-height="12.75pt" style:use-optimal-row-height="true" fo:break-before="auto"/>
    </style:style>
    <style:style style:family="table-row" style:name="ro998">
      <style:table-row-properties style:row-height="12.75pt" style:use-optimal-row-height="true" fo:break-before="auto"/>
    </style:style>
    <style:style style:family="table-row" style:name="ro999">
      <style:table-row-properties style:row-height="12.75pt" style:use-optimal-row-height="true" fo:break-before="auto"/>
    </style:style>
    <style:style style:family="table-row" style:name="ro1000">
      <style:table-row-properties style:row-height="12.75pt" style:use-optimal-row-height="true" fo:break-before="auto"/>
    </style:style>
    <style:style style:family="table-row" style:name="ro1001">
      <style:table-row-properties style:row-height="12.75pt" style:use-optimal-row-height="true" fo:break-before="auto"/>
    </style:style>
    <style:style style:family="table-row" style:name="ro1002">
      <style:table-row-properties style:row-height="12.75pt" style:use-optimal-row-height="true" fo:break-before="auto"/>
    </style:style>
    <style:style style:family="table-row" style:name="ro1003">
      <style:table-row-properties style:row-height="12.75pt" style:use-optimal-row-height="true" fo:break-before="auto"/>
    </style:style>
    <style:style style:family="table-row" style:name="ro1004">
      <style:table-row-properties style:row-height="12.75pt" style:use-optimal-row-height="true" fo:break-before="auto"/>
    </style:style>
    <style:style style:family="table-row" style:name="ro1005">
      <style:table-row-properties style:row-height="12.75pt" style:use-optimal-row-height="true" fo:break-before="auto"/>
    </style:style>
    <style:style style:family="table-row" style:name="ro1006">
      <style:table-row-properties style:row-height="12.75pt" style:use-optimal-row-height="true" fo:break-before="auto"/>
    </style:style>
    <style:style style:family="table-row" style:name="ro1007">
      <style:table-row-properties style:row-height="12.75pt" style:use-optimal-row-height="true" fo:break-before="auto"/>
    </style:style>
    <style:style style:family="table-row" style:name="ro1008">
      <style:table-row-properties style:row-height="12.75pt" style:use-optimal-row-height="true" fo:break-before="auto"/>
    </style:style>
    <style:style style:family="table-row" style:name="ro1009">
      <style:table-row-properties style:row-height="12.75pt" style:use-optimal-row-height="true" fo:break-before="auto"/>
    </style:style>
    <style:style style:family="table-row" style:name="ro1010">
      <style:table-row-properties style:row-height="12.75pt" style:use-optimal-row-height="true" fo:break-before="auto"/>
    </style:style>
    <style:style style:family="table-row" style:name="ro1011">
      <style:table-row-properties style:row-height="12.75pt" style:use-optimal-row-height="true" fo:break-before="auto"/>
    </style:style>
    <style:style style:family="table-row" style:name="ro1012">
      <style:table-row-properties style:row-height="12.75pt" style:use-optimal-row-height="true" fo:break-before="auto"/>
    </style:style>
    <style:style style:family="table-row" style:name="ro1013">
      <style:table-row-properties style:row-height="12.75pt" style:use-optimal-row-height="true" fo:break-before="auto"/>
    </style:style>
    <style:style style:family="table-row" style:name="ro1014">
      <style:table-row-properties style:row-height="12.75pt" style:use-optimal-row-height="true" fo:break-before="auto"/>
    </style:style>
    <style:style style:family="table-row" style:name="ro1015">
      <style:table-row-properties style:row-height="12.75pt" style:use-optimal-row-height="true" fo:break-before="auto"/>
    </style:style>
    <style:style style:family="table-row" style:name="ro1016">
      <style:table-row-properties style:row-height="12.75pt" style:use-optimal-row-height="true" fo:break-before="auto"/>
    </style:style>
    <style:style style:family="table-row" style:name="ro1017">
      <style:table-row-properties style:row-height="12.75pt" style:use-optimal-row-height="true" fo:break-before="auto"/>
    </style:style>
    <style:style style:family="table-row" style:name="ro1018">
      <style:table-row-properties style:row-height="12.75pt" style:use-optimal-row-height="true" fo:break-before="auto"/>
    </style:style>
    <style:style style:family="table-row" style:name="ro1019">
      <style:table-row-properties style:row-height="12.75pt" style:use-optimal-row-height="true" fo:break-before="auto"/>
    </style:style>
    <style:style style:family="table-row" style:name="ro1020">
      <style:table-row-properties style:row-height="25.5pt" style:use-optimal-row-height="true" fo:break-before="auto"/>
    </style:style>
    <style:style style:family="table-row" style:name="ro1021">
      <style:table-row-properties style:row-height="25.5pt" style:use-optimal-row-height="true" fo:break-before="auto"/>
    </style:style>
    <style:style style:family="table-row" style:name="ro1022">
      <style:table-row-properties style:row-height="25.5pt" style:use-optimal-row-height="true" fo:break-before="auto"/>
    </style:style>
    <style:style style:family="table-row" style:name="ro1023">
      <style:table-row-properties style:row-height="25.5pt" style:use-optimal-row-height="true" fo:break-before="auto"/>
    </style:style>
    <style:style style:family="table-row" style:name="ro1024">
      <style:table-row-properties style:row-height="25.5pt" style:use-optimal-row-height="true" fo:break-before="auto"/>
    </style:style>
    <style:style style:family="table-row" style:name="ro1025">
      <style:table-row-properties style:row-height="25.5pt" style:use-optimal-row-height="true" fo:break-before="auto"/>
    </style:style>
    <style:style style:family="table-row" style:name="ro1026">
      <style:table-row-properties style:row-height="25.5pt" style:use-optimal-row-height="true" fo:break-before="auto"/>
    </style:style>
    <style:style style:family="table-row" style:name="ro1027">
      <style:table-row-properties style:row-height="25.5pt" style:use-optimal-row-height="true" fo:break-before="auto"/>
    </style:style>
    <style:style style:family="table-row" style:name="ro1028">
      <style:table-row-properties style:row-height="25.5pt" style:use-optimal-row-height="true" fo:break-before="auto"/>
    </style:style>
    <style:style style:family="table-row" style:name="ro1029">
      <style:table-row-properties style:row-height="25.5pt" style:use-optimal-row-height="true" fo:break-before="auto"/>
    </style:style>
    <style:style style:family="table-row" style:name="ro1030">
      <style:table-row-properties style:row-height="12.75pt" style:use-optimal-row-height="true" fo:break-before="auto"/>
    </style:style>
    <style:style style:family="table-row" style:name="ro1031">
      <style:table-row-properties style:row-height="12.75pt" style:use-optimal-row-height="true" fo:break-before="auto"/>
    </style:style>
    <style:style style:family="table-row" style:name="ro1032">
      <style:table-row-properties style:row-height="12.75pt" style:use-optimal-row-height="true" fo:break-before="auto"/>
    </style:style>
    <style:style style:family="table-row" style:name="ro1033">
      <style:table-row-properties style:row-height="12.75pt" style:use-optimal-row-height="true" fo:break-before="auto"/>
    </style:style>
    <style:style style:family="table-row" style:name="ro1034">
      <style:table-row-properties style:row-height="12.75pt" style:use-optimal-row-height="true" fo:break-before="auto"/>
    </style:style>
    <style:style style:family="table-row" style:name="ro1035">
      <style:table-row-properties style:row-height="12.75pt" style:use-optimal-row-height="true" fo:break-before="auto"/>
    </style:style>
    <style:style style:family="table-row" style:name="ro1036">
      <style:table-row-properties style:row-height="12.75pt" style:use-optimal-row-height="true" fo:break-before="auto"/>
    </style:style>
    <style:style style:family="table-row" style:name="ro1037">
      <style:table-row-properties style:row-height="12.75pt" style:use-optimal-row-height="true" fo:break-before="auto"/>
    </style:style>
    <style:style style:family="table-row" style:name="ro1038">
      <style:table-row-properties style:row-height="12.75pt" style:use-optimal-row-height="true" fo:break-before="auto"/>
    </style:style>
    <style:style style:family="table-row" style:name="ro1039">
      <style:table-row-properties style:row-height="12.75pt" style:use-optimal-row-height="true" fo:break-before="auto"/>
    </style:style>
    <style:style style:family="table-row" style:name="ro1040">
      <style:table-row-properties style:row-height="12.75pt" style:use-optimal-row-height="true" fo:break-before="auto"/>
    </style:style>
    <style:style style:family="table-row" style:name="ro1041">
      <style:table-row-properties style:row-height="12.75pt" style:use-optimal-row-height="true" fo:break-before="auto"/>
    </style:style>
    <style:style style:family="table-row" style:name="ro1042">
      <style:table-row-properties style:row-height="12.75pt" style:use-optimal-row-height="true" fo:break-before="auto"/>
    </style:style>
    <style:style style:family="table-row" style:name="ro1043">
      <style:table-row-properties style:row-height="12.75pt" style:use-optimal-row-height="true" fo:break-before="auto"/>
    </style:style>
    <style:style style:family="table-row" style:name="ro1044">
      <style:table-row-properties style:row-height="12.75pt" style:use-optimal-row-height="true" fo:break-before="auto"/>
    </style:style>
    <style:style style:family="table-row" style:name="ro1045">
      <style:table-row-properties style:row-height="12.75pt" style:use-optimal-row-height="true" fo:break-before="auto"/>
    </style:style>
    <style:style style:family="table-row" style:name="ro1046">
      <style:table-row-properties style:row-height="12.75pt" style:use-optimal-row-height="true" fo:break-before="auto"/>
    </style:style>
    <style:style style:family="table-row" style:name="ro1047">
      <style:table-row-properties style:row-height="12.75pt" style:use-optimal-row-height="true" fo:break-before="auto"/>
    </style:style>
    <style:style style:family="table-row" style:name="ro1048">
      <style:table-row-properties style:row-height="12.75pt" style:use-optimal-row-height="true" fo:break-before="auto"/>
    </style:style>
    <style:style style:family="table-row" style:name="ro1049">
      <style:table-row-properties style:row-height="12.75pt" style:use-optimal-row-height="true" fo:break-before="auto"/>
    </style:style>
    <style:style style:family="table-row" style:name="ro1050">
      <style:table-row-properties style:row-height="12.75pt" style:use-optimal-row-height="true" fo:break-before="auto"/>
    </style:style>
    <style:style style:family="table-row" style:name="ro1051">
      <style:table-row-properties style:row-height="12.75pt" style:use-optimal-row-height="true" fo:break-before="auto"/>
    </style:style>
    <style:style style:family="table-row" style:name="ro1052">
      <style:table-row-properties style:row-height="12.75pt" style:use-optimal-row-height="true" fo:break-before="auto"/>
    </style:style>
    <style:style style:family="table-row" style:name="ro1053">
      <style:table-row-properties style:row-height="12.75pt" style:use-optimal-row-height="true" fo:break-before="auto"/>
    </style:style>
    <style:style style:family="table-row" style:name="ro1054">
      <style:table-row-properties style:row-height="12.75pt" style:use-optimal-row-height="true" fo:break-before="auto"/>
    </style:style>
    <style:style style:family="table-row" style:name="ro1055">
      <style:table-row-properties style:row-height="12.75pt" style:use-optimal-row-height="true" fo:break-before="auto"/>
    </style:style>
    <style:style style:family="table-row" style:name="ro1056">
      <style:table-row-properties style:row-height="12.75pt" style:use-optimal-row-height="true" fo:break-before="auto"/>
    </style:style>
    <style:style style:family="table-row" style:name="ro1057">
      <style:table-row-properties style:row-height="12.75pt" style:use-optimal-row-height="true" fo:break-before="auto"/>
    </style:style>
    <style:style style:family="table-row" style:name="ro1058">
      <style:table-row-properties style:row-height="12.75pt" style:use-optimal-row-height="true" fo:break-before="auto"/>
    </style:style>
    <style:style style:master-page-name="MasterPage12" style:family="table" style:name="ta12">
      <style:table-properties table:display="true"/>
    </style:style>
    <style:style style:family="table-column" style:name="co137">
      <style:table-column-properties style:column-width="1.746cm" loext:column-width-sym="8.664" fo:break-before="auto"/>
    </style:style>
    <style:style style:family="table-row" style:name="ro1059">
      <style:table-row-properties style:row-height="0.4498cm" fo:break-before="auto"/>
    </style:style>
    <style:style style:family="table-column" style:name="co138">
      <style:table-column-properties style:column-width="3.069cm" style:use-optimal-column-width="false" loext:column-width-sym="15.8074" fo:break-before="auto"/>
    </style:style>
    <style:style style:family="table-column" style:name="co139">
      <style:table-column-properties style:column-width="3.255cm" style:use-optimal-column-width="false" loext:column-width-sym="16.8462" fo:break-before="auto"/>
    </style:style>
    <style:style style:family="table-column" style:name="co140">
      <style:table-column-properties style:column-width="3.228cm" style:use-optimal-column-width="false" loext:column-width-sym="16.709" fo:break-before="auto"/>
    </style:style>
    <style:style style:family="table-column" style:name="co141">
      <style:table-column-properties style:column-width="2.328cm" style:use-optimal-column-width="false" loext:column-width-sym="11.9168"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1060">
      <style:table-row-properties style:row-height="12.8pt" style:use-optimal-row-height="false" fo:break-before="auto"/>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able-row" style:name="ro1061">
      <style:table-row-properties style:row-height="12.8pt" style:use-optimal-row-height="false" fo:break-before="auto"/>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able-row" style:name="ro1062">
      <style:table-row-properties style:row-height="12.8pt" style:use-optimal-row-height="false" fo:break-before="auto"/>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able-row" style:name="ro1063">
      <style:table-row-properties style:row-height="12.8pt" style:use-optimal-row-height="false" fo:break-before="auto"/>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able-row" style:name="ro1064">
      <style:table-row-properties style:row-height="12.8pt" style:use-optimal-row-height="false" fo:break-before="auto"/>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able-row" style:name="ro1082">
      <style:table-row-properties style:row-height="12.8pt" style:use-optimal-row-height="false" fo:break-before="auto"/>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able-row" style:name="ro1083">
      <style:table-row-properties style:row-height="12.8pt" style:use-optimal-row-height="false" fo:break-before="auto"/>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able-row" style:name="ro1111">
      <style:table-row-properties style:row-height="12.8pt" style:use-optimal-row-height="false" fo:break-before="auto"/>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able-row" style:name="ro1112">
      <style:table-row-properties style:row-height="12.8pt" style:use-optimal-row-height="false" fo:break-before="auto"/>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able-row" style:name="ro1113">
      <style:table-row-properties style:row-height="12.8pt" style:use-optimal-row-height="false" fo:break-before="auto"/>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able-row" style:name="ro1114">
      <style:table-row-properties style:row-height="12.8pt" style:use-optimal-row-height="false" fo:break-before="auto"/>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able-row" style:name="ro1115">
      <style:table-row-properties style:row-height="12.8pt" style:use-optimal-row-height="false" fo:break-before="auto"/>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able-row" style:name="ro1116">
      <style:table-row-properties style:row-height="12.8pt" style:use-optimal-row-height="false" fo:break-before="auto"/>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able-row" style:name="ro1117">
      <style:table-row-properties style:row-height="12.8pt" style:use-optimal-row-height="false" fo:break-before="auto"/>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able-row" style:name="ro1118">
      <style:table-row-properties style:row-height="12.8pt" style:use-optimal-row-height="false" fo:break-before="auto"/>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able-row" style:name="ro1119">
      <style:table-row-properties style:row-height="12.8pt" style:use-optimal-row-height="false" fo:break-before="auto"/>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able-row" style:name="ro1120">
      <style:table-row-properties style:row-height="12.8pt" style:use-optimal-row-height="false" fo:break-before="auto"/>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able-row" style:name="ro1121">
      <style:table-row-properties style:row-height="12.8pt" style:use-optimal-row-height="false" fo:break-before="auto"/>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able-row" style:name="ro1122">
      <style:table-row-properties style:row-height="12.8pt" style:use-optimal-row-height="false" fo:break-before="auto"/>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able-row" style:name="ro1123">
      <style:table-row-properties style:row-height="12.8pt" style:use-optimal-row-height="false" fo:break-before="auto"/>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able-row" style:name="ro1124">
      <style:table-row-properties style:row-height="12.8pt" style:use-optimal-row-height="false" fo:break-before="auto"/>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able-row" style:name="ro1125">
      <style:table-row-properties style:row-height="12.8pt" style:use-optimal-row-height="false" fo:break-before="auto"/>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able-row" style:name="ro1126">
      <style:table-row-properties style:row-height="12.8pt" style:use-optimal-row-height="false" fo:break-before="auto"/>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able-row" style:name="ro1127">
      <style:table-row-properties style:row-height="12.8pt" style:use-optimal-row-height="false" fo:break-before="auto"/>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able-row" style:name="ro1128">
      <style:table-row-properties style:row-height="12.8pt" style:use-optimal-row-height="false" fo:break-before="auto"/>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able-row" style:name="ro1129">
      <style:table-row-properties style:row-height="12.8pt" style:use-optimal-row-height="false" fo:break-before="auto"/>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able-row" style:name="ro1132">
      <style:table-row-properties style:row-height="12.8pt" style:use-optimal-row-height="false" fo:break-before="auto"/>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able-row" style:name="ro1133">
      <style:table-row-properties style:row-height="12.8pt" style:use-optimal-row-height="false" fo:break-before="auto"/>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able-row" style:name="ro1134">
      <style:table-row-properties style:row-height="12.8pt" style:use-optimal-row-height="false" fo:break-before="auto"/>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able-row" style:name="ro1135">
      <style:table-row-properties style:row-height="12.8pt" style:use-optimal-row-height="false" fo:break-before="auto"/>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able-row" style:name="ro1136">
      <style:table-row-properties style:row-height="12.8pt" style:use-optimal-row-height="false" fo:break-before="auto"/>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able-row" style:name="ro1137">
      <style:table-row-properties style:row-height="12.8pt" style:use-optimal-row-height="false" fo:break-before="auto"/>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able-row" style:name="ro1138">
      <style:table-row-properties style:row-height="12.8pt" style:use-optimal-row-height="false" fo:break-before="auto"/>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able-row" style:name="ro1139">
      <style:table-row-properties style:row-height="12.8pt" style:use-optimal-row-height="false" fo:break-before="auto"/>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able-row" style:name="ro1140">
      <style:table-row-properties style:row-height="12.8pt" style:use-optimal-row-height="false" fo:break-before="auto"/>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able-row" style:name="ro1141">
      <style:table-row-properties style:row-height="12.8pt" style:use-optimal-row-height="false" fo:break-before="auto"/>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able-row" style:name="ro1142">
      <style:table-row-properties style:row-height="12.8pt" style:use-optimal-row-height="false" fo:break-before="auto"/>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able-row" style:name="ro1143">
      <style:table-row-properties style:row-height="12.8pt" style:use-optimal-row-height="false" fo:break-before="auto"/>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able-row" style:name="ro1144">
      <style:table-row-properties style:row-height="12.8pt" style:use-optimal-row-height="false" fo:break-before="auto"/>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able-row" style:name="ro1145">
      <style:table-row-properties style:row-height="12.8pt" style:use-optimal-row-height="false" fo:break-before="auto"/>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able-row" style:name="ro1146">
      <style:table-row-properties style:row-height="12.8pt" style:use-optimal-row-height="false" fo:break-before="auto"/>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able-row" style:name="ro1147">
      <style:table-row-properties style:row-height="12.8pt" style:use-optimal-row-height="false" fo:break-before="auto"/>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able-row" style:name="ro1148">
      <style:table-row-properties style:row-height="12.8pt" style:use-optimal-row-height="false" fo:break-before="auto"/>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able-row" style:name="ro1149">
      <style:table-row-properties style:row-height="12.8pt" style:use-optimal-row-height="false" fo:break-before="auto"/>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able-row" style:name="ro1150">
      <style:table-row-properties style:row-height="12.8pt" style:use-optimal-row-height="false" fo:break-before="auto"/>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able-row" style:name="ro1151">
      <style:table-row-properties style:row-height="12.8pt" style:use-optimal-row-height="false" fo:break-before="auto"/>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able-row" style:name="ro1152">
      <style:table-row-properties style:row-height="12.8pt" style:use-optimal-row-height="false" fo:break-before="auto"/>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able-row" style:name="ro1153">
      <style:table-row-properties style:row-height="12.8pt" style:use-optimal-row-height="false" fo:break-before="auto"/>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able-row" style:name="ro1154">
      <style:table-row-properties style:row-height="12.8pt" style:use-optimal-row-height="false" fo:break-before="auto"/>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able-row" style:name="ro1155">
      <style:table-row-properties style:row-height="12.8pt" style:use-optimal-row-height="false" fo:break-before="auto"/>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able-row" style:name="ro1156">
      <style:table-row-properties style:row-height="12.8pt" style:use-optimal-row-height="false" fo:break-before="auto"/>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able-row" style:name="ro1157">
      <style:table-row-properties style:row-height="12.8pt" style:use-optimal-row-height="false" fo:break-before="auto"/>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able-row" style:name="ro1158">
      <style:table-row-properties style:row-height="12.8pt" style:use-optimal-row-height="false" fo:break-before="auto"/>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able-row" style:name="ro1159">
      <style:table-row-properties style:row-height="12.8pt" style:use-optimal-row-height="false" fo:break-before="auto"/>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able-row" style:name="ro1160">
      <style:table-row-properties style:row-height="12.8pt" style:use-optimal-row-height="false" fo:break-before="auto"/>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able-row" style:name="ro1161">
      <style:table-row-properties style:row-height="12.8pt" style:use-optimal-row-height="false" fo:break-before="auto"/>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able-row" style:name="ro1162">
      <style:table-row-properties style:row-height="12.8pt" style:use-optimal-row-height="false" fo:break-before="auto"/>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able-row" style:name="ro1163">
      <style:table-row-properties style:row-height="12.8pt" style:use-optimal-row-height="false" fo:break-before="auto"/>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able-row" style:name="ro1164">
      <style:table-row-properties style:row-height="12.8pt" style:use-optimal-row-height="false" fo:break-before="auto"/>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able-row" style:name="ro1165">
      <style:table-row-properties style:row-height="12.8pt" style:use-optimal-row-height="false" fo:break-before="auto"/>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able-row" style:name="ro1166">
      <style:table-row-properties style:row-height="12.8pt" style:use-optimal-row-height="false" fo:break-before="auto"/>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able-row" style:name="ro1167">
      <style:table-row-properties style:row-height="12.8pt" style:use-optimal-row-height="false" fo:break-before="auto"/>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able-row" style:name="ro1168">
      <style:table-row-properties style:row-height="12.8pt" style:use-optimal-row-height="false" fo:break-before="auto"/>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able-row" style:name="ro1169">
      <style:table-row-properties style:row-height="12.8pt" style:use-optimal-row-height="false" fo:break-before="auto"/>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able-row" style:name="ro1170">
      <style:table-row-properties style:row-height="12.8pt" style:use-optimal-row-height="false" fo:break-before="auto"/>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able-row" style:name="ro1171">
      <style:table-row-properties style:row-height="13.15pt" style:use-optimal-row-height="false" fo:break-before="auto"/>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able-row" style:name="ro1172">
      <style:table-row-properties style:row-height="13.15pt" style:use-optimal-row-height="false" fo:break-before="auto"/>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able-row" style:name="ro1173">
      <style:table-row-properties style:row-height="13.15pt" style:use-optimal-row-height="false" fo:break-before="auto"/>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able-row" style:name="ro1174">
      <style:table-row-properties style:row-height="13.15pt" style:use-optimal-row-height="false" fo:break-before="auto"/>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able-row" style:name="ro1175">
      <style:table-row-properties style:row-height="13.15pt" style:use-optimal-row-height="false" fo:break-before="auto"/>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able-row" style:name="ro1176">
      <style:table-row-properties style:row-height="13.15pt" style:use-optimal-row-height="false" fo:break-before="auto"/>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able-row" style:name="ro1177">
      <style:table-row-properties style:row-height="13.15pt" style:use-optimal-row-height="false" fo:break-before="auto"/>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able-row" style:name="ro1178">
      <style:table-row-properties style:row-height="13.15pt" style:use-optimal-row-height="false" fo:break-before="auto"/>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able-row" style:name="ro1179">
      <style:table-row-properties style:row-height="13.15pt" style:use-optimal-row-height="false" fo:break-before="auto"/>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able-row" style:name="ro1180">
      <style:table-row-properties style:row-height="13.15pt" style:use-optimal-row-height="false" fo:break-before="auto"/>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able-row" style:name="ro1181">
      <style:table-row-properties style:row-height="13.15pt" style:use-optimal-row-height="false" fo:break-before="auto"/>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able-row" style:name="ro1182">
      <style:table-row-properties style:row-height="13.15pt" style:use-optimal-row-height="false" fo:break-before="auto"/>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able-row" style:name="ro1183">
      <style:table-row-properties style:row-height="13.15pt" style:use-optimal-row-height="false" fo:break-before="auto"/>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able-row" style:name="ro1184">
      <style:table-row-properties style:row-height="13.15pt" style:use-optimal-row-height="false" fo:break-before="auto"/>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able-row" style:name="ro1185">
      <style:table-row-properties style:row-height="13.15pt" style:use-optimal-row-height="false" fo:break-before="auto"/>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able-row" style:name="ro1186">
      <style:table-row-properties style:row-height="13.15pt" style:use-optimal-row-height="false" fo:break-before="auto"/>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able-row" style:name="ro1187">
      <style:table-row-properties style:row-height="13.15pt" style:use-optimal-row-height="false" fo:break-before="auto"/>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able-row" style:name="ro1188">
      <style:table-row-properties style:row-height="13.15pt" style:use-optimal-row-height="false" fo:break-before="auto"/>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able-row" style:name="ro1189">
      <style:table-row-properties style:row-height="13.15pt" style:use-optimal-row-height="false" fo:break-before="auto"/>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able-row" style:name="ro1190">
      <style:table-row-properties style:row-height="12.8pt" style:use-optimal-row-height="false" fo:break-before="auto"/>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able-row" style:name="ro1191">
      <style:table-row-properties style:row-height="13.15pt" style:use-optimal-row-height="false" fo:break-before="auto"/>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able-row" style:name="ro1192">
      <style:table-row-properties style:row-height="13.15pt" style:use-optimal-row-height="false" fo:break-before="auto"/>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able-row" style:name="ro1193">
      <style:table-row-properties style:row-height="13.15pt" style:use-optimal-row-height="false" fo:break-before="auto"/>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able-row" style:name="ro1194">
      <style:table-row-properties style:row-height="13.15pt" style:use-optimal-row-height="false" fo:break-before="auto"/>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able-row" style:name="ro1195">
      <style:table-row-properties style:row-height="13.15pt" style:use-optimal-row-height="false" fo:break-before="auto"/>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able-row" style:name="ro1196">
      <style:table-row-properties style:row-height="13.15pt" style:use-optimal-row-height="false" fo:break-before="auto"/>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able-row" style:name="ro1197">
      <style:table-row-properties style:row-height="13.15pt" style:use-optimal-row-height="false" fo:break-before="auto"/>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able-row" style:name="ro1198">
      <style:table-row-properties style:row-height="13.15pt" style:use-optimal-row-height="false" fo:break-before="auto"/>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able-row" style:name="ro1199">
      <style:table-row-properties style:row-height="13.15pt" style:use-optimal-row-height="false" fo:break-before="auto"/>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able-row" style:name="ro1200">
      <style:table-row-properties style:row-height="12.8pt" style:use-optimal-row-height="false" fo:break-before="auto"/>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able-row" style:name="ro1201">
      <style:table-row-properties style:row-height="12.8pt" style:use-optimal-row-height="false" fo:break-before="auto"/>
    </style:style>
    <style:style style:family="text" style:name="T2277">
      <style:text-properties fo:font-family="'Liberation Sans'" fo:font-size="10pt" fo:font-style="normal" style:text-underline-type="none" fo:font-weight="normal"/>
    </style:style>
    <style:style style:family="table-row" style:name="ro1202">
      <style:table-row-properties style:row-height="12.8pt" style:use-optimal-row-height="false" fo:break-before="auto"/>
    </style:style>
    <style:style style:family="text" style:name="T2278">
      <style:text-properties fo:font-family="'Liberation Sans'" fo:font-size="10pt" fo:font-style="normal" style:text-underline-type="none" fo:font-weight="normal"/>
    </style:style>
    <style:style style:family="table-row" style:name="ro1203">
      <style:table-row-properties style:row-height="12.8pt" style:use-optimal-row-height="false" fo:break-before="auto"/>
    </style:style>
    <style:style style:family="text" style:name="T2279">
      <style:text-properties fo:font-family="'Liberation Sans'" fo:font-size="10pt" fo:font-style="normal" style:text-underline-type="none" fo:font-weight="normal"/>
    </style:style>
    <style:style style:family="table-row" style:name="ro1204">
      <style:table-row-properties style:row-height="12.8pt" style:use-optimal-row-height="false" fo:break-before="auto"/>
    </style:style>
    <style:style style:family="text" style:name="T2280">
      <style:text-properties fo:font-family="'Liberation Sans'" fo:font-size="10pt" fo:font-style="normal" style:text-underline-type="none" fo:font-weight="normal"/>
    </style:style>
    <style:style style:family="table-row" style:name="ro1205">
      <style:table-row-properties style:row-height="12.8pt" style:use-optimal-row-height="false" fo:break-before="auto"/>
    </style:style>
    <style:style style:family="text" style:name="T2281">
      <style:text-properties fo:font-family="'Liberation Sans'" fo:font-size="10pt" fo:font-style="normal" style:text-underline-type="none" fo:font-weight="normal"/>
    </style:style>
    <style:style style:family="table-row" style:name="ro1206">
      <style:table-row-properties style:row-height="12.8pt" style:use-optimal-row-height="false" fo:break-before="auto"/>
    </style:style>
    <style:style style:family="text" style:name="T2282">
      <style:text-properties fo:font-family="'Liberation Sans'" fo:font-size="10pt" fo:font-style="normal" style:text-underline-type="none" fo:font-weight="normal"/>
    </style:style>
    <style:style style:family="table-row" style:name="ro1207">
      <style:table-row-properties style:row-height="12.75pt" style:use-optimal-row-height="false" fo:break-before="auto"/>
    </style:style>
    <style:style style:family="text" style:name="T2283">
      <style:text-properties fo:font-family="'Liberation Sans'" fo:font-size="10pt" fo:font-style="normal" style:text-underline-type="none" fo:font-weight="normal"/>
    </style:style>
    <style:style style:family="table-row" style:name="ro1208">
      <style:table-row-properties style:row-height="12.7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209">
      <style:table-row-properties style:row-height="12.7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210">
      <style:table-row-properties style:row-height="12.7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211">
      <style:table-row-properties style:row-height="12.7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212">
      <style:table-row-properties style:row-height="12.7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213">
      <style:table-row-properties style:row-height="12.75pt" style:use-optimal-row-height="true" fo:break-before="auto"/>
    </style:style>
    <style:style style:family="text" style:name="T2289">
      <style:text-properties fo:font-family="'Liberation Sans'" fo:font-size="10pt" fo:font-style="normal" style:text-underline-type="none" fo:font-weight="normal"/>
    </style:style>
    <style:style style:family="table-row" style:name="ro1214">
      <style:table-row-properties style:row-height="12.75pt" style:use-optimal-row-height="true" fo:break-before="auto"/>
    </style:style>
    <style:style style:family="text" style:name="T2290">
      <style:text-properties fo:font-family="'Liberation Sans'" fo:font-size="10pt" fo:font-style="normal" style:text-underline-type="none" fo:font-weight="normal"/>
    </style:style>
    <style:style style:family="table-row" style:name="ro1215">
      <style:table-row-properties style:row-height="12.75pt" style:use-optimal-row-height="true" fo:break-before="auto"/>
    </style:style>
    <style:style style:family="text" style:name="T2291">
      <style:text-properties fo:font-family="'Liberation Sans'" fo:font-size="10pt" fo:font-style="normal" style:text-underline-type="none" fo:font-weight="normal"/>
    </style:style>
    <style:style style:family="table-row" style:name="ro1216">
      <style:table-row-properties style:row-height="12.75pt" style:use-optimal-row-height="true" fo:break-before="auto"/>
    </style:style>
    <style:style style:family="text" style:name="T2292">
      <style:text-properties fo:font-family="'Liberation Sans'" fo:font-size="10pt" fo:font-style="normal" style:text-underline-type="none" fo:font-weight="normal"/>
    </style:style>
    <style:style style:family="table-row" style:name="ro1217">
      <style:table-row-properties style:row-height="12.75pt" style:use-optimal-row-height="true" fo:break-before="auto"/>
    </style:style>
    <style:style style:family="text" style:name="T2293">
      <style:text-properties fo:font-family="'Liberation Sans'" fo:font-size="10pt" fo:font-style="normal" style:text-underline-type="none" fo:font-weight="normal"/>
    </style:style>
    <style:style style:family="table-row" style:name="ro1218">
      <style:table-row-properties style:row-height="12.75pt" style:use-optimal-row-height="true" fo:break-before="auto"/>
    </style:style>
    <style:style style:family="text" style:name="T2294">
      <style:text-properties fo:font-family="'Liberation Sans'" fo:font-size="10pt" fo:font-style="normal" style:text-underline-type="none" fo:font-weight="normal"/>
    </style:style>
    <style:style style:family="table-row" style:name="ro1219">
      <style:table-row-properties style:row-height="12.75pt" style:use-optimal-row-height="true" fo:break-before="auto"/>
    </style:style>
    <style:style style:family="text" style:name="T2295">
      <style:text-properties fo:font-family="'Liberation Sans'" fo:font-size="10pt" fo:font-style="normal" style:text-underline-type="none" fo:font-weight="normal"/>
    </style:style>
    <style:style style:family="table-row" style:name="ro1220">
      <style:table-row-properties style:row-height="12.75pt" style:use-optimal-row-height="true" fo:break-before="auto"/>
    </style:style>
    <style:style style:family="text" style:name="T2296">
      <style:text-properties fo:font-family="'Liberation Sans'" fo:font-size="10pt" fo:font-style="normal" style:text-underline-type="none" fo:font-weight="normal"/>
    </style:style>
    <style:style style:family="table-row" style:name="ro1221">
      <style:table-row-properties style:row-height="12.7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222">
      <style:table-row-properties style:row-height="12.7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223">
      <style:table-row-properties style:row-height="12.75pt" style:use-optimal-row-height="true" fo:break-before="auto"/>
    </style:style>
    <style:style style:family="text" style:name="T2299">
      <style:text-properties fo:font-family="'Liberation Sans'" fo:font-size="10pt" fo:font-style="normal" style:text-underline-type="none" fo:font-weight="normal"/>
    </style:style>
    <style:style style:family="table-row" style:name="ro1224">
      <style:table-row-properties style:row-height="12.75pt" style:use-optimal-row-height="true" fo:break-before="auto"/>
    </style:style>
    <style:style style:family="text" style:name="T2300">
      <style:text-properties fo:font-family="'Liberation Sans'" fo:font-size="10pt" fo:font-style="normal" style:text-underline-type="none" fo:font-weight="normal"/>
    </style:style>
    <style:style style:family="table-row" style:name="ro1225">
      <style:table-row-properties style:row-height="12.75pt" style:use-optimal-row-height="true" fo:break-before="auto"/>
    </style:style>
    <style:style style:family="text" style:name="T2301">
      <style:text-properties fo:font-family="'Liberation Sans'" fo:font-size="10pt" fo:font-style="normal" style:text-underline-type="none" fo:font-weight="normal"/>
    </style:style>
    <style:style style:family="table-row" style:name="ro1226">
      <style:table-row-properties style:row-height="12.7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227">
      <style:table-row-properties style:row-height="12.75pt" style:use-optimal-row-height="true" fo:break-before="auto"/>
    </style:style>
    <style:style style:family="text" style:name="T2303">
      <style:text-properties fo:font-family="'Liberation Sans'" fo:font-size="10pt" fo:font-style="normal" style:text-underline-type="none" fo:font-weight="normal"/>
    </style:style>
    <style:style style:family="table-row" style:name="ro1228">
      <style:table-row-properties style:row-height="12.75pt" style:use-optimal-row-height="true" fo:break-before="auto"/>
    </style:style>
    <style:style style:family="text" style:name="T2304">
      <style:text-properties fo:font-family="'Liberation Sans'" fo:font-size="10pt" fo:font-style="normal" style:text-underline-type="none" fo:font-weight="normal"/>
    </style:style>
    <style:style style:family="table-row" style:name="ro1229">
      <style:table-row-properties style:row-height="12.75pt" style:use-optimal-row-height="true" fo:break-before="auto"/>
    </style:style>
    <style:style style:family="text" style:name="T2305">
      <style:text-properties fo:font-family="'Liberation Sans'" fo:font-size="10pt" fo:font-style="normal" style:text-underline-type="none" fo:font-weight="normal"/>
    </style:style>
    <style:style style:family="table-row" style:name="ro1230">
      <style:table-row-properties style:row-height="12.75pt" style:use-optimal-row-height="true" fo:break-before="auto"/>
    </style:style>
    <style:style style:family="text" style:name="T2306">
      <style:text-properties fo:font-family="'Liberation Sans'" fo:font-size="10pt" fo:font-style="normal" style:text-underline-type="none" fo:font-weight="normal"/>
    </style:style>
    <style:style style:family="table-row" style:name="ro1231">
      <style:table-row-properties style:row-height="12.75pt" style:use-optimal-row-height="true" fo:break-before="auto"/>
    </style:style>
    <style:style style:family="text" style:name="T2307">
      <style:text-properties fo:font-family="'Liberation Sans'" fo:font-size="10pt" fo:font-style="normal" style:text-underline-type="none" fo:font-weight="normal"/>
    </style:style>
    <style:style style:family="table-row" style:name="ro1232">
      <style:table-row-properties style:row-height="12.75pt" style:use-optimal-row-height="true" fo:break-before="auto"/>
    </style:style>
    <style:style style:family="text" style:name="T2308">
      <style:text-properties fo:font-family="'Liberation Sans'" fo:font-size="10pt" fo:font-style="normal" style:text-underline-type="none" fo:font-weight="normal"/>
    </style:style>
    <style:style style:family="table-row" style:name="ro1233">
      <style:table-row-properties style:row-height="12.75pt" style:use-optimal-row-height="true" fo:break-before="auto"/>
    </style:style>
    <style:style style:family="text" style:name="T2309">
      <style:text-properties fo:font-family="'Liberation Sans'" fo:font-size="10pt" fo:font-style="normal" style:text-underline-type="none" fo:font-weight="normal"/>
    </style:style>
    <style:style style:family="table-row" style:name="ro1234">
      <style:table-row-properties style:row-height="12.75pt" style:use-optimal-row-height="true" fo:break-before="auto"/>
    </style:style>
    <style:style style:family="text" style:name="T2310">
      <style:text-properties fo:font-family="'Liberation Sans'" fo:font-size="10pt" fo:font-style="normal" style:text-underline-type="none" fo:font-weight="normal"/>
    </style:style>
    <style:style style:family="table-row" style:name="ro1235">
      <style:table-row-properties style:row-height="12.75pt" style:use-optimal-row-height="true" fo:break-before="auto"/>
    </style:style>
    <style:style style:family="text" style:name="T2311">
      <style:text-properties fo:font-family="'Liberation Sans'" fo:font-size="10pt" fo:font-style="normal" style:text-underline-type="none" fo:font-weight="normal"/>
    </style:style>
    <style:style style:family="table-row" style:name="ro1236">
      <style:table-row-properties style:row-height="12.75pt" style:use-optimal-row-height="true" fo:break-before="auto"/>
    </style:style>
    <style:style style:family="text" style:name="T2312">
      <style:text-properties fo:font-family="'Liberation Sans'" fo:font-size="10pt" fo:font-style="normal" style:text-underline-type="none" fo:font-weight="normal"/>
    </style:style>
    <style:style style:family="table-row" style:name="ro1237">
      <style:table-row-properties style:row-height="12.75pt" style:use-optimal-row-height="true" fo:break-before="auto"/>
    </style:style>
    <style:style style:family="text" style:name="T2313">
      <style:text-properties fo:font-family="'Liberation Sans'" fo:font-size="10pt" fo:font-style="normal" style:text-underline-type="none" fo:font-weight="normal"/>
    </style:style>
    <style:style style:family="table-row" style:name="ro1238">
      <style:table-row-properties style:row-height="12.75pt" style:use-optimal-row-height="true" fo:break-before="auto"/>
    </style:style>
    <style:style style:family="text" style:name="T2314">
      <style:text-properties fo:font-family="'Liberation Sans'" fo:font-size="10pt" fo:font-style="normal" style:text-underline-type="none" fo:font-weight="normal"/>
    </style:style>
    <style:style style:family="table-row" style:name="ro1239">
      <style:table-row-properties style:row-height="12.75pt" style:use-optimal-row-height="true" fo:break-before="auto"/>
    </style:style>
    <style:style style:family="text" style:name="T2315">
      <style:text-properties fo:font-family="'Liberation Sans'" fo:font-size="10pt" fo:font-style="normal" style:text-underline-type="none" fo:font-weight="normal"/>
    </style:style>
    <style:style style:family="table-row" style:name="ro1240">
      <style:table-row-properties style:row-height="12.75pt" style:use-optimal-row-height="true" fo:break-before="auto"/>
    </style:style>
    <style:style style:family="text" style:name="T2316">
      <style:text-properties fo:font-family="'Liberation Sans'" fo:font-size="10pt" fo:font-style="normal" style:text-underline-type="none" fo:font-weight="normal"/>
    </style:style>
    <style:style style:master-page-name="MasterPage13" style:family="table" style:name="ta13">
      <style:table-properties table:display="true"/>
    </style:style>
    <style:style style:family="table-column" style:name="co144">
      <style:table-column-properties style:column-width="1.746cm" loext:column-width-sym="8.664" fo:break-before="auto"/>
    </style:style>
    <style:style style:family="table-row" style:name="ro1241">
      <style:table-row-properties style:row-height="0.4498cm" fo:break-before="auto"/>
    </style:style>
    <style:style style:family="table-column" style:name="co145">
      <style:table-column-properties style:column-width="6.139cm" style:use-optimal-column-width="false" loext:column-width-sym="32.4674" fo:break-before="auto"/>
    </style:style>
    <style:style style:family="table-column" style:name="co146">
      <style:table-column-properties style:column-width="4.604cm" style:use-optimal-column-width="false" loext:column-width-sym="24.0982" fo:break-before="auto"/>
    </style:style>
    <style:style style:family="table-column" style:name="co147">
      <style:table-column-properties style:column-width="1.879cm" style:use-optimal-column-width="false" loext:column-width-sym="9.457" fo:break-before="auto"/>
    </style:style>
    <style:style style:family="table-column" style:name="co148">
      <style:table-column-properties style:column-width="1.773cm" style:use-optimal-column-width="false" loext:column-width-sym="8.8102" fo:break-before="auto"/>
    </style:style>
    <style:style style:family="table-column" style:name="co149">
      <style:table-column-properties style:column-width="1.588cm" style:use-optimal-column-width="false" loext:column-width-sym="7.8988" fo:break-before="auto"/>
    </style:style>
    <style:style style:family="table-row" style:name="ro1242">
      <style:table-row-properties style:row-height="12.8pt" style:use-optimal-row-height="false" fo:break-before="auto"/>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2348">
      <style:text-properties fo:font-family="'Liberation Sans'" fo:font-size="10pt" fo:font-style="normal" style:text-underline-type="none" fo:font-weight="normal"/>
    </style:style>
    <style:style style:family="text" style:name="T2349">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ext" style:name="T2359">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ext" style:name="T2372">
      <style:text-properties fo:font-family="'Liberation Sans'" fo:font-size="10pt" fo:font-style="normal" style:text-underline-type="none" fo:font-weight="normal"/>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ext" style:name="T2375">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2376">
      <style:text-properties fo:font-family="'Liberation Sans'" fo:font-size="10pt" fo:font-style="normal" style:text-underline-type="none" fo:font-weight="normal"/>
    </style:style>
    <style:style style:family="text" style:name="T2377">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2378">
      <style:text-properties fo:font-family="'Liberation Sans'" fo:font-size="10pt" fo:font-style="normal" style:text-underline-type="none" fo:font-weight="normal"/>
    </style:style>
    <style:style style:family="text" style:name="T2379">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2380">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2381">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2382">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2383">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2384">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ext" style:name="T2392">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2393">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2395">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2404">
      <style:text-properties fo:font-family="'Liberation Sans'" fo:font-size="10pt" fo:font-style="normal" style:text-underline-type="none" fo:font-weight="normal"/>
    </style:style>
    <style:style style:family="text" style:name="T2405">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2406">
      <style:text-properties fo:font-family="'Liberation Sans'" fo:font-size="10pt" fo:font-style="normal" style:text-underline-type="none" fo:font-weight="normal"/>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2415">
      <style:text-properties fo:font-family="'Liberation Sans'" fo:font-size="10pt" fo:font-style="normal" style:text-underline-type="none" fo:font-weight="normal"/>
    </style:style>
    <style:style style:family="text" style:name="T2416">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ext" style:name="T2418">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able-row" style:name="ro1278">
      <style:table-row-properties style:row-height="12.8pt" style:use-optimal-row-height="false" fo:break-before="auto"/>
    </style:style>
    <style:style style:family="table-row" style:name="ro1279">
      <style:table-row-properties style:row-height="12.8pt" style:use-optimal-row-height="false" fo:break-before="auto"/>
    </style:style>
    <style:style style:family="table-row" style:name="ro1280">
      <style:table-row-properties style:row-height="12.8pt" style:use-optimal-row-height="false" fo:break-before="auto"/>
    </style:style>
    <style:style style:family="table-row" style:name="ro1281">
      <style:table-row-properties style:row-height="12.8pt" style:use-optimal-row-height="false" fo:break-before="auto"/>
    </style:style>
    <style:style style:family="table-row" style:name="ro1282">
      <style:table-row-properties style:row-height="12.8pt" style:use-optimal-row-height="false" fo:break-before="auto"/>
    </style:style>
    <style:style style:family="table-row" style:name="ro1283">
      <style:table-row-properties style:row-height="12.8pt" style:use-optimal-row-height="false" fo:break-before="auto"/>
    </style:style>
    <style:style style:family="table-row" style:name="ro1284">
      <style:table-row-properties style:row-height="12.8pt" style:use-optimal-row-height="false" fo:break-before="auto"/>
    </style:style>
    <style:style style:family="table-row" style:name="ro1285">
      <style:table-row-properties style:row-height="12.8pt" style:use-optimal-row-height="false" fo:break-before="auto"/>
    </style:style>
    <style:style style:family="table-row" style:name="ro1286">
      <style:table-row-properties style:row-height="12.8pt" style:use-optimal-row-height="false" fo:break-before="auto"/>
    </style:style>
    <style:style style:family="table-row" style:name="ro1287">
      <style:table-row-properties style:row-height="12.8pt" style:use-optimal-row-height="false" fo:break-before="auto"/>
    </style:style>
    <style:style style:family="table-row" style:name="ro1288">
      <style:table-row-properties style:row-height="12.8pt" style:use-optimal-row-height="false" fo:break-before="auto"/>
    </style:style>
    <style:style style:family="table-row" style:name="ro1289">
      <style:table-row-properties style:row-height="12.8pt" style:use-optimal-row-height="false" fo:break-before="auto"/>
    </style:style>
    <style:style style:family="table-row" style:name="ro1290">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2431">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2432">
      <style:text-properties fo:font-family="'Liberation Sans'" fo:font-size="10pt" fo:font-style="normal" style:text-underline-type="none" fo:font-weight="normal"/>
    </style:style>
    <style:style style:family="table-row" style:name="ro1297">
      <style:table-row-properties style:row-height="11.95pt" style:use-optimal-row-height="false" fo:break-before="auto"/>
    </style:style>
    <style:style style:family="text" style:name="T2433">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2434">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2435">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ext" style:name="T2437">
      <style:text-properties fo:font-family="'Liberation Sans'" fo:font-size="10pt" fo:font-style="normal" style:text-underline-type="none" fo:font-weight="normal"/>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443">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444">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2445">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able-row" style:name="ro1305">
      <style:table-row-properties style:row-height="12.8pt" style:use-optimal-row-height="false" fo:break-before="auto"/>
    </style:style>
    <style:style style:family="table-row" style:name="ro1306">
      <style:table-row-properties style:row-height="12.8pt" style:use-optimal-row-height="false" fo:break-before="auto"/>
    </style:style>
    <style:style style:family="table-row" style:name="ro1307">
      <style:table-row-properties style:row-height="12.8pt" style:use-optimal-row-height="false" fo:break-before="auto"/>
    </style:style>
    <style:style style:family="table-row" style:name="ro1308">
      <style:table-row-properties style:row-height="12.8pt" style:use-optimal-row-height="false" fo:break-before="auto"/>
    </style:style>
    <style:style style:family="table-row" style:name="ro1309">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ext" style:name="T2458">
      <style:text-properties fo:font-family="'Liberation Sans'" fo:font-size="10pt" fo:font-style="normal" style:text-underline-type="none" fo:font-weight="normal"/>
    </style:style>
    <style:style style:family="text" style:name="T2459">
      <style:text-properties fo:font-family="'Liberation Sans'" fo:font-size="10pt" fo:font-style="normal" style:text-underline-type="none" fo:font-weight="normal"/>
    </style:style>
    <style:style style:family="text" style:name="T2460">
      <style:text-properties fo:font-family="'Liberation Sans'" fo:font-size="10pt" fo:font-style="normal" style:text-underline-type="none" fo:font-weight="normal"/>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ext" style:name="T2474">
      <style:text-properties fo:font-family="'Liberation Sans'" fo:font-size="10pt" fo:font-style="normal" style:text-underline-type="none" fo:font-weight="normal"/>
    </style:style>
    <style:style style:family="text" style:name="T2475">
      <style:text-properties fo:font-family="'Liberation Sans'" fo:font-size="10pt" fo:font-style="normal" style:text-underline-type="none" fo:font-weight="normal"/>
    </style:style>
    <style:style style:family="text" style:name="T2476">
      <style:text-properties fo:font-family="'Liberation Sans'" fo:font-size="10pt" fo:font-style="normal" style:text-underline-type="none" fo:font-weight="normal"/>
    </style:style>
    <style:style style:family="text" style:name="T2477">
      <style:text-properties fo:font-family="'Liberation Sans'" fo:font-size="10pt" fo:font-style="normal" style:text-underline-type="none" fo:font-weight="normal"/>
    </style:style>
    <style:style style:family="text" style:name="T2478">
      <style:text-properties fo:font-family="'Liberation Sans'" fo:font-size="10pt" fo:font-style="normal" style:text-underline-type="none" fo:font-weight="normal"/>
    </style:style>
    <style:style style:family="text" style:name="T2479">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480">
      <style:text-properties fo:font-family="'Liberation Sans'" fo:font-size="10pt" fo:font-style="normal" style:text-underline-type="none" fo:font-weight="normal"/>
    </style:style>
    <style:style style:family="text" style:name="T2481">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482">
      <style:text-properties fo:font-family="'Liberation Sans'" fo:font-size="10pt" fo:font-style="normal" style:text-underline-type="none" fo:font-weight="normal"/>
    </style:style>
    <style:style style:family="text" style:name="T2483">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484">
      <style:text-properties fo:font-family="'Liberation Sans'" fo:font-size="10pt" fo:font-style="normal" style:text-underline-type="none" fo:font-weight="normal"/>
    </style:style>
    <style:style style:family="text" style:name="T2485">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ext" style:name="T2486">
      <style:text-properties fo:font-family="'Liberation Sans'" fo:font-size="10pt" fo:font-style="normal" style:text-underline-type="none" fo:font-weight="normal"/>
    </style:style>
    <style:style style:family="text" style:name="T2487">
      <style:text-properties fo:font-family="'Liberation Sans'" fo:font-size="10pt" fo:font-style="normal" style:text-underline-type="none" fo:font-weight="normal"/>
    </style:style>
    <style:style style:family="table-row" style:name="ro1324">
      <style:table-row-properties style:row-height="12.8pt" style:use-optimal-row-height="false" fo:break-before="auto"/>
    </style:style>
    <style:style style:family="text" style:name="T2488">
      <style:text-properties fo:font-family="'Liberation Sans'" fo:font-size="10pt" fo:font-style="normal" style:text-underline-type="none" fo:font-weight="normal"/>
    </style:style>
    <style:style style:family="text" style:name="T2489">
      <style:text-properties fo:font-family="'Liberation Sans'" fo:font-size="10pt" fo:font-style="normal" style:text-underline-type="none" fo:font-weight="normal"/>
    </style:style>
    <style:style style:family="table-row" style:name="ro1325">
      <style:table-row-properties style:row-height="12.8pt" style:use-optimal-row-height="false" fo:break-before="auto"/>
    </style:style>
    <style:style style:family="text" style:name="T2490">
      <style:text-properties fo:font-family="'Liberation Sans'" fo:font-size="10pt" fo:font-style="normal" style:text-underline-type="none" fo:font-weight="normal"/>
    </style:style>
    <style:style style:family="text" style:name="T2491">
      <style:text-properties fo:font-family="'Liberation Sans'" fo:font-size="10pt" fo:font-style="normal" style:text-underline-type="none" fo:font-weight="normal"/>
    </style:style>
    <style:style style:family="table-row" style:name="ro1326">
      <style:table-row-properties style:row-height="12.8pt" style:use-optimal-row-height="false" fo:break-before="auto"/>
    </style:style>
    <style:style style:family="text" style:name="T2492">
      <style:text-properties fo:font-family="'Liberation Sans'" fo:font-size="10pt" fo:font-style="normal" style:text-underline-type="none" fo:font-weight="normal"/>
    </style:style>
    <style:style style:family="table-row" style:name="ro1327">
      <style:table-row-properties style:row-height="12.8pt" style:use-optimal-row-height="false" fo:break-before="auto"/>
    </style:style>
    <style:style style:family="text" style:name="T2493">
      <style:text-properties fo:font-family="'Liberation Sans'" fo:font-size="10pt" fo:font-style="normal" style:text-underline-type="none" fo:font-weight="normal"/>
    </style:style>
    <style:style style:family="table-row" style:name="ro1328">
      <style:table-row-properties style:row-height="12.8pt" style:use-optimal-row-height="false" fo:break-before="auto"/>
    </style:style>
    <style:style style:family="table-row" style:name="ro1329">
      <style:table-row-properties style:row-height="12.8pt" style:use-optimal-row-height="false" fo:break-before="auto"/>
    </style:style>
    <style:style style:family="text" style:name="T2494">
      <style:text-properties fo:font-family="'Liberation Sans'" fo:font-size="10pt" fo:font-style="normal" style:text-underline-type="none" fo:font-weight="normal"/>
    </style:style>
    <style:style style:family="table-row" style:name="ro1330">
      <style:table-row-properties style:row-height="12.8pt" style:use-optimal-row-height="false" fo:break-before="auto"/>
    </style:style>
    <style:style style:family="text" style:name="T2495">
      <style:text-properties fo:font-family="'Liberation Sans'" fo:font-size="10pt" fo:font-style="normal" style:text-underline-type="none" fo:font-weight="normal"/>
    </style:style>
    <style:style style:family="text" style:name="T2496">
      <style:text-properties fo:font-family="'Liberation Sans'" fo:font-size="10pt" fo:font-style="normal" style:text-underline-type="none" fo:font-weight="normal"/>
    </style:style>
    <style:style style:family="text" style:name="T2497">
      <style:text-properties fo:font-family="'Liberation Sans'" fo:font-size="10pt" fo:font-style="normal" style:text-underline-type="none" fo:font-weight="normal"/>
    </style:style>
    <style:style style:family="text" style:name="T2498">
      <style:text-properties fo:font-family="'Liberation Sans'" fo:font-size="10pt" fo:font-style="normal" style:text-underline-type="none" fo:font-weight="normal"/>
    </style:style>
    <style:style style:family="text" style:name="T2499">
      <style:text-properties fo:font-family="'Liberation Sans'" fo:font-size="10pt" fo:font-style="normal" style:text-underline-type="none" fo:font-weight="normal"/>
    </style:style>
    <style:style style:family="text" style:name="T2500">
      <style:text-properties fo:font-family="'Liberation Sans'" fo:font-size="10pt" fo:font-style="normal" style:text-underline-type="none" fo:font-weight="normal"/>
    </style:style>
    <style:style style:family="text" style:name="T2501">
      <style:text-properties fo:font-family="'Liberation Sans'" fo:font-size="10pt" fo:font-style="normal" style:text-underline-type="none" fo:font-weight="normal"/>
    </style:style>
    <style:style style:family="table-row" style:name="ro1331">
      <style:table-row-properties style:row-height="12.8pt" style:use-optimal-row-height="false" fo:break-before="auto"/>
    </style:style>
    <style:style style:family="text" style:name="T2502">
      <style:text-properties fo:font-family="'Liberation Sans'" fo:font-size="10pt" fo:font-style="normal" style:text-underline-type="none" fo:font-weight="normal"/>
    </style:style>
    <style:style style:family="table-row" style:name="ro1332">
      <style:table-row-properties style:row-height="12.8pt" style:use-optimal-row-height="false" fo:break-before="auto"/>
    </style:style>
    <style:style style:family="text" style:name="T2503">
      <style:text-properties fo:font-family="'Liberation Sans'" fo:font-size="10pt" fo:font-style="normal" style:text-underline-type="none" fo:font-weight="normal"/>
    </style:style>
    <style:style style:family="table-row" style:name="ro1333">
      <style:table-row-properties style:row-height="12.8pt" style:use-optimal-row-height="false" fo:break-before="auto"/>
    </style:style>
    <style:style style:family="table-row" style:name="ro1334">
      <style:table-row-properties style:row-height="12.8pt" style:use-optimal-row-height="false" fo:break-before="auto"/>
    </style:style>
    <style:style style:family="table-row" style:name="ro1335">
      <style:table-row-properties style:row-height="11.95pt" style:use-optimal-row-height="false" fo:break-before="auto"/>
    </style:style>
    <style:style style:family="table-row" style:name="ro1336">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39">
            <text:p>39</text:p>
          </table:table-cell>
          <table:table-cell table:style-name="ce21" table:formula="of:=COUNTA([$skills.$A$1:$skills.$A$1048576])-1" office:value-type="float" calcext:value-type="float" office:value="22">
            <text:p>22</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table:style-name="ce22" office:value-type="string" calcext:value-type="string">
            <text:p>name wip</text:p>
          </table:table-cell>
          <table:table-cell table:style-name="ce23"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4"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3" office:value-type="string" calcext:value-type="string">
            <text:p>bonuses</text:p>
          </table:table-cell>
          <table:table-cell table:style-name="ce25" office:value-type="string" calcext:value-type="string">
            <text:p><text:span text:style-name="T33">description</text:span></text:p>
          </table:table-cell>
          <table:table-cell table:number-columns-repeated="1024"/>
        </table:table-row>
        <table:table-row table:style-name="ro8">
          <table:table-cell table:style-name="ce26" office:value-type="string" calcext:value-type="string">
            <text:p><text:span text:style-name="T34">red t-shirt</text:span></text:p>
          </table:table-cell>
          <table:table-cell table:style-name="ce26" office:value-type="string" calcext:value-type="string">
            <text:p>a red t-shirt</text:p>
          </table:table-cell>
          <table:table-cell table:style-name="ce26" office:value-type="string" calcext:value-type="string">
            <text:p><text:span text:style-name="T35">Red t-shir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body</text:span></text:p>
          </table:table-cell>
          <table:table-cell table:style-name="ce26"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7">A casual t-shirt, more for fashion than function</text:span></text:p>
          </table:table-cell>
          <table:table-cell table:style-name="ce26"/>
          <table:table-cell table:number-columns-repeated="1024"/>
        </table:table-row>
        <table:table-row table:style-name="ro9">
          <table:table-cell table:style-name="ce26" office:value-type="string" calcext:value-type="string">
            <text:p><text:span text:style-name="T38">brown wizard robe</text:span></text:p>
          </table:table-cell>
          <table:table-cell table:style-name="ce26" office:value-type="string" calcext:value-type="string">
            <text:p>a brown robe</text:p>
          </table:table-cell>
          <table:table-cell table:style-name="ce26" office:value-type="string" calcext:value-type="string">
            <text:p><text:span text:style-name="T39">Brown robe</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0">body</text:span></text:p>
          </table:table-cell>
          <table:table-cell table:style-name="ce26"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1">A flowing robe, perfect for those seeking to channel magical energy</text:span></text:p>
          </table:table-cell>
          <table:table-cell table:style-name="ce26"/>
          <table:table-cell table:number-columns-repeated="1024"/>
        </table:table-row>
        <table:table-row table:style-name="ro10">
          <table:table-cell table:style-name="ce26" office:value-type="string" calcext:value-type="string">
            <text:p><text:span text:style-name="T42">black raincoat</text:span></text:p>
          </table:table-cell>
          <table:table-cell table:style-name="ce26" office:value-type="string" calcext:value-type="string">
            <text:p>a black raincoat</text:p>
          </table:table-cell>
          <table:table-cell table:style-name="ce26" office:value-type="string" calcext:value-type="string">
            <text:p><text:span text:style-name="T43">Black raincoa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44">body</text:span></text:p>
          </table:table-cell>
          <table:table-cell table:style-name="ce26"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5">A waterproof coat for braving harsh weather conditions</text:span></text:p>
          </table:table-cell>
          <table:table-cell table:style-name="ce26"/>
          <table:table-cell table:number-columns-repeated="1024"/>
        </table:table-row>
        <table:table-row table:style-name="ro11">
          <table:table-cell table:style-name="ce26" office:value-type="string" calcext:value-type="string">
            <text:p><text:span text:style-name="T46">bronze chainmail</text:span></text:p>
          </table:table-cell>
          <table:table-cell table:style-name="ce26" office:value-type="string" calcext:value-type="string">
            <text:p>a bronze chainmail</text:p>
          </table:table-cell>
          <table:table-cell table:style-name="ce26" office:value-type="string" calcext:value-type="string">
            <text:p><text:span text:style-name="T47">Bronze chainmail</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body</text:span></text:p>
          </table:table-cell>
          <table:table-cell table:style-name="ce26"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9">A robust chainmail offering solid defense against attacks</text:span></text:p>
          </table:table-cell>
          <table:table-cell table:style-name="ce26"/>
          <table:table-cell table:number-columns-repeated="1024"/>
        </table:table-row>
        <table:table-row table:style-name="ro12">
          <table:table-cell office:value-type="string" calcext:value-type="string">
            <text:p><text:span text:style-name="T50">soul body 1</text:span></text:p>
          </table:table-cell>
          <table:table-cell table:style-name="ce22"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5">
            <text:p>5</text:p>
          </table:table-cell>
          <table:table-cell office:value-type="string" calcext:value-type="string">
            <text:p>skill_level:cure_light_wounds=1</text:p>
          </table:table-cell>
          <table:table-cell table:style-name="ce27" office:value-type="string" calcext:value-type="string">
            <text:p>A brown robe with a hint of orange.</text:p>
          </table:table-cell>
          <table:table-cell table:style-name="ce26"/>
          <table:table-cell table:number-columns-repeated="1024"/>
        </table:table-row>
        <table:table-row table:style-name="ro13">
          <table:table-cell office:value-type="string" calcext:value-type="string">
            <text:p><text:span text:style-name="T53">mind body 1</text:span></text:p>
          </table:table-cell>
          <table:table-cell table:style-name="ce22"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5">
            <text:p>5</text:p>
          </table:table-cell>
          <table:table-cell table:style-name="ce23" office:value-type="string" calcext:value-type="string">
            <text:p>skill_level:mage_armor=1</text:p>
          </table:table-cell>
          <table:table-cell table:style-name="ce27" office:value-type="string" calcext:value-type="string">
            <text:p>A long thin dark gray robe.</text:p>
          </table:table-cell>
          <table:table-cell table:style-name="ce26"/>
          <table:table-cell table:number-columns-repeated="1024"/>
        </table:table-row>
        <table:table-row table:style-name="ro14">
          <table:table-cell office:value-type="string" calcext:value-type="string">
            <text:p><text:span text:style-name="T56">grit body 1</text:span></text:p>
          </table:table-cell>
          <table:table-cell table:style-name="ce22"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5">
            <text:p>5</text:p>
          </table:table-cell>
          <table:table-cell office:value-type="string" calcext:value-type="string">
            <text:p>skill_level:swing=1</text:p>
          </table:table-cell>
          <table:table-cell table:style-name="ce27" office:value-type="string" calcext:value-type="string">
            <text:p>A tunic made of cow hide, you count six spots!</text:p>
          </table:table-cell>
          <table:table-cell table:style-name="ce26"/>
          <table:table-cell table:number-columns-repeated="1024"/>
        </table:table-row>
        <table:table-row table:style-name="ro15">
          <table:table-cell office:value-type="string" calcext:value-type="string">
            <text:p><text:span text:style-name="T59">flow body 1</text:span></text:p>
          </table:table-cell>
          <table:table-cell table:style-name="ce22"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5">
            <text:p>5</text:p>
          </table:table-cell>
          <table:table-cell office:value-type="string" calcext:value-type="string">
            <text:p>skill_level:swing=1</text:p>
          </table:table-cell>
          <table:table-cell table:style-name="ce27" office:value-type="string" calcext:value-type="string">
            <text:p>A once fine common shirt, probably endured a dozen different owners.</text:p>
          </table:table-cell>
          <table:table-cell table:style-name="ce26"/>
          <table:table-cell table:number-columns-repeated="1024"/>
        </table:table-row>
        <table:table-row table:style-name="ro16">
          <table:table-cell office:value-type="string" calcext:value-type="string">
            <text:p><text:span text:style-name="T62">soul body 3</text:span></text:p>
          </table:table-cell>
          <table:table-cell table:style-name="ce22" office:value-type="string" calcext:value-type="string">
            <text:p>a fine silk robe</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7" table:formula="of:=COUNTIF([loot.A:loot.A];[.A10])"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65">A robe made of the finest silk</text:span></text:p>
          </table:table-cell>
          <table:table-cell table:number-columns-repeated="1024"/>
        </table:table-row>
        <table:table-row table:style-name="ro17">
          <table:table-cell office:value-type="string" calcext:value-type="string">
            <text:p><text:span text:style-name="T66">mind body 3</text:span></text:p>
          </table:table-cell>
          <table:table-cell table:style-name="ce22" office:value-type="string" calcext:value-type="string">
            <text:p>a fine robe</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7" table:formula="of:=COUNTIF([loot.A:loot.A];[.A11])" office:value-type="float" calcext:value-type="float" office:value="6">
            <text:p>6</text:p>
          </table:table-cell>
          <table:table-cell table:style-name="ce23" office:value-type="string" calcext:value-type="string">
            <text:p>skill_level:mage_armor=1</text:p>
          </table:table-cell>
          <table:table-cell table:style-name="ce25" office:value-type="string" calcext:value-type="string">
            <text:p><text:span text:style-name="T69">A light blue tinted robe</text:span></text:p>
          </table:table-cell>
          <table:table-cell table:number-columns-repeated="1024"/>
        </table:table-row>
        <table:table-row table:style-name="ro18">
          <table:table-cell office:value-type="string" calcext:value-type="string">
            <text:p><text:span text:style-name="T70">grit body 3</text:span></text:p>
          </table:table-cell>
          <table:table-cell table:style-name="ce22" office:value-type="string" calcext:value-type="string">
            <text:p>a hard leather tunic</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7" table:formula="of:=COUNTIF([loot.A:loot.A];[.A12])"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73">A thick tunic with fastened straps</text:span></text:p>
          </table:table-cell>
          <table:table-cell table:number-columns-repeated="1024"/>
        </table:table-row>
        <table:table-row table:style-name="ro19">
          <table:table-cell office:value-type="string" calcext:value-type="string">
            <text:p><text:span text:style-name="T74">flow body 3</text:span></text:p>
          </table:table-cell>
          <table:table-cell table:style-name="ce22" office:value-type="string" calcext:value-type="string">
            <text:p>a cloth shirt</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7" table:formula="of:=COUNTIF([loot.A:loot.A];[.A13])"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77">A simple shirt dark shirt</text:span></text:p>
          </table:table-cell>
          <table:table-cell table:number-columns-repeated="1024"/>
        </table:table-row>
        <table:table-row table:style-name="ro20">
          <table:table-cell office:value-type="string" calcext:value-type="string">
            <text:p><text:span text:style-name="T78">soul body 6</text:span></text:p>
          </table:table-cell>
          <table:table-cell table:style-name="ce22" office:value-type="string" calcext:value-type="string">
            <text:p>a white robe</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7" table:formula="of:=COUNTIF([loot.A:loot.A];[.A14])" office:value-type="float" calcext:value-type="float" office:value="6">
            <text:p>6</text:p>
          </table:table-cell>
          <table:table-cell table:style-name="ce28" office:value-type="string" calcext:value-type="string">
            <text:p>skill_level:cure_light_wounds=1</text:p>
          </table:table-cell>
          <table:table-cell table:style-name="ce25" office:value-type="string" calcext:value-type="string">
            <text:p><text:span text:style-name="T81">A blindingly white robe of silk</text:span></text:p>
          </table:table-cell>
          <table:table-cell table:number-columns-repeated="1024"/>
        </table:table-row>
        <table:table-row table:style-name="ro21">
          <table:table-cell office:value-type="string" calcext:value-type="string">
            <text:p><text:span text:style-name="T82">flow body 6</text:span></text:p>
          </table:table-cell>
          <table:table-cell table:style-name="ce22" office:value-type="string" calcext:value-type="string">
            <text:p>a fine cloth cloak</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7" table:formula="of:=COUNTIF([loot.A:loot.A];[.A15])" office:value-type="float" calcext:value-type="float" office:value="6">
            <text:p>6</text:p>
          </table:table-cell>
          <table:table-cell table:style-name="ce28" office:value-type="string" calcext:value-type="string">
            <text:p>skill_level:stab=1</text:p>
          </table:table-cell>
          <table:table-cell table:style-name="ce25" office:value-type="string" calcext:value-type="string">
            <text:p><text:span text:style-name="T85">A long black cloak of excellent quality</text:span></text:p>
          </table:table-cell>
          <table:table-cell table:number-columns-repeated="1024"/>
        </table:table-row>
        <table:table-row table:style-name="ro22">
          <table:table-cell office:value-type="string" calcext:value-type="string">
            <text:p><text:span text:style-name="T86">mind body 6</text:span></text:p>
          </table:table-cell>
          <table:table-cell table:style-name="ce22" office:value-type="string" calcext:value-type="string">
            <text:p>a apprentice robe</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7" table:formula="of:=COUNTIF([loot.A:loot.A];[.A16])" office:value-type="float" calcext:value-type="float" office:value="6">
            <text:p>6</text:p>
          </table:table-cell>
          <table:table-cell table:style-name="ce28" office:value-type="string" calcext:value-type="string">
            <text:p>skill_level:mage_armor=1</text:p>
          </table:table-cell>
          <table:table-cell table:style-name="ce25" office:value-type="string" calcext:value-type="string">
            <text:p><text:span text:style-name="T89">A blue robe with golden threads</text:span></text:p>
          </table:table-cell>
          <table:table-cell table:number-columns-repeated="1024"/>
        </table:table-row>
        <table:table-row table:style-name="ro23">
          <table:table-cell office:value-type="string" calcext:value-type="string">
            <text:p><text:span text:style-name="T90">grit body 6</text:span></text:p>
          </table:table-cell>
          <table:table-cell table:style-name="ce22" office:value-type="string" calcext:value-type="string">
            <text:p>a iron chainmail</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7" table:formula="of:=COUNTIF([loot.A:loot.A];[.A17])" office:value-type="float" calcext:value-type="float" office:value="6">
            <text:p>6</text:p>
          </table:table-cell>
          <table:table-cell table:style-name="ce29" office:value-type="string" calcext:value-type="string">
            <text:p>skill_level:swing=1</text:p>
          </table:table-cell>
          <table:table-cell table:style-name="ce25" office:value-type="string" calcext:value-type="string">
            <text:p><text:span text:style-name="T93">A long shirt made of small iron rings</text:span></text:p>
          </table:table-cell>
          <table:table-cell table:number-columns-repeated="1024"/>
        </table:table-row>
        <table:table-row table:style-name="ro24">
          <table:table-cell office:value-type="string" calcext:value-type="string">
            <text:p><text:span text:style-name="T94">flow body 9</text:span></text:p>
          </table:table-cell>
          <table:table-cell table:style-name="ce22" office:value-type="string" calcext:value-type="string">
            <text:p>a rogue uniform</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7" table:formula="of:=COUNTIF([loot.A:loot.A];[.A18])" office:value-type="float" calcext:value-type="float" office:value="4">
            <text:p>4</text:p>
          </table:table-cell>
          <table:table-cell table:style-name="ce30" office:value-type="string" calcext:value-type="string">
            <text:p>skill_level:stab=1</text:p>
          </table:table-cell>
          <table:table-cell table:style-name="ce25" office:value-type="string" calcext:value-type="string">
            <text:p><text:span text:style-name="T97">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8">soul body 9</text:span></text:p>
          </table:table-cell>
          <table:table-cell table:style-name="ce22" office:value-type="string" calcext:value-type="string">
            <text:p>a white cloak</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7" table:formula="of:=COUNTIF([loot.A:loot.A];[.A19])" office:value-type="float" calcext:value-type="float" office:value="5">
            <text:p>5</text:p>
          </table:table-cell>
          <table:table-cell table:style-name="ce30" office:value-type="string" calcext:value-type="string">
            <text:p>skill_level:smite=1</text:p>
          </table:table-cell>
          <table:table-cell table:style-name="ce25" office:value-type="string" calcext:value-type="string">
            <text:p><text:span text:style-name="T101">A fine white cloak with gold linings</text:span></text:p>
          </table:table-cell>
          <table:table-cell table:number-columns-repeated="1024"/>
        </table:table-row>
        <table:table-row table:style-name="ro26">
          <table:table-cell office:value-type="string" calcext:value-type="string">
            <text:p><text:span text:style-name="T102">mind body 9</text:span></text:p>
          </table:table-cell>
          <table:table-cell table:style-name="ce22" office:value-type="string" calcext:value-type="string">
            <text:p>a mage's robe</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7" table:formula="of:=COUNTIF([loot.A:loot.A];[.A20])"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105">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6">grit body 9</text:span></text:p>
          </table:table-cell>
          <table:table-cell table:style-name="ce22" office:value-type="string" calcext:value-type="string">
            <text:p>a steel chestplate</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7" table:formula="of:=COUNTIF([loot.A:loot.A];[.A21])"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109">A solid steel chestplate, glad it fits so well</text:span></text:p>
          </table:table-cell>
          <table:table-cell table:number-columns-repeated="1024"/>
        </table:table-row>
        <table:table-row table:style-name="ro28">
          <table:table-cell office:value-type="string" calcext:value-type="string">
            <text:p><text:span text:style-name="T110">grit body 9 bone</text:span></text:p>
          </table:table-cell>
          <table:table-cell table:style-name="ce22" office:value-type="string" calcext:value-type="string">
            <text:p>a ribguard</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7" table:formula="of:=COUNTIF([loot.A:loot.A];[.A22])" office:value-type="float" calcext:value-type="float" office:value="2">
            <text:p>2</text:p>
          </table:table-cell>
          <table:table-cell table:style-name="ce28" office:value-type="string" calcext:value-type="string">
            <text:p>skill_level:bash=1</text:p>
          </table:table-cell>
          <table:table-cell table:style-name="ce25" office:value-type="string" calcext:value-type="string">
            <text:p><text:span text:style-name="T113">The ribcage of a large animal that elegantly envelopes the user.</text:span></text:p>
          </table:table-cell>
          <table:table-cell table:number-columns-repeated="1024"/>
        </table:table-row>
        <table:table-row table:style-name="ro29">
          <table:table-cell office:value-type="string" calcext:value-type="string">
            <text:p><text:span text:style-name="T114">soul body 12</text:span></text:p>
          </table:table-cell>
          <table:table-cell table:style-name="ce22" office:value-type="string" calcext:value-type="string">
            <text:p>a set of plastic wings</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7" table:formula="of:=COUNTIF([loot.A:loot.A];[.A23])"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117">Plastic wings that are somehow better than the fine white robes.</text:span></text:p>
          </table:table-cell>
          <table:table-cell table:number-columns-repeated="1024"/>
        </table:table-row>
        <table:table-row table:style-name="ro30">
          <table:table-cell office:value-type="string" calcext:value-type="string">
            <text:p><text:span text:style-name="T118">flow body 12</text:span></text:p>
          </table:table-cell>
          <table:table-cell table:style-name="ce22" office:value-type="string" calcext:value-type="string">
            <text:p>a nightcloth uniform</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7" table:formula="of:=COUNTIF([loot.A:loot.A];[.A24])" office:value-type="float" calcext:value-type="float" office:value="5">
            <text:p>5</text:p>
          </table:table-cell>
          <table:table-cell table:style-name="ce30" office:value-type="string" calcext:value-type="string">
            <text:p>skill_level:stab=1</text:p>
          </table:table-cell>
          <table:table-cell table:style-name="ce25" office:value-type="string" calcext:value-type="string">
            <text:p><text:span text:style-name="T121">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7" table:formula="of:=COUNTIF([loot.A:loot.A];[.A25])"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string" calcext:value-type="string">
            <text:p><text:span text:style-name="T129">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0">body</text:span></text:p>
          </table:table-cell>
          <table:table-cell office:value-type="float" calcext:value-type="float" office:value="0">
            <text:p>0</text:p>
          </table:table-cell>
          <table:table-cell table:style-name="ce17" table:formula="of:=COUNTIF([loot.A:loot.A];[.A26])"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31">pee</text:span></text:p>
          </table:table-cell>
          <table:table-cell table:number-columns-repeated="1024"/>
        </table:table-row>
        <table:table-row table:style-name="ro33">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string" calcext:value-type="string">
            <text:p><text:span text:style-name="T1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5">body</text:span></text:p>
          </table:table-cell>
          <table:table-cell office:value-type="float" calcext:value-type="float" office:value="0">
            <text:p>0</text:p>
          </table:table-cell>
          <table:table-cell table:style-name="ce17" table:formula="of:=COUNTIF([loot.A:loot.A];[.A27])"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36">pee</text:span></text:p>
          </table:table-cell>
          <table:table-cell table:number-columns-repeated="1024"/>
        </table:table-row>
        <table:table-row table:style-name="ro34">
          <table:table-cell office:value-type="string" calcext:value-type="string">
            <text:p><text:span text:style-name="T137">mind body 12</text:span></text:p>
          </table:table-cell>
          <table:table-cell table:style-name="ce22" office:value-type="string" calcext:value-type="string">
            <text:p>a stylish uniform</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7" table:formula="of:=COUNTIF([loot.A:loot.A];[.A28])"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140">A light purple suit with night black buttons, very stylish.</text:span></text:p>
          </table:table-cell>
          <table:table-cell table:number-columns-repeated="1024"/>
        </table:table-row>
        <table:table-row table:style-name="ro35">
          <table:table-cell office:value-type="string" calcext:value-type="string">
            <text:p><text:span text:style-name="T141">grit body 12</text:span></text:p>
          </table:table-cell>
          <table:table-cell table:style-name="ce22" office:value-type="string" calcext:value-type="string">
            <text:p>a platemail</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7" table:formula="of:=COUNTIF([loot.A:loot.A];[.A29])" office:value-type="float" calcext:value-type="float" office:value="5">
            <text:p>5</text:p>
          </table:table-cell>
          <table:table-cell table:style-name="ce23" office:value-type="string" calcext:value-type="string">
            <text:p>skill_level:swing=1</text:p>
          </table:table-cell>
          <table:table-cell table:style-name="ce25" office:value-type="string" calcext:value-type="string">
            <text:p><text:span text:style-name="T144">Solid metal plates for chest, back, arms, and legs, thank god they have some padding.</text:span></text:p>
          </table:table-cell>
          <table:table-cell table:number-columns-repeated="1024"/>
        </table:table-row>
        <table:table-row table:style-name="ro36">
          <table:table-cell table:style-name="ce31" office:value-type="string" calcext:value-type="string">
            <text:p>flow body 15</text:p>
          </table:table-cell>
          <table:table-cell table:style-name="ce31" office:value-type="string" calcext:value-type="string">
            <text:p>a striped yellow suit</text:p>
          </table:table-cell>
          <table:table-cell office:value-type="string" calcext:value-type="string">
            <text:p>Bee outfit</text:p>
          </table:table-cell>
          <table:table-cell table:style-name="ce29" office:value-type="float" calcext:value-type="float" office:value="50">
            <text:p>50</text:p>
          </table:table-cell>
          <table:table-cell table:style-name="ce29" office:value-type="float" calcext:value-type="float" office:value="40">
            <text:p>4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5">body</text:span></text:p>
          </table:table-cell>
          <table:table-cell office:value-type="float" calcext:value-type="float" office:value="0">
            <text:p>0</text:p>
          </table:table-cell>
          <table:table-cell table:style-name="ce17" table:formula="of:=COUNTIF([loot.A:loot.A];[.A30])"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37">
          <table:table-cell table:style-name="ce31" office:value-type="string" calcext:value-type="string">
            <text:p>grit body 15 ant</text:p>
          </table:table-cell>
          <table:table-cell table:style-name="ce29" office:value-type="string" calcext:value-type="string">
            <text:p><text:span text:style-name="T146">NOT FINISHED</text:span></text:p>
          </table:table-cell>
          <table:table-cell office:value-type="string" calcext:value-type="string">
            <text:p>Ant armor</text:p>
          </table:table-cell>
          <table:table-cell table:style-name="ce29" office:value-type="float" calcext:value-type="float" office:value="85">
            <text:p>85</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30">
            <text:p>30</text:p>
          </table:table-cell>
          <table:table-cell table:style-name="ce29" office:value-type="float" calcext:value-type="float" office:value="8">
            <text:p>8</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7">body</text:span></text:p>
          </table:table-cell>
          <table:table-cell office:value-type="float" calcext:value-type="float" office:value="0">
            <text:p>0</text:p>
          </table:table-cell>
          <table:table-cell table:style-name="ce17" table:formula="of:=COUNTIF([loot.A:loot.A];[.A31])"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38">
          <table:table-cell office:value-type="string" calcext:value-type="string">
            <text:p>grit body 15 golem</text:p>
          </table:table-cell>
          <table:table-cell table:style-name="ce29" office:value-type="string" calcext:value-type="string">
            <text:p><text:span text:style-name="T148">NOT FINISHED</text:span></text:p>
          </table:table-cell>
          <table:table-cell office:value-type="string" calcext:value-type="string">
            <text:p>Golem armor</text:p>
          </table:table-cell>
          <table:table-cell table:style-name="ce29" office:value-type="float" calcext:value-type="float" office:value="120">
            <text:p>120</text:p>
          </table:table-cell>
          <table:table-cell table:style-name="ce29" office:value-type="float" calcext:value-type="float" office:value="-50">
            <text:p>-50</text:p>
          </table:table-cell>
          <table:table-cell table:style-name="ce29" office:value-type="float" calcext:value-type="float" office:value="0">
            <text:p>0</text:p>
          </table:table-cell>
          <table:table-cell table:style-name="ce29" office:value-type="float" calcext:value-type="float" office:value="50">
            <text:p>50</text:p>
          </table:table-cell>
          <table:table-cell table:style-name="ce29" office:value-type="float" calcext:value-type="float" office:value="10">
            <text:p>10</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9">body</text:span></text:p>
          </table:table-cell>
          <table:table-cell office:value-type="float" calcext:value-type="float" office:value="0">
            <text:p>0</text:p>
          </table:table-cell>
          <table:table-cell table:style-name="ce17" table:formula="of:=COUNTIF([loot.A:loot.A];[.A32])"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39">
          <table:table-cell table:style-name="ce31" office:value-type="string" calcext:value-type="string">
            <text:p>soul body 15</text:p>
          </table:table-cell>
          <table:table-cell table:style-name="ce29" office:value-type="string" calcext:value-type="string">
            <text:p><text:span text:style-name="T150">NOT FINISHED</text:span></text:p>
          </table:table-cell>
          <table:table-cell office:value-type="string" calcext:value-type="string">
            <text:p>Bishop robe</text:p>
          </table:table-cell>
          <table:table-cell table:style-name="ce29" office:value-type="float" calcext:value-type="float" office:value="60">
            <text:p>60</text:p>
          </table:table-cell>
          <table:table-cell table:style-name="ce29" office:value-type="float" calcext:value-type="float" office:value="60">
            <text:p>6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151">body</text:span></text:p>
          </table:table-cell>
          <table:table-cell office:value-type="float" calcext:value-type="float" office:value="0">
            <text:p>0</text:p>
          </table:table-cell>
          <table:table-cell table:style-name="ce17" table:formula="of:=COUNTIF([loot.A:loot.A];[.A33])"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40">
          <table:table-cell table:style-name="ce31" office:value-type="string" calcext:value-type="string">
            <text:p>mind body 15</text:p>
          </table:table-cell>
          <table:table-cell table:style-name="ce29" office:value-type="string" calcext:value-type="string">
            <text:p><text:span text:style-name="T152">NOT FINISHED</text:span></text:p>
          </table:table-cell>
          <table:table-cell office:value-type="string" calcext:value-type="string">
            <text:p>Pixie outfit</text:p>
          </table:table-cell>
          <table:table-cell table:style-name="ce29" office:value-type="float" calcext:value-type="float" office:value="30">
            <text:p>30</text:p>
          </table:table-cell>
          <table:table-cell table:style-name="ce29" office:value-type="float" calcext:value-type="float" office:value="80">
            <text:p>8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53">body</text:span></text:p>
          </table:table-cell>
          <table:table-cell office:value-type="float" calcext:value-type="float" office:value="0">
            <text:p>0</text:p>
          </table:table-cell>
          <table:table-cell table:style-name="ce17" table:formula="of:=COUNTIF([loot.A:loot.A];[.A34])"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41">
          <table:table-cell table:style-name="ce26" office:value-type="string" calcext:value-type="string">
            <text:p><text:span text:style-name="T154">red cap</text:span></text:p>
          </table:table-cell>
          <table:table-cell table:style-name="ce29" office:value-type="string" calcext:value-type="string">
            <text:p><text:span text:style-name="T155">NOT FINISHED</text:span></text:p>
          </table:table-cell>
          <table:table-cell table:style-name="ce26" office:value-type="string" calcext:value-type="string">
            <text:p><text:span text:style-name="T156">Red cap</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57">head</text:span></text:p>
          </table:table-cell>
          <table:table-cell table:style-name="ce26" office:value-type="float" calcext:value-type="float" office:value="1">
            <text:p>1</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58">A stylish red cap that adds a dash of flair to your attire</text:span></text:p>
          </table:table-cell>
          <table:table-cell table:number-columns-repeated="1024"/>
        </table:table-row>
        <table:table-row table:style-name="ro42">
          <table:table-cell table:style-name="ce26" office:value-type="string" calcext:value-type="string">
            <text:p><text:span text:style-name="T159">brown wizard hat</text:span></text:p>
          </table:table-cell>
          <table:table-cell table:style-name="ce29" office:value-type="string" calcext:value-type="string">
            <text:p><text:span text:style-name="T160">NOT FINISHED</text:span></text:p>
          </table:table-cell>
          <table:table-cell table:style-name="ce26" office:value-type="string" calcext:value-type="string">
            <text:p><text:span text:style-name="T161">Brown pointy ha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2">head</text:span></text:p>
          </table:table-cell>
          <table:table-cell table:style-name="ce26" office:value-type="float" calcext:value-type="float" office:value="1">
            <text:p>1</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63">A pointy hat favored by novice spellcasters</text:span></text:p>
          </table:table-cell>
          <table:table-cell table:number-columns-repeated="1024"/>
        </table:table-row>
        <table:table-row table:style-name="ro43">
          <table:table-cell table:style-name="ce26" office:value-type="string" calcext:value-type="string">
            <text:p><text:span text:style-name="T164">plague doctor mask</text:span></text:p>
          </table:table-cell>
          <table:table-cell table:style-name="ce29" office:value-type="string" calcext:value-type="string">
            <text:p><text:span text:style-name="T165">NOT FINISHED</text:span></text:p>
          </table:table-cell>
          <table:table-cell table:style-name="ce26" office:value-type="string" calcext:value-type="string">
            <text:p><text:span text:style-name="T166">Plague doctor mask</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167">head</text:span></text:p>
          </table:table-cell>
          <table:table-cell table:style-name="ce26" office:value-type="float" calcext:value-type="float" office:value="1">
            <text:p>1</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68">A mysterious mask with eerie overtones, often worn by healers</text:span></text:p>
          </table:table-cell>
          <table:table-cell table:number-columns-repeated="1024"/>
        </table:table-row>
        <table:table-row table:style-name="ro44">
          <table:table-cell table:style-name="ce26" office:value-type="string" calcext:value-type="string">
            <text:p><text:span text:style-name="T169">bronze koif</text:span></text:p>
          </table:table-cell>
          <table:table-cell table:style-name="ce29" office:value-type="string" calcext:value-type="string">
            <text:p><text:span text:style-name="T170">NOT FINISHED</text:span></text:p>
          </table:table-cell>
          <table:table-cell table:style-name="ce26" office:value-type="string" calcext:value-type="string">
            <text:p><text:span text:style-name="T171">Bronze koif</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72">head</text:span></text:p>
          </table:table-cell>
          <table:table-cell table:style-name="ce26" office:value-type="float" calcext:value-type="float" office:value="1">
            <text:p>1</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73">A durable koif that offers basic protection for the head</text:span></text:p>
          </table:table-cell>
          <table:table-cell table:number-columns-repeated="1024"/>
        </table:table-row>
        <table:table-row table:style-name="ro45">
          <table:table-cell office:value-type="string" calcext:value-type="string">
            <text:p><text:span text:style-name="T174">grit head 1</text:span></text:p>
          </table:table-cell>
          <table:table-cell table:style-name="ce29" office:value-type="string" calcext:value-type="string">
            <text:p><text:span text:style-name="T175">NOT FINISHED</text:span></text:p>
          </table:table-cell>
          <table:table-cell office:value-type="string" calcext:value-type="string">
            <text:p><text:span text:style-name="T176">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7">head</text:span></text:p>
          </table:table-cell>
          <table:table-cell office:value-type="float" calcext:value-type="float" office:value="0">
            <text:p>0</text:p>
          </table:table-cell>
          <table:table-cell table:style-name="ce17" table:formula="of:=COUNTIF([loot.A:loot.A];[.A39])" office:value-type="float" calcext:value-type="float" office:value="5">
            <text:p>5</text:p>
          </table:table-cell>
          <table:table-cell table:style-name="ce23" office:value-type="string" calcext:value-type="string">
            <text:p>skill_level:mana_feed=1</text:p>
          </table:table-cell>
          <table:table-cell table:style-name="ce25" office:value-type="string" calcext:value-type="string">
            <text:p><text:span text:style-name="T178">A hat made of cow hide.. moo!</text:span></text:p>
          </table:table-cell>
          <table:table-cell table:style-name="ce26"/>
          <table:table-cell table:number-columns-repeated="1024"/>
        </table:table-row>
        <table:table-row table:style-name="ro46">
          <table:table-cell office:value-type="string" calcext:value-type="string">
            <text:p><text:span text:style-name="T179">soul head 1</text:span></text:p>
          </table:table-cell>
          <table:table-cell table:style-name="ce29" office:value-type="string" calcext:value-type="string">
            <text:p><text:span text:style-name="T180">NOT FINISHED</text:span></text:p>
          </table:table-cell>
          <table:table-cell office:value-type="string" calcext:value-type="string">
            <text:p><text:span text:style-name="T181">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2">head</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183">Baldy!</text:span></text:p>
          </table:table-cell>
          <table:table-cell table:style-name="ce26"/>
          <table:table-cell table:number-columns-repeated="1024"/>
        </table:table-row>
        <table:table-row table:style-name="ro47">
          <table:table-cell office:value-type="string" calcext:value-type="string">
            <text:p><text:span text:style-name="T184">flow head 1</text:span></text:p>
          </table:table-cell>
          <table:table-cell table:style-name="ce29" office:value-type="string" calcext:value-type="string">
            <text:p><text:span text:style-name="T185">NOT FINISHED</text:span></text:p>
          </table:table-cell>
          <table:table-cell office:value-type="string" calcext:value-type="string">
            <text:p><text:span text:style-name="T186">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7">head</text:span></text:p>
          </table:table-cell>
          <table:table-cell office:value-type="float" calcext:value-type="float" office:value="0">
            <text:p>0</text:p>
          </table:table-cell>
          <table:table-cell table:style-name="ce17" table:formula="of:=COUNTIF([loot.A:loot.A];[.A41])"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188">A ragged hood, its so beat up it looks like a mesh</text:span></text:p>
          </table:table-cell>
          <table:table-cell table:style-name="ce26"/>
          <table:table-cell table:number-columns-repeated="1024"/>
        </table:table-row>
        <table:table-row table:style-name="ro48">
          <table:table-cell office:value-type="string" calcext:value-type="string">
            <text:p><text:span text:style-name="T189">mind head 1</text:span></text:p>
          </table:table-cell>
          <table:table-cell table:style-name="ce29" office:value-type="string" calcext:value-type="string">
            <text:p><text:span text:style-name="T190">NOT FINISHED</text:span></text:p>
          </table:table-cell>
          <table:table-cell office:value-type="string" calcext:value-type="string">
            <text:p><text:span text:style-name="T191">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2">head</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193">A oversized pointed hat, a little crooked at the tip</text:span></text:p>
          </table:table-cell>
          <table:table-cell table:style-name="ce26"/>
          <table:table-cell table:number-columns-repeated="1024"/>
        </table:table-row>
        <table:table-row table:style-name="ro49">
          <table:table-cell office:value-type="string" calcext:value-type="string">
            <text:p><text:span text:style-name="T194">grit head 3</text:span></text:p>
          </table:table-cell>
          <table:table-cell table:style-name="ce29" office:value-type="string" calcext:value-type="string">
            <text:p><text:span text:style-name="T195">NOT FINISHED</text:span></text:p>
          </table:table-cell>
          <table:table-cell office:value-type="string" calcext:value-type="string">
            <text:p><text:span text:style-name="T19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7">head</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198">The leather covers the face, kinky</text:span></text:p>
          </table:table-cell>
          <table:table-cell table:number-columns-repeated="1024"/>
        </table:table-row>
        <table:table-row table:style-name="ro50">
          <table:table-cell office:value-type="string" calcext:value-type="string">
            <text:p><text:span text:style-name="T199">soul head 3</text:span></text:p>
          </table:table-cell>
          <table:table-cell table:style-name="ce29" office:value-type="string" calcext:value-type="string">
            <text:p><text:span text:style-name="T200">NOT FINISHED</text:span></text:p>
          </table:table-cell>
          <table:table-cell office:value-type="string" calcext:value-type="string">
            <text:p><text:span text:style-name="T20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2">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office:value-type="string" calcext:value-type="string">
            <text:p>skill_level:mana_feed=1</text:p>
          </table:table-cell>
          <table:table-cell table:style-name="ce25" office:value-type="string" calcext:value-type="string">
            <text:p><text:span text:style-name="T203">A hood made of the finest silk</text:span></text:p>
          </table:table-cell>
          <table:table-cell table:number-columns-repeated="1024"/>
        </table:table-row>
        <table:table-row table:style-name="ro51">
          <table:table-cell office:value-type="string" calcext:value-type="string">
            <text:p><text:span text:style-name="T204">flow head 3</text:span></text:p>
          </table:table-cell>
          <table:table-cell table:style-name="ce29" office:value-type="string" calcext:value-type="string">
            <text:p><text:span text:style-name="T205">NOT FINISHED</text:span></text:p>
          </table:table-cell>
          <table:table-cell office:value-type="string" calcext:value-type="string">
            <text:p><text:span text:style-name="T20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7">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08">A cloth hood dyed a dark gray color</text:span></text:p>
          </table:table-cell>
          <table:table-cell table:number-columns-repeated="1024"/>
        </table:table-row>
        <table:table-row table:style-name="ro52">
          <table:table-cell office:value-type="string" calcext:value-type="string">
            <text:p><text:span text:style-name="T209">mind head 3</text:span></text:p>
          </table:table-cell>
          <table:table-cell table:style-name="ce29" office:value-type="string" calcext:value-type="string">
            <text:p><text:span text:style-name="T210">NOT FINISHED</text:span></text:p>
          </table:table-cell>
          <table:table-cell office:value-type="string" calcext:value-type="string">
            <text:p><text:span text:style-name="T21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2">head</text:span></text:p>
          </table:table-cell>
          <table:table-cell office:value-type="float" calcext:value-type="float" office:value="0">
            <text:p>0</text:p>
          </table:table-cell>
          <table:table-cell table:style-name="ce17" table:formula="of:=COUNTIF([loot.A:loot.A];[.A46])" office:value-type="float" calcext:value-type="float" office:value="6">
            <text:p>6</text:p>
          </table:table-cell>
          <table:table-cell office:value-type="string" calcext:value-type="string">
            <text:p>skill_level:mage_armor=1</text:p>
          </table:table-cell>
          <table:table-cell table:style-name="ce25" office:value-type="string" calcext:value-type="string">
            <text:p><text:span text:style-name="T213">A light blue tinted pointed hat</text:span></text:p>
          </table:table-cell>
          <table:table-cell table:number-columns-repeated="1024"/>
        </table:table-row>
        <table:table-row table:style-name="ro53">
          <table:table-cell office:value-type="string" calcext:value-type="string">
            <text:p><text:span text:style-name="T214">grit head 6</text:span></text:p>
          </table:table-cell>
          <table:table-cell table:style-name="ce29" office:value-type="string" calcext:value-type="string">
            <text:p><text:span text:style-name="T215">NOT FINISHED</text:span></text:p>
          </table:table-cell>
          <table:table-cell office:value-type="string" calcext:value-type="string">
            <text:p><text:span text:style-name="T216">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7">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table:style-name="ce31" office:value-type="string" calcext:value-type="string">
            <text:p>skill_level:enrage=1</text:p>
          </table:table-cell>
          <table:table-cell table:style-name="ce25" office:value-type="string" calcext:value-type="string">
            <text:p><text:span text:style-name="T218">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19">soul head 6</text:span></text:p>
          </table:table-cell>
          <table:table-cell table:style-name="ce29" office:value-type="string" calcext:value-type="string">
            <text:p><text:span text:style-name="T220">NOT FINISHED</text:span></text:p>
          </table:table-cell>
          <table:table-cell office:value-type="string" calcext:value-type="string">
            <text:p><text:span text:style-name="T22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2">head</text:span></text:p>
          </table:table-cell>
          <table:table-cell office:value-type="float" calcext:value-type="float" office:value="0">
            <text:p>0</text:p>
          </table:table-cell>
          <table:table-cell table:style-name="ce17" table:formula="of:=COUNTIF([loot.A:loot.A];[.A48])" office:value-type="float" calcext:value-type="float" office:value="6">
            <text:p>6</text:p>
          </table:table-cell>
          <table:table-cell office:value-type="string" calcext:value-type="string">
            <text:p>skill_level:ethereal=1,skill_level:mana_feed=1</text:p>
          </table:table-cell>
          <table:table-cell table:style-name="ce25" office:value-type="string" calcext:value-type="string">
            <text:p><text:span text:style-name="T223">A circlet made of silver</text:span></text:p>
          </table:table-cell>
          <table:table-cell table:number-columns-repeated="1024"/>
        </table:table-row>
        <table:table-row table:style-name="ro55">
          <table:table-cell office:value-type="string" calcext:value-type="string">
            <text:p><text:span text:style-name="T224">flow head 6</text:span></text:p>
          </table:table-cell>
          <table:table-cell table:style-name="ce29" office:value-type="string" calcext:value-type="string">
            <text:p><text:span text:style-name="T225">NOT FINISHED</text:span></text:p>
          </table:table-cell>
          <table:table-cell office:value-type="string" calcext:value-type="string">
            <text:p><text:span text:style-name="T226">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leech=1</text:p>
          </table:table-cell>
          <table:table-cell table:style-name="ce25" office:value-type="string" calcext:value-type="string">
            <text:p><text:span text:style-name="T228">A black hood of excellent quality</text:span></text:p>
          </table:table-cell>
          <table:table-cell table:number-columns-repeated="1024"/>
        </table:table-row>
        <table:table-row table:style-name="ro56">
          <table:table-cell office:value-type="string" calcext:value-type="string">
            <text:p><text:span text:style-name="T229">mind head 6</text:span></text:p>
          </table:table-cell>
          <table:table-cell table:style-name="ce29" office:value-type="string" calcext:value-type="string">
            <text:p><text:span text:style-name="T230">NOT FINISHED</text:span></text:p>
          </table:table-cell>
          <table:table-cell office:value-type="string" calcext:value-type="string">
            <text:p><text:span text:style-name="T231">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50])" office:value-type="float" calcext:value-type="float" office:value="6">
            <text:p>6</text:p>
          </table:table-cell>
          <table:table-cell office:value-type="string" calcext:value-type="string">
            <text:p>skill_level:mage_armor=1</text:p>
          </table:table-cell>
          <table:table-cell table:style-name="ce25" office:value-type="string" calcext:value-type="string">
            <text:p><text:span text:style-name="T233">A blue pointed hat</text:span></text:p>
          </table:table-cell>
          <table:table-cell table:number-columns-repeated="1024"/>
        </table:table-row>
        <table:table-row table:style-name="ro57">
          <table:table-cell office:value-type="string" calcext:value-type="string">
            <text:p><text:span text:style-name="T234">grit head 9</text:span></text:p>
          </table:table-cell>
          <table:table-cell table:style-name="ce29" office:value-type="string" calcext:value-type="string">
            <text:p><text:span text:style-name="T235">NOT FINISHED</text:span></text:p>
          </table:table-cell>
          <table:table-cell office:value-type="string" calcext:value-type="string">
            <text:p><text:span text:style-name="T236">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51])" office:value-type="float" calcext:value-type="float" office:value="4">
            <text:p>4</text:p>
          </table:table-cell>
          <table:table-cell table:style-name="ce31" office:value-type="string" calcext:value-type="string">
            <text:p>skill_level:enrage=1</text:p>
          </table:table-cell>
          <table:table-cell table:style-name="ce25" office:value-type="string" calcext:value-type="string">
            <text:p><text:span text:style-name="T238">A steel helmet fit for a knight</text:span></text:p>
          </table:table-cell>
          <table:table-cell table:number-columns-repeated="1024"/>
        </table:table-row>
        <table:table-row table:style-name="ro58">
          <table:table-cell office:value-type="string" calcext:value-type="string">
            <text:p><text:span text:style-name="T239">soul head 9</text:span></text:p>
          </table:table-cell>
          <table:table-cell table:style-name="ce29" office:value-type="string" calcext:value-type="string">
            <text:p><text:span text:style-name="T240">NOT FINISHED</text:span></text:p>
          </table:table-cell>
          <table:table-cell office:value-type="string" calcext:value-type="string">
            <text:p><text:span text:style-name="T241">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52])" office:value-type="float" calcext:value-type="float" office:value="5">
            <text:p>5</text:p>
          </table:table-cell>
          <table:table-cell office:value-type="string" calcext:value-type="string">
            <text:p>skill_level:ethereal=1,skill_level:mana_feed=1</text:p>
          </table:table-cell>
          <table:table-cell table:style-name="ce25" office:value-type="string" calcext:value-type="string">
            <text:p><text:span text:style-name="T243">A hat symbolizing faith</text:span></text:p>
          </table:table-cell>
          <table:table-cell table:number-columns-repeated="1024"/>
        </table:table-row>
        <table:table-row table:style-name="ro59">
          <table:table-cell office:value-type="string" calcext:value-type="string">
            <text:p><text:span text:style-name="T244">flow head 9</text:span></text:p>
          </table:table-cell>
          <table:table-cell table:style-name="ce29" office:value-type="string" calcext:value-type="string">
            <text:p><text:span text:style-name="T245">NOT FINISHED</text:span></text:p>
          </table:table-cell>
          <table:table-cell office:value-type="string" calcext:value-type="string">
            <text:p><text:span text:style-name="T246">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7">head</text:span></text:p>
          </table:table-cell>
          <table:table-cell office:value-type="float" calcext:value-type="float" office:value="0">
            <text:p>0</text:p>
          </table:table-cell>
          <table:table-cell table:style-name="ce17" table:formula="of:=COUNTIF([loot.A:loot.A];[.A53])" office:value-type="float" calcext:value-type="float" office:value="4">
            <text:p>4</text:p>
          </table:table-cell>
          <table:table-cell office:value-type="string" calcext:value-type="string">
            <text:p>skill_level:leech=1</text:p>
          </table:table-cell>
          <table:table-cell table:style-name="ce25" office:value-type="string" calcext:value-type="string">
            <text:p><text:span text:style-name="T248">Now you can look cool whilst brooding in the corner of the tavern</text:span></text:p>
          </table:table-cell>
          <table:table-cell table:number-columns-repeated="1024"/>
        </table:table-row>
        <table:table-row table:style-name="ro60">
          <table:table-cell office:value-type="string" calcext:value-type="string">
            <text:p><text:span text:style-name="T249">mind head 9</text:span></text:p>
          </table:table-cell>
          <table:table-cell table:style-name="ce29" office:value-type="string" calcext:value-type="string">
            <text:p><text:span text:style-name="T250">NOT FINISHED</text:span></text:p>
          </table:table-cell>
          <table:table-cell office:value-type="string" calcext:value-type="string">
            <text:p><text:span text:style-name="T251">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2">head</text:span></text:p>
          </table:table-cell>
          <table:table-cell office:value-type="float" calcext:value-type="float" office:value="0">
            <text:p>0</text:p>
          </table:table-cell>
          <table:table-cell table:style-name="ce17" table:formula="of:=COUNTIF([loot.A:loot.A];[.A54])" office:value-type="float" calcext:value-type="float" office:value="4">
            <text:p>4</text:p>
          </table:table-cell>
          <table:table-cell office:value-type="string" calcext:value-type="string">
            <text:p>skill_level:mage_armor=1</text:p>
          </table:table-cell>
          <table:table-cell table:style-name="ce25" office:value-type="string" calcext:value-type="string">
            <text:p><text:span text:style-name="T253">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54">grit head 9 bone</text:span></text:p>
          </table:table-cell>
          <table:table-cell table:style-name="ce29" office:value-type="string" calcext:value-type="string">
            <text:p><text:span text:style-name="T255">NOT FINISHED</text:span></text:p>
          </table:table-cell>
          <table:table-cell office:value-type="string" calcext:value-type="string">
            <text:p><text:span text:style-name="T256">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7">head</text:span></text:p>
          </table:table-cell>
          <table:table-cell office:value-type="float" calcext:value-type="float" office:value="0">
            <text:p>0</text:p>
          </table:table-cell>
          <table:table-cell table:style-name="ce17" table:formula="of:=COUNTIF([loot.A:loot.A];[.A55])" office:value-type="float" calcext:value-type="float" office:value="2">
            <text:p>2</text:p>
          </table:table-cell>
          <table:table-cell table:style-name="ce31" office:value-type="string" calcext:value-type="string">
            <text:p>skill_level:enrage=1</text:p>
          </table:table-cell>
          <table:table-cell table:style-name="ce25" office:value-type="string" calcext:value-type="string">
            <text:p><text:span text:style-name="T258">This macabre helmet is made of the skull of a unidentifiable creature.</text:span></text:p>
          </table:table-cell>
          <table:table-cell table:style-name="ce26"/>
          <table:table-cell table:number-columns-repeated="1024"/>
        </table:table-row>
        <table:table-row table:style-name="ro62">
          <table:table-cell office:value-type="string" calcext:value-type="string">
            <text:p><text:span text:style-name="T259">grit head 12</text:span></text:p>
          </table:table-cell>
          <table:table-cell table:style-name="ce29" office:value-type="string" calcext:value-type="string">
            <text:p><text:span text:style-name="T260">NOT FINISHED</text:span></text:p>
          </table:table-cell>
          <table:table-cell office:value-type="string" calcext:value-type="string">
            <text:p><text:span text:style-name="T261">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2">head</text:span></text:p>
          </table:table-cell>
          <table:table-cell office:value-type="float" calcext:value-type="float" office:value="0">
            <text:p>0</text:p>
          </table:table-cell>
          <table:table-cell table:style-name="ce17" table:formula="of:=COUNTIF([loot.A:loot.A];[.A56])"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263">A metal box with some eyeholes</text:span></text:p>
          </table:table-cell>
          <table:table-cell table:style-name="ce26"/>
          <table:table-cell table:number-columns-repeated="1024"/>
        </table:table-row>
        <table:table-row table:style-name="ro63">
          <table:table-cell office:value-type="string" calcext:value-type="string">
            <text:p><text:span text:style-name="T264">soul head 9 bone</text:span></text:p>
          </table:table-cell>
          <table:table-cell table:style-name="ce29" office:value-type="string" calcext:value-type="string">
            <text:p><text:span text:style-name="T265">NOT FINISHED</text:span></text:p>
          </table:table-cell>
          <table:table-cell office:value-type="string" calcext:value-type="string">
            <text:p><text:span text:style-name="T26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7">head</text:span></text:p>
          </table:table-cell>
          <table:table-cell office:value-type="float" calcext:value-type="float" office:value="0">
            <text:p>0</text:p>
          </table:table-cell>
          <table:table-cell table:style-name="ce17" table:formula="of:=COUNTIF([loot.A:loot.A];[.A57])" office:value-type="float" calcext:value-type="float" office:value="0">
            <text:p>0</text:p>
          </table:table-cell>
          <table:table-cell office:value-type="string" calcext:value-type="string">
            <text:p>skill_level:ethereal=1,skill_level:mana_feed=1</text:p>
          </table:table-cell>
          <table:table-cell table:style-name="ce25" office:value-type="string" calcext:value-type="string">
            <text:p><text:span text:style-name="T268">pee</text:span></text:p>
          </table:table-cell>
          <table:table-cell table:style-name="ce26"/>
          <table:table-cell table:number-columns-repeated="1024"/>
        </table:table-row>
        <table:table-row table:style-name="ro64">
          <table:table-cell office:value-type="string" calcext:value-type="string">
            <text:p><text:span text:style-name="T269">soul head 12</text:span></text:p>
          </table:table-cell>
          <table:table-cell table:style-name="ce29" office:value-type="string" calcext:value-type="string">
            <text:p><text:span text:style-name="T270">NOT FINISHED</text:span></text:p>
          </table:table-cell>
          <table:table-cell office:value-type="string" calcext:value-type="string">
            <text:p><text:span text:style-name="T27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2">head</text:span></text:p>
          </table:table-cell>
          <table:table-cell office:value-type="float" calcext:value-type="float" office:value="0">
            <text:p>0</text:p>
          </table:table-cell>
          <table:table-cell table:style-name="ce17" table:formula="of:=COUNTIF([loot.A:loot.A];[.A58])" office:value-type="float" calcext:value-type="float" office:value="5">
            <text:p>5</text:p>
          </table:table-cell>
          <table:table-cell office:value-type="string" calcext:value-type="string">
            <text:p>skill_level:ethereal=1,skill_level:mana_feed=1</text:p>
          </table:table-cell>
          <table:table-cell table:style-name="ce25" office:value-type="string" calcext:value-type="string">
            <text:p><text:span text:style-name="T273">A shiny warm to the touch halo that somehow stays atop your head.</text:span></text:p>
          </table:table-cell>
          <table:table-cell table:style-name="ce26"/>
          <table:table-cell table:number-columns-repeated="1024"/>
        </table:table-row>
        <table:table-row table:style-name="ro65">
          <table:table-cell office:value-type="string" calcext:value-type="string">
            <text:p><text:span text:style-name="T274">flow head 9 bone</text:span></text:p>
          </table:table-cell>
          <table:table-cell table:style-name="ce29" office:value-type="string" calcext:value-type="string">
            <text:p><text:span text:style-name="T275">NOT FINISHED</text:span></text:p>
          </table:table-cell>
          <table:table-cell office:value-type="string" calcext:value-type="string">
            <text:p><text:span text:style-name="T27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7">head</text:span></text:p>
          </table:table-cell>
          <table:table-cell office:value-type="float" calcext:value-type="float" office:value="0">
            <text:p>0</text:p>
          </table:table-cell>
          <table:table-cell table:style-name="ce17" table:formula="of:=COUNTIF([loot.A:loot.A];[.A59])"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278">pee</text:span></text:p>
          </table:table-cell>
          <table:table-cell table:number-columns-repeated="1024"/>
        </table:table-row>
        <table:table-row table:style-name="ro66">
          <table:table-cell office:value-type="string" calcext:value-type="string">
            <text:p><text:span text:style-name="T279">flow head 12</text:span></text:p>
          </table:table-cell>
          <table:table-cell table:style-name="ce29" office:value-type="string" calcext:value-type="string">
            <text:p><text:span text:style-name="T280">NOT FINISHED</text:span></text:p>
          </table:table-cell>
          <table:table-cell office:value-type="string" calcext:value-type="string">
            <text:p><text:span text:style-name="T281">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2">head</text:span></text:p>
          </table:table-cell>
          <table:table-cell office:value-type="float" calcext:value-type="float" office:value="0">
            <text:p>0</text:p>
          </table:table-cell>
          <table:table-cell table:style-name="ce17" table:formula="of:=COUNTIF([loot.A:loot.A];[.A60])"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83">Night cloth absorbs 80% of all light this is only the hood tho.</text:span></text:p>
          </table:table-cell>
          <table:table-cell table:number-columns-repeated="1024"/>
        </table:table-row>
        <table:table-row table:style-name="ro67">
          <table:table-cell office:value-type="string" calcext:value-type="string">
            <text:p><text:span text:style-name="T284">mind head 9 bone</text:span></text:p>
          </table:table-cell>
          <table:table-cell table:style-name="ce29" office:value-type="string" calcext:value-type="string">
            <text:p><text:span text:style-name="T285">NOT FINISHED</text:span></text:p>
          </table:table-cell>
          <table:table-cell office:value-type="string" calcext:value-type="string">
            <text:p><text:span text:style-name="T286">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7">head</text:span></text:p>
          </table:table-cell>
          <table:table-cell office:value-type="float" calcext:value-type="float" office:value="0">
            <text:p>0</text:p>
          </table:table-cell>
          <table:table-cell table:style-name="ce17" table:formula="of:=COUNTIF([loot.A:loot.A];[.A61])" office:value-type="float" calcext:value-type="float" office:value="2">
            <text:p>2</text:p>
          </table:table-cell>
          <table:table-cell office:value-type="string" calcext:value-type="string">
            <text:p>skill_level:mage_armor=1</text:p>
          </table:table-cell>
          <table:table-cell table:style-name="ce25" office:value-type="string" calcext:value-type="string">
            <text:p><text:span text:style-name="T288">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89">mind head 12</text:span></text:p>
          </table:table-cell>
          <table:table-cell table:style-name="ce29" office:value-type="string" calcext:value-type="string">
            <text:p><text:span text:style-name="T290">NOT FINISHED</text:span></text:p>
          </table:table-cell>
          <table:table-cell office:value-type="string" calcext:value-type="string">
            <text:p><text:span text:style-name="T291">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2">head</text:span></text:p>
          </table:table-cell>
          <table:table-cell office:value-type="float" calcext:value-type="float" office:value="0">
            <text:p>0</text:p>
          </table:table-cell>
          <table:table-cell table:style-name="ce17" table:formula="of:=COUNTIF([loot.A:loot.A];[.A62])"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293">A light purple top hat for the smartest and finest of gentlemen.</text:span></text:p>
          </table:table-cell>
          <table:table-cell table:number-columns-repeated="1024"/>
        </table:table-row>
        <table:table-row table:style-name="ro69">
          <table:table-cell table:style-name="ce31" office:value-type="string" calcext:value-type="string">
            <text:p>flow head 15</text:p>
          </table:table-cell>
          <table:table-cell table:style-name="ce29" office:value-type="string" calcext:value-type="string">
            <text:p><text:span text:style-name="T294">NOT FINISHED</text:span></text:p>
          </table:table-cell>
          <table:table-cell office:value-type="string" calcext:value-type="string">
            <text:p>Bee mask</text:p>
          </table:table-cell>
          <table:table-cell table:style-name="ce29" office:value-type="float" calcext:value-type="float" office:value="45">
            <text:p>45</text:p>
          </table:table-cell>
          <table:table-cell table:style-name="ce29" office:value-type="float" calcext:value-type="float" office:value="45">
            <text:p>4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5">head</text:span></text:p>
          </table:table-cell>
          <table:table-cell office:value-type="float" calcext:value-type="float" office:value="0">
            <text:p>0</text:p>
          </table:table-cell>
          <table:table-cell table:style-name="ce17" table:formula="of:=COUNTIF([loot.A:loot.A];[.A63])"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70">
          <table:table-cell table:style-name="ce31" office:value-type="string" calcext:value-type="string">
            <text:p>grit head 15 ant</text:p>
          </table:table-cell>
          <table:table-cell table:style-name="ce29" office:value-type="string" calcext:value-type="string">
            <text:p><text:span text:style-name="T296">NOT FINISHED</text:span></text:p>
          </table:table-cell>
          <table:table-cell office:value-type="string" calcext:value-type="string">
            <text:p>Ant helm</text:p>
          </table:table-cell>
          <table:table-cell table:style-name="ce29" office:value-type="float" calcext:value-type="float" office:value="80">
            <text:p>80</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30">
            <text:p>30</text:p>
          </table:table-cell>
          <table:table-cell table:style-name="ce29" office:value-type="float" calcext:value-type="float" office:value="8">
            <text:p>8</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7">head</text:span></text:p>
          </table:table-cell>
          <table:table-cell office:value-type="float" calcext:value-type="float" office:value="0">
            <text:p>0</text:p>
          </table:table-cell>
          <table:table-cell table:style-name="ce17" table:formula="of:=COUNTIF([loot.A:loot.A];[.A64])"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71">
          <table:table-cell office:value-type="string" calcext:value-type="string">
            <text:p>grit head 15 golem</text:p>
          </table:table-cell>
          <table:table-cell table:style-name="ce29" office:value-type="string" calcext:value-type="string">
            <text:p><text:span text:style-name="T298">NOT FINISHED</text:span></text:p>
          </table:table-cell>
          <table:table-cell office:value-type="string" calcext:value-type="string">
            <text:p>Golem helm</text:p>
          </table:table-cell>
          <table:table-cell table:style-name="ce29" office:value-type="float" calcext:value-type="float" office:value="100">
            <text:p>100</text:p>
          </table:table-cell>
          <table:table-cell table:style-name="ce29" office:value-type="float" calcext:value-type="float" office:value="-40">
            <text:p>-40</text:p>
          </table:table-cell>
          <table:table-cell table:style-name="ce29" office:value-type="float" calcext:value-type="float" office:value="0">
            <text:p>0</text:p>
          </table:table-cell>
          <table:table-cell table:style-name="ce29" office:value-type="float" calcext:value-type="float" office:value="40">
            <text:p>40</text:p>
          </table:table-cell>
          <table:table-cell table:style-name="ce29" office:value-type="float" calcext:value-type="float" office:value="10">
            <text:p>10</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9">head</text:span></text:p>
          </table:table-cell>
          <table:table-cell office:value-type="float" calcext:value-type="float" office:value="0">
            <text:p>0</text:p>
          </table:table-cell>
          <table:table-cell table:style-name="ce17" table:formula="of:=COUNTIF([loot.A:loot.A];[.A65])"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72">
          <table:table-cell table:style-name="ce31" office:value-type="string" calcext:value-type="string">
            <text:p>soul head 15</text:p>
          </table:table-cell>
          <table:table-cell table:style-name="ce29" office:value-type="string" calcext:value-type="string">
            <text:p><text:span text:style-name="T300">NOT FINISHED</text:span></text:p>
          </table:table-cell>
          <table:table-cell office:value-type="string" calcext:value-type="string">
            <text:p>Bishop hat</text:p>
          </table:table-cell>
          <table:table-cell table:style-name="ce29" office:value-type="float" calcext:value-type="float" office:value="50">
            <text:p>50</text:p>
          </table:table-cell>
          <table:table-cell table:style-name="ce29" office:value-type="float" calcext:value-type="float" office:value="50">
            <text:p>5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301">head</text:span></text:p>
          </table:table-cell>
          <table:table-cell office:value-type="float" calcext:value-type="float" office:value="0">
            <text:p>0</text:p>
          </table:table-cell>
          <table:table-cell table:style-name="ce17" table:formula="of:=COUNTIF([loot.A:loot.A];[.A66])" office:value-type="float" calcext:value-type="float" office:value="0">
            <text:p>0</text:p>
          </table:table-cell>
          <table:table-cell table:style-name="ce30" office:value-type="string" calcext:value-type="string">
            <text:p>skill_level:ethereal=1,skill_level:mana_feed=1</text:p>
          </table:table-cell>
          <table:table-cell table:style-name="ce25"/>
          <table:table-cell table:number-columns-repeated="1024"/>
        </table:table-row>
        <table:table-row table:style-name="ro73">
          <table:table-cell table:style-name="ce31" office:value-type="string" calcext:value-type="string">
            <text:p>mind head 15</text:p>
          </table:table-cell>
          <table:table-cell table:style-name="ce29" office:value-type="string" calcext:value-type="string">
            <text:p><text:span text:style-name="T302">NOT FINISHED</text:span></text:p>
          </table:table-cell>
          <table:table-cell office:value-type="string" calcext:value-type="string">
            <text:p>Pixie mask</text:p>
          </table:table-cell>
          <table:table-cell table:style-name="ce29" office:value-type="float" calcext:value-type="float" office:value="40">
            <text:p>40</text:p>
          </table:table-cell>
          <table:table-cell table:style-name="ce29" office:value-type="float" calcext:value-type="float" office:value="70">
            <text:p>7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303">head</text:span></text:p>
          </table:table-cell>
          <table:table-cell office:value-type="float" calcext:value-type="float" office:value="0">
            <text:p>0</text:p>
          </table:table-cell>
          <table:table-cell table:style-name="ce17" table:formula="of:=COUNTIF([loot.A:loot.A];[.A67])"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74">
          <table:table-cell table:style-name="ce26" office:value-type="string" calcext:value-type="string">
            <text:p><text:span text:style-name="T304">event_1</text:span></text:p>
          </table:table-cell>
          <table:table-cell table:style-name="ce29" office:value-type="string" calcext:value-type="string">
            <text:p><text:span text:style-name="T305">NOT FINISHED</text:span></text:p>
          </table:table-cell>
          <table:table-cell table:style-name="ce26" office:value-type="string" calcext:value-type="string">
            <text:p><text:span text:style-name="T306">Old coin</text:span></text:p>
          </table:table-cell>
          <table:table-cell table:style-name="ce26" office:value-type="float" calcext:value-type="float" office:value="10">
            <text:p>10</text:p>
          </table:table-cell>
          <table:table-cell table:style-name="ce26" office:value-type="float" calcext:value-type="float" office:value="10">
            <text:p>1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7">relic</text:span></text:p>
          </table:table-cell>
          <table:table-cell table:style-name="ce26" office:value-type="float" calcext:value-type="float" office:value="1">
            <text:p>1</text:p>
          </table:table-cell>
          <table:table-cell table:style-name="ce17" table:formula="of:=COUNTIF([loot.A:loot.A];[.A6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0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309">grit relic 1</text:span></text:p>
          </table:table-cell>
          <table:table-cell table:style-name="ce29" office:value-type="string" calcext:value-type="string">
            <text:p><text:span text:style-name="T310">NOT FINISHED</text:span></text:p>
          </table:table-cell>
          <table:table-cell office:value-type="string" calcext:value-type="string">
            <text:p><text:span text:style-name="T311">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2">relic</text:span></text:p>
          </table:table-cell>
          <table:table-cell office:value-type="float" calcext:value-type="float" office:value="0">
            <text:p>0</text:p>
          </table:table-cell>
          <table:table-cell table:style-name="ce17" table:formula="of:=COUNTIF([loot.A:loot.A];[.A69])" office:value-type="float" calcext:value-type="float" office:value="0">
            <text:p>0</text:p>
          </table:table-cell>
          <table:table-cell table:style-name="ce31" office:value-type="string" calcext:value-type="string">
            <text:p>skill_level:enrage=1</text:p>
          </table:table-cell>
          <table:table-cell table:style-name="ce25" office:value-type="string" calcext:value-type="string">
            <text:p><text:span text:style-name="T313">You have proved your worth, and are now an apprentice fighter</text:span></text:p>
          </table:table-cell>
          <table:table-cell table:number-columns-repeated="1024"/>
        </table:table-row>
        <table:table-row table:style-name="ro76">
          <table:table-cell office:value-type="string" calcext:value-type="string">
            <text:p><text:span text:style-name="T314">soul relic 1</text:span></text:p>
          </table:table-cell>
          <table:table-cell table:style-name="ce29" office:value-type="string" calcext:value-type="string">
            <text:p><text:span text:style-name="T315">NOT FINISHED</text:span></text:p>
          </table:table-cell>
          <table:table-cell office:value-type="string" calcext:value-type="string">
            <text:p><text:span text:style-name="T316">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7">relic</text:span></text:p>
          </table:table-cell>
          <table:table-cell office:value-type="float" calcext:value-type="float" office:value="0">
            <text:p>0</text:p>
          </table:table-cell>
          <table:table-cell table:style-name="ce17" table:formula="of:=COUNTIF([loot.A:loot.A];[.A70])" office:value-type="float" calcext:value-type="float" office:value="0">
            <text:p>0</text:p>
          </table:table-cell>
          <table:table-cell office:value-type="string" calcext:value-type="string">
            <text:p>skill_level:ethereal=1</text:p>
          </table:table-cell>
          <table:table-cell table:style-name="ce25" office:value-type="string" calcext:value-type="string">
            <text:p><text:span text:style-name="T318">You have proved your worth, and are now an apprentice fighter</text:span></text:p>
          </table:table-cell>
          <table:table-cell table:number-columns-repeated="1024"/>
        </table:table-row>
        <table:table-row table:style-name="ro77">
          <table:table-cell office:value-type="string" calcext:value-type="string">
            <text:p><text:span text:style-name="T319">flow relic 1</text:span></text:p>
          </table:table-cell>
          <table:table-cell table:style-name="ce29" office:value-type="string" calcext:value-type="string">
            <text:p><text:span text:style-name="T320">NOT FINISHED</text:span></text:p>
          </table:table-cell>
          <table:table-cell office:value-type="string" calcext:value-type="string">
            <text:p><text:span text:style-name="T321">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2">relic</text:span></text:p>
          </table:table-cell>
          <table:table-cell office:value-type="float" calcext:value-type="float" office:value="0">
            <text:p>0</text:p>
          </table:table-cell>
          <table:table-cell table:style-name="ce17" table:formula="of:=COUNTIF([loot.A:loot.A];[.A71])"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323">You have proved your worth, and are now an apprentice fighter</text:span></text:p>
          </table:table-cell>
          <table:table-cell table:style-name="ce26"/>
          <table:table-cell table:number-columns-repeated="1024"/>
        </table:table-row>
        <table:table-row table:style-name="ro78">
          <table:table-cell office:value-type="string" calcext:value-type="string">
            <text:p><text:span text:style-name="T324">mind relic 1</text:span></text:p>
          </table:table-cell>
          <table:table-cell table:style-name="ce29" office:value-type="string" calcext:value-type="string">
            <text:p><text:span text:style-name="T325">NOT FINISHED</text:span></text:p>
          </table:table-cell>
          <table:table-cell office:value-type="string" calcext:value-type="string">
            <text:p><text:span text:style-name="T326">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7">relic</text:span></text:p>
          </table:table-cell>
          <table:table-cell office:value-type="float" calcext:value-type="float" office:value="0">
            <text:p>0</text:p>
          </table:table-cell>
          <table:table-cell table:style-name="ce17" table:formula="of:=COUNTIF([loot.A:loot.A];[.A72])" office:value-type="float" calcext:value-type="float" office:value="0">
            <text:p>0</text:p>
          </table:table-cell>
          <table:table-cell office:value-type="string" calcext:value-type="string">
            <text:p>skill_level:mage_armor=1</text:p>
          </table:table-cell>
          <table:table-cell table:style-name="ce25" office:value-type="string" calcext:value-type="string">
            <text:p><text:span text:style-name="T328">You have proved your worth, and are now an apprentice fighter</text:span></text:p>
          </table:table-cell>
          <table:table-cell table:number-columns-repeated="1024"/>
        </table:table-row>
        <table:table-row table:style-name="ro79">
          <table:table-cell table:style-name="ce26" office:value-type="string" calcext:value-type="string">
            <text:p><text:span text:style-name="T329">red scarf</text:span></text:p>
          </table:table-cell>
          <table:table-cell table:style-name="ce29" office:value-type="string" calcext:value-type="string">
            <text:p><text:span text:style-name="T330">NOT FINISHED</text:span></text:p>
          </table:table-cell>
          <table:table-cell table:style-name="ce26" office:value-type="string" calcext:value-type="string">
            <text:p><text:span text:style-name="T331">Red scarf</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2">trinket</text:span></text:p>
          </table:table-cell>
          <table:table-cell table:style-name="ce26" office:value-type="float" calcext:value-type="float" office:value="1">
            <text:p>1</text:p>
          </table:table-cell>
          <table:table-cell table:style-name="ce17" table:formula="of:=COUNTIF([loot.A:loot.A];[.A7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33">A scarf made of red silk</text:span></text:p>
          </table:table-cell>
          <table:table-cell table:number-columns-repeated="1024"/>
        </table:table-row>
        <table:table-row table:style-name="ro80">
          <table:table-cell table:style-name="ce26" office:value-type="string" calcext:value-type="string">
            <text:p><text:span text:style-name="T334">notebook</text:span></text:p>
          </table:table-cell>
          <table:table-cell table:style-name="ce29" office:value-type="string" calcext:value-type="string">
            <text:p><text:span text:style-name="T335">NOT FINISHED</text:span></text:p>
          </table:table-cell>
          <table:table-cell table:style-name="ce26" office:value-type="string" calcext:value-type="string">
            <text:p><text:span text:style-name="T336">Notebook</text:span></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7">trinket</text:span></text:p>
          </table:table-cell>
          <table:table-cell table:style-name="ce26" office:value-type="float" calcext:value-type="float" office:value="1">
            <text:p>1</text:p>
          </table:table-cell>
          <table:table-cell table:style-name="ce17" table:formula="of:=COUNTIF([loot.A:loot.A];[.A74])"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38">A bound notebook for jotting down spells or thoughts</text:span></text:p>
          </table:table-cell>
          <table:table-cell table:number-columns-repeated="1024"/>
        </table:table-row>
        <table:table-row table:style-name="ro81">
          <table:table-cell table:style-name="ce26" office:value-type="string" calcext:value-type="string">
            <text:p><text:span text:style-name="T339">prayer beads</text:span></text:p>
          </table:table-cell>
          <table:table-cell table:style-name="ce29" office:value-type="string" calcext:value-type="string">
            <text:p><text:span text:style-name="T340">NOT FINISHED</text:span></text:p>
          </table:table-cell>
          <table:table-cell table:style-name="ce26" office:value-type="string" calcext:value-type="string">
            <text:p><text:span text:style-name="T341">Prayer beads</text:span></text:p>
          </table:table-cell>
          <table:table-cell table:style-name="ce26" office:value-type="float" calcext:value-type="float" office:value="10">
            <text:p>10</text:p>
          </table:table-cell>
          <table:table-cell table:style-name="ce26" office:value-type="float" calcext:value-type="float" office:value="10">
            <text:p>1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342">trinket</text:span></text:p>
          </table:table-cell>
          <table:table-cell table:style-name="ce26" office:value-type="float" calcext:value-type="float" office:value="1">
            <text:p>1</text:p>
          </table:table-cell>
          <table:table-cell table:style-name="ce17" table:formula="of:=COUNTIF([loot.A:loot.A];[.A7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43">A string of beads for meditation and spiritual focus</text:span></text:p>
          </table:table-cell>
          <table:table-cell table:number-columns-repeated="1024"/>
        </table:table-row>
        <table:table-row table:style-name="ro82">
          <table:table-cell table:style-name="ce26" office:value-type="string" calcext:value-type="string">
            <text:p><text:span text:style-name="T344">single earing</text:span></text:p>
          </table:table-cell>
          <table:table-cell table:style-name="ce29" office:value-type="string" calcext:value-type="string">
            <text:p><text:span text:style-name="T345">NOT FINISHED</text:span></text:p>
          </table:table-cell>
          <table:table-cell table:style-name="ce26" office:value-type="string" calcext:value-type="string">
            <text:p><text:span text:style-name="T346">Single earing</text:span></text:p>
          </table:table-cell>
          <table:table-cell table:style-name="ce26" office:value-type="float" calcext:value-type="float" office:value="15">
            <text:p>1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47">trinket</text:span></text:p>
          </table:table-cell>
          <table:table-cell table:style-name="ce26" office:value-type="float" calcext:value-type="float" office:value="1">
            <text:p>1</text:p>
          </table:table-cell>
          <table:table-cell table:style-name="ce17" table:formula="of:=COUNTIF([loot.A:loot.A];[.A7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48">A single earing, kinda quirky to only wear one</text:span></text:p>
          </table:table-cell>
          <table:table-cell table:number-columns-repeated="1024"/>
        </table:table-row>
        <table:table-row table:style-name="ro83">
          <table:table-cell office:value-type="string" calcext:value-type="string">
            <text:p><text:span text:style-name="T349">mind trinket 1</text:span></text:p>
          </table:table-cell>
          <table:table-cell table:style-name="ce29" office:value-type="string" calcext:value-type="string">
            <text:p><text:span text:style-name="T350">NOT FINISHED</text:span></text:p>
          </table:table-cell>
          <table:table-cell office:value-type="string" calcext:value-type="string">
            <text:p><text:span text:style-name="T351">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2">trinket</text:span></text:p>
          </table:table-cell>
          <table:table-cell office:value-type="float" calcext:value-type="float" office:value="0">
            <text:p>0</text:p>
          </table:table-cell>
          <table:table-cell table:style-name="ce17" table:formula="of:=COUNTIF([loot.A:loot.A];[.A77])" office:value-type="float" calcext:value-type="float" office:value="5">
            <text:p>5</text:p>
          </table:table-cell>
          <table:table-cell office:value-type="string" calcext:value-type="string">
            <text:p>skill_level:magic_missile=1</text:p>
          </table:table-cell>
          <table:table-cell table:style-name="ce25" office:value-type="string" calcext:value-type="string">
            <text:p><text:span text:style-name="T353">Now you can write down your spells</text:span></text:p>
          </table:table-cell>
          <table:table-cell table:number-columns-repeated="1024"/>
        </table:table-row>
        <table:table-row table:style-name="ro84">
          <table:table-cell office:value-type="string" calcext:value-type="string">
            <text:p><text:span text:style-name="T354">soul trinket 1</text:span></text:p>
          </table:table-cell>
          <table:table-cell table:style-name="ce29" office:value-type="string" calcext:value-type="string">
            <text:p><text:span text:style-name="T355">NOT FINISHED</text:span></text:p>
          </table:table-cell>
          <table:table-cell office:value-type="string" calcext:value-type="string">
            <text:p><text:span text:style-name="T35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7">trinket</text:span></text:p>
          </table:table-cell>
          <table:table-cell office:value-type="float" calcext:value-type="float" office:value="0">
            <text:p>0</text:p>
          </table:table-cell>
          <table:table-cell table:style-name="ce17" table:formula="of:=COUNTIF([loot.A:loot.A];[.A78])"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358">Doesn't sound quite right</text:span></text:p>
          </table:table-cell>
          <table:table-cell table:number-columns-repeated="1024"/>
        </table:table-row>
        <table:table-row table:style-name="ro85">
          <table:table-cell office:value-type="string" calcext:value-type="string">
            <text:p><text:span text:style-name="T359">flow trinket 1</text:span></text:p>
          </table:table-cell>
          <table:table-cell table:style-name="ce29" office:value-type="string" calcext:value-type="string">
            <text:p><text:span text:style-name="T360">NOT FINISHED</text:span></text:p>
          </table:table-cell>
          <table:table-cell office:value-type="string" calcext:value-type="string">
            <text:p><text:span text:style-name="T361">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2">trinket</text:span></text:p>
          </table:table-cell>
          <table:table-cell office:value-type="float" calcext:value-type="float" office:value="0">
            <text:p>0</text:p>
          </table:table-cell>
          <table:table-cell table:style-name="ce17" table:formula="of:=COUNTIF([loot.A:loot.A];[.A79])"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363">A campers favoret tool</text:span></text:p>
          </table:table-cell>
          <table:table-cell table:number-columns-repeated="1024"/>
        </table:table-row>
        <table:table-row table:style-name="ro86">
          <table:table-cell office:value-type="string" calcext:value-type="string">
            <text:p><text:span text:style-name="T364">grit trinket 1</text:span></text:p>
          </table:table-cell>
          <table:table-cell table:style-name="ce29" office:value-type="string" calcext:value-type="string">
            <text:p><text:span text:style-name="T365">NOT FINISHED</text:span></text:p>
          </table:table-cell>
          <table:table-cell office:value-type="string" calcext:value-type="string">
            <text:p><text:span text:style-name="T366">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7">trinket</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368">A plank with a handle</text:span></text:p>
          </table:table-cell>
          <table:table-cell table:number-columns-repeated="1024"/>
        </table:table-row>
        <table:table-row table:style-name="ro87">
          <table:table-cell office:value-type="string" calcext:value-type="string">
            <text:p><text:span text:style-name="T369">soul trinket 3</text:span></text:p>
          </table:table-cell>
          <table:table-cell table:style-name="ce29" office:value-type="string" calcext:value-type="string">
            <text:p><text:span text:style-name="T370">NOT FINISHED</text:span></text:p>
          </table:table-cell>
          <table:table-cell office:value-type="string" calcext:value-type="string">
            <text:p><text:span text:style-name="T371">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2">trinket</text:span></text:p>
          </table:table-cell>
          <table:table-cell office:value-type="float" calcext:value-type="float" office:value="0">
            <text:p>0</text:p>
          </table:table-cell>
          <table:table-cell table:style-name="ce17" table:formula="of:=COUNTIF([loot.A:loot.A];[.A81])"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373">May your faith protect you</text:span></text:p>
          </table:table-cell>
          <table:table-cell table:number-columns-repeated="1024"/>
        </table:table-row>
        <table:table-row table:style-name="ro88">
          <table:table-cell office:value-type="string" calcext:value-type="string">
            <text:p><text:span text:style-name="T374">mind trinket 3</text:span></text:p>
          </table:table-cell>
          <table:table-cell table:style-name="ce29" office:value-type="string" calcext:value-type="string">
            <text:p><text:span text:style-name="T375">NOT FINISHED</text:span></text:p>
          </table:table-cell>
          <table:table-cell office:value-type="string" calcext:value-type="string">
            <text:p><text:span text:style-name="T376">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7">trinket</text:span></text:p>
          </table:table-cell>
          <table:table-cell office:value-type="float" calcext:value-type="float" office:value="0">
            <text:p>0</text:p>
          </table:table-cell>
          <table:table-cell table:style-name="ce17" table:formula="of:=COUNTIF([loot.A:loot.A];[.A82])" office:value-type="float" calcext:value-type="float" office:value="6">
            <text:p>6</text:p>
          </table:table-cell>
          <table:table-cell office:value-type="string" calcext:value-type="string">
            <text:p>skill_level:magic_missile=1</text:p>
          </table:table-cell>
          <table:table-cell table:style-name="ce25" office:value-type="string" calcext:value-type="string">
            <text:p><text:span text:style-name="T378">Now you can write down lots of spells</text:span></text:p>
          </table:table-cell>
          <table:table-cell table:number-columns-repeated="1024"/>
        </table:table-row>
        <table:table-row table:style-name="ro89">
          <table:table-cell office:value-type="string" calcext:value-type="string">
            <text:p><text:span text:style-name="T379">flow trinket 3</text:span></text:p>
          </table:table-cell>
          <table:table-cell table:style-name="ce29" office:value-type="string" calcext:value-type="string">
            <text:p><text:span text:style-name="T380">NOT FINISHED</text:span></text:p>
          </table:table-cell>
          <table:table-cell office:value-type="string" calcext:value-type="string">
            <text:p><text:span text:style-name="T381">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383">A small knife perfect for offhand</text:span></text:p>
          </table:table-cell>
          <table:table-cell table:number-columns-repeated="1024"/>
        </table:table-row>
        <table:table-row table:style-name="ro90">
          <table:table-cell office:value-type="string" calcext:value-type="string">
            <text:p><text:span text:style-name="T384">grit trinket 3</text:span></text:p>
          </table:table-cell>
          <table:table-cell table:style-name="ce29" office:value-type="string" calcext:value-type="string">
            <text:p><text:span text:style-name="T385">NOT FINISHED</text:span></text:p>
          </table:table-cell>
          <table:table-cell office:value-type="string" calcext:value-type="string">
            <text:p><text:span text:style-name="T386">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7">trinket</text:span></text:p>
          </table:table-cell>
          <table:table-cell office:value-type="float" calcext:value-type="float" office:value="0">
            <text:p>0</text:p>
          </table:table-cell>
          <table:table-cell table:style-name="ce17" table:formula="of:=COUNTIF([loot.A:loot.A];[.A84])" office:value-type="float" calcext:value-type="float" office:value="5">
            <text:p>5</text:p>
          </table:table-cell>
          <table:table-cell table:style-name="ce29" office:value-type="string" calcext:value-type="string">
            <text:p>skill_level:swing=1</text:p>
          </table:table-cell>
          <table:table-cell table:style-name="ce27" office:value-type="string" calcext:value-type="string">
            <text:p>A wooden shield.</text:p>
          </table:table-cell>
          <table:table-cell table:number-columns-repeated="1024"/>
        </table:table-row>
        <table:table-row table:style-name="ro91">
          <table:table-cell office:value-type="string" calcext:value-type="string">
            <text:p><text:span text:style-name="T388">soul trinket 6</text:span></text:p>
          </table:table-cell>
          <table:table-cell table:style-name="ce29" office:value-type="string" calcext:value-type="string">
            <text:p><text:span text:style-name="T389">NOT FINISHED</text:span></text:p>
          </table:table-cell>
          <table:table-cell office:value-type="string" calcext:value-type="string">
            <text:p><text:span text:style-name="T390">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1">trinket</text:span></text:p>
          </table:table-cell>
          <table:table-cell office:value-type="float" calcext:value-type="float" office:value="0">
            <text:p>0</text:p>
          </table:table-cell>
          <table:table-cell table:style-name="ce17" table:formula="of:=COUNTIF([loot.A:loot.A];[.A85])" office:value-type="float" calcext:value-type="float" office:value="6">
            <text:p>6</text:p>
          </table:table-cell>
          <table:table-cell office:value-type="string" calcext:value-type="string">
            <text:p>skill_level:cure_light_wounds=1</text:p>
          </table:table-cell>
          <table:table-cell table:style-name="ce25" office:value-type="string" calcext:value-type="string">
            <text:p><text:span text:style-name="T392">An intricately designed symbol with both elegance and power</text:span></text:p>
          </table:table-cell>
          <table:table-cell table:number-columns-repeated="1024"/>
        </table:table-row>
        <table:table-row table:style-name="ro92">
          <table:table-cell office:value-type="string" calcext:value-type="string">
            <text:p><text:span text:style-name="T393">flow trinket 6</text:span></text:p>
          </table:table-cell>
          <table:table-cell table:style-name="ce29" office:value-type="string" calcext:value-type="string">
            <text:p><text:span text:style-name="T394">NOT FINISHED</text:span></text:p>
          </table:table-cell>
          <table:table-cell office:value-type="string" calcext:value-type="string">
            <text:p><text:span text:style-name="T395">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6">trinket</text:span></text:p>
          </table:table-cell>
          <table:table-cell office:value-type="float" calcext:value-type="float" office:value="0">
            <text:p>0</text:p>
          </table:table-cell>
          <table:table-cell table:style-name="ce17" table:formula="of:=COUNTIF([loot.A:loot.A];[.A86])" office:value-type="float" calcext:value-type="float" office:value="6">
            <text:p>6</text:p>
          </table:table-cell>
          <table:table-cell table:style-name="ce29" office:value-type="string" calcext:value-type="string">
            <text:p>skill_level:swing=1</text:p>
          </table:table-cell>
          <table:table-cell table:style-name="ce25" office:value-type="string" calcext:value-type="string">
            <text:p><text:span text:style-name="T397">A lightweight dagger, perfect for quick, precise strikes</text:span></text:p>
          </table:table-cell>
          <table:table-cell table:number-columns-repeated="1024"/>
        </table:table-row>
        <table:table-row table:style-name="ro93">
          <table:table-cell office:value-type="string" calcext:value-type="string">
            <text:p><text:span text:style-name="T398">mind trinket 6</text:span></text:p>
          </table:table-cell>
          <table:table-cell table:style-name="ce29" office:value-type="string" calcext:value-type="string">
            <text:p><text:span text:style-name="T399">NOT FINISHED</text:span></text:p>
          </table:table-cell>
          <table:table-cell office:value-type="string" calcext:value-type="string">
            <text:p><text:span text:style-name="T400">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1">trinket</text:span></text:p>
          </table:table-cell>
          <table:table-cell office:value-type="float" calcext:value-type="float" office:value="0">
            <text:p>0</text:p>
          </table:table-cell>
          <table:table-cell table:style-name="ce17" table:formula="of:=COUNTIF([loot.A:loot.A];[.A87])" office:value-type="float" calcext:value-type="float" office:value="6">
            <text:p>6</text:p>
          </table:table-cell>
          <table:table-cell office:value-type="string" calcext:value-type="string">
            <text:p>skill_level:swing=1</text:p>
          </table:table-cell>
          <table:table-cell table:style-name="ce25" office:value-type="string" calcext:value-type="string">
            <text:p><text:span text:style-name="T402">A hard leather book with quality paper</text:span></text:p>
          </table:table-cell>
          <table:table-cell table:number-columns-repeated="1024"/>
        </table:table-row>
        <table:table-row table:style-name="ro94">
          <table:table-cell office:value-type="string" calcext:value-type="string">
            <text:p><text:span text:style-name="T403">grit trinket 6</text:span></text:p>
          </table:table-cell>
          <table:table-cell table:style-name="ce29" office:value-type="string" calcext:value-type="string">
            <text:p><text:span text:style-name="T404">NOT FINISHED</text:span></text:p>
          </table:table-cell>
          <table:table-cell office:value-type="string" calcext:value-type="string">
            <text:p><text:span text:style-name="T40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6">trinket</text:span></text:p>
          </table:table-cell>
          <table:table-cell office:value-type="float" calcext:value-type="float" office:value="0">
            <text:p>0</text:p>
          </table:table-cell>
          <table:table-cell table:style-name="ce17" table:formula="of:=COUNTIF([loot.A:loot.A];[.A88])" office:value-type="float" calcext:value-type="float" office:value="6">
            <text:p>6</text:p>
          </table:table-cell>
          <table:table-cell office:value-type="string" calcext:value-type="string">
            <text:p>skill_level:swing=1</text:p>
          </table:table-cell>
          <table:table-cell table:style-name="ce25" office:value-type="string" calcext:value-type="string">
            <text:p><text:span text:style-name="T407">An iron shield, strong yet balanced. It feels solid in hand</text:span></text:p>
          </table:table-cell>
          <table:table-cell table:number-columns-repeated="1024"/>
        </table:table-row>
        <table:table-row table:style-name="ro95">
          <table:table-cell office:value-type="string" calcext:value-type="string">
            <text:p><text:span text:style-name="T408">soul trinket 9</text:span></text:p>
          </table:table-cell>
          <table:table-cell table:style-name="ce29" office:value-type="string" calcext:value-type="string">
            <text:p><text:span text:style-name="T409">NOT FINISHED</text:span></text:p>
          </table:table-cell>
          <table:table-cell office:value-type="string" calcext:value-type="string">
            <text:p><text:span text:style-name="T410">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1">trinket</text:span></text:p>
          </table:table-cell>
          <table:table-cell office:value-type="float" calcext:value-type="float" office:value="0">
            <text:p>0</text:p>
          </table:table-cell>
          <table:table-cell table:style-name="ce17" table:formula="of:=COUNTIF([loot.A:loot.A];[.A89])"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412">It looks like a mandrake</text:span></text:p>
          </table:table-cell>
          <table:table-cell table:number-columns-repeated="1024"/>
        </table:table-row>
        <table:table-row table:style-name="ro96">
          <table:table-cell office:value-type="string" calcext:value-type="string">
            <text:p><text:span text:style-name="T413">flow trinket 9</text:span></text:p>
          </table:table-cell>
          <table:table-cell table:style-name="ce29" office:value-type="string" calcext:value-type="string">
            <text:p><text:span text:style-name="T414">NOT FINISHED</text:span></text:p>
          </table:table-cell>
          <table:table-cell office:value-type="string" calcext:value-type="string">
            <text:p><text:span text:style-name="T415">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6">trinket</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office:value-type="string" calcext:value-type="string">
            <text:p>skill_level:stab=1</text:p>
          </table:table-cell>
          <table:table-cell table:style-name="ce25" office:value-type="string" calcext:value-type="string">
            <text:p><text:span text:style-name="T417">A leather bag full of glass marbles</text:span></text:p>
          </table:table-cell>
          <table:table-cell table:number-columns-repeated="1024"/>
        </table:table-row>
        <table:table-row table:style-name="ro97">
          <table:table-cell office:value-type="string" calcext:value-type="string">
            <text:p><text:span text:style-name="T418">mind trinket 9</text:span></text:p>
          </table:table-cell>
          <table:table-cell table:style-name="ce29" office:value-type="string" calcext:value-type="string">
            <text:p><text:span text:style-name="T419">NOT FINISHED</text:span></text:p>
          </table:table-cell>
          <table:table-cell office:value-type="string" calcext:value-type="string">
            <text:p><text:span text:style-name="T420">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1">trinket</text:span></text:p>
          </table:table-cell>
          <table:table-cell office:value-type="float" calcext:value-type="float" office:value="0">
            <text:p>0</text:p>
          </table:table-cell>
          <table:table-cell table:style-name="ce17" table:formula="of:=COUNTIF([loot.A:loot.A];[.A91])"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422">A bottle of magic ink and a quill made with a large colorful feather</text:span></text:p>
          </table:table-cell>
          <table:table-cell table:number-columns-repeated="1024"/>
        </table:table-row>
        <table:table-row table:style-name="ro98">
          <table:table-cell office:value-type="string" calcext:value-type="string">
            <text:p><text:span text:style-name="T423">grit trinket 9</text:span></text:p>
          </table:table-cell>
          <table:table-cell table:style-name="ce29" office:value-type="string" calcext:value-type="string">
            <text:p><text:span text:style-name="T424">NOT FINISHED</text:span></text:p>
          </table:table-cell>
          <table:table-cell office:value-type="string" calcext:value-type="string">
            <text:p><text:span text:style-name="T425">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6">trinket</text:span></text:p>
          </table:table-cell>
          <table:table-cell office:value-type="float" calcext:value-type="float" office:value="0">
            <text:p>0</text:p>
          </table:table-cell>
          <table:table-cell table:style-name="ce17" table:formula="of:=COUNTIF([loot.A:loot.A];[.A92])"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427">The pan lid of a skilled armor smith</text:span></text:p>
          </table:table-cell>
          <table:table-cell table:number-columns-repeated="1024"/>
        </table:table-row>
        <table:table-row table:style-name="ro99">
          <table:table-cell table:style-name="ce23" office:value-type="string" calcext:value-type="string">
            <text:p>grit trinket 12 sword</text:p>
          </table:table-cell>
          <table:table-cell table:style-name="ce29" office:value-type="string" calcext:value-type="string">
            <text:p><text:span text:style-name="T428">NOT FINISHED</text:span></text:p>
          </table:table-cell>
          <table:table-cell table:style-name="ce23"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9">trinket</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table:style-name="ce28" office:value-type="string" calcext:value-type="string">
            <text:p>skill_level:bash=1</text:p>
          </table:table-cell>
          <table:table-cell table:style-name="ce27"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430">soul trinket 12</text:span></text:p>
          </table:table-cell>
          <table:table-cell table:style-name="ce29" office:value-type="string" calcext:value-type="string">
            <text:p><text:span text:style-name="T431">NOT FINISHED</text:span></text:p>
          </table:table-cell>
          <table:table-cell office:value-type="string" calcext:value-type="string">
            <text:p><text:span text:style-name="T432">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3">trinket</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434">flow trinket 12</text:span></text:p>
          </table:table-cell>
          <table:table-cell table:style-name="ce29" office:value-type="string" calcext:value-type="string">
            <text:p><text:span text:style-name="T435">NOT FINISHED</text:span></text:p>
          </table:table-cell>
          <table:table-cell office:value-type="string" calcext:value-type="string">
            <text:p><text:span text:style-name="T436">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7">trinket</text:span></text:p>
          </table:table-cell>
          <table:table-cell office:value-type="float" calcext:value-type="float" office:value="0">
            <text:p>0</text:p>
          </table:table-cell>
          <table:table-cell table:style-name="ce17" table:formula="of:=COUNTIF([loot.A:loot.A];[.A95])" office:value-type="float" calcext:value-type="float" office:value="5">
            <text:p>5</text:p>
          </table:table-cell>
          <table:table-cell office:value-type="string" calcext:value-type="string">
            <text:p>skill_level:stab=1</text:p>
          </table:table-cell>
          <table:table-cell table:style-name="ce27"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438">mind trinket 12</text:span></text:p>
          </table:table-cell>
          <table:table-cell table:style-name="ce29" office:value-type="string" calcext:value-type="string">
            <text:p><text:span text:style-name="T439">NOT FINISHED</text:span></text:p>
          </table:table-cell>
          <table:table-cell office:value-type="string" calcext:value-type="string">
            <text:p><text:span text:style-name="T440">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1">trinket</text:span></text:p>
          </table:table-cell>
          <table:table-cell office:value-type="float" calcext:value-type="float" office:value="0">
            <text:p>0</text:p>
          </table:table-cell>
          <table:table-cell table:style-name="ce17" table:formula="of:=COUNTIF([loot.A:loot.A];[.A96])" office:value-type="float" calcext:value-type="float" office:value="5">
            <text:p>5</text:p>
          </table:table-cell>
          <table:table-cell table:style-name="ce30" office:value-type="string" calcext:value-type="string">
            <text:p>skill_level:magic_missile=1</text:p>
          </table:table-cell>
          <table:table-cell table:style-name="ce27" office:value-type="string" calcext:value-type="string">
            <text:p>An enchanted pendant imbued with arcane energy, enhancing mystical powers.</text:p>
          </table:table-cell>
          <table:table-cell table:number-columns-repeated="1024"/>
        </table:table-row>
        <table:table-row table:style-name="ro103">
          <table:table-cell table:style-name="ce23" office:value-type="string" calcext:value-type="string">
            <text:p>grit trinket 12 shield </text:p>
          </table:table-cell>
          <table:table-cell table:style-name="ce29" office:value-type="string" calcext:value-type="string">
            <text:p><text:span text:style-name="T442">NOT FINISHED</text:span></text:p>
          </table:table-cell>
          <table:table-cell table:style-name="ce23"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trinket</text:span></text:p>
          </table:table-cell>
          <table:table-cell office:value-type="float" calcext:value-type="float" office:value="0">
            <text:p>0</text:p>
          </table:table-cell>
          <table:table-cell table:style-name="ce17" table:formula="of:=COUNTIF([loot.A:loot.A];[.A97])" office:value-type="float" calcext:value-type="float" office:value="5">
            <text:p>5</text:p>
          </table:table-cell>
          <table:table-cell table:style-name="ce23" office:value-type="string" calcext:value-type="string">
            <text:p>skill_level:swing=1</text:p>
          </table:table-cell>
          <table:table-cell table:style-name="ce27" office:value-type="string" calcext:value-type="string">
            <text:p>A pendant shaped like a sword, representing strength and valor.</text:p>
          </table:table-cell>
          <table:table-cell table:number-columns-repeated="1024"/>
        </table:table-row>
        <table:table-row table:style-name="ro104">
          <table:table-cell table:style-name="ce31" office:value-type="string" calcext:value-type="string">
            <text:p>soul trinket 15</text:p>
          </table:table-cell>
          <table:table-cell table:style-name="ce29" office:value-type="string" calcext:value-type="string">
            <text:p><text:span text:style-name="T444">NOT FINISHED</text:span></text:p>
          </table:table-cell>
          <table:table-cell office:value-type="string" calcext:value-type="string">
            <text:p>Bishop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445">trinket</text:span></text:p>
          </table:table-cell>
          <table:table-cell office:value-type="float" calcext:value-type="float" office:value="0">
            <text:p>0</text:p>
          </table:table-cell>
          <table:table-cell table:style-name="ce17" table:formula="of:=COUNTIF([loot.A:loot.A];[.A98])" office:value-type="float" calcext:value-type="float" office:value="0">
            <text:p>0</text:p>
          </table:table-cell>
          <table:table-cell office:value-type="string" calcext:value-type="string">
            <text:p>skill_level:cure_light_wounds=1</text:p>
          </table:table-cell>
          <table:table-cell table:style-name="ce25"/>
          <table:table-cell table:number-columns-repeated="1024"/>
        </table:table-row>
        <table:table-row table:style-name="ro105">
          <table:table-cell table:style-name="ce31" office:value-type="string" calcext:value-type="string">
            <text:p>flow trinket 15</text:p>
          </table:table-cell>
          <table:table-cell table:style-name="ce29" office:value-type="string" calcext:value-type="string">
            <text:p><text:span text:style-name="T446">NOT FINISHED</text:span></text:p>
          </table:table-cell>
          <table:table-cell office:value-type="string" calcext:value-type="string">
            <text:p>Bee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47">trinket</text:span></text:p>
          </table:table-cell>
          <table:table-cell office:value-type="float" calcext:value-type="float" office:value="0">
            <text:p>0</text:p>
          </table:table-cell>
          <table:table-cell table:style-name="ce17" table:formula="of:=COUNTIF([loot.A:loot.A];[.A99])" office:value-type="float" calcext:value-type="float" office:value="0">
            <text:p>0</text:p>
          </table:table-cell>
          <table:table-cell office:value-type="string" calcext:value-type="string">
            <text:p>skill_level:stab=1</text:p>
          </table:table-cell>
          <table:table-cell table:style-name="ce25"/>
          <table:table-cell table:number-columns-repeated="1024"/>
        </table:table-row>
        <table:table-row table:style-name="ro106">
          <table:table-cell table:style-name="ce31" office:value-type="string" calcext:value-type="string">
            <text:p>grit trinket 15 ant</text:p>
          </table:table-cell>
          <table:table-cell table:style-name="ce29" office:value-type="string" calcext:value-type="string">
            <text:p><text:span text:style-name="T448">NOT FINISHED</text:span></text:p>
          </table:table-cell>
          <table:table-cell office:value-type="string" calcext:value-type="string">
            <text:p>Ant medallion</text:p>
          </table:table-cell>
          <table:table-cell table:style-name="ce29" office:value-type="float" calcext:value-type="float" office:value="10">
            <text:p>1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49">trinket</text:span></text:p>
          </table:table-cell>
          <table:table-cell office:value-type="float" calcext:value-type="float" office:value="0">
            <text:p>0</text:p>
          </table:table-cell>
          <table:table-cell table:style-name="ce17" table:formula="of:=COUNTIF([loot.A:loot.A];[.A100])"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07">
          <table:table-cell office:value-type="string" calcext:value-type="string">
            <text:p>grit trinket 15 golem</text:p>
          </table:table-cell>
          <table:table-cell table:style-name="ce29" office:value-type="string" calcext:value-type="string">
            <text:p><text:span text:style-name="T450">NOT FINISHED</text:span></text:p>
          </table:table-cell>
          <table:table-cell office:value-type="string" calcext:value-type="string">
            <text:p>Golem medallion</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51">trinket</text:span></text:p>
          </table:table-cell>
          <table:table-cell office:value-type="float" calcext:value-type="float" office:value="0">
            <text:p>0</text:p>
          </table:table-cell>
          <table:table-cell table:style-name="ce17" table:formula="of:=COUNTIF([loot.A:loot.A];[.A101])"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08">
          <table:table-cell table:style-name="ce31" office:value-type="string" calcext:value-type="string">
            <text:p>mind trinket 15</text:p>
          </table:table-cell>
          <table:table-cell table:style-name="ce29" office:value-type="string" calcext:value-type="string">
            <text:p><text:span text:style-name="T452">NOT FINISHED</text:span></text:p>
          </table:table-cell>
          <table:table-cell office:value-type="string" calcext:value-type="string">
            <text:p>Pixie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53">trinket</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109">
          <table:table-cell office:value-type="string" calcext:value-type="string">
            <text:p><text:span text:style-name="T454">mind weapon 1</text:span></text:p>
          </table:table-cell>
          <table:table-cell table:style-name="ce29" office:value-type="string" calcext:value-type="string">
            <text:p><text:span text:style-name="T455">NOT FINISHED</text:span></text:p>
          </table:table-cell>
          <table:table-cell office:value-type="string" calcext:value-type="string">
            <text:p><text:span text:style-name="T456">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7">weapon</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table:style-name="ce23" office:value-type="string" calcext:value-type="string">
            <text:p>skill_level:magic_missile=1</text:p>
          </table:table-cell>
          <table:table-cell table:style-name="ce25" office:value-type="string" calcext:value-type="string">
            <text:p><text:span text:style-name="T458">Nothing more magical than finding a cool stick</text:span></text:p>
          </table:table-cell>
          <table:table-cell table:number-columns-repeated="1024"/>
        </table:table-row>
        <table:table-row table:style-name="ro110">
          <table:table-cell office:value-type="string" calcext:value-type="string">
            <text:p><text:span text:style-name="T459">soul weapon 1</text:span></text:p>
          </table:table-cell>
          <table:table-cell table:style-name="ce29" office:value-type="string" calcext:value-type="string">
            <text:p><text:span text:style-name="T460">NOT FINISHED</text:span></text:p>
          </table:table-cell>
          <table:table-cell office:value-type="string" calcext:value-type="string">
            <text:p><text:span text:style-name="T461">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2">weapon</text:span></text:p>
          </table:table-cell>
          <table:table-cell office:value-type="float" calcext:value-type="float" office:value="0">
            <text:p>0</text:p>
          </table:table-cell>
          <table:table-cell table:style-name="ce17" table:formula="of:=COUNTIF([loot.A:loot.A];[.A104])"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463">Wooden beads on a thin thread</text:span></text:p>
          </table:table-cell>
          <table:table-cell table:number-columns-repeated="1024"/>
        </table:table-row>
        <table:table-row table:style-name="ro111">
          <table:table-cell table:style-name="ce26" office:value-type="string" calcext:value-type="string">
            <text:p><text:span text:style-name="T464">field dagger</text:span></text:p>
          </table:table-cell>
          <table:table-cell table:style-name="ce29" office:value-type="string" calcext:value-type="string">
            <text:p><text:span text:style-name="T465">NOT FINISHED</text:span></text:p>
          </table:table-cell>
          <table:table-cell table:style-name="ce26" office:value-type="string" calcext:value-type="string">
            <text:p><text:span text:style-name="T466">Field dagger</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67">weapon</text:span></text:p>
          </table:table-cell>
          <table:table-cell table:style-name="ce26" office:value-type="float" calcext:value-type="float" office:value="1">
            <text:p>1</text:p>
          </table:table-cell>
          <table:table-cell table:style-name="ce17" table:formula="of:=COUNTIF([loot.A:loot.A];[.A105])"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68">A lightweight dagger, perfect for quick, precise strikes</text:span></text:p>
          </table:table-cell>
          <table:table-cell table:number-columns-repeated="1024"/>
        </table:table-row>
        <table:table-row table:style-name="ro112">
          <table:table-cell table:style-name="ce26" office:value-type="string" calcext:value-type="string">
            <text:p><text:span text:style-name="T469">curved stick</text:span></text:p>
          </table:table-cell>
          <table:table-cell table:style-name="ce29" office:value-type="string" calcext:value-type="string">
            <text:p><text:span text:style-name="T470">NOT FINISHED</text:span></text:p>
          </table:table-cell>
          <table:table-cell table:style-name="ce26" office:value-type="string" calcext:value-type="string">
            <text:p><text:span text:style-name="T471">Curved stick</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72">weapon</text:span></text:p>
          </table:table-cell>
          <table:table-cell table:style-name="ce26" office:value-type="float" calcext:value-type="float" office:value="1">
            <text:p>1</text:p>
          </table:table-cell>
          <table:table-cell table:style-name="ce17" table:formula="of:=COUNTIF([loot.A:loot.A];[.A106])"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73">A simple stick with a curved end, useful for training or basic combat</text:span></text:p>
          </table:table-cell>
          <table:table-cell table:number-columns-repeated="1024"/>
        </table:table-row>
        <table:table-row table:style-name="ro113">
          <table:table-cell table:style-name="ce26" office:value-type="string" calcext:value-type="string">
            <text:p><text:span text:style-name="T474">wooden mallet</text:span></text:p>
          </table:table-cell>
          <table:table-cell table:style-name="ce29" office:value-type="string" calcext:value-type="string">
            <text:p><text:span text:style-name="T475">NOT FINISHED</text:span></text:p>
          </table:table-cell>
          <table:table-cell table:style-name="ce26" office:value-type="string" calcext:value-type="string">
            <text:p><text:span text:style-name="T476">Wooden malle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477">weapon</text:span></text:p>
          </table:table-cell>
          <table:table-cell table:style-name="ce26" office:value-type="float" calcext:value-type="float" office:value="1">
            <text:p>1</text:p>
          </table:table-cell>
          <table:table-cell table:style-name="ce17" table:formula="of:=COUNTIF([loot.A:loot.A];[.A107])"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78">BONK!</text:span></text:p>
          </table:table-cell>
          <table:table-cell table:number-columns-repeated="1024"/>
        </table:table-row>
        <table:table-row table:style-name="ro114">
          <table:table-cell table:style-name="ce26" office:value-type="string" calcext:value-type="string">
            <text:p><text:span text:style-name="T479">axe</text:span></text:p>
          </table:table-cell>
          <table:table-cell table:style-name="ce29" office:value-type="string" calcext:value-type="string">
            <text:p><text:span text:style-name="T480">NOT FINISHED</text:span></text:p>
          </table:table-cell>
          <table:table-cell table:style-name="ce26" office:value-type="string" calcext:value-type="string">
            <text:p><text:span text:style-name="T481">Axe</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2">weapon</text:span></text:p>
          </table:table-cell>
          <table:table-cell table:style-name="ce26" office:value-type="float" calcext:value-type="float" office:value="1">
            <text:p>1</text:p>
          </table:table-cell>
          <table:table-cell table:style-name="ce17" table:formula="of:=COUNTIF([loot.A:loot.A];[.A108])"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83">A heavy axe, ideal for chopping wood or foes</text:span></text:p>
          </table:table-cell>
          <table:table-cell table:number-columns-repeated="1024"/>
        </table:table-row>
        <table:table-row table:style-name="ro115">
          <table:table-cell office:value-type="string" calcext:value-type="string">
            <text:p><text:span text:style-name="T484">flow weapon 1</text:span></text:p>
          </table:table-cell>
          <table:table-cell table:style-name="ce29" office:value-type="string" calcext:value-type="string">
            <text:p><text:span text:style-name="T485">NOT FINISHED</text:span></text:p>
          </table:table-cell>
          <table:table-cell office:value-type="string" calcext:value-type="string">
            <text:p><text:span text:style-name="T486">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7">weapon</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88">All stabby no slashy</text:span></text:p>
          </table:table-cell>
          <table:table-cell table:number-columns-repeated="1024"/>
        </table:table-row>
        <table:table-row table:style-name="ro116">
          <table:table-cell office:value-type="string" calcext:value-type="string">
            <text:p><text:span text:style-name="T489">grit weapon 1</text:span></text:p>
          </table:table-cell>
          <table:table-cell table:style-name="ce29" office:value-type="string" calcext:value-type="string">
            <text:p><text:span text:style-name="T490">NOT FINISHED</text:span></text:p>
          </table:table-cell>
          <table:table-cell office:value-type="string" calcext:value-type="string">
            <text:p><text:span text:style-name="T491">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2">weapon</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93">Landlubber trident</text:span></text:p>
          </table:table-cell>
          <table:table-cell table:number-columns-repeated="1024"/>
        </table:table-row>
        <table:table-row table:style-name="ro117">
          <table:table-cell office:value-type="string" calcext:value-type="string">
            <text:p><text:span text:style-name="T494">mind weapon 3</text:span></text:p>
          </table:table-cell>
          <table:table-cell table:style-name="ce29" office:value-type="string" calcext:value-type="string">
            <text:p><text:span text:style-name="T495">NOT FINISHED</text:span></text:p>
          </table:table-cell>
          <table:table-cell office:value-type="string" calcext:value-type="string">
            <text:p><text:span text:style-name="T496">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7">weapon</text:span></text:p>
          </table:table-cell>
          <table:table-cell office:value-type="float" calcext:value-type="float" office:value="0">
            <text:p>0</text:p>
          </table:table-cell>
          <table:table-cell table:style-name="ce17" table:formula="of:=COUNTIF([loot.A:loot.A];[.A111])" office:value-type="float" calcext:value-type="float" office:value="6">
            <text:p>6</text:p>
          </table:table-cell>
          <table:table-cell office:value-type="string" calcext:value-type="string">
            <text:p>skill_level:magic_missile=1</text:p>
          </table:table-cell>
          <table:table-cell table:style-name="ce27"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98">soul weapon 3</text:span></text:p>
          </table:table-cell>
          <table:table-cell table:style-name="ce29" office:value-type="string" calcext:value-type="string">
            <text:p><text:span text:style-name="T499">NOT FINISHED</text:span></text:p>
          </table:table-cell>
          <table:table-cell office:value-type="string" calcext:value-type="string">
            <text:p><text:span text:style-name="T500">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1">weapon</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502">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503">flow weapon 3</text:span></text:p>
          </table:table-cell>
          <table:table-cell table:style-name="ce29" office:value-type="string" calcext:value-type="string">
            <text:p><text:span text:style-name="T504">NOT FINISHED</text:span></text:p>
          </table:table-cell>
          <table:table-cell office:value-type="string" calcext:value-type="string">
            <text:p><text:span text:style-name="T505">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6">weapon</text:span></text:p>
          </table:table-cell>
          <table:table-cell office:value-type="float" calcext:value-type="float" office:value="0">
            <text:p>0</text:p>
          </table:table-cell>
          <table:table-cell table:style-name="ce17" table:formula="of:=COUNTIF([loot.A:loot.A];[.A113])"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507">Both stabby and slashy</text:span></text:p>
          </table:table-cell>
          <table:table-cell table:number-columns-repeated="1024"/>
        </table:table-row>
        <table:table-row table:style-name="ro120">
          <table:table-cell office:value-type="string" calcext:value-type="string">
            <text:p><text:span text:style-name="T508">grit weapon 3</text:span></text:p>
          </table:table-cell>
          <table:table-cell table:style-name="ce29" office:value-type="string" calcext:value-type="string">
            <text:p><text:span text:style-name="T509">NOT FINISHED</text:span></text:p>
          </table:table-cell>
          <table:table-cell office:value-type="string" calcext:value-type="string">
            <text:p><text:span text:style-name="T510">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1">weapon</text:span></text:p>
          </table:table-cell>
          <table:table-cell office:value-type="float" calcext:value-type="float" office:value="0">
            <text:p>0</text:p>
          </table:table-cell>
          <table:table-cell table:style-name="ce17" table:formula="of:=COUNTIF([loot.A:loot.A];[.A114])"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512">A long stick with a triangular steel tip</text:span></text:p>
          </table:table-cell>
          <table:table-cell table:number-columns-repeated="1024"/>
        </table:table-row>
        <table:table-row table:style-name="ro121">
          <table:table-cell office:value-type="string" calcext:value-type="string">
            <text:p><text:span text:style-name="T513">soul weapon 6</text:span></text:p>
          </table:table-cell>
          <table:table-cell table:style-name="ce29" office:value-type="string" calcext:value-type="string">
            <text:p><text:span text:style-name="T514">NOT FINISHED</text:span></text:p>
          </table:table-cell>
          <table:table-cell office:value-type="string" calcext:value-type="string">
            <text:p><text:span text:style-name="T515">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6">weapon</text:span></text:p>
          </table:table-cell>
          <table:table-cell office:value-type="float" calcext:value-type="float" office:value="0">
            <text:p>0</text:p>
          </table:table-cell>
          <table:table-cell table:style-name="ce17" table:formula="of:=COUNTIF([loot.A:loot.A];[.A115])" office:value-type="float" calcext:value-type="float" office:value="6">
            <text:p>6</text:p>
          </table:table-cell>
          <table:table-cell table:style-name="ce23" office:value-type="string" calcext:value-type="string">
            <text:p>skill_level:bash=1</text:p>
          </table:table-cell>
          <table:table-cell table:style-name="ce25" office:value-type="string" calcext:value-type="string">
            <text:p><text:span text:style-name="T517">Who is cleric?</text:span></text:p>
          </table:table-cell>
          <table:table-cell table:number-columns-repeated="1024"/>
        </table:table-row>
        <table:table-row table:style-name="ro122">
          <table:table-cell office:value-type="string" calcext:value-type="string">
            <text:p><text:span text:style-name="T518">flow weapon 6</text:span></text:p>
          </table:table-cell>
          <table:table-cell table:style-name="ce29" office:value-type="string" calcext:value-type="string">
            <text:p><text:span text:style-name="T519">NOT FINISHED</text:span></text:p>
          </table:table-cell>
          <table:table-cell office:value-type="string" calcext:value-type="string">
            <text:p><text:span text:style-name="T520">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1">weapon</text:span></text:p>
          </table:table-cell>
          <table:table-cell office:value-type="float" calcext:value-type="float" office:value="0">
            <text:p>0</text:p>
          </table:table-cell>
          <table:table-cell table:style-name="ce17" table:formula="of:=COUNTIF([loot.A:loot.A];[.A116])" office:value-type="float" calcext:value-type="float" office:value="6">
            <text:p>6</text:p>
          </table:table-cell>
          <table:table-cell table:style-name="ce23" office:value-type="string" calcext:value-type="string">
            <text:p>skill_level:stab=1</text:p>
          </table:table-cell>
          <table:table-cell table:style-name="ce25" office:value-type="string" calcext:value-type="string">
            <text:p><text:span text:style-name="T522">A perfect weapon for close combat</text:span></text:p>
          </table:table-cell>
          <table:table-cell table:number-columns-repeated="1024"/>
        </table:table-row>
        <table:table-row table:style-name="ro123">
          <table:table-cell office:value-type="string" calcext:value-type="string">
            <text:p><text:span text:style-name="T523">mind weapon 6</text:span></text:p>
          </table:table-cell>
          <table:table-cell table:style-name="ce29" office:value-type="string" calcext:value-type="string">
            <text:p><text:span text:style-name="T524">NOT FINISHED</text:span></text:p>
          </table:table-cell>
          <table:table-cell office:value-type="string" calcext:value-type="string">
            <text:p><text:span text:style-name="T525">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6">weapon</text:span></text:p>
          </table:table-cell>
          <table:table-cell office:value-type="float" calcext:value-type="float" office:value="0">
            <text:p>0</text:p>
          </table:table-cell>
          <table:table-cell table:style-name="ce17" table:formula="of:=COUNTIF([loot.A:loot.A];[.A117])" office:value-type="float" calcext:value-type="float" office:value="6">
            <text:p>6</text:p>
          </table:table-cell>
          <table:table-cell table:style-name="ce23" office:value-type="string" calcext:value-type="string">
            <text:p>skill_level:magic_missile=1</text:p>
          </table:table-cell>
          <table:table-cell table:style-name="ce25" office:value-type="string" calcext:value-type="string">
            <text:p><text:span text:style-name="T527">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528">grit weapon 6</text:span></text:p>
          </table:table-cell>
          <table:table-cell table:style-name="ce29" office:value-type="string" calcext:value-type="string">
            <text:p><text:span text:style-name="T529">NOT FINISHED</text:span></text:p>
          </table:table-cell>
          <table:table-cell office:value-type="string" calcext:value-type="string">
            <text:p><text:span text:style-name="T53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1">weapon</text:span></text:p>
          </table:table-cell>
          <table:table-cell office:value-type="float" calcext:value-type="float" office:value="0">
            <text:p>0</text:p>
          </table:table-cell>
          <table:table-cell table:style-name="ce17" table:formula="of:=COUNTIF([loot.A:loot.A];[.A118])" office:value-type="float" calcext:value-type="float" office:value="6">
            <text:p>6</text:p>
          </table:table-cell>
          <table:table-cell table:style-name="ce23" office:value-type="string" calcext:value-type="string">
            <text:p>skill_level:swing=1</text:p>
          </table:table-cell>
          <table:table-cell table:style-name="ce25" office:value-type="string" calcext:value-type="string">
            <text:p><text:span text:style-name="T532">A sword forged of iron with a handle wrapped in a red cloth</text:span></text:p>
          </table:table-cell>
          <table:table-cell table:number-columns-repeated="1024"/>
        </table:table-row>
        <table:table-row table:style-name="ro125">
          <table:table-cell office:value-type="string" calcext:value-type="string">
            <text:p><text:span text:style-name="T533">flow weapon 9</text:span></text:p>
          </table:table-cell>
          <table:table-cell table:style-name="ce29" office:value-type="string" calcext:value-type="string">
            <text:p><text:span text:style-name="T534">NOT FINISHED</text:span></text:p>
          </table:table-cell>
          <table:table-cell office:value-type="string" calcext:value-type="string">
            <text:p><text:span text:style-name="T535">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36">weapon</text:span></text:p>
          </table:table-cell>
          <table:table-cell office:value-type="float" calcext:value-type="float" office:value="0">
            <text:p>0</text:p>
          </table:table-cell>
          <table:table-cell table:style-name="ce17" table:formula="of:=COUNTIF([loot.A:loot.A];[.A119])" office:value-type="float" calcext:value-type="float" office:value="4">
            <text:p>4</text:p>
          </table:table-cell>
          <table:table-cell table:style-name="ce30" office:value-type="string" calcext:value-type="string">
            <text:p>skill_level:stab=1</text:p>
          </table:table-cell>
          <table:table-cell table:style-name="ce25" office:value-type="string" calcext:value-type="string">
            <text:p><text:span text:style-name="T537">A high-quality tactical knife with a tanto blade</text:span></text:p>
          </table:table-cell>
          <table:table-cell table:number-columns-repeated="1024"/>
        </table:table-row>
        <table:table-row table:style-name="ro126">
          <table:table-cell office:value-type="string" calcext:value-type="string">
            <text:p><text:span text:style-name="T538">soul weapon 9</text:span></text:p>
          </table:table-cell>
          <table:table-cell table:style-name="ce29" office:value-type="string" calcext:value-type="string">
            <text:p><text:span text:style-name="T539">NOT FINISHED</text:span></text:p>
          </table:table-cell>
          <table:table-cell office:value-type="string" calcext:value-type="string">
            <text:p><text:span text:style-name="T540">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1">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30" office:value-type="string" calcext:value-type="string">
            <text:p>skill_level:smite=1</text:p>
          </table:table-cell>
          <table:table-cell table:style-name="ce25" office:value-type="string" calcext:value-type="string">
            <text:p><text:span text:style-name="T542">A silver staff with an emblem of the sun on top</text:span></text:p>
          </table:table-cell>
          <table:table-cell table:number-columns-repeated="1024"/>
        </table:table-row>
        <table:table-row table:style-name="ro127">
          <table:table-cell office:value-type="string" calcext:value-type="string">
            <text:p><text:span text:style-name="T543">mind weapon 9</text:span></text:p>
          </table:table-cell>
          <table:table-cell table:style-name="ce29" office:value-type="string" calcext:value-type="string">
            <text:p><text:span text:style-name="T544">NOT FINISHED</text:span></text:p>
          </table:table-cell>
          <table:table-cell office:value-type="string" calcext:value-type="string">
            <text:p><text:span text:style-name="T545">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6">weapon</text:span></text:p>
          </table:table-cell>
          <table:table-cell office:value-type="float" calcext:value-type="float" office:value="0">
            <text:p>0</text:p>
          </table:table-cell>
          <table:table-cell table:style-name="ce17" table:formula="of:=COUNTIF([loot.A:loot.A];[.A121])"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547">A gold engraved sliver rod with strange symbols engraved in the gold</text:span></text:p>
          </table:table-cell>
          <table:table-cell table:number-columns-repeated="1024"/>
        </table:table-row>
        <table:table-row table:style-name="ro128">
          <table:table-cell office:value-type="string" calcext:value-type="string">
            <text:p><text:span text:style-name="T548">grit weapon 9</text:span></text:p>
          </table:table-cell>
          <table:table-cell table:style-name="ce29" office:value-type="string" calcext:value-type="string">
            <text:p><text:span text:style-name="T549">NOT FINISHED</text:span></text:p>
          </table:table-cell>
          <table:table-cell office:value-type="string" calcext:value-type="string">
            <text:p><text:span text:style-name="T550">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1">weapon</text:span></text:p>
          </table:table-cell>
          <table:table-cell office:value-type="float" calcext:value-type="float" office:value="0">
            <text:p>0</text:p>
          </table:table-cell>
          <table:table-cell table:style-name="ce17" table:formula="of:=COUNTIF([loot.A:loot.A];[.A122])"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552">The steel sword a knights favored instrument</text:span></text:p>
          </table:table-cell>
          <table:table-cell table:number-columns-repeated="1024"/>
        </table:table-row>
        <table:table-row table:style-name="ro129">
          <table:table-cell office:value-type="string" calcext:value-type="string">
            <text:p><text:span text:style-name="T553">mind weapon 9 bone</text:span></text:p>
          </table:table-cell>
          <table:table-cell table:style-name="ce29" office:value-type="string" calcext:value-type="string">
            <text:p><text:span text:style-name="T554">NOT FINISHED</text:span></text:p>
          </table:table-cell>
          <table:table-cell office:value-type="string" calcext:value-type="string">
            <text:p><text:span text:style-name="T5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office:value-type="float" calcext:value-type="float" office:value="0">
            <text:p>0</text:p>
          </table:table-cell>
          <table:table-cell table:style-name="ce25" office:value-type="string" calcext:value-type="string">
            <text:p><text:span text:style-name="T557">pee</text:span></text:p>
          </table:table-cell>
          <table:table-cell table:number-columns-repeated="1024"/>
        </table:table-row>
        <table:table-row table:style-name="ro130">
          <table:table-cell office:value-type="string" calcext:value-type="string">
            <text:p><text:span text:style-name="T558">grit weapon 9 bone</text:span></text:p>
          </table:table-cell>
          <table:table-cell table:style-name="ce29" office:value-type="string" calcext:value-type="string">
            <text:p><text:span text:style-name="T559">NOT FINISHED</text:span></text:p>
          </table:table-cell>
          <table:table-cell office:value-type="string" calcext:value-type="string">
            <text:p><text:span text:style-name="T560">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24])" office:value-type="float" calcext:value-type="float" office:value="3">
            <text:p>3</text:p>
          </table:table-cell>
          <table:table-cell table:style-name="ce28" office:value-type="string" calcext:value-type="string">
            <text:p>skill_level:bash=1</text:p>
          </table:table-cell>
          <table:table-cell table:style-name="ce27"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562">flow weapon 12</text:span></text:p>
          </table:table-cell>
          <table:table-cell table:style-name="ce29" office:value-type="string" calcext:value-type="string">
            <text:p><text:span text:style-name="T563">NOT FINISHED</text:span></text:p>
          </table:table-cell>
          <table:table-cell office:value-type="string" calcext:value-type="string">
            <text:p><text:span text:style-name="T564">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5">weapon</text:span></text:p>
          </table:table-cell>
          <table:table-cell office:value-type="float" calcext:value-type="float" office:value="0">
            <text:p>0</text:p>
          </table:table-cell>
          <table:table-cell table:style-name="ce17" table:formula="of:=COUNTIF([loot.A:loot.A];[.A125])" office:value-type="float" calcext:value-type="float" office:value="5">
            <text:p>5</text:p>
          </table:table-cell>
          <table:table-cell table:style-name="ce30" office:value-type="string" calcext:value-type="string">
            <text:p>skill_level:stab=1</text:p>
          </table:table-cell>
          <table:table-cell table:style-name="ce27"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566">soul wepaon 9 bone</text:span></text:p>
          </table:table-cell>
          <table:table-cell table:style-name="ce29" office:value-type="string" calcext:value-type="string">
            <text:p><text:span text:style-name="T567">NOT FINISHED</text:span></text:p>
          </table:table-cell>
          <table:table-cell office:value-type="string" calcext:value-type="string">
            <text:p><text:span text:style-name="T568">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69">weapon</text:span></text:p>
          </table:table-cell>
          <table:table-cell office:value-type="float" calcext:value-type="float" office:value="0">
            <text:p>0</text:p>
          </table:table-cell>
          <table:table-cell table:style-name="ce17" table:formula="of:=COUNTIF([loot.A:loot.A];[.A126])" office:value-type="float" calcext:value-type="float" office:value="2">
            <text:p>2</text:p>
          </table:table-cell>
          <table:table-cell table:style-name="ce30" office:value-type="string" calcext:value-type="string">
            <text:p>skill_level:smite=1</text:p>
          </table:table-cell>
          <table:table-cell table:style-name="ce27"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570">soul weapon 12</text:span></text:p>
          </table:table-cell>
          <table:table-cell table:style-name="ce29" office:value-type="string" calcext:value-type="string">
            <text:p><text:span text:style-name="T571">NOT FINISHED</text:span></text:p>
          </table:table-cell>
          <table:table-cell office:value-type="string" calcext:value-type="string">
            <text:p><text:span text:style-name="T572">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73">weapon</text:span></text:p>
          </table:table-cell>
          <table:table-cell office:value-type="float" calcext:value-type="float" office:value="0">
            <text:p>0</text:p>
          </table:table-cell>
          <table:table-cell table:style-name="ce17" table:formula="of:=COUNTIF([loot.A:loot.A];[.A127])" office:value-type="float" calcext:value-type="float" office:value="5">
            <text:p>5</text:p>
          </table:table-cell>
          <table:table-cell table:style-name="ce30" office:value-type="string" calcext:value-type="string">
            <text:p>skill_level:smite=1</text:p>
          </table:table-cell>
          <table:table-cell table:style-name="ce27"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574">mind weapon 12</text:span></text:p>
          </table:table-cell>
          <table:table-cell table:style-name="ce29" office:value-type="string" calcext:value-type="string">
            <text:p><text:span text:style-name="T575">NOT FINISHED</text:span></text:p>
          </table:table-cell>
          <table:table-cell office:value-type="string" calcext:value-type="string">
            <text:p><text:span text:style-name="T5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7">weapon</text:span></text:p>
          </table:table-cell>
          <table:table-cell office:value-type="float" calcext:value-type="float" office:value="0">
            <text:p>0</text:p>
          </table:table-cell>
          <table:table-cell table:style-name="ce17" table:formula="of:=COUNTIF([loot.A:loot.A];[.A128])" office:value-type="float" calcext:value-type="float" office:value="5">
            <text:p>5</text:p>
          </table:table-cell>
          <table:table-cell table:style-name="ce30" office:value-type="string" calcext:value-type="string">
            <text:p>skill_level:magic_missile=1</text:p>
          </table:table-cell>
          <table:table-cell table:style-name="ce25" office:value-type="string" calcext:value-type="string">
            <text:p><text:span text:style-name="T5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579">flow weapon 9 bone</text:span></text:p>
          </table:table-cell>
          <table:table-cell table:style-name="ce29" office:value-type="string" calcext:value-type="string">
            <text:p><text:span text:style-name="T580">NOT FINISHED</text:span></text:p>
          </table:table-cell>
          <table:table-cell office:value-type="string" calcext:value-type="string">
            <text:p><text:span text:style-name="T581">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2">weapon</text:span></text:p>
          </table:table-cell>
          <table:table-cell office:value-type="float" calcext:value-type="float" office:value="0">
            <text:p>0</text:p>
          </table:table-cell>
          <table:table-cell table:style-name="ce17" table:formula="of:=COUNTIF([loot.A:loot.A];[.A129])" office:value-type="float" calcext:value-type="float" office:value="2">
            <text:p>2</text:p>
          </table:table-cell>
          <table:table-cell table:style-name="ce23" office:value-type="string" calcext:value-type="string">
            <text:p>skill_level:swing=1</text:p>
          </table:table-cell>
          <table:table-cell table:style-name="ce27"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583">grit weapon 12</text:span></text:p>
          </table:table-cell>
          <table:table-cell table:style-name="ce29" office:value-type="string" calcext:value-type="string">
            <text:p><text:span text:style-name="T584">NOT FINISHED</text:span></text:p>
          </table:table-cell>
          <table:table-cell table:style-name="ce23"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5">weapon</text:span></text:p>
          </table:table-cell>
          <table:table-cell office:value-type="float" calcext:value-type="float" office:value="0">
            <text:p>0</text:p>
          </table:table-cell>
          <table:table-cell table:style-name="ce17" table:formula="of:=COUNTIF([loot.A:loot.A];[.A130])" office:value-type="float" calcext:value-type="float" office:value="5">
            <text:p>5</text:p>
          </table:table-cell>
          <table:table-cell table:style-name="ce23" office:value-type="string" calcext:value-type="string">
            <text:p>skill_level:swing=1</text:p>
          </table:table-cell>
          <table:table-cell table:style-name="ce27" office:value-type="string" calcext:value-type="string">
            <text:p>A polearm with an axe blade and spear tip, perfect for versatile strikes.</text:p>
          </table:table-cell>
          <table:table-cell table:number-columns-repeated="1024"/>
        </table:table-row>
        <table:table-row table:style-name="ro137">
          <table:table-cell table:style-name="ce31" office:value-type="string" calcext:value-type="string">
            <text:p>flow weapon 15</text:p>
          </table:table-cell>
          <table:table-cell table:style-name="ce29" office:value-type="string" calcext:value-type="string">
            <text:p><text:span text:style-name="T586">NOT FINISHED</text:span></text:p>
          </table:table-cell>
          <table:table-cell office:value-type="string" calcext:value-type="string">
            <text:p>Bee stinger</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87">weapon</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138">
          <table:table-cell table:style-name="ce31" office:value-type="string" calcext:value-type="string">
            <text:p>grit weapon 15 ant</text:p>
          </table:table-cell>
          <table:table-cell table:style-name="ce29" office:value-type="string" calcext:value-type="string">
            <text:p><text:span text:style-name="T588">NOT FINISHED</text:span></text:p>
          </table:table-cell>
          <table:table-cell office:value-type="string" calcext:value-type="string">
            <text:p>Ant mandible</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89">weapon</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39">
          <table:table-cell office:value-type="string" calcext:value-type="string">
            <text:p>grit weapon 15 golem</text:p>
          </table:table-cell>
          <table:table-cell table:style-name="ce29" office:value-type="string" calcext:value-type="string">
            <text:p><text:span text:style-name="T590">NOT FINISHED</text:span></text:p>
          </table:table-cell>
          <table:table-cell office:value-type="string" calcext:value-type="string">
            <text:p>Golem gauntlets</text:p>
          </table:table-cell>
          <table:table-cell table:style-name="ce29" office:value-type="float" calcext:value-type="float" office:value="20">
            <text:p>20</text:p>
          </table:table-cell>
          <table:table-cell table:style-name="ce29" office:value-type="float" calcext:value-type="float" office:value="-20">
            <text:p>-20</text:p>
          </table:table-cell>
          <table:table-cell table:style-name="ce29" office:value-type="float" calcext:value-type="float" office:value="0">
            <text:p>0</text:p>
          </table:table-cell>
          <table:table-cell table:style-name="ce29" office:value-type="float" calcext:value-type="float" office:value="20">
            <text:p>20</text:p>
          </table:table-cell>
          <table:table-cell table:style-name="ce29" office:value-type="float" calcext:value-type="float" office:value="3">
            <text:p>3</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1">
            <text:p>1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91">weapon</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40">
          <table:table-cell table:style-name="ce31" office:value-type="string" calcext:value-type="string">
            <text:p>soul weapon 15</text:p>
          </table:table-cell>
          <table:table-cell table:style-name="ce29" office:value-type="string" calcext:value-type="string">
            <text:p><text:span text:style-name="T592">NOT FINISHED</text:span></text:p>
          </table:table-cell>
          <table:table-cell office:value-type="string" calcext:value-type="string">
            <text:p>Bishop staff</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593">weapon</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141">
          <table:table-cell table:style-name="ce31" office:value-type="string" calcext:value-type="string">
            <text:p>mind weapon 15</text:p>
          </table:table-cell>
          <table:table-cell table:style-name="ce29" office:value-type="string" calcext:value-type="string">
            <text:p><text:span text:style-name="T594">NOT FINISHED</text:span></text:p>
          </table:table-cell>
          <table:table-cell office:value-type="string" calcext:value-type="string">
            <text:p>Pixie wand</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95">weapon</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142">
          <table:table-cell table:style-name="ce31" office:value-type="string" calcext:value-type="string">
            <text:p>ellinia_shop_weapon_quest_1</text:p>
          </table:table-cell>
          <table:table-cell table:style-name="ce29" office:value-type="string" calcext:value-type="string">
            <text:p><text:span text:style-name="T596">NOT FINISHED</text:span></text:p>
          </table:table-cell>
          <table:table-cell table:style-name="ce31" office:value-type="string" calcext:value-type="string">
            <text:p>Branchy wand</text:p>
          </table:table-cell>
          <table:table-cell table:style-name="ce29" office:value-type="float" calcext:value-type="float" office:value="0">
            <text:p>0</text:p>
          </table:table-cell>
          <table:table-cell table:style-name="ce29" office:value-type="float" calcext:value-type="float" office:value="35">
            <text:p>3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1">
            <text:p>11</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string" calcext:value-type="string">
            <text:p><text:span text:style-name="T597">weapon</text:span></text:p>
          </table:table-cell>
          <table:table-cell table:style-name="ce29" office:value-type="float" calcext:value-type="float" office:value="0">
            <text:p>0</text:p>
          </table:table-cell>
          <table:table-cell table:style-name="ce17" table:formula="of:=COUNTIF([loot.A:loot.A];[.A136])" office:value-type="float" calcext:value-type="float" office:value="0">
            <text:p>0</text:p>
          </table:table-cell>
          <table:table-cell table:style-name="ce23" office:value-type="string" calcext:value-type="string">
            <text:p>skill_level:magic_missile=1</text:p>
          </table:table-cell>
          <table:table-cell table:style-name="ce25" office:value-type="string" calcext:value-type="string">
            <text:p>Made from several tree branches fused together, its perfect for a beginner mage.</text:p>
          </table:table-cell>
          <table:table-cell table:number-columns-repeated="1024"/>
        </table:table-row>
        <table:table-row table:style-name="ro143">
          <table:table-cell table:style-name="ce31" office:value-type="string" calcext:value-type="string">
            <text:p>ellinia_shop_weapon_quest_2</text:p>
          </table:table-cell>
          <table:table-cell table:style-name="ce29" office:value-type="string" calcext:value-type="string">
            <text:p><text:span text:style-name="T598">NOT FINISHED</text:span></text:p>
          </table:table-cell>
          <table:table-cell table:style-name="ce31" office:value-type="string" calcext:value-type="string">
            <text:p>Refined branchy wand</text:p>
          </table:table-cell>
          <table:table-cell table:style-name="ce29" office:value-type="float" calcext:value-type="float" office:value="0">
            <text:p>0</text:p>
          </table:table-cell>
          <table:table-cell table:style-name="ce29" office:value-type="float" calcext:value-type="float" office:value="65">
            <text:p>6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string" calcext:value-type="string">
            <text:p><text:span text:style-name="T599">weapon</text:span></text:p>
          </table:table-cell>
          <table:table-cell table:style-name="ce29" office:value-type="float" calcext:value-type="float" office:value="0">
            <text:p>0</text:p>
          </table:table-cell>
          <table:table-cell table:style-name="ce17" table:formula="of:=COUNTIF([loot.A:loot.A];[.A137])" office:value-type="float" calcext:value-type="float" office:value="0">
            <text:p>0</text:p>
          </table:table-cell>
          <table:table-cell table:style-name="ce23" office:value-type="string" calcext:value-type="string">
            <text:p>skill_level:magic_missile=2</text:p>
          </table:table-cell>
          <table:table-cell table:style-name="ce25"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9" office:value-type="string" calcext:value-type="string">
            <text:p><text:span text:style-name="T600">NOT FINISHED</text:span></text:p>
          </table:table-cell>
          <table:table-cell table:style-name="ce22" office:value-type="string" calcext:value-type="string">
            <text:p>Tree root wand</text:p>
          </table:table-cell>
          <table:table-cell table:style-name="ce29" office:value-type="float" calcext:value-type="float" office:value="0">
            <text:p>0</text:p>
          </table:table-cell>
          <table:table-cell table:style-name="ce29" office:value-type="float" calcext:value-type="float" office:value="100">
            <text:p>10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8">
            <text:p>8</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float" calcext:value-type="float" office:value="0">
            <text:p>0</text:p>
          </table:table-cell>
          <table:table-cell table:style-name="ce29" office:value-type="float" calcext:value-type="float" office:value="9">
            <text:p>9</text:p>
          </table:table-cell>
          <table:table-cell table:style-name="ce29" office:value-type="string" calcext:value-type="string">
            <text:p><text:span text:style-name="T601">weapon</text:span></text:p>
          </table:table-cell>
          <table:table-cell table:style-name="ce29" office:value-type="float" calcext:value-type="float" office:value="0">
            <text:p>0</text:p>
          </table:table-cell>
          <table:table-cell table:style-name="ce17" table:formula="of:=COUNTIF([loot.A:loot.A];[.A138])" office:value-type="float" calcext:value-type="float" office:value="0">
            <text:p>0</text:p>
          </table:table-cell>
          <table:table-cell table:style-name="ce23" office:value-type="string" calcext:value-type="string">
            <text:p>skill_level:magic_missile=3</text:p>
          </table:table-cell>
          <table:table-cell table:style-name="ce25" office:value-type="string" calcext:value-type="string">
            <text:p>Masterfully crafted from the roots of a tree, this wand is perfect for adept mages.</text:p>
          </table:table-cell>
          <table:table-cell table:number-columns-repeated="1024"/>
        </table:table-row>
        <table:table-row table:style-name="ro145">
          <table:table-cell table:style-name="ce31" office:value-type="string" calcext:value-type="string">
            <text:p>rusty_axe</text:p>
          </table:table-cell>
          <table:table-cell table:style-name="ce29" office:value-type="string" calcext:value-type="string">
            <text:p><text:span text:style-name="T60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31" office:value-type="string" calcext:value-type="string">
            <text:p>beer_stein</text:p>
          </table:table-cell>
          <table:table-cell table:style-name="ce29" office:value-type="string" calcext:value-type="string">
            <text:p><text:span text:style-name="T603">NOT FINISHED</text:span></text:p>
          </table:table-cell>
          <table:table-cell table:style-name="ce22"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140])" office:value-type="float" calcext:value-type="float" office:value="1">
            <text:p>1</text:p>
          </table:table-cell>
          <table:table-cell table:style-name="ce22" office:value-type="string" calcext:value-type="string">
            <text:p>skill_level:beer_stein_chug=1</text:p>
          </table:table-cell>
          <table:table-cell table:style-name="ce25"/>
          <table:table-cell table:number-columns-repeated="1024"/>
        </table:table-row>
        <table:table-row table:style-name="ro147">
          <table:table-cell table:style-name="ce29"/>
          <table:table-cell table:number-columns-repeated="1024"/>
        </table:table-row>
        <table:table-row table:style-name="ro6">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4"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50">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 [$skills.A$1:$skills.B$1048576]; 2; 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5">
            <text:p>25</text:p>
          </table:table-cell>
          <table:table-cell office:value-type="string" calcext:value-type="string">
            <text:p><text:span text:style-name="T620">Just a bottle of cold tomato soup.</text:span></text:p>
          </table:table-cell>
          <table:table-cell table:number-columns-repeated="1024"/>
        </table:table-row>
        <table:table-row table:style-name="ro151">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A$1:$skills.B$1048576];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5">
            <text:p>25</text:p>
          </table:table-cell>
          <table:table-cell office:value-type="string" calcext:value-type="string">
            <text:p><text:span text:style-name="T625">Just a bottle of REALLY cold tomato soup.</text:span></text:p>
          </table:table-cell>
          <table:table-cell table:number-columns-repeated="1024"/>
        </table:table-row>
        <table:table-row table:style-name="ro152">
          <table:table-cell office:value-type="string" calcext:value-type="string">
            <text:p><text:span text:style-name="T626">translucent scroll</text:span></text:p>
          </table:table-cell>
          <table:table-cell office:value-type="string" calcext:value-type="string">
            <text:p><text:span text:style-name="T627">Translucent Scroll</text:span></text:p>
          </table:table-cell>
          <table:table-cell office:value-type="string" calcext:value-type="string">
            <text:p><text:span text:style-name="T628">ethereal</text:span></text:p>
          </table:table-cell>
          <table:table-cell table:style-name="ce17" table:formula="of:=VLOOKUP([.C4];[skills.A:skills.B];2;0)" office:value-type="string" calcext:value-type="string" office:string-value="Become Ethereal">
            <text:p>Become Ethereal</text:p>
          </table:table-cell>
          <table:table-cell office:value-type="string" calcext:value-type="string">
            <text:p><text:span text:style-name="T629">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30">Its so hard to read this…</text:span></text:p>
          </table:table-cell>
          <table:table-cell table:number-columns-repeated="1024"/>
        </table:table-row>
        <table:table-row table:style-name="ro153">
          <table:table-cell table:number-columns-repeated="3"/>
          <table:table-cell table:style-name="ce17"/>
          <table:table-cell table:number-columns-repeated="1024"/>
        </table:table-row>
        <table:table-row table:style-name="ro154">
          <table:table-cell table:number-columns-repeated="3"/>
          <table:table-cell table:style-name="ce17"/>
          <table:table-cell table:number-columns-repeated="1024"/>
        </table:table-row>
        <table:table-row table:style-name="ro155">
          <table:table-cell table:number-columns-repeated="3"/>
          <table:table-cell table:style-name="ce17"/>
          <table:table-cell table:number-columns-repeated="1024"/>
        </table:table-row>
        <table:table-row table:style-name="ro156">
          <table:table-cell table:number-columns-repeated="3"/>
          <table:table-cell table:style-name="ce17"/>
          <table:table-cell table:number-columns-repeated="1024"/>
        </table:table-row>
        <table:table-row table:style-name="ro157">
          <table:table-cell table:number-columns-repeated="3"/>
          <table:table-cell table:style-name="ce17"/>
          <table:table-cell table:number-columns-repeated="1024"/>
        </table:table-row>
        <table:table-row table:style-name="ro158">
          <table:table-cell table:number-columns-repeated="3"/>
          <table:table-cell table:style-name="ce17"/>
          <table:table-cell table:number-columns-repeated="1024"/>
        </table:table-row>
        <table:table-row table:style-name="ro159">
          <table:table-cell table:number-columns-repeated="3"/>
          <table:table-cell table:style-name="ce17"/>
          <table:table-cell table:number-columns-repeated="1024"/>
        </table:table-row>
        <table:table-row table:style-name="ro160">
          <table:table-cell table:number-columns-repeated="3"/>
          <table:table-cell table:style-name="ce17"/>
          <table:table-cell table:number-columns-repeated="1024"/>
        </table:table-row>
        <table:table-row table:style-name="ro161">
          <table:table-cell table:number-columns-repeated="3"/>
          <table:table-cell table:style-name="ce17"/>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631">premade_id</text:span></text:p>
          </table:table-cell>
          <table:table-cell office:value-type="string" calcext:value-type="string">
            <text:p><text:span text:style-name="T632">name</text:span></text:p>
          </table:table-cell>
          <table:table-cell table:style-name="ce24" office:value-type="string" calcext:value-type="string">
            <text:p><text:span text:style-name="T633">DROPPED</text:span><text:span text:style-name="T634">
</text:span><text:span text:style-name="T635">BY X </text:span><text:span text:style-name="T636">
</text:span><text:span text:style-name="T637">MOBS</text:span></text:p>
          </table:table-cell>
          <table:table-cell office:value-type="string" calcext:value-type="string">
            <text:p><text:span text:style-name="T638">description</text:span></text:p>
          </table:table-cell>
          <table:table-cell table:number-columns-repeated="1024"/>
        </table:table-row>
        <table:table-row table:style-name="ro165">
          <table:table-cell office:value-type="string" calcext:value-type="string">
            <text:p><text:span text:style-name="T639">rock</text:span></text:p>
          </table:table-cell>
          <table:table-cell office:value-type="string" calcext:value-type="string">
            <text:p><text:span text:style-name="T640">Rock</text:span></text:p>
          </table:table-cell>
          <table:table-cell table:style-name="ce17" table:formula="of:=COUNTIF([loot.A:loot.A];[.A2])" office:value-type="float" calcext:value-type="float" office:value="0">
            <text:p>0</text:p>
          </table:table-cell>
          <table:table-cell office:value-type="string" calcext:value-type="string">
            <text:p><text:span text:style-name="T641">Just a rock</text:span></text:p>
          </table:table-cell>
          <table:table-cell table:number-columns-repeated="1024"/>
        </table:table-row>
        <table:table-row table:style-name="ro166">
          <table:table-cell office:value-type="string" calcext:value-type="string">
            <text:p><text:span text:style-name="T642">tutorial_paper_1</text:span></text:p>
          </table:table-cell>
          <table:table-cell office:value-type="string" calcext:value-type="string">
            <text:p><text:span text:style-name="T643">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4">This little note reads</text:span><text:span text:style-name="T645">
</text:span><text:span text:style-name="T646">"not all exits are obvious, some are hidden, go east to proceed"</text:span></text:p>
          </table:table-cell>
          <table:table-cell table:number-columns-repeated="1024"/>
        </table:table-row>
        <table:table-row table:style-name="ro167">
          <table:table-cell office:value-type="string" calcext:value-type="string">
            <text:p><text:span text:style-name="T647">tutorial_paper_2</text:span></text:p>
          </table:table-cell>
          <table:table-cell office:value-type="string" calcext:value-type="string">
            <text:p><text:span text:style-name="T648">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9">This little note reads</text:span><text:span text:style-name="T650">
</text:span><text:span text:style-name="T651">“You probably already figured it out, but loot dropped from enemies goes</text:span><text:span text:style-name="T652">
</text:span><text:span text:style-name="T653">directly into your inventory, you also got a weapon!</text:span><text:span text:style-name="T654">
</text:span><text:span text:style-name="T655">Identify it and equip it with “equip [item name]” then proceed north"</text:span></text:p>
          </table:table-cell>
          <table:table-cell table:number-columns-repeated="1024"/>
        </table:table-row>
        <table:table-row table:style-name="ro168">
          <table:table-cell office:value-type="string" calcext:value-type="string">
            <text:p><text:span text:style-name="T656">stone</text:span></text:p>
          </table:table-cell>
          <table:table-cell office:value-type="string" calcext:value-type="string">
            <text:p><text:span text:style-name="T657">Stone</text:span></text:p>
          </table:table-cell>
          <table:table-cell table:style-name="ce17" table:formula="of:=COUNTIF([loot.A:loot.A];[.A5])" office:value-type="float" calcext:value-type="float" office:value="0">
            <text:p>0</text:p>
          </table:table-cell>
          <table:table-cell office:value-type="string" calcext:value-type="string">
            <text:p><text:span text:style-name="T658">Its a stone, what did you expect a jade?</text:span></text:p>
          </table:table-cell>
          <table:table-cell table:number-columns-repeated="1024"/>
        </table:table-row>
        <table:table-row table:style-name="ro169">
          <table:table-cell table:style-name="ce23" office:value-type="string" calcext:value-type="string">
            <text:p>copper_metal</text:p>
          </table:table-cell>
          <table:table-cell table:style-name="ce23"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9">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2" office:value-type="string" calcext:value-type="string">
            <text:p>tree_root</text:p>
          </table:table-cell>
          <table:table-cell table:style-name="ce22"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660">bark</text:span></text:p>
          </table:table-cell>
          <table:table-cell office:value-type="string" calcext:value-type="string">
            <text:p><text:span text:style-name="T661">Bark</text:span></text:p>
          </table:table-cell>
          <table:table-cell table:style-name="ce17" table:formula="of:=COUNTIF([loot.A:loot.A];[.A19])" office:value-type="float" calcext:value-type="float" office:value="0">
            <text:p>0</text:p>
          </table:table-cell>
          <table:table-cell office:value-type="string" calcext:value-type="string">
            <text:p><text:span text:style-name="T662">Some tree bark, wonder what this could be used for?</text:span></text:p>
          </table:table-cell>
          <table:table-cell table:number-columns-repeated="1024"/>
        </table:table-row>
        <table:table-row table:style-name="ro183">
          <table:table-cell table:style-name="ce23" office:value-type="string" calcext:value-type="string">
            <text:p>simple_wood</text:p>
          </table:table-cell>
          <table:table-cell office:value-type="string" calcext:value-type="string">
            <text:p><text:span text:style-name="T663">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4">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2"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2"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2"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2"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2"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2"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2"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2"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2" office:value-type="string" calcext:value-type="string">
            <text:p>Cactus wood</text:p>
          </table:table-cell>
          <table:table-cell table:style-name="ce17" table:formula="of:=COUNTIF([loot.A:loot.A];[.A29])" office:value-type="float" calcext:value-type="float" office:value="0">
            <text:p>0</text:p>
          </table:table-cell>
          <table:table-cell table:style-name="ce22"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2" office:value-type="string" calcext:value-type="string">
            <text:p>Bamboo wood</text:p>
          </table:table-cell>
          <table:table-cell table:style-name="ce17" table:formula="of:=COUNTIF([loot.A:loot.A];[.A30])" office:value-type="float" calcext:value-type="float" office:value="0">
            <text:p>0</text:p>
          </table:table-cell>
          <table:table-cell table:style-name="ce22"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2" office:value-type="string" calcext:value-type="string">
            <text:p>Magnolia wood</text:p>
          </table:table-cell>
          <table:table-cell table:style-name="ce17" table:formula="of:=COUNTIF([loot.A:loot.A];[.A31])" office:value-type="float" calcext:value-type="float" office:value="0">
            <text:p>0</text:p>
          </table:table-cell>
          <table:table-cell table:style-name="ce22"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2" office:value-type="string" calcext:value-type="string">
            <text:p>Cherry wood</text:p>
          </table:table-cell>
          <table:table-cell table:style-name="ce17" table:formula="of:=COUNTIF([loot.A:loot.A];[.A32])" office:value-type="float" calcext:value-type="float" office:value="0">
            <text:p>0</text:p>
          </table:table-cell>
          <table:table-cell table:style-name="ce22" office:value-type="string" calcext:value-type="string">
            <text:p>wood pink</text:p>
          </table:table-cell>
          <table:table-cell table:number-columns-repeated="1024"/>
        </table:table-row>
        <table:table-row table:style-name="ro196">
          <table:table-cell office:value-type="string" calcext:value-type="string">
            <text:p><text:span text:style-name="T665">mana_crystal</text:span></text:p>
          </table:table-cell>
          <table:table-cell office:value-type="string" calcext:value-type="string">
            <text:p><text:span text:style-name="T666">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7">A mana crystal, it has a soft blue glow.</text:span></text:p>
          </table:table-cell>
          <table:table-cell table:number-columns-repeated="1024"/>
        </table:table-row>
        <table:table-row table:style-name="ro197">
          <table:table-cell office:value-type="string" calcext:value-type="string">
            <text:p><text:span text:style-name="T668">simple_bone</text:span></text:p>
          </table:table-cell>
          <table:table-cell office:value-type="string" calcext:value-type="string">
            <text:p><text:span text:style-name="T669">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70">The simple bone of some animal... i hope.</text:span></text:p>
          </table:table-cell>
          <table:table-cell table:number-columns-repeated="1024"/>
        </table:table-row>
        <table:table-row table:style-name="ro198">
          <table:table-cell office:value-type="string" calcext:value-type="string">
            <text:p><text:span text:style-name="T671">small_skull</text:span></text:p>
          </table:table-cell>
          <table:table-cell office:value-type="string" calcext:value-type="string">
            <text:p><text:span text:style-name="T672">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3">The small skull of some creature.</text:span></text:p>
          </table:table-cell>
          <table:table-cell table:number-columns-repeated="1024"/>
        </table:table-row>
        <table:table-row table:style-name="ro199">
          <table:table-cell office:value-type="string" calcext:value-type="string">
            <text:p><text:span text:style-name="T674">skull</text:span></text:p>
          </table:table-cell>
          <table:table-cell office:value-type="string" calcext:value-type="string">
            <text:p><text:span text:style-name="T675">Skull</text:span></text:p>
          </table:table-cell>
          <table:table-cell table:style-name="ce17" table:formula="of:=COUNTIF([loot.A:loot.A];[.A36])" office:value-type="float" calcext:value-type="float" office:value="0">
            <text:p>0</text:p>
          </table:table-cell>
          <table:table-cell office:value-type="string" calcext:value-type="string">
            <text:p><text:span text:style-name="T676">The skull of some poor soul.</text:span></text:p>
          </table:table-cell>
          <table:table-cell table:number-columns-repeated="1024"/>
        </table:table-row>
        <table:table-row table:style-name="ro200">
          <table:table-cell office:value-type="string" calcext:value-type="string">
            <text:p><text:span text:style-name="T677">bone</text:span></text:p>
          </table:table-cell>
          <table:table-cell office:value-type="string" calcext:value-type="string">
            <text:p><text:span text:style-name="T678">Bone</text:span></text:p>
          </table:table-cell>
          <table:table-cell table:style-name="ce17" table:formula="of:=COUNTIF([loot.A:loot.A];[.A37])" office:value-type="float" calcext:value-type="float" office:value="0">
            <text:p>0</text:p>
          </table:table-cell>
          <table:table-cell office:value-type="string" calcext:value-type="string">
            <text:p><text:span text:style-name="T679">The bone of some poor soul.</text:span></text:p>
          </table:table-cell>
          <table:table-cell table:number-columns-repeated="1024"/>
        </table:table-row>
        <table:table-row table:style-name="ro201">
          <table:table-cell office:value-type="string" calcext:value-type="string">
            <text:p><text:span text:style-name="T680">hard_bone</text:span></text:p>
          </table:table-cell>
          <table:table-cell office:value-type="string" calcext:value-type="string">
            <text:p><text:span text:style-name="T681">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2">The femur of some creature.</text:span></text:p>
          </table:table-cell>
          <table:table-cell table:number-columns-repeated="1024"/>
        </table:table-row>
        <table:table-row table:style-name="ro202">
          <table:table-cell office:value-type="string" calcext:value-type="string">
            <text:p><text:span text:style-name="T683">corpse</text:span></text:p>
          </table:table-cell>
          <table:table-cell office:value-type="string" calcext:value-type="string">
            <text:p><text:span text:style-name="T684">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5">This corpse has rotted beyond recognition.</text:span></text:p>
          </table:table-cell>
          <table:table-cell table:number-columns-repeated="1024"/>
        </table:table-row>
        <table:table-row table:style-name="ro203">
          <table:table-cell office:value-type="string" calcext:value-type="string">
            <text:p><text:span text:style-name="T686">rat_tail</text:span></text:p>
          </table:table-cell>
          <table:table-cell office:value-type="string" calcext:value-type="string">
            <text:p><text:span text:style-name="T687">Rat tail</text:span></text:p>
          </table:table-cell>
          <table:table-cell table:style-name="ce17" table:formula="of:=COUNTIF([loot.A:loot.A];[.A40])" office:value-type="float" calcext:value-type="float" office:value="0">
            <text:p>0</text:p>
          </table:table-cell>
          <table:table-cell office:value-type="string" calcext:value-type="string">
            <text:p><text:span text:style-name="T688">The tail of a rat, odly smooth.</text:span></text:p>
          </table:table-cell>
          <table:table-cell table:number-columns-repeated="1024"/>
        </table:table-row>
        <table:table-row table:style-name="ro204">
          <table:table-cell office:value-type="string" calcext:value-type="string">
            <text:p><text:span text:style-name="T689">rat_tooth</text:span></text:p>
          </table:table-cell>
          <table:table-cell office:value-type="string" calcext:value-type="string">
            <text:p><text:span text:style-name="T690">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1">The tooth of a rat, why would you take this?</text:span></text:p>
          </table:table-cell>
          <table:table-cell table:number-columns-repeated="1024"/>
        </table:table-row>
        <table:table-row table:style-name="ro205">
          <table:table-cell office:value-type="string" calcext:value-type="string">
            <text:p><text:span text:style-name="T692">spider_thread</text:span></text:p>
          </table:table-cell>
          <table:table-cell office:value-type="string" calcext:value-type="string">
            <text:p><text:span text:style-name="T693">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4">Spider thread, some say its stronger then steel.</text:span></text:p>
          </table:table-cell>
          <table:table-cell table:number-columns-repeated="1024"/>
        </table:table-row>
        <table:table-row table:style-name="ro206">
          <table:table-cell office:value-type="string" calcext:value-type="string">
            <text:p><text:span text:style-name="T695">spider_leg</text:span></text:p>
          </table:table-cell>
          <table:table-cell office:value-type="string" calcext:value-type="string">
            <text:p><text:span text:style-name="T696">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7">Spider leg, strangly hairy.</text:span></text:p>
          </table:table-cell>
          <table:table-cell table:number-columns-repeated="1024"/>
        </table:table-row>
        <table:table-row table:style-name="ro207">
          <table:table-cell office:value-type="string" calcext:value-type="string">
            <text:p><text:span text:style-name="T698">spider_eye</text:span></text:p>
          </table:table-cell>
          <table:table-cell office:value-type="string" calcext:value-type="string">
            <text:p><text:span text:style-name="T699">Spider eye</text:span></text:p>
          </table:table-cell>
          <table:table-cell table:style-name="ce17" table:formula="of:=COUNTIF([loot.A:loot.A];[.A44])" office:value-type="float" calcext:value-type="float" office:value="0">
            <text:p>0</text:p>
          </table:table-cell>
          <table:table-cell office:value-type="string" calcext:value-type="string">
            <text:p><text:span text:style-name="T700">Spider eye, almost like a black pearl.</text:span></text:p>
          </table:table-cell>
          <table:table-cell table:number-columns-repeated="1024"/>
        </table:table-row>
        <table:table-row table:style-name="ro208">
          <table:table-cell office:value-type="string" calcext:value-type="string">
            <text:p><text:span text:style-name="T701">pig_tail</text:span></text:p>
          </table:table-cell>
          <table:table-cell office:value-type="string" calcext:value-type="string">
            <text:p><text:span text:style-name="T702">Pig tail</text:span></text:p>
          </table:table-cell>
          <table:table-cell table:style-name="ce17" table:formula="of:=COUNTIF([loot.A:loot.A];[.A45])" office:value-type="float" calcext:value-type="float" office:value="0">
            <text:p>0</text:p>
          </table:table-cell>
          <table:table-cell office:value-type="string" calcext:value-type="string">
            <text:p><text:span text:style-name="T703">The tail of a pig.</text:span></text:p>
          </table:table-cell>
          <table:table-cell table:number-columns-repeated="1024"/>
        </table:table-row>
        <table:table-row table:style-name="ro209">
          <table:table-cell office:value-type="string" calcext:value-type="string">
            <text:p><text:span text:style-name="T704">strange_eye</text:span></text:p>
          </table:table-cell>
          <table:table-cell office:value-type="string" calcext:value-type="string">
            <text:p><text:span text:style-name="T705">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6">A strange eye, it keeps looking at you.</text:span></text:p>
          </table:table-cell>
          <table:table-cell table:number-columns-repeated="1024"/>
        </table:table-row>
        <table:table-row table:style-name="ro210">
          <table:table-cell office:value-type="string" calcext:value-type="string">
            <text:p><text:span text:style-name="T707">strange_tail</text:span></text:p>
          </table:table-cell>
          <table:table-cell office:value-type="string" calcext:value-type="string">
            <text:p><text:span text:style-name="T708">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9">A strange tail, did it just move?</text:span></text:p>
          </table:table-cell>
          <table:table-cell table:number-columns-repeated="1024"/>
        </table:table-row>
        <table:table-row table:style-name="ro211">
          <table:table-cell office:value-type="string" calcext:value-type="string">
            <text:p><text:span text:style-name="T710">green_sludge</text:span></text:p>
          </table:table-cell>
          <table:table-cell office:value-type="string" calcext:value-type="string">
            <text:p><text:span text:style-name="T711">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2">The sludge of a green slime.</text:span></text:p>
          </table:table-cell>
          <table:table-cell table:number-columns-repeated="1024"/>
        </table:table-row>
        <table:table-row table:style-name="ro212">
          <table:table-cell office:value-type="string" calcext:value-type="string">
            <text:p><text:span text:style-name="T713">green_slime_core</text:span></text:p>
          </table:table-cell>
          <table:table-cell office:value-type="string" calcext:value-type="string">
            <text:p><text:span text:style-name="T714">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5">The core of a green slime.</text:span></text:p>
          </table:table-cell>
          <table:table-cell table:number-columns-repeated="1024"/>
        </table:table-row>
        <table:table-row table:style-name="ro213">
          <table:table-cell office:value-type="string" calcext:value-type="string">
            <text:p><text:span text:style-name="T716">blue_sludge</text:span></text:p>
          </table:table-cell>
          <table:table-cell office:value-type="string" calcext:value-type="string">
            <text:p><text:span text:style-name="T717">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8">The sludge of a blue slime.</text:span></text:p>
          </table:table-cell>
          <table:table-cell table:number-columns-repeated="1024"/>
        </table:table-row>
        <table:table-row table:style-name="ro214">
          <table:table-cell office:value-type="string" calcext:value-type="string">
            <text:p><text:span text:style-name="T719">blue_slime_core</text:span></text:p>
          </table:table-cell>
          <table:table-cell office:value-type="string" calcext:value-type="string">
            <text:p><text:span text:style-name="T720">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1">The core of a blue slime.</text:span></text:p>
          </table:table-cell>
          <table:table-cell table:number-columns-repeated="1024"/>
        </table:table-row>
        <table:table-row table:style-name="ro215">
          <table:table-cell office:value-type="string" calcext:value-type="string">
            <text:p><text:span text:style-name="T722">red_sludge</text:span></text:p>
          </table:table-cell>
          <table:table-cell office:value-type="string" calcext:value-type="string">
            <text:p><text:span text:style-name="T723">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4">The sludge of a red slime.</text:span></text:p>
          </table:table-cell>
          <table:table-cell table:number-columns-repeated="1024"/>
        </table:table-row>
        <table:table-row table:style-name="ro216">
          <table:table-cell office:value-type="string" calcext:value-type="string">
            <text:p><text:span text:style-name="T725">red_slime_core</text:span></text:p>
          </table:table-cell>
          <table:table-cell office:value-type="string" calcext:value-type="string">
            <text:p><text:span text:style-name="T726">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7">The core of a red slime.</text:span></text:p>
          </table:table-cell>
          <table:table-cell table:number-columns-repeated="1024"/>
        </table:table-row>
        <table:table-row table:style-name="ro217">
          <table:table-cell office:value-type="string" calcext:value-type="string">
            <text:p><text:span text:style-name="T728">fairy_wings</text:span></text:p>
          </table:table-cell>
          <table:table-cell office:value-type="string" calcext:value-type="string">
            <text:p><text:span text:style-name="T729">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30">The wings of a fairy, some glitter keeps falling of it? Its everywhere!</text:span></text:p>
          </table:table-cell>
          <table:table-cell table:number-columns-repeated="1024"/>
        </table:table-row>
        <table:table-row table:style-name="ro218">
          <table:table-cell office:value-type="string" calcext:value-type="string">
            <text:p><text:span text:style-name="T731">fairy_dust</text:span></text:p>
          </table:table-cell>
          <table:table-cell office:value-type="string" calcext:value-type="string">
            <text:p><text:span text:style-name="T732">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3">The dust of a fairy, keep it in a bag or it will be everywhere!</text:span></text:p>
          </table:table-cell>
          <table:table-cell table:number-columns-repeated="1024"/>
        </table:table-row>
        <table:table-row table:style-name="ro219">
          <table:table-cell office:value-type="string" calcext:value-type="string">
            <text:p><text:span text:style-name="T734">grass_seeds</text:span></text:p>
          </table:table-cell>
          <table:table-cell office:value-type="string" calcext:value-type="string">
            <text:p><text:span text:style-name="T735">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6">Grass seeds, maybe usefull if you had a backyard.</text:span></text:p>
          </table:table-cell>
          <table:table-cell table:number-columns-repeated="1024"/>
        </table:table-row>
        <table:table-row table:style-name="ro220">
          <table:table-cell office:value-type="string" calcext:value-type="string">
            <text:p><text:span text:style-name="T737">mushroom_seeds</text:span></text:p>
          </table:table-cell>
          <table:table-cell office:value-type="string" calcext:value-type="string">
            <text:p><text:span text:style-name="T738">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9">Mushroom seeds, if only you had somewhere to plant this.</text:span></text:p>
          </table:table-cell>
          <table:table-cell table:number-columns-repeated="1024"/>
        </table:table-row>
        <table:table-row table:style-name="ro221">
          <table:table-cell office:value-type="string" calcext:value-type="string">
            <text:p><text:span text:style-name="T740">shroom_cap</text:span></text:p>
          </table:table-cell>
          <table:table-cell office:value-type="string" calcext:value-type="string">
            <text:p><text:span text:style-name="T741">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2">A simple shroom cap, locals use it to make potions.</text:span></text:p>
          </table:table-cell>
          <table:table-cell table:number-columns-repeated="1024"/>
        </table:table-row>
        <table:table-row table:style-name="ro222">
          <table:table-cell office:value-type="string" calcext:value-type="string">
            <text:p><text:span text:style-name="T743">orange_mushroom_cap</text:span></text:p>
          </table:table-cell>
          <table:table-cell office:value-type="string" calcext:value-type="string">
            <text:p><text:span text:style-name="T744">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5">A orange mushroom cap.</text:span></text:p>
          </table:table-cell>
          <table:table-cell table:number-columns-repeated="1024"/>
        </table:table-row>
        <table:table-row table:style-name="ro223">
          <table:table-cell office:value-type="string" calcext:value-type="string">
            <text:p><text:span text:style-name="T746">red_mushroom_cap</text:span></text:p>
          </table:table-cell>
          <table:table-cell office:value-type="string" calcext:value-type="string">
            <text:p><text:span text:style-name="T747">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8">A red mushroom cap, maybe this is also some alchemy ingredient.</text:span></text:p>
          </table:table-cell>
          <table:table-cell table:number-columns-repeated="1024"/>
        </table:table-row>
        <table:table-row table:style-name="ro224">
          <table:table-cell office:value-type="string" calcext:value-type="string">
            <text:p><text:span text:style-name="T749">blue_mushroom_cap</text:span></text:p>
          </table:table-cell>
          <table:table-cell office:value-type="string" calcext:value-type="string">
            <text:p><text:span text:style-name="T750">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1">A blue mushroom cap.</text:span></text:p>
          </table:table-cell>
          <table:table-cell table:number-columns-repeated="1024"/>
        </table:table-row>
        <table:table-row table:style-name="ro225">
          <table:table-cell office:value-type="string" calcext:value-type="string">
            <text:p><text:span text:style-name="T752">spiky_mushroom_cap</text:span></text:p>
          </table:table-cell>
          <table:table-cell office:value-type="string" calcext:value-type="string">
            <text:p><text:span text:style-name="T753">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4">A grey spicky mushroom cap, careful handeling it.</text:span></text:p>
          </table:table-cell>
          <table:table-cell table:number-columns-repeated="1024"/>
        </table:table-row>
        <table:table-row table:style-name="ro226">
          <table:table-cell office:value-type="string" calcext:value-type="string">
            <text:p><text:span text:style-name="T755">hard_mushroom_cap</text:span></text:p>
          </table:table-cell>
          <table:table-cell office:value-type="string" calcext:value-type="string">
            <text:p><text:span text:style-name="T756">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7">A hard mushroom cap, has a orange hue to it.</text:span></text:p>
          </table:table-cell>
          <table:table-cell table:number-columns-repeated="1024"/>
        </table:table-row>
        <table:table-row table:style-name="ro227">
          <table:table-cell office:value-type="string" calcext:value-type="string">
            <text:p><text:span text:style-name="T758">grey_mushroom_cap</text:span></text:p>
          </table:table-cell>
          <table:table-cell office:value-type="string" calcext:value-type="string">
            <text:p><text:span text:style-name="T759">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60">A grey mushroom cap, soft and smooth.</text:span></text:p>
          </table:table-cell>
          <table:table-cell table:number-columns-repeated="1024"/>
        </table:table-row>
        <table:table-row table:style-name="ro228">
          <table:table-cell office:value-type="string" calcext:value-type="string">
            <text:p><text:span text:style-name="T761">purple_mushroom_cap</text:span></text:p>
          </table:table-cell>
          <table:table-cell office:value-type="string" calcext:value-type="string">
            <text:p><text:span text:style-name="T762">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3">A purple mushroom cap, it has a subtle glow.</text:span></text:p>
          </table:table-cell>
          <table:table-cell table:number-columns-repeated="1024"/>
        </table:table-row>
        <table:table-row table:style-name="ro229">
          <table:table-cell office:value-type="string" calcext:value-type="string">
            <text:p><text:span text:style-name="T764">yellow_mushroom_cap</text:span></text:p>
          </table:table-cell>
          <table:table-cell office:value-type="string" calcext:value-type="string">
            <text:p><text:span text:style-name="T765">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6">A yellow mushroom cap, that definitely glows.</text:span></text:p>
          </table:table-cell>
          <table:table-cell table:number-columns-repeated="1024"/>
        </table:table-row>
        <table:table-row table:style-name="ro230">
          <table:table-cell office:value-type="string" calcext:value-type="string">
            <text:p><text:span text:style-name="T767">rotten_mushroom_cap</text:span></text:p>
          </table:table-cell>
          <table:table-cell office:value-type="string" calcext:value-type="string">
            <text:p><text:span text:style-name="T768">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9">A rotten mushroom cap, all mushy and stinks.</text:span></text:p>
          </table:table-cell>
          <table:table-cell table:number-columns-repeated="1024"/>
        </table:table-row>
        <table:table-row table:style-name="ro231">
          <table:table-cell office:value-type="string" calcext:value-type="string">
            <text:p><text:span text:style-name="T770">tattered_cloth</text:span></text:p>
          </table:table-cell>
          <table:table-cell office:value-type="string" calcext:value-type="string">
            <text:p><text:span text:style-name="T771">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2">A tattered cloth, rough to the touch and a lot of holes.</text:span></text:p>
          </table:table-cell>
          <table:table-cell table:number-columns-repeated="1024"/>
        </table:table-row>
        <table:table-row table:style-name="ro232">
          <table:table-cell office:value-type="string" calcext:value-type="string">
            <text:p><text:span text:style-name="T773">simple_cloth</text:span></text:p>
          </table:table-cell>
          <table:table-cell office:value-type="string" calcext:value-type="string">
            <text:p><text:span text:style-name="T774">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5">A simple cloth, a little prickly.</text:span></text:p>
          </table:table-cell>
          <table:table-cell table:number-columns-repeated="1024"/>
        </table:table-row>
        <table:table-row table:style-name="ro233">
          <table:table-cell office:value-type="string" calcext:value-type="string">
            <text:p><text:span text:style-name="T776">cloth</text:span></text:p>
          </table:table-cell>
          <table:table-cell office:value-type="string" calcext:value-type="string">
            <text:p><text:span text:style-name="T777">Cloth</text:span></text:p>
          </table:table-cell>
          <table:table-cell table:style-name="ce17" table:formula="of:=COUNTIF([loot.A:loot.A];[.A70])" office:value-type="float" calcext:value-type="float" office:value="0">
            <text:p>0</text:p>
          </table:table-cell>
          <table:table-cell office:value-type="string" calcext:value-type="string">
            <text:p><text:span text:style-name="T778">Cloth soft to the touch.</text:span></text:p>
          </table:table-cell>
          <table:table-cell table:number-columns-repeated="1024"/>
        </table:table-row>
        <table:table-row table:style-name="ro234">
          <table:table-cell office:value-type="string" calcext:value-type="string">
            <text:p><text:span text:style-name="T779">rat_fur</text:span></text:p>
          </table:table-cell>
          <table:table-cell office:value-type="string" calcext:value-type="string">
            <text:p><text:span text:style-name="T780">Rat fur</text:span></text:p>
          </table:table-cell>
          <table:table-cell table:style-name="ce17" table:formula="of:=COUNTIF([loot.A:loot.A];[.A71])" office:value-type="float" calcext:value-type="float" office:value="0">
            <text:p>0</text:p>
          </table:table-cell>
          <table:table-cell office:value-type="string" calcext:value-type="string">
            <text:p><text:span text:style-name="T781">The fur of a rat, kinda soft.</text:span></text:p>
          </table:table-cell>
          <table:table-cell table:number-columns-repeated="1024"/>
        </table:table-row>
        <table:table-row table:style-name="ro235">
          <table:table-cell office:value-type="string" calcext:value-type="string">
            <text:p><text:span text:style-name="T782">pig_leather</text:span></text:p>
          </table:table-cell>
          <table:table-cell office:value-type="string" calcext:value-type="string">
            <text:p><text:span text:style-name="T783">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4">The leather of a pig, maybe make some armor with it?</text:span></text:p>
          </table:table-cell>
          <table:table-cell table:number-columns-repeated="1024"/>
        </table:table-row>
        <table:table-row table:style-name="ro236">
          <table:table-cell office:value-type="string" calcext:value-type="string">
            <text:p><text:span text:style-name="T785">tutorial_quest_item_1</text:span></text:p>
          </table:table-cell>
          <table:table-cell office:value-type="string" calcext:value-type="string">
            <text:p><text:span text:style-name="T786">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7">I wonder what they need a mouse for.</text:span></text:p>
          </table:table-cell>
          <table:table-cell table:number-columns-repeated="1024"/>
        </table:table-row>
        <table:table-row table:style-name="ro237">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38">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253">=IFERROR(<text:s text:c="2"/>IFERROR(<text:s text:c="3"/>VLOOKUP(</text:span><text:span text:style-name="T1254">A2</text:span><text:span text:style-name="T1255">, </text:span><text:span text:style-name="T1256">items_equipment.A:B</text:span><text:span text:style-name="T1257">, 2, 0),<text:s text:c="3"/>VLOOKUP(</text:span><text:span text:style-name="T1258">A2</text:span><text:span text:style-name="T1259">, </text:span><text:span text:style-name="T1260">items_misc.A:B</text:span><text:span text:style-name="T1261">, 2, 0)<text:s text:c="3"/>),<text:s text:c="2"/>VLOOKUP(</text:span><text:span text:style-name="T1262">A2</text:span><text:span text:style-name="T1263">, </text:span><text:span text:style-name="T1264">items_consumable.A:B</text:span><text:span text:style-name="T126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13"/>
        <table:table-header-columns/>
        <table:table-column table:style-name="co52" table:default-cell-style-name="Default"/>
        <table:table-header-columns/>
        <table:table-column table:style-name="co53" table:default-cell-style-name="ce34"/>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40">
          <table:table-cell office:value-type="string" calcext:value-type="string">
            <text:p><text:span text:style-name="T788">item_id</text:span></text:p>
          </table:table-cell>
          <table:table-cell table:style-name="ce35" office:value-type="string" calcext:value-type="string">
            <text:p><text:span text:style-name="T789">FOUND</text:span></text:p>
          </table:table-cell>
          <table:table-cell office:value-type="string" calcext:value-type="string">
            <text:p>npc_id</text:p>
          </table:table-cell>
          <table:table-cell table:style-name="ce35" office:value-type="string" calcext:value-type="string">
            <text:p><text:span text:style-name="T790">FOUND</text:span></text:p>
          </table:table-cell>
          <table:table-cell office:value-type="string" calcext:value-type="string">
            <text:p>drop_rate</text:p>
          </table:table-cell>
          <table:table-cell table:style-name="ce17" office:value-type="string" calcext:value-type="string">
            <text:p><text:span text:style-name="T791">ENEMY LVL</text:span></text:p>
          </table:table-cell>
          <table:table-cell table:number-columns-repeated="1024"/>
        </table:table-row>
        <table:table-row table:style-name="ro241">
          <table:table-cell office:value-type="string" calcext:value-type="string">
            <text:p><text:span text:style-name="T792">blue potion</text:span></text:p>
          </table:table-cell>
          <table:table-cell table:style-name="ce35"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5" table:formula="of:=VLOOKUP([.C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2];[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93">flow body 1</text:span></text:p>
          </table:table-cell>
          <table:table-cell table:style-name="ce35"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5" table:formula="of:=VLOOKUP([.C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3];[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94">flow head 1</text:span></text:p>
          </table:table-cell>
          <table:table-cell table:style-name="ce35"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4];[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95">flow trinket 1</text:span></text:p>
          </table:table-cell>
          <table:table-cell table:style-name="ce35"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5];[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96">flow weapon 1</text:span></text:p>
          </table:table-cell>
          <table:table-cell table:style-name="ce35"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6];[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97">grit body 1</text:span></text:p>
          </table:table-cell>
          <table:table-cell table:style-name="ce35"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5" table:formula="of:=VLOOKUP([.C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7];[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98">grit head 1</text:span></text:p>
          </table:table-cell>
          <table:table-cell table:style-name="ce35"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8];[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799">grit trinket 1</text:span></text:p>
          </table:table-cell>
          <table:table-cell table:style-name="ce35"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9];[enemies.A:enemies.L];12;0);&quot;&quot;)" office:value-type="float" calcext:value-type="float" office:value="1">
            <text:p>1</text:p>
          </table:table-cell>
          <table:table-cell table:number-columns-repeated="1024"/>
        </table:table-row>
        <table:table-row table:style-name="ro249">
          <table:table-cell office:value-type="string" calcext:value-type="string">
            <text:p><text:span text:style-name="T800">grit weapon 1</text:span></text:p>
          </table:table-cell>
          <table:table-cell table:style-name="ce35"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5" table:formula="of:=VLOOKUP([.C10];[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0];[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801">mind body 1</text:span></text:p>
          </table:table-cell>
          <table:table-cell table:style-name="ce35"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5" table:formula="of:=VLOOKUP([.C11];[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1];[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802">mind head 1</text:span></text:p>
          </table:table-cell>
          <table:table-cell table:style-name="ce35"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2];[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803">mind trinket 1</text:span></text:p>
          </table:table-cell>
          <table:table-cell table:style-name="ce35"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3];[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804">mind weapon 1</text:span></text:p>
          </table:table-cell>
          <table:table-cell table:style-name="ce35"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4];[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805">red potion</text:span></text:p>
          </table:table-cell>
          <table:table-cell table:style-name="ce35"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5" table:formula="of:=VLOOKUP([.C1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5];[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806">soul body 1</text:span></text:p>
          </table:table-cell>
          <table:table-cell table:style-name="ce35"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5" table:formula="of:=VLOOKUP([.C1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6];[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807">soul head 1</text:span></text:p>
          </table:table-cell>
          <table:table-cell table:style-name="ce35"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7];[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808">soul trinket 1</text:span></text:p>
          </table:table-cell>
          <table:table-cell table:style-name="ce35"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8];[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809">soul weapon 1</text:span></text:p>
          </table:table-cell>
          <table:table-cell table:style-name="ce35"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9];[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810">blue potion</text:span></text:p>
          </table:table-cell>
          <table:table-cell table:style-name="ce35"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5" table:formula="of:=VLOOKUP([.C2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0];[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811">flow body 1</text:span></text:p>
          </table:table-cell>
          <table:table-cell table:style-name="ce35"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5" table:formula="of:=VLOOKUP([.C2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1];[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812">flow head 1</text:span></text:p>
          </table:table-cell>
          <table:table-cell table:style-name="ce35"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2];[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813">flow trinket 1</text:span></text:p>
          </table:table-cell>
          <table:table-cell table:style-name="ce35"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3];[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814">flow weapon 1</text:span></text:p>
          </table:table-cell>
          <table:table-cell table:style-name="ce35"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4];[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815">grit body 1</text:span></text:p>
          </table:table-cell>
          <table:table-cell table:style-name="ce35"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5" table:formula="of:=VLOOKUP([.C2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5];[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816">grit head 1</text:span></text:p>
          </table:table-cell>
          <table:table-cell table:style-name="ce35"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6];[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817">grit trinket 1</text:span></text:p>
          </table:table-cell>
          <table:table-cell table:style-name="ce35"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7];[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18">grit weapon 1</text:span></text:p>
          </table:table-cell>
          <table:table-cell table:style-name="ce35"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8];[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8];[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19">mind body 1</text:span></text:p>
          </table:table-cell>
          <table:table-cell table:style-name="ce35"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5" table:formula="of:=VLOOKUP([.C29];[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9];[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20">mind head 1</text:span></text:p>
          </table:table-cell>
          <table:table-cell table:style-name="ce35"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0];[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21">mind trinket 1</text:span></text:p>
          </table:table-cell>
          <table:table-cell table:style-name="ce35"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1];[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22">mind weapon 1</text:span></text:p>
          </table:table-cell>
          <table:table-cell table:style-name="ce35"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2];[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23">red potion</text:span></text:p>
          </table:table-cell>
          <table:table-cell table:style-name="ce35"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5" table:formula="of:=VLOOKUP([.C3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3];[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24">soul body 1</text:span></text:p>
          </table:table-cell>
          <table:table-cell table:style-name="ce35"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5" table:formula="of:=VLOOKUP([.C3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4];[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25">soul head 1</text:span></text:p>
          </table:table-cell>
          <table:table-cell table:style-name="ce35"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5];[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26">soul trinket 1</text:span></text:p>
          </table:table-cell>
          <table:table-cell table:style-name="ce35"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6];[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27">soul weapon 1</text:span></text:p>
          </table:table-cell>
          <table:table-cell table:style-name="ce35"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7];[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828">blue potion</text:span></text:p>
          </table:table-cell>
          <table:table-cell table:style-name="ce35"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5" table:formula="of:=VLOOKUP([.C3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278">
          <table:table-cell office:value-type="string" calcext:value-type="string">
            <text:p><text:span text:style-name="T829">flow body 1</text:span></text:p>
          </table:table-cell>
          <table:table-cell table:style-name="ce35"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5" table:formula="of:=VLOOKUP([.C3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9];[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30">flow head 1</text:span></text:p>
          </table:table-cell>
          <table:table-cell table:style-name="ce35"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0];[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31">flow trinket 1</text:span></text:p>
          </table:table-cell>
          <table:table-cell table:style-name="ce35"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1];[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32">flow weapon 1</text:span></text:p>
          </table:table-cell>
          <table:table-cell table:style-name="ce35"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2];[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33">grit body 1</text:span></text:p>
          </table:table-cell>
          <table:table-cell table:style-name="ce35"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5" table:formula="of:=VLOOKUP([.C4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3];[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34">grit head 1</text:span></text:p>
          </table:table-cell>
          <table:table-cell table:style-name="ce35"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4];[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35">grit trinket 1</text:span></text:p>
          </table:table-cell>
          <table:table-cell table:style-name="ce35"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5];[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36">grit weapon 1</text:span></text:p>
          </table:table-cell>
          <table:table-cell table:style-name="ce35"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6];[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6];[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37">mind body 1</text:span></text:p>
          </table:table-cell>
          <table:table-cell table:style-name="ce35"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5" table:formula="of:=VLOOKUP([.C47];[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7];[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38">mind head 1</text:span></text:p>
          </table:table-cell>
          <table:table-cell table:style-name="ce35"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8];[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39">mind trinket 1</text:span></text:p>
          </table:table-cell>
          <table:table-cell table:style-name="ce35"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9];[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40">mind weapon 1</text:span></text:p>
          </table:table-cell>
          <table:table-cell table:style-name="ce35"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0];[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41">red potion</text:span></text:p>
          </table:table-cell>
          <table:table-cell table:style-name="ce35"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5" table:formula="of:=VLOOKUP([.C5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1];[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42">soul body 1</text:span></text:p>
          </table:table-cell>
          <table:table-cell table:style-name="ce35"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5" table:formula="of:=VLOOKUP([.C5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2];[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43">soul head 1</text:span></text:p>
          </table:table-cell>
          <table:table-cell table:style-name="ce35"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3];[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844">soul trinket 1</text:span></text:p>
          </table:table-cell>
          <table:table-cell table:style-name="ce35"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4];[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45">soul weapon 1</text:span></text:p>
          </table:table-cell>
          <table:table-cell table:style-name="ce35"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5];[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46">soul head 1</text:span></text:p>
          </table:table-cell>
          <table:table-cell table:style-name="ce35"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6];[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847">soul trinket 1</text:span></text:p>
          </table:table-cell>
          <table:table-cell table:style-name="ce35"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7];[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48">soul weapon 1</text:span></text:p>
          </table:table-cell>
          <table:table-cell table:style-name="ce35"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8];[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49">blue potion</text:span></text:p>
          </table:table-cell>
          <table:table-cell table:style-name="ce35"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5" table:formula="of:=VLOOKUP([.C5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9];[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50">flow body 1</text:span></text:p>
          </table:table-cell>
          <table:table-cell table:style-name="ce35"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5" table:formula="of:=VLOOKUP([.C6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0];[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51">flow head 1</text:span></text:p>
          </table:table-cell>
          <table:table-cell table:style-name="ce35"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1];[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52">flow trinket 1</text:span></text:p>
          </table:table-cell>
          <table:table-cell table:style-name="ce35"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2];[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53">flow weapon 1</text:span></text:p>
          </table:table-cell>
          <table:table-cell table:style-name="ce35"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3];[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54">grit body 1</text:span></text:p>
          </table:table-cell>
          <table:table-cell table:style-name="ce35"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5" table:formula="of:=VLOOKUP([.C64];[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4];[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55">grit head 1</text:span></text:p>
          </table:table-cell>
          <table:table-cell table:style-name="ce35"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5];[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5];[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56">grit trinket 1</text:span></text:p>
          </table:table-cell>
          <table:table-cell table:style-name="ce35"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6];[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57">grit weapon 1</text:span></text:p>
          </table:table-cell>
          <table:table-cell table:style-name="ce35"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7];[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58">mind body 1</text:span></text:p>
          </table:table-cell>
          <table:table-cell table:style-name="ce35"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5" table:formula="of:=VLOOKUP([.C6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8];[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59">mind head 1</text:span></text:p>
          </table:table-cell>
          <table:table-cell table:style-name="ce35"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9];[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60">mind trinket 1</text:span></text:p>
          </table:table-cell>
          <table:table-cell table:style-name="ce35"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0];[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61">mind weapon 1</text:span></text:p>
          </table:table-cell>
          <table:table-cell table:style-name="ce35"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1];[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62">red potion</text:span></text:p>
          </table:table-cell>
          <table:table-cell table:style-name="ce35"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5" table:formula="of:=VLOOKUP([.C7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2];[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63">soul body 1</text:span></text:p>
          </table:table-cell>
          <table:table-cell table:style-name="ce35"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5" table:formula="of:=VLOOKUP([.C7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3];[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64">blue potion</text:span></text:p>
          </table:table-cell>
          <table:table-cell table:style-name="ce35"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5"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4];[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65">flow body 1</text:span></text:p>
          </table:table-cell>
          <table:table-cell table:style-name="ce35"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5"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5];[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66">flow head 1</text:span></text:p>
          </table:table-cell>
          <table:table-cell table:style-name="ce35"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6];[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67">flow trinket 1</text:span></text:p>
          </table:table-cell>
          <table:table-cell table:style-name="ce35"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7];[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68">flow weapon 1</text:span></text:p>
          </table:table-cell>
          <table:table-cell table:style-name="ce35"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8];[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69">grit body 1</text:span></text:p>
          </table:table-cell>
          <table:table-cell table:style-name="ce35"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5"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9];[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70">grit head 1</text:span></text:p>
          </table:table-cell>
          <table:table-cell table:style-name="ce35"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0];[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71">grit trinket 1</text:span></text:p>
          </table:table-cell>
          <table:table-cell table:style-name="ce35"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1];[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72">grit weapon 1</text:span></text:p>
          </table:table-cell>
          <table:table-cell table:style-name="ce35"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2];[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73">mind body 1</text:span></text:p>
          </table:table-cell>
          <table:table-cell table:style-name="ce35"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5"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3];[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74">mind head 1</text:span></text:p>
          </table:table-cell>
          <table:table-cell table:style-name="ce35"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4];[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75">mind trinket 1</text:span></text:p>
          </table:table-cell>
          <table:table-cell table:style-name="ce35"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5];[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76">mind weapon 1</text:span></text:p>
          </table:table-cell>
          <table:table-cell table:style-name="ce35"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6];[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77">red potion</text:span></text:p>
          </table:table-cell>
          <table:table-cell table:style-name="ce35"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5"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7];[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78">soul body 1</text:span></text:p>
          </table:table-cell>
          <table:table-cell table:style-name="ce35"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5"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8];[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79">soul head 1</text:span></text:p>
          </table:table-cell>
          <table:table-cell table:style-name="ce35"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9];[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80">soul trinket 1</text:span></text:p>
          </table:table-cell>
          <table:table-cell table:style-name="ce35"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0];[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81">soul weapon 1</text:span></text:p>
          </table:table-cell>
          <table:table-cell table:style-name="ce35"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1];[enemies.A:enemies.L];12;0);&quot;&quot;)" office:value-type="float" calcext:value-type="float" office:value="1">
            <text:p>1</text:p>
          </table:table-cell>
          <table:table-cell table:number-columns-repeated="1024"/>
        </table:table-row>
        <table:table-row table:style-name="ro331">
          <table:table-cell office:value-type="string" calcext:value-type="string">
            <text:p><text:span text:style-name="T882">blue potion</text:span></text:p>
          </table:table-cell>
          <table:table-cell table:style-name="ce35"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5"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2];[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883">flow body 3</text:span></text:p>
          </table:table-cell>
          <table:table-cell table:style-name="ce35"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5"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3];[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884">flow head 3</text:span></text:p>
          </table:table-cell>
          <table:table-cell table:style-name="ce35"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4];[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885">flow trinket 3</text:span></text:p>
          </table:table-cell>
          <table:table-cell table:style-name="ce35"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5];[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86">flow weapon 3</text:span></text:p>
          </table:table-cell>
          <table:table-cell table:style-name="ce35"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6];[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87">grit body 3</text:span></text:p>
          </table:table-cell>
          <table:table-cell table:style-name="ce35"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5"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7];[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88">grit head 3</text:span></text:p>
          </table:table-cell>
          <table:table-cell table:style-name="ce35"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8];[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89">grit trinket 3</text:span></text:p>
          </table:table-cell>
          <table:table-cell table:style-name="ce35"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9];[enemies.A:enemies.L];12;0);&quot;&quot;)" office:value-type="float" calcext:value-type="float" office:value="3">
            <text:p>3</text:p>
          </table:table-cell>
          <table:table-cell table:number-columns-repeated="1024"/>
        </table:table-row>
        <table:table-row table:style-name="ro339">
          <table:table-cell office:value-type="string" calcext:value-type="string">
            <text:p><text:span text:style-name="T890">grit weapon 3</text:span></text:p>
          </table:table-cell>
          <table:table-cell table:style-name="ce35"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5"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0];[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91">mind body 3</text:span></text:p>
          </table:table-cell>
          <table:table-cell table:style-name="ce35"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5"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1];[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92">mind head 3</text:span></text:p>
          </table:table-cell>
          <table:table-cell table:style-name="ce35"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2];[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93">mind trinket 3</text:span></text:p>
          </table:table-cell>
          <table:table-cell table:style-name="ce35"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3];[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94">mind weapon 3</text:span></text:p>
          </table:table-cell>
          <table:table-cell table:style-name="ce35"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4];[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95">red potion</text:span></text:p>
          </table:table-cell>
          <table:table-cell table:style-name="ce35"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5"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5];[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96">soul body 3</text:span></text:p>
          </table:table-cell>
          <table:table-cell table:style-name="ce35"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5"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6];[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97">soul head 3</text:span></text:p>
          </table:table-cell>
          <table:table-cell table:style-name="ce35"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7];[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98">soul trinket 3</text:span></text:p>
          </table:table-cell>
          <table:table-cell table:style-name="ce35"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8];[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99">soul weapon 3</text:span></text:p>
          </table:table-cell>
          <table:table-cell table:style-name="ce35"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9];[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900">blue potion</text:span></text:p>
          </table:table-cell>
          <table:table-cell table:style-name="ce35"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5"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0];[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901">flow body 3</text:span></text:p>
          </table:table-cell>
          <table:table-cell table:style-name="ce35"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5"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1];[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902">flow head 3</text:span></text:p>
          </table:table-cell>
          <table:table-cell table:style-name="ce35"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2];[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903">flow trinket 3</text:span></text:p>
          </table:table-cell>
          <table:table-cell table:style-name="ce35"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3];[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904">flow weapon 3</text:span></text:p>
          </table:table-cell>
          <table:table-cell table:style-name="ce35"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4];[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905">grit body 3</text:span></text:p>
          </table:table-cell>
          <table:table-cell table:style-name="ce35"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5"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5];[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906">grit head 3</text:span></text:p>
          </table:table-cell>
          <table:table-cell table:style-name="ce35"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6];[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907">grit trinket 3</text:span></text:p>
          </table:table-cell>
          <table:table-cell table:style-name="ce35"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7];[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908">grit weapon 3</text:span></text:p>
          </table:table-cell>
          <table:table-cell table:style-name="ce35"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8];[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909">mind body 3</text:span></text:p>
          </table:table-cell>
          <table:table-cell table:style-name="ce35"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5"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9];[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910">mind head 3</text:span></text:p>
          </table:table-cell>
          <table:table-cell table:style-name="ce35"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0];[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911">mind trinket 3</text:span></text:p>
          </table:table-cell>
          <table:table-cell table:style-name="ce35"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1];[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912">mind weapon 3</text:span></text:p>
          </table:table-cell>
          <table:table-cell table:style-name="ce35"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2];[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913">red potion</text:span></text:p>
          </table:table-cell>
          <table:table-cell table:style-name="ce35"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5"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3];[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914">soul body 3</text:span></text:p>
          </table:table-cell>
          <table:table-cell table:style-name="ce35"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5"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4];[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915">soul head 3</text:span></text:p>
          </table:table-cell>
          <table:table-cell table:style-name="ce35"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5];[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916">soul trinket 3</text:span></text:p>
          </table:table-cell>
          <table:table-cell table:style-name="ce35"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6];[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917">soul weapon 3</text:span></text:p>
          </table:table-cell>
          <table:table-cell table:style-name="ce35"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7];[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18">blue potion</text:span></text:p>
          </table:table-cell>
          <table:table-cell table:style-name="ce35"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5" table:formula="of:=VLOOKUP([.C12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8];[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19">flow body 3</text:span></text:p>
          </table:table-cell>
          <table:table-cell table:style-name="ce35"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5" table:formula="of:=VLOOKUP([.C12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9];[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20">flow head 3</text:span></text:p>
          </table:table-cell>
          <table:table-cell table:style-name="ce35"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0];[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21">flow trinket 3</text:span></text:p>
          </table:table-cell>
          <table:table-cell table:style-name="ce35"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1];[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22">flow weapon 3</text:span></text:p>
          </table:table-cell>
          <table:table-cell table:style-name="ce35"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2];[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23">grit body 3</text:span></text:p>
          </table:table-cell>
          <table:table-cell table:style-name="ce35"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5" table:formula="of:=VLOOKUP([.C13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3];[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24">grit head 3</text:span></text:p>
          </table:table-cell>
          <table:table-cell table:style-name="ce35"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4];[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25">grit trinket 3</text:span></text:p>
          </table:table-cell>
          <table:table-cell table:style-name="ce35"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5];[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26">grit weapon 3</text:span></text:p>
          </table:table-cell>
          <table:table-cell table:style-name="ce35"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6];[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6];[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27">mind body 3</text:span></text:p>
          </table:table-cell>
          <table:table-cell table:style-name="ce35"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5" table:formula="of:=VLOOKUP([.C137];[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7];[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28">mind head 3</text:span></text:p>
          </table:table-cell>
          <table:table-cell table:style-name="ce35"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8];[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29">mind trinket 3</text:span></text:p>
          </table:table-cell>
          <table:table-cell table:style-name="ce35"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9];[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30">mind weapon 3</text:span></text:p>
          </table:table-cell>
          <table:table-cell table:style-name="ce35"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0];[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31">red potion</text:span></text:p>
          </table:table-cell>
          <table:table-cell table:style-name="ce35"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5" table:formula="of:=VLOOKUP([.C14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1];[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32">soul body 3</text:span></text:p>
          </table:table-cell>
          <table:table-cell table:style-name="ce35"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5" table:formula="of:=VLOOKUP([.C14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2];[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33">soul head 3</text:span></text:p>
          </table:table-cell>
          <table:table-cell table:style-name="ce35"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3];[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34">soul trinket 3</text:span></text:p>
          </table:table-cell>
          <table:table-cell table:style-name="ce35"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4];[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35">soul weapon 3</text:span></text:p>
          </table:table-cell>
          <table:table-cell table:style-name="ce35"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5];[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36">soul head 3</text:span></text:p>
          </table:table-cell>
          <table:table-cell table:style-name="ce35"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6];[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37">soul trinket 3</text:span></text:p>
          </table:table-cell>
          <table:table-cell table:style-name="ce35"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7];[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38">soul weapon 3</text:span></text:p>
          </table:table-cell>
          <table:table-cell table:style-name="ce35"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8];[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39">blue potion</text:span></text:p>
          </table:table-cell>
          <table:table-cell table:style-name="ce35"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5"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9];[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40">flow body 3</text:span></text:p>
          </table:table-cell>
          <table:table-cell table:style-name="ce35"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5"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0];[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41">flow head 3</text:span></text:p>
          </table:table-cell>
          <table:table-cell table:style-name="ce35"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1];[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42">flow trinket 3</text:span></text:p>
          </table:table-cell>
          <table:table-cell table:style-name="ce35"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2];[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43">flow weapon 3</text:span></text:p>
          </table:table-cell>
          <table:table-cell table:style-name="ce35"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3];[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44">grit body 3</text:span></text:p>
          </table:table-cell>
          <table:table-cell table:style-name="ce35"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5"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4];[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45">grit head 3</text:span></text:p>
          </table:table-cell>
          <table:table-cell table:style-name="ce35"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5];[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46">grit trinket 3</text:span></text:p>
          </table:table-cell>
          <table:table-cell table:style-name="ce35"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6];[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47">grit weapon 3</text:span></text:p>
          </table:table-cell>
          <table:table-cell table:style-name="ce35"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7];[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48">mind body 3</text:span></text:p>
          </table:table-cell>
          <table:table-cell table:style-name="ce35"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5"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8];[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49">mind head 3</text:span></text:p>
          </table:table-cell>
          <table:table-cell table:style-name="ce35"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9];[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50">mind trinket 3</text:span></text:p>
          </table:table-cell>
          <table:table-cell table:style-name="ce35"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0];[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51">mind weapon 3</text:span></text:p>
          </table:table-cell>
          <table:table-cell table:style-name="ce35"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1];[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52">red potion</text:span></text:p>
          </table:table-cell>
          <table:table-cell table:style-name="ce35"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5"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2];[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53">soul body 3</text:span></text:p>
          </table:table-cell>
          <table:table-cell table:style-name="ce35"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5"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3];[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54">blue potion</text:span></text:p>
          </table:table-cell>
          <table:table-cell table:style-name="ce35"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5"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4];[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55">flow body 3</text:span></text:p>
          </table:table-cell>
          <table:table-cell table:style-name="ce35"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5"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5];[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56">flow head 3</text:span></text:p>
          </table:table-cell>
          <table:table-cell table:style-name="ce35"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6];[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57">flow trinket 3</text:span></text:p>
          </table:table-cell>
          <table:table-cell table:style-name="ce35"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7];[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58">flow weapon 3</text:span></text:p>
          </table:table-cell>
          <table:table-cell table:style-name="ce35"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8];[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59">grit body 3</text:span></text:p>
          </table:table-cell>
          <table:table-cell table:style-name="ce35"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5"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9];[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60">grit head 3</text:span></text:p>
          </table:table-cell>
          <table:table-cell table:style-name="ce35"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0];[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61">grit trinket 3</text:span></text:p>
          </table:table-cell>
          <table:table-cell table:style-name="ce35"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1];[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62">grit weapon 3</text:span></text:p>
          </table:table-cell>
          <table:table-cell table:style-name="ce35"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2];[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63">mind body 3</text:span></text:p>
          </table:table-cell>
          <table:table-cell table:style-name="ce35"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5"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3];[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64">mind head 3</text:span></text:p>
          </table:table-cell>
          <table:table-cell table:style-name="ce35"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4];[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65">mind trinket 3</text:span></text:p>
          </table:table-cell>
          <table:table-cell table:style-name="ce35"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5];[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66">mind weapon 3</text:span></text:p>
          </table:table-cell>
          <table:table-cell table:style-name="ce35"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6];[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67">red potion</text:span></text:p>
          </table:table-cell>
          <table:table-cell table:style-name="ce35"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5"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7];[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68">soul body 3</text:span></text:p>
          </table:table-cell>
          <table:table-cell table:style-name="ce35"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5"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8];[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69">soul head 3</text:span></text:p>
          </table:table-cell>
          <table:table-cell table:style-name="ce35"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9];[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70">soul trinket 3</text:span></text:p>
          </table:table-cell>
          <table:table-cell table:style-name="ce35"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0];[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71">soul weapon 3</text:span></text:p>
          </table:table-cell>
          <table:table-cell table:style-name="ce35"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1];[enemies.A:enemies.L];12;0);&quot;&quot;)" office:value-type="float" calcext:value-type="float" office:value="3">
            <text:p>3</text:p>
          </table:table-cell>
          <table:table-cell table:number-columns-repeated="1024"/>
        </table:table-row>
        <table:table-row table:style-name="ro421">
          <table:table-cell office:value-type="string" calcext:value-type="string">
            <text:p><text:span text:style-name="T972">blue potion</text:span></text:p>
          </table:table-cell>
          <table:table-cell table:style-name="ce35"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5"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2];[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973">flow body 6</text:span></text:p>
          </table:table-cell>
          <table:table-cell table:style-name="ce35"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5"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3];[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974">flow head 6</text:span></text:p>
          </table:table-cell>
          <table:table-cell table:style-name="ce35"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4];[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975">flow trinket 6</text:span></text:p>
          </table:table-cell>
          <table:table-cell table:style-name="ce35"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5];[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976">flow weapon 6</text:span></text:p>
          </table:table-cell>
          <table:table-cell table:style-name="ce35"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6];[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977">grit body 6</text:span></text:p>
          </table:table-cell>
          <table:table-cell table:style-name="ce35"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5"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7];[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978">grit head 6</text:span></text:p>
          </table:table-cell>
          <table:table-cell table:style-name="ce35"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8];[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979">grit trinket 6</text:span></text:p>
          </table:table-cell>
          <table:table-cell table:style-name="ce35"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9];[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980">grit weapon 6</text:span></text:p>
          </table:table-cell>
          <table:table-cell table:style-name="ce35"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0];[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981">mind body 6</text:span></text:p>
          </table:table-cell>
          <table:table-cell table:style-name="ce35"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5"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1];[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982">mind head 6</text:span></text:p>
          </table:table-cell>
          <table:table-cell table:style-name="ce35"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2];[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983">mind trinket 6</text:span></text:p>
          </table:table-cell>
          <table:table-cell table:style-name="ce35"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3];[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984">mind weapon 6</text:span></text:p>
          </table:table-cell>
          <table:table-cell table:style-name="ce35"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4];[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985">red potion</text:span></text:p>
          </table:table-cell>
          <table:table-cell table:style-name="ce35"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5"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5];[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86">soul body 6</text:span></text:p>
          </table:table-cell>
          <table:table-cell table:style-name="ce35"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5"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6];[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87">soul head 6</text:span></text:p>
          </table:table-cell>
          <table:table-cell table:style-name="ce35"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7];[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88">soul trinket 6</text:span></text:p>
          </table:table-cell>
          <table:table-cell table:style-name="ce35"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8];[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89">soul weapon 6</text:span></text:p>
          </table:table-cell>
          <table:table-cell table:style-name="ce35"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9];[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90">blue potion</text:span></text:p>
          </table:table-cell>
          <table:table-cell table:style-name="ce35"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5"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0];[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91">flow body 6</text:span></text:p>
          </table:table-cell>
          <table:table-cell table:style-name="ce35"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5"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1];[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92">flow head 6</text:span></text:p>
          </table:table-cell>
          <table:table-cell table:style-name="ce35"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2];[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93">flow trinket 6</text:span></text:p>
          </table:table-cell>
          <table:table-cell table:style-name="ce35"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3];[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94">flow weapon 6</text:span></text:p>
          </table:table-cell>
          <table:table-cell table:style-name="ce35"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4];[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95">grit body 6</text:span></text:p>
          </table:table-cell>
          <table:table-cell table:style-name="ce35"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5"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5];[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96">grit head 6</text:span></text:p>
          </table:table-cell>
          <table:table-cell table:style-name="ce35"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6];[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97">grit trinket 6</text:span></text:p>
          </table:table-cell>
          <table:table-cell table:style-name="ce35"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7];[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98">grit weapon 6</text:span></text:p>
          </table:table-cell>
          <table:table-cell table:style-name="ce35"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8];[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99">mind body 6</text:span></text:p>
          </table:table-cell>
          <table:table-cell table:style-name="ce35"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5"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9];[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1000">mind head 6</text:span></text:p>
          </table:table-cell>
          <table:table-cell table:style-name="ce35"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0];[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1001">mind trinket 6</text:span></text:p>
          </table:table-cell>
          <table:table-cell table:style-name="ce35"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1];[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1002">mind weapon 6</text:span></text:p>
          </table:table-cell>
          <table:table-cell table:style-name="ce35"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2];[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1003">red potion</text:span></text:p>
          </table:table-cell>
          <table:table-cell table:style-name="ce35"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5"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3];[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1004">soul body 6</text:span></text:p>
          </table:table-cell>
          <table:table-cell table:style-name="ce35"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5"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4];[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1005">soul head 6</text:span></text:p>
          </table:table-cell>
          <table:table-cell table:style-name="ce35"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5];[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1006">soul trinket 6</text:span></text:p>
          </table:table-cell>
          <table:table-cell table:style-name="ce35"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6];[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1007">soul weapon 6</text:span></text:p>
          </table:table-cell>
          <table:table-cell table:style-name="ce35"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7];[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1008">blue potion</text:span></text:p>
          </table:table-cell>
          <table:table-cell table:style-name="ce35"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5"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8];[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1009">flow body 6</text:span></text:p>
          </table:table-cell>
          <table:table-cell table:style-name="ce35"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5"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9];[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1010">flow head 6</text:span></text:p>
          </table:table-cell>
          <table:table-cell table:style-name="ce35"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0];[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1011">flow trinket 6</text:span></text:p>
          </table:table-cell>
          <table:table-cell table:style-name="ce35"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1];[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1012">flow weapon 6</text:span></text:p>
          </table:table-cell>
          <table:table-cell table:style-name="ce35"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2];[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1013">grit body 6</text:span></text:p>
          </table:table-cell>
          <table:table-cell table:style-name="ce35"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5"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3];[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1014">grit head 6</text:span></text:p>
          </table:table-cell>
          <table:table-cell table:style-name="ce35"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4];[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1015">grit trinket 6</text:span></text:p>
          </table:table-cell>
          <table:table-cell table:style-name="ce35"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5];[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1016">grit weapon 6</text:span></text:p>
          </table:table-cell>
          <table:table-cell table:style-name="ce35"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6];[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1017">mind body 6</text:span></text:p>
          </table:table-cell>
          <table:table-cell table:style-name="ce35"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5"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7];[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18">mind head 6</text:span></text:p>
          </table:table-cell>
          <table:table-cell table:style-name="ce35"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8];[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19">mind trinket 6</text:span></text:p>
          </table:table-cell>
          <table:table-cell table:style-name="ce35"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9];[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20">mind weapon 6</text:span></text:p>
          </table:table-cell>
          <table:table-cell table:style-name="ce35"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0];[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21">red potion</text:span></text:p>
          </table:table-cell>
          <table:table-cell table:style-name="ce35"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5"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1];[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22">soul body 6</text:span></text:p>
          </table:table-cell>
          <table:table-cell table:style-name="ce35"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5"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2];[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23">soul head 6</text:span></text:p>
          </table:table-cell>
          <table:table-cell table:style-name="ce35"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3];[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24">soul trinket 6</text:span></text:p>
          </table:table-cell>
          <table:table-cell table:style-name="ce35"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4];[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25">soul weapon 6</text:span></text:p>
          </table:table-cell>
          <table:table-cell table:style-name="ce35"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5];[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26">soul head 6</text:span></text:p>
          </table:table-cell>
          <table:table-cell table:style-name="ce35"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6];[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27">soul trinket 6</text:span></text:p>
          </table:table-cell>
          <table:table-cell table:style-name="ce35"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7];[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28">soul weapon 6</text:span></text:p>
          </table:table-cell>
          <table:table-cell table:style-name="ce35"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8];[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29">blue potion</text:span></text:p>
          </table:table-cell>
          <table:table-cell table:style-name="ce35"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5"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9];[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30">flow body 6</text:span></text:p>
          </table:table-cell>
          <table:table-cell table:style-name="ce35"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5"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0];[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31">flow head 6</text:span></text:p>
          </table:table-cell>
          <table:table-cell table:style-name="ce35"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1];[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32">flow trinket 6</text:span></text:p>
          </table:table-cell>
          <table:table-cell table:style-name="ce35"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2];[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33">flow weapon 6</text:span></text:p>
          </table:table-cell>
          <table:table-cell table:style-name="ce35"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3];[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34">grit body 6</text:span></text:p>
          </table:table-cell>
          <table:table-cell table:style-name="ce35"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5"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4];[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35">grit head 6</text:span></text:p>
          </table:table-cell>
          <table:table-cell table:style-name="ce35"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5];[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36">grit trinket 6</text:span></text:p>
          </table:table-cell>
          <table:table-cell table:style-name="ce35"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6];[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37">grit weapon 6</text:span></text:p>
          </table:table-cell>
          <table:table-cell table:style-name="ce35"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7];[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38">mind body 6</text:span></text:p>
          </table:table-cell>
          <table:table-cell table:style-name="ce35"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5"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8];[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39">mind head 6</text:span></text:p>
          </table:table-cell>
          <table:table-cell table:style-name="ce35"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9];[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40">mind trinket 6</text:span></text:p>
          </table:table-cell>
          <table:table-cell table:style-name="ce35"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0];[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41">mind weapon 6</text:span></text:p>
          </table:table-cell>
          <table:table-cell table:style-name="ce35"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1];[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42">red potion</text:span></text:p>
          </table:table-cell>
          <table:table-cell table:style-name="ce35"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5"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2];[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43">soul body 6</text:span></text:p>
          </table:table-cell>
          <table:table-cell table:style-name="ce35"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5"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3];[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44">blue potion</text:span></text:p>
          </table:table-cell>
          <table:table-cell table:style-name="ce35"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5"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4];[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45">flow body 6</text:span></text:p>
          </table:table-cell>
          <table:table-cell table:style-name="ce35"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5"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5];[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46">flow head 6</text:span></text:p>
          </table:table-cell>
          <table:table-cell table:style-name="ce35"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6];[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47">flow trinket 6</text:span></text:p>
          </table:table-cell>
          <table:table-cell table:style-name="ce35"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7];[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48">flow weapon 6</text:span></text:p>
          </table:table-cell>
          <table:table-cell table:style-name="ce35"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8];[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49">grit body 6</text:span></text:p>
          </table:table-cell>
          <table:table-cell table:style-name="ce35"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5"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9];[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50">grit head 6</text:span></text:p>
          </table:table-cell>
          <table:table-cell table:style-name="ce35"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0];[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51">grit trinket 6</text:span></text:p>
          </table:table-cell>
          <table:table-cell table:style-name="ce35"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1];[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52">grit weapon 6</text:span></text:p>
          </table:table-cell>
          <table:table-cell table:style-name="ce35"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2];[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53">mind body 6</text:span></text:p>
          </table:table-cell>
          <table:table-cell table:style-name="ce35"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5"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3];[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54">mind head 6</text:span></text:p>
          </table:table-cell>
          <table:table-cell table:style-name="ce35"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4];[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55">mind trinket 6</text:span></text:p>
          </table:table-cell>
          <table:table-cell table:style-name="ce35"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5];[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56">mind weapon 6</text:span></text:p>
          </table:table-cell>
          <table:table-cell table:style-name="ce35"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6];[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57">red potion</text:span></text:p>
          </table:table-cell>
          <table:table-cell table:style-name="ce35"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5"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7];[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58">soul body 6</text:span></text:p>
          </table:table-cell>
          <table:table-cell table:style-name="ce35"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5"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8];[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59">soul head 6</text:span></text:p>
          </table:table-cell>
          <table:table-cell table:style-name="ce35"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9];[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60">soul trinket 6</text:span></text:p>
          </table:table-cell>
          <table:table-cell table:style-name="ce35"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0];[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61">soul weapon 6</text:span></text:p>
          </table:table-cell>
          <table:table-cell table:style-name="ce35"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1];[enemies.A:enemies.L];12;0);&quot;&quot;)" office:value-type="float" calcext:value-type="float" office:value="6">
            <text:p>6</text:p>
          </table:table-cell>
          <table:table-cell table:number-columns-repeated="1024"/>
        </table:table-row>
        <table:table-row table:style-name="ro511">
          <table:table-cell office:value-type="string" calcext:value-type="string">
            <text:p><text:span text:style-name="T1062">blue potion</text:span></text:p>
          </table:table-cell>
          <table:table-cell table:style-name="ce35"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5"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2];[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1063">flow body 9</text:span></text:p>
          </table:table-cell>
          <table:table-cell table:style-name="ce35"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5"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3];[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1064">flow head 9</text:span></text:p>
          </table:table-cell>
          <table:table-cell table:style-name="ce35"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4];[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1065">flow trinket 9</text:span></text:p>
          </table:table-cell>
          <table:table-cell table:style-name="ce35"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5];[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1066">flow weapon 9</text:span></text:p>
          </table:table-cell>
          <table:table-cell table:style-name="ce35"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6];[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1067">grit body 9</text:span></text:p>
          </table:table-cell>
          <table:table-cell table:style-name="ce35"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5"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7];[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1068">grit head 9</text:span></text:p>
          </table:table-cell>
          <table:table-cell table:style-name="ce35"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8];[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1069">grit trinket 9</text:span></text:p>
          </table:table-cell>
          <table:table-cell table:style-name="ce35"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9];[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1070">grit weapon 9</text:span></text:p>
          </table:table-cell>
          <table:table-cell table:style-name="ce35"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0];[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1071">mind body 9</text:span></text:p>
          </table:table-cell>
          <table:table-cell table:style-name="ce35"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5"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1];[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1072">mind head 9</text:span></text:p>
          </table:table-cell>
          <table:table-cell table:style-name="ce35"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2];[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1073">mind trinket 9</text:span></text:p>
          </table:table-cell>
          <table:table-cell table:style-name="ce35"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3];[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1074">mind weapon 9</text:span></text:p>
          </table:table-cell>
          <table:table-cell table:style-name="ce35"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4];[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1075">red potion</text:span></text:p>
          </table:table-cell>
          <table:table-cell table:style-name="ce35"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5"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5];[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1076">soul body 9</text:span></text:p>
          </table:table-cell>
          <table:table-cell table:style-name="ce35"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5"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6];[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1077">soul head 9</text:span></text:p>
          </table:table-cell>
          <table:table-cell table:style-name="ce35"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7];[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1078">soul trinket 9</text:span></text:p>
          </table:table-cell>
          <table:table-cell table:style-name="ce35"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8];[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1079">soul weapon 9</text:span></text:p>
          </table:table-cell>
          <table:table-cell table:style-name="ce35"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9];[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1080">blue potion</text:span></text:p>
          </table:table-cell>
          <table:table-cell table:style-name="ce35"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5"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0];[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81">flow body 9</text:span></text:p>
          </table:table-cell>
          <table:table-cell table:style-name="ce35"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5"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1];[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82">flow head 9</text:span></text:p>
          </table:table-cell>
          <table:table-cell table:style-name="ce35"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2];[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83">flow trinket 9</text:span></text:p>
          </table:table-cell>
          <table:table-cell table:style-name="ce35"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3];[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84">flow weapon 9</text:span></text:p>
          </table:table-cell>
          <table:table-cell table:style-name="ce35"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4];[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85">grit body 9</text:span></text:p>
          </table:table-cell>
          <table:table-cell table:style-name="ce35"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5"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5];[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86">grit head 9</text:span></text:p>
          </table:table-cell>
          <table:table-cell table:style-name="ce35"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6];[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87">grit trinket 9</text:span></text:p>
          </table:table-cell>
          <table:table-cell table:style-name="ce35"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7];[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88">grit weapon 9</text:span></text:p>
          </table:table-cell>
          <table:table-cell table:style-name="ce35"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8];[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89">mind body 9</text:span></text:p>
          </table:table-cell>
          <table:table-cell table:style-name="ce35"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5"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9];[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90">mind head 9</text:span></text:p>
          </table:table-cell>
          <table:table-cell table:style-name="ce35"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0];[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91">mind trinket 9</text:span></text:p>
          </table:table-cell>
          <table:table-cell table:style-name="ce35"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1];[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92">mind weapon 9</text:span></text:p>
          </table:table-cell>
          <table:table-cell table:style-name="ce35"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2];[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93">red potion</text:span></text:p>
          </table:table-cell>
          <table:table-cell table:style-name="ce35"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5"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3];[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94">soul body 9</text:span></text:p>
          </table:table-cell>
          <table:table-cell table:style-name="ce35"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5"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4];[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95">soul head 9</text:span></text:p>
          </table:table-cell>
          <table:table-cell table:style-name="ce35"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5];[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96">soul trinket 9</text:span></text:p>
          </table:table-cell>
          <table:table-cell table:style-name="ce35"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6];[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97">soul weapon 9</text:span></text:p>
          </table:table-cell>
          <table:table-cell table:style-name="ce35"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7];[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98">blue potion</text:span></text:p>
          </table:table-cell>
          <table:table-cell table:style-name="ce35"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5" table:formula="of:=VLOOKUP([.C30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8];[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99">flow body 9</text:span></text:p>
          </table:table-cell>
          <table:table-cell table:style-name="ce35"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5" table:formula="of:=VLOOKUP([.C30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9];[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100">flow head 9</text:span></text:p>
          </table:table-cell>
          <table:table-cell table:style-name="ce35"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0];[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101">flow trinket 9</text:span></text:p>
          </table:table-cell>
          <table:table-cell table:style-name="ce35"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1];[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102">flow weapon 9</text:span></text:p>
          </table:table-cell>
          <table:table-cell table:style-name="ce35"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2];[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103">grit body 9</text:span></text:p>
          </table:table-cell>
          <table:table-cell table:style-name="ce35"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5" table:formula="of:=VLOOKUP([.C31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3];[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104">grit head 9</text:span></text:p>
          </table:table-cell>
          <table:table-cell table:style-name="ce35"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4];[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105">grit trinket 9</text:span></text:p>
          </table:table-cell>
          <table:table-cell table:style-name="ce35"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5];[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106">grit weapon 9</text:span></text:p>
          </table:table-cell>
          <table:table-cell table:style-name="ce35"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6];[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6];[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107">mind body 9</text:span></text:p>
          </table:table-cell>
          <table:table-cell table:style-name="ce35"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5" table:formula="of:=VLOOKUP([.C317];[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7];[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108">mind head 9</text:span></text:p>
          </table:table-cell>
          <table:table-cell table:style-name="ce35"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8];[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109">mind trinket 9</text:span></text:p>
          </table:table-cell>
          <table:table-cell table:style-name="ce35"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9];[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110">mind weapon 9</text:span></text:p>
          </table:table-cell>
          <table:table-cell table:style-name="ce35"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0];[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111">red potion</text:span></text:p>
          </table:table-cell>
          <table:table-cell table:style-name="ce35"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5" table:formula="of:=VLOOKUP([.C32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1];[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112">soul body 9</text:span></text:p>
          </table:table-cell>
          <table:table-cell table:style-name="ce35"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5" table:formula="of:=VLOOKUP([.C32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2];[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113">soul head 9</text:span></text:p>
          </table:table-cell>
          <table:table-cell table:style-name="ce35"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3];[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114">soul trinket 9</text:span></text:p>
          </table:table-cell>
          <table:table-cell table:style-name="ce35"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4];[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115">soul weapon 9</text:span></text:p>
          </table:table-cell>
          <table:table-cell table:style-name="ce35"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5];[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116">blue potion</text:span></text:p>
          </table:table-cell>
          <table:table-cell table:style-name="ce35"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5"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6];[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117">flow body 9</text:span></text:p>
          </table:table-cell>
          <table:table-cell table:style-name="ce35"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5"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7];[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18">flow head 9</text:span></text:p>
          </table:table-cell>
          <table:table-cell table:style-name="ce35"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8];[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19">flow trinket 9</text:span></text:p>
          </table:table-cell>
          <table:table-cell table:style-name="ce35"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9];[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20">flow weapon 9</text:span></text:p>
          </table:table-cell>
          <table:table-cell table:style-name="ce35"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0];[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21">grit body 9</text:span></text:p>
          </table:table-cell>
          <table:table-cell table:style-name="ce35"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5"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1];[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22">grit head 9</text:span></text:p>
          </table:table-cell>
          <table:table-cell table:style-name="ce35"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2];[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23">grit trinket 9</text:span></text:p>
          </table:table-cell>
          <table:table-cell table:style-name="ce35"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3];[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24">grit weapon 9</text:span></text:p>
          </table:table-cell>
          <table:table-cell table:style-name="ce35"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4];[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25">mind body 9</text:span></text:p>
          </table:table-cell>
          <table:table-cell table:style-name="ce35"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5"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5];[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26">mind head 9</text:span></text:p>
          </table:table-cell>
          <table:table-cell table:style-name="ce35"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6];[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27">mind trinket 9</text:span></text:p>
          </table:table-cell>
          <table:table-cell table:style-name="ce35"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7];[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28">mind weapon 9</text:span></text:p>
          </table:table-cell>
          <table:table-cell table:style-name="ce35"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8];[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29">red potion</text:span></text:p>
          </table:table-cell>
          <table:table-cell table:style-name="ce35"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5"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9];[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30">soul body 9</text:span></text:p>
          </table:table-cell>
          <table:table-cell table:style-name="ce35"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5"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0];[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31">soul head 9</text:span></text:p>
          </table:table-cell>
          <table:table-cell table:style-name="ce35"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1];[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32">soul trinket 9</text:span></text:p>
          </table:table-cell>
          <table:table-cell table:style-name="ce35"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2];[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33">soul weapon 9</text:span></text:p>
          </table:table-cell>
          <table:table-cell table:style-name="ce35"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3];[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34">grit head 9 bone</text:span></text:p>
          </table:table-cell>
          <table:table-cell table:style-name="ce35"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4];[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35">grit body 9 bone</text:span></text:p>
          </table:table-cell>
          <table:table-cell table:style-name="ce35"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5"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5];[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36">grit weapon 9 bone</text:span></text:p>
          </table:table-cell>
          <table:table-cell table:style-name="ce35"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6];[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37">flow weapon 9 bone</text:span></text:p>
          </table:table-cell>
          <table:table-cell table:style-name="ce35"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7];[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38">mind head 9 bone</text:span></text:p>
          </table:table-cell>
          <table:table-cell table:style-name="ce35"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8];[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39">soul wepaon 9 bone</text:span></text:p>
          </table:table-cell>
          <table:table-cell table:style-name="ce35"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9];[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40">blue potion</text:span></text:p>
          </table:table-cell>
          <table:table-cell table:style-name="ce35"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5"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0];[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41">red potion</text:span></text:p>
          </table:table-cell>
          <table:table-cell table:style-name="ce35"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5"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1];[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42">soul body 9</text:span></text:p>
          </table:table-cell>
          <table:table-cell table:style-name="ce35"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5"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2];[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43">soul head 9</text:span></text:p>
          </table:table-cell>
          <table:table-cell table:style-name="ce35"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3];[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44">soul trinket 9</text:span></text:p>
          </table:table-cell>
          <table:table-cell table:style-name="ce35"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4];[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45">soul weapon 9</text:span></text:p>
          </table:table-cell>
          <table:table-cell table:style-name="ce35"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5];[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46">grit head 9 bone</text:span></text:p>
          </table:table-cell>
          <table:table-cell table:style-name="ce35"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6];[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47">grit body 9 bone</text:span></text:p>
          </table:table-cell>
          <table:table-cell table:style-name="ce35"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5"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7];[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48">grit weapon 9 bone</text:span></text:p>
          </table:table-cell>
          <table:table-cell table:style-name="ce35"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8];[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49">flow weapon 9 bone</text:span></text:p>
          </table:table-cell>
          <table:table-cell table:style-name="ce35"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9];[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50">mind head 9 bone</text:span></text:p>
          </table:table-cell>
          <table:table-cell table:style-name="ce35"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0];[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51">soul wepaon 9 bone</text:span></text:p>
          </table:table-cell>
          <table:table-cell table:style-name="ce35"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1];[enemies.A:enemies.L];12;0);&quot;&quot;)" office:value-type="float" calcext:value-type="float" office:value="9">
            <text:p>9</text:p>
          </table:table-cell>
          <table:table-cell table:number-columns-repeated="1024"/>
        </table:table-row>
        <table:table-row table:style-name="ro601">
          <table:table-cell office:value-type="string" calcext:value-type="string">
            <text:p><text:span text:style-name="T1152">tutorial_quest_item_1</text:span></text:p>
          </table:table-cell>
          <table:table-cell table:style-name="ce35"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5"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6" table:formula="of:=IFERROR(VLOOKUP([.C362];[enemies.A:enemies.L];12;0);&quot;&quot;)" office:value-type="float" calcext:value-type="float" office:value="0">
            <text:p>0</text:p>
          </table:table-cell>
          <table:table-cell table:number-columns-repeated="1024"/>
        </table:table-row>
        <table:table-row table:style-name="ro602">
          <table:table-cell office:value-type="string" calcext:value-type="string">
            <text:p><text:span text:style-name="T1153">grit weapon 9 bone</text:span></text:p>
          </table:table-cell>
          <table:table-cell table:style-name="ce35"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3];[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154">grit weapon 12</text:span></text:p>
          </table:table-cell>
          <table:table-cell table:style-name="ce35"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4];[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155">grit head 12</text:span></text:p>
          </table:table-cell>
          <table:table-cell table:style-name="ce35"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5];[enemies.A:enemies.L];12;0);&quot;&quot;)" office:value-type="float" calcext:value-type="float" office:value="12">
            <text:p>12</text:p>
          </table:table-cell>
          <table:table-cell table:number-columns-repeated="1024"/>
        </table:table-row>
        <table:table-row table:style-name="ro605">
          <table:table-cell office:value-type="string" calcext:value-type="string">
            <text:p><text:span text:style-name="T1156">grit body 12</text:span></text:p>
          </table:table-cell>
          <table:table-cell table:style-name="ce35"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5"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6];[enemies.A:enemies.L];12;0);&quot;&quot;)" office:value-type="float" calcext:value-type="float" office:value="12">
            <text:p>12</text:p>
          </table:table-cell>
          <table:table-cell table:number-columns-repeated="1024"/>
        </table:table-row>
        <table:table-row table:style-name="ro606">
          <table:table-cell table:style-name="ce23" office:value-type="string" calcext:value-type="string">
            <text:p>grit trinket 12 sword</text:p>
          </table:table-cell>
          <table:table-cell table:style-name="ce35"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7];[enemies.A:enemies.L];12;0);&quot;&quot;)" office:value-type="float" calcext:value-type="float" office:value="12">
            <text:p>12</text:p>
          </table:table-cell>
          <table:table-cell table:number-columns-repeated="1024"/>
        </table:table-row>
        <table:table-row table:style-name="ro607">
          <table:table-cell table:style-name="ce23" office:value-type="string" calcext:value-type="string">
            <text:p>grit trinket 12 shield </text:p>
          </table:table-cell>
          <table:table-cell table:style-name="ce35"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8];[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157">flow weapon 12</text:span></text:p>
          </table:table-cell>
          <table:table-cell table:style-name="ce35"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69];[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158">flow head 12</text:span></text:p>
          </table:table-cell>
          <table:table-cell table:style-name="ce35"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0];[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159">flow body 12</text:span></text:p>
          </table:table-cell>
          <table:table-cell table:style-name="ce35"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5"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1];[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160">flow trinket 12</text:span></text:p>
          </table:table-cell>
          <table:table-cell table:style-name="ce35"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2];[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161">mind weapon 12</text:span></text:p>
          </table:table-cell>
          <table:table-cell table:style-name="ce35"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3];[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162">mind head 12</text:span></text:p>
          </table:table-cell>
          <table:table-cell table:style-name="ce35"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4];[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163">mind body 12</text:span></text:p>
          </table:table-cell>
          <table:table-cell table:style-name="ce35"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5"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5];[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164">mind trinket 12</text:span></text:p>
          </table:table-cell>
          <table:table-cell table:style-name="ce35"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6];[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165">soul weapon 12</text:span></text:p>
          </table:table-cell>
          <table:table-cell table:style-name="ce35"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7];[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166">soul head 12</text:span></text:p>
          </table:table-cell>
          <table:table-cell table:style-name="ce35"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8];[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167">soul body 12</text:span></text:p>
          </table:table-cell>
          <table:table-cell table:style-name="ce35"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5"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9];[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168">soul trinket 12</text:span></text:p>
          </table:table-cell>
          <table:table-cell table:style-name="ce35"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80];[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169">grit weapon 12</text:span></text:p>
          </table:table-cell>
          <table:table-cell table:style-name="ce35"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1];[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170">grit head 12</text:span></text:p>
          </table:table-cell>
          <table:table-cell table:style-name="ce35"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2];[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171">grit body 12</text:span></text:p>
          </table:table-cell>
          <table:table-cell table:style-name="ce35"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5"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3];[enemies.A:enemies.L];12;0);&quot;&quot;)" office:value-type="float" calcext:value-type="float" office:value="12">
            <text:p>12</text:p>
          </table:table-cell>
          <table:table-cell table:number-columns-repeated="1024"/>
        </table:table-row>
        <table:table-row table:style-name="ro623">
          <table:table-cell table:style-name="ce23" office:value-type="string" calcext:value-type="string">
            <text:p>grit trinket 12 sword</text:p>
          </table:table-cell>
          <table:table-cell table:style-name="ce35"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4];[enemies.A:enemies.L];12;0);&quot;&quot;)" office:value-type="float" calcext:value-type="float" office:value="12">
            <text:p>12</text:p>
          </table:table-cell>
          <table:table-cell table:number-columns-repeated="1024"/>
        </table:table-row>
        <table:table-row table:style-name="ro624">
          <table:table-cell table:style-name="ce23" office:value-type="string" calcext:value-type="string">
            <text:p>grit trinket 12 shield </text:p>
          </table:table-cell>
          <table:table-cell table:style-name="ce35"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5];[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172">flow weapon 12</text:span></text:p>
          </table:table-cell>
          <table:table-cell table:style-name="ce35"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6];[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73">flow head 12</text:span></text:p>
          </table:table-cell>
          <table:table-cell table:style-name="ce35"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7];[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74">flow body 12</text:span></text:p>
          </table:table-cell>
          <table:table-cell table:style-name="ce35"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5"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8];[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75">flow trinket 12</text:span></text:p>
          </table:table-cell>
          <table:table-cell table:style-name="ce35"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9];[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76">mind weapon 12</text:span></text:p>
          </table:table-cell>
          <table:table-cell table:style-name="ce35"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0];[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77">mind head 12</text:span></text:p>
          </table:table-cell>
          <table:table-cell table:style-name="ce35"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1];[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78">mind body 12</text:span></text:p>
          </table:table-cell>
          <table:table-cell table:style-name="ce35"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5"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2];[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79">mind trinket 12</text:span></text:p>
          </table:table-cell>
          <table:table-cell table:style-name="ce35"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3];[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80">soul weapon 12</text:span></text:p>
          </table:table-cell>
          <table:table-cell table:style-name="ce35"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4];[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81">soul head 12</text:span></text:p>
          </table:table-cell>
          <table:table-cell table:style-name="ce35"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5];[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82">soul body 12</text:span></text:p>
          </table:table-cell>
          <table:table-cell table:style-name="ce35"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5"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6];[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83">soul trinket 12</text:span></text:p>
          </table:table-cell>
          <table:table-cell table:style-name="ce35"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7];[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84">grit weapon 12</text:span></text:p>
          </table:table-cell>
          <table:table-cell table:style-name="ce35"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8];[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185">grit head 12</text:span></text:p>
          </table:table-cell>
          <table:table-cell table:style-name="ce35"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9];[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186">grit body 12</text:span></text:p>
          </table:table-cell>
          <table:table-cell table:style-name="ce35"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5"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0];[enemies.A:enemies.L];12;0);&quot;&quot;)" office:value-type="float" calcext:value-type="float" office:value="12">
            <text:p>12</text:p>
          </table:table-cell>
          <table:table-cell table:number-columns-repeated="1024"/>
        </table:table-row>
        <table:table-row table:style-name="ro640">
          <table:table-cell table:style-name="ce23" office:value-type="string" calcext:value-type="string">
            <text:p>grit trinket 12 sword</text:p>
          </table:table-cell>
          <table:table-cell table:style-name="ce35"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1];[enemies.A:enemies.L];12;0);&quot;&quot;)" office:value-type="float" calcext:value-type="float" office:value="12">
            <text:p>12</text:p>
          </table:table-cell>
          <table:table-cell table:number-columns-repeated="1024"/>
        </table:table-row>
        <table:table-row table:style-name="ro641">
          <table:table-cell table:style-name="ce23" office:value-type="string" calcext:value-type="string">
            <text:p>grit trinket 12 shield </text:p>
          </table:table-cell>
          <table:table-cell table:style-name="ce35"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2];[enemies.A:enemies.L];12;0);&quot;&quot;)" office:value-type="float" calcext:value-type="float" office:value="12">
            <text:p>12</text:p>
          </table:table-cell>
          <table:table-cell table:number-columns-repeated="1024"/>
        </table:table-row>
        <table:table-row table:style-name="ro642">
          <table:table-cell table:style-name="ce29" office:value-type="string" calcext:value-type="string">
            <text:p><text:span text:style-name="T1187">flow weapon 12</text:span></text:p>
          </table:table-cell>
          <table:table-cell table:style-name="ce35"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3];[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88">flow head 12</text:span></text:p>
          </table:table-cell>
          <table:table-cell table:style-name="ce35"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4];[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89">flow body 12</text:span></text:p>
          </table:table-cell>
          <table:table-cell table:style-name="ce35"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5"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5];[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90">flow trinket 12</text:span></text:p>
          </table:table-cell>
          <table:table-cell table:style-name="ce35"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6];[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91">mind weapon 12</text:span></text:p>
          </table:table-cell>
          <table:table-cell table:style-name="ce35"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7];[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92">mind head 12</text:span></text:p>
          </table:table-cell>
          <table:table-cell table:style-name="ce35"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8];[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93">mind body 12</text:span></text:p>
          </table:table-cell>
          <table:table-cell table:style-name="ce35"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5"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9];[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94">mind trinket 12</text:span></text:p>
          </table:table-cell>
          <table:table-cell table:style-name="ce35"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0];[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95">soul weapon 12</text:span></text:p>
          </table:table-cell>
          <table:table-cell table:style-name="ce35"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1];[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96">soul head 12</text:span></text:p>
          </table:table-cell>
          <table:table-cell table:style-name="ce35"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2];[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97">soul body 12</text:span></text:p>
          </table:table-cell>
          <table:table-cell table:style-name="ce35"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5"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3];[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98">soul trinket 12</text:span></text:p>
          </table:table-cell>
          <table:table-cell table:style-name="ce35"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4];[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99">grit weapon 12</text:span></text:p>
          </table:table-cell>
          <table:table-cell table:style-name="ce35"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5];[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200">grit head 12</text:span></text:p>
          </table:table-cell>
          <table:table-cell table:style-name="ce35"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6];[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201">grit body 12</text:span></text:p>
          </table:table-cell>
          <table:table-cell table:style-name="ce35"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5"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7];[enemies.A:enemies.L];12;0);&quot;&quot;)" office:value-type="float" calcext:value-type="float" office:value="12">
            <text:p>12</text:p>
          </table:table-cell>
          <table:table-cell table:number-columns-repeated="1024"/>
        </table:table-row>
        <table:table-row table:style-name="ro657">
          <table:table-cell table:style-name="ce23" office:value-type="string" calcext:value-type="string">
            <text:p>grit trinket 12 sword</text:p>
          </table:table-cell>
          <table:table-cell table:style-name="ce35"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8];[enemies.A:enemies.L];12;0);&quot;&quot;)" office:value-type="float" calcext:value-type="float" office:value="12">
            <text:p>12</text:p>
          </table:table-cell>
          <table:table-cell table:number-columns-repeated="1024"/>
        </table:table-row>
        <table:table-row table:style-name="ro658">
          <table:table-cell table:style-name="ce23" office:value-type="string" calcext:value-type="string">
            <text:p>grit trinket 12 shield </text:p>
          </table:table-cell>
          <table:table-cell table:style-name="ce35"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9];[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202">flow weapon 12</text:span></text:p>
          </table:table-cell>
          <table:table-cell table:style-name="ce35"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0];[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203">flow head 12</text:span></text:p>
          </table:table-cell>
          <table:table-cell table:style-name="ce35"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1];[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204">flow body 12</text:span></text:p>
          </table:table-cell>
          <table:table-cell table:style-name="ce35"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5"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2];[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205">flow trinket 12</text:span></text:p>
          </table:table-cell>
          <table:table-cell table:style-name="ce35"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3];[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206">mind weapon 12</text:span></text:p>
          </table:table-cell>
          <table:table-cell table:style-name="ce35"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4];[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207">mind head 12</text:span></text:p>
          </table:table-cell>
          <table:table-cell table:style-name="ce35"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5];[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208">mind body 12</text:span></text:p>
          </table:table-cell>
          <table:table-cell table:style-name="ce35"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5"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6];[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209">mind trinket 12</text:span></text:p>
          </table:table-cell>
          <table:table-cell table:style-name="ce35"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7];[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210">soul weapon 12</text:span></text:p>
          </table:table-cell>
          <table:table-cell table:style-name="ce35"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8];[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211">soul head 12</text:span></text:p>
          </table:table-cell>
          <table:table-cell table:style-name="ce35"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9];[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212">soul body 12</text:span></text:p>
          </table:table-cell>
          <table:table-cell table:style-name="ce35"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5"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0];[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213">soul trinket 12</text:span></text:p>
          </table:table-cell>
          <table:table-cell table:style-name="ce35"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1];[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214">grit weapon 12</text:span></text:p>
          </table:table-cell>
          <table:table-cell table:style-name="ce35"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2];[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215">grit head 12</text:span></text:p>
          </table:table-cell>
          <table:table-cell table:style-name="ce35"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3];[enemies.A:enemies.L];12;0);&quot;&quot;)" office:value-type="float" calcext:value-type="float" office:value="12">
            <text:p>12</text:p>
          </table:table-cell>
          <table:table-cell table:number-columns-repeated="1024"/>
        </table:table-row>
        <table:table-row table:style-name="ro673">
          <table:table-cell office:value-type="string" calcext:value-type="string">
            <text:p><text:span text:style-name="T1216">grit body 12</text:span></text:p>
          </table:table-cell>
          <table:table-cell table:style-name="ce35"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5"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4];[enemies.A:enemies.L];12;0);&quot;&quot;)" office:value-type="float" calcext:value-type="float" office:value="12">
            <text:p>12</text:p>
          </table:table-cell>
          <table:table-cell table:number-columns-repeated="1024"/>
        </table:table-row>
        <table:table-row table:style-name="ro674">
          <table:table-cell table:style-name="ce23" office:value-type="string" calcext:value-type="string">
            <text:p>grit trinket 12 sword</text:p>
          </table:table-cell>
          <table:table-cell table:style-name="ce35"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5];[enemies.A:enemies.L];12;0);&quot;&quot;)" office:value-type="float" calcext:value-type="float" office:value="12">
            <text:p>12</text:p>
          </table:table-cell>
          <table:table-cell table:number-columns-repeated="1024"/>
        </table:table-row>
        <table:table-row table:style-name="ro675">
          <table:table-cell table:style-name="ce23" office:value-type="string" calcext:value-type="string">
            <text:p>grit trinket 12 shield </text:p>
          </table:table-cell>
          <table:table-cell table:style-name="ce35"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6];[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217">flow weapon 12</text:span></text:p>
          </table:table-cell>
          <table:table-cell table:style-name="ce35"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7];[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18">flow head 12</text:span></text:p>
          </table:table-cell>
          <table:table-cell table:style-name="ce35"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8];[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19">flow body 12</text:span></text:p>
          </table:table-cell>
          <table:table-cell table:style-name="ce35"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5"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9];[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20">flow trinket 12</text:span></text:p>
          </table:table-cell>
          <table:table-cell table:style-name="ce35"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40];[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21">mind weapon 12</text:span></text:p>
          </table:table-cell>
          <table:table-cell table:style-name="ce35"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1];[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1];[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22">mind head 12</text:span></text:p>
          </table:table-cell>
          <table:table-cell table:style-name="ce35"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2];[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2];[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23">mind body 12</text:span></text:p>
          </table:table-cell>
          <table:table-cell table:style-name="ce35"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5" table:formula="of:=VLOOKUP([.C443];[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3];[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24">mind trinket 12</text:span></text:p>
          </table:table-cell>
          <table:table-cell table:style-name="ce35"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4];[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4];[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25">soul weapon 12</text:span></text:p>
          </table:table-cell>
          <table:table-cell table:style-name="ce35"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5];[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5];[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26">soul head 12</text:span></text:p>
          </table:table-cell>
          <table:table-cell table:style-name="ce35"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6];[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6];[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27">soul body 12</text:span></text:p>
          </table:table-cell>
          <table:table-cell table:style-name="ce35"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5" table:formula="of:=VLOOKUP([.C447];[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7];[enemies.A:enemies.L];12;0);&quot;&quot;)" office:value-type="float" calcext:value-type="float" office:value="12">
            <text:p>12</text:p>
          </table:table-cell>
          <table:table-cell table:number-columns-repeated="1024"/>
        </table:table-row>
        <table:table-row table:style-name="ro687">
          <table:table-cell office:value-type="string" calcext:value-type="string">
            <text:p><text:span text:style-name="T1228">soul trinket 12</text:span></text:p>
          </table:table-cell>
          <table:table-cell table:style-name="ce35"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8];[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8];[enemies.A:enemies.L];12;0);&quot;&quot;)" office:value-type="float" calcext:value-type="float" office:value="12">
            <text:p>12</text:p>
          </table:table-cell>
          <table:table-cell table:number-columns-repeated="1024"/>
        </table:table-row>
        <table:table-row table:style-name="ro688">
          <table:table-cell table:style-name="ce29" office:value-type="string" calcext:value-type="string">
            <text:p><text:span text:style-name="T1229">blue potion</text:span></text:p>
          </table:table-cell>
          <table:table-cell table:style-name="ce35"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5"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49];[enemies.A:enemies.L];12;0);&quot;&quot;)" office:value-type="float" calcext:value-type="float" office:value="3">
            <text:p>3</text:p>
          </table:table-cell>
          <table:table-cell table:number-columns-repeated="1024"/>
        </table:table-row>
        <table:table-row table:style-name="ro689">
          <table:table-cell table:style-name="ce29" office:value-type="string" calcext:value-type="string">
            <text:p><text:span text:style-name="T1230">mind body 3</text:span></text:p>
          </table:table-cell>
          <table:table-cell table:style-name="ce35"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5"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0];[enemies.A:enemies.L];12;0);&quot;&quot;)" office:value-type="float" calcext:value-type="float" office:value="3">
            <text:p>3</text:p>
          </table:table-cell>
          <table:table-cell table:number-columns-repeated="1024"/>
        </table:table-row>
        <table:table-row table:style-name="ro690">
          <table:table-cell table:style-name="ce29" office:value-type="string" calcext:value-type="string">
            <text:p><text:span text:style-name="T1231">mind head 3</text:span></text:p>
          </table:table-cell>
          <table:table-cell table:style-name="ce35"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1];[enemies.A:enemies.L];12;0);&quot;&quot;)" office:value-type="float" calcext:value-type="float" office:value="3">
            <text:p>3</text:p>
          </table:table-cell>
          <table:table-cell table:number-columns-repeated="1024"/>
        </table:table-row>
        <table:table-row table:style-name="ro691">
          <table:table-cell table:style-name="ce29" office:value-type="string" calcext:value-type="string">
            <text:p><text:span text:style-name="T1232">mind trinket 3</text:span></text:p>
          </table:table-cell>
          <table:table-cell table:style-name="ce35"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6" table:formula="of:=IFERROR(VLOOKUP([.C452];[enemies.A:enemies.L];12;0);&quot;&quot;)" office:value-type="float" calcext:value-type="float" office:value="3">
            <text:p>3</text:p>
          </table:table-cell>
          <table:table-cell table:number-columns-repeated="1024"/>
        </table:table-row>
        <table:table-row table:style-name="ro692">
          <table:table-cell table:style-name="ce29" office:value-type="string" calcext:value-type="string">
            <text:p><text:span text:style-name="T1233">mind weapon 3</text:span></text:p>
          </table:table-cell>
          <table:table-cell table:style-name="ce35"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6" table:formula="of:=IFERROR(VLOOKUP([.C453];[enemies.A:enemies.L];12;0);&quot;&quot;)" office:value-type="float" calcext:value-type="float" office:value="3">
            <text:p>3</text:p>
          </table:table-cell>
          <table:table-cell table:number-columns-repeated="1024"/>
        </table:table-row>
        <table:table-row table:style-name="ro693">
          <table:table-cell table:style-name="ce29" office:value-type="string" calcext:value-type="string">
            <text:p><text:span text:style-name="T1234">red potion</text:span></text:p>
          </table:table-cell>
          <table:table-cell table:style-name="ce35"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5"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54];[enemies.A:enemies.L];12;0);&quot;&quot;)" office:value-type="float" calcext:value-type="float" office:value="3">
            <text:p>3</text:p>
          </table:table-cell>
          <table:table-cell table:number-columns-repeated="1024"/>
        </table:table-row>
        <table:table-row table:style-name="ro694">
          <table:table-cell table:style-name="ce29" office:value-type="string" calcext:value-type="string">
            <text:p>tree_branch</text:p>
          </table:table-cell>
          <table:table-cell table:style-name="ce35"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5"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6" table:formula="of:=IFERROR(VLOOKUP([.C455];[enemies.A:enemies.L];12;0);&quot;&quot;)" office:value-type="float" calcext:value-type="float" office:value="1">
            <text:p>1</text:p>
          </table:table-cell>
          <table:table-cell table:number-columns-repeated="1024"/>
        </table:table-row>
        <table:table-row table:style-name="ro695">
          <table:table-cell table:style-name="ce29" office:value-type="string" calcext:value-type="string">
            <text:p>tree_root</text:p>
          </table:table-cell>
          <table:table-cell table:style-name="ce35"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9" office:value-type="string" calcext:value-type="string">
            <text:p>wood_stump</text:p>
          </table:table-cell>
          <table:table-cell table:style-name="ce35"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456];[enemies.A:enemies.L];12;0);&quot;&quot;)" office:value-type="float" calcext:value-type="float" office:value="1">
            <text:p>1</text:p>
          </table:table-cell>
          <table:table-cell table:number-columns-repeated="1024"/>
        </table:table-row>
        <table:table-row table:style-name="ro696">
          <table:table-cell table:style-name="ce29" office:value-type="string" calcext:value-type="string">
            <text:p>tree_root</text:p>
          </table:table-cell>
          <table:table-cell table:style-name="ce35"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5"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6" table:formula="of:=IFERROR(VLOOKUP([.C457];[enemies.A:enemies.L];12;0);&quot;&quot;)" office:value-type="float" calcext:value-type="float" office:value="10">
            <text:p>10</text:p>
          </table:table-cell>
          <table:table-cell table:number-columns-repeated="1024"/>
        </table:table-row>
        <table:table-row table:style-name="ro697">
          <table:table-cell table:style-name="ce29" office:value-type="string" calcext:value-type="string">
            <text:p>rusty_axe</text:p>
          </table:table-cell>
          <table:table-cell table:style-name="ce35"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2" office:value-type="string" calcext:value-type="string">
            <text:p>wood_stump_large</text:p>
          </table:table-cell>
          <table:table-cell table:style-name="ce35"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6" table:formula="of:=IFERROR(VLOOKUP([.C458];[enemies.A:enemies.L];12;0);&quot;&quot;)" office:value-type="float" calcext:value-type="float" office:value="10">
            <text:p>10</text:p>
          </table:table-cell>
          <table:table-cell table:number-columns-repeated="1024"/>
        </table:table-row>
        <table:table-row table:style-name="ro698">
          <table:table-cell office:value-type="string" calcext:value-type="string">
            <text:p>beer_stein</text:p>
          </table:table-cell>
          <table:table-cell table:style-name="ce35" table:formula="of:=IFERROR(IFERROR(VLOOKUP([.A459];[items_equipment.A:items_equipment.C];2;0);VLOOKUP([.A459];[items_misc.A:items_misc.B];2;0));VLOOKUP([.A459];[items_consumable.A:items_consumable.B];2;0))" office:value-type="string" calcext:value-type="string" office:string-value="NOT FINISHED">
            <text:p>NOT FINISHED</text:p>
          </table:table-cell>
          <table:table-cell office:value-type="string" calcext:value-type="string">
            <text:p>bartender</text:p>
          </table:table-cell>
          <table:table-cell table:style-name="ce35"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6" table:formula="of:=IFERROR(VLOOKUP([.C459];[enemies.A:enemies.L];12;0);&quot;&quot;)" office:value-type="float" calcext:value-type="float" office:value="3">
            <text:p>3</text:p>
          </table:table-cell>
          <table:table-cell table:number-columns-repeated="1024"/>
        </table:table-row>
        <table:table-row table:style-name="ro699">
          <table:table-cell office:value-type="string" calcext:value-type="string">
            <text:p>red potion</text:p>
          </table:table-cell>
          <table:table-cell table:style-name="ce35" table:formula="of:=IFERROR(IFERROR(VLOOKUP([.A460];[items_equipment.A:items_equipment.C];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35" table:formula="of:=VLOOKUP([.C460];[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60];[enemies.A:enemies.L];12;0);&quot;&quot;)" office:value-type="float" calcext:value-type="float" office:value="1">
            <text:p>1</text:p>
          </table:table-cell>
          <table:table-cell table:number-columns-repeated="1024"/>
        </table:table-row>
        <table:table-row table:style-name="ro700">
          <table:table-cell office:value-type="string" calcext:value-type="string">
            <text:p>blue potion</text:p>
          </table:table-cell>
          <table:table-cell table:style-name="ce35" table:formula="of:=IFERROR(IFERROR(VLOOKUP([.A461];[items_equipment.A:items_equipment.C];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35" table:formula="of:=VLOOKUP([.C461];[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1];[enemies.A:enemies.L];12;0);&quot;&quot;)" office:value-type="float" calcext:value-type="float" office:value="1">
            <text:p>1</text:p>
          </table:table-cell>
          <table:table-cell table:number-columns-repeated="1024"/>
        </table:table-row>
        <table:table-row table:style-name="ro701">
          <table:table-cell office:value-type="string" calcext:value-type="string">
            <text:p>red potion</text:p>
          </table:table-cell>
          <table:table-cell table:style-name="ce35" table:formula="of:=IFERROR(IFERROR(VLOOKUP([.A462];[items_equipment.A:items_equipment.C];2;0);VLOOKUP([.A462];[items_misc.A:items_misc.B];2;0));VLOOKUP([.A462];[items_consumable.A:items_consumable.B];2;0))" office:value-type="string" calcext:value-type="string" office:string-value="Red potion">
            <text:p>Red potion</text:p>
          </table:table-cell>
          <table:table-cell table:style-name="ce29" office:value-type="string" calcext:value-type="string">
            <text:p>bar_drunk_1</text:p>
          </table:table-cell>
          <table:table-cell table:style-name="ce35" table:formula="of:=VLOOKUP([.C462];[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2];[enemies.A:enemies.L];12;0);&quot;&quot;)" office:value-type="float" calcext:value-type="float" office:value="1">
            <text:p>1</text:p>
          </table:table-cell>
          <table:table-cell table:number-columns-repeated="1024"/>
        </table:table-row>
        <table:table-row table:style-name="ro702">
          <table:table-cell table:style-name="ce29" office:value-type="string" calcext:value-type="string">
            <text:p>blue potion</text:p>
          </table:table-cell>
          <table:table-cell table:style-name="ce35" table:formula="of:=IFERROR(IFERROR(VLOOKUP([.A463];[items_equipment.A:items_equipment.C];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35" table:formula="of:=VLOOKUP([.C463];[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63];[enemies.A:enemies.L];12;0);&quot;&quot;)" office:value-type="float" calcext:value-type="float" office:value="1">
            <text:p>1</text:p>
          </table:table-cell>
          <table:table-cell table:number-columns-repeated="1024"/>
        </table:table-row>
        <table:table-row table:style-name="ro703">
          <table:table-cell office:value-type="string" calcext:value-type="string">
            <text:p>red potion</text:p>
          </table:table-cell>
          <table:table-cell table:style-name="ce35" table:formula="of:=IFERROR(IFERROR(VLOOKUP([.A464];[items_equipment.A:items_equipment.C];2;0);VLOOKUP([.A464];[items_misc.A:items_misc.B];2;0));VLOOKUP([.A464];[items_consumable.A:items_consumable.B];2;0))" office:value-type="string" calcext:value-type="string" office:string-value="Red potion">
            <text:p>Red potion</text:p>
          </table:table-cell>
          <table:table-cell table:style-name="ce29" office:value-type="string" calcext:value-type="string">
            <text:p>bartender</text:p>
          </table:table-cell>
          <table:table-cell table:style-name="ce35" table:formula="of:=VLOOKUP([.C464];[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4];[enemies.A:enemies.L];12;0);&quot;&quot;)" office:value-type="float" calcext:value-type="float" office:value="3">
            <text:p>3</text:p>
          </table:table-cell>
          <table:table-cell table:number-columns-repeated="1024"/>
        </table:table-row>
        <table:table-row table:style-name="ro704">
          <table:table-cell table:style-name="ce29" office:value-type="string" calcext:value-type="string">
            <text:p>blue potion</text:p>
          </table:table-cell>
          <table:table-cell table:style-name="ce35" table:formula="of:=IFERROR(IFERROR(VLOOKUP([.A465];[items_equipment.A:items_equipment.C];2;0);VLOOKUP([.A465];[items_misc.A:items_misc.B];2;0));VLOOKUP([.A465];[items_consumable.A:items_consumable.B];2;0))" office:value-type="string" calcext:value-type="string" office:string-value="Blue potion">
            <text:p>Blue potion</text:p>
          </table:table-cell>
          <table:table-cell table:style-name="ce29" office:value-type="string" calcext:value-type="string">
            <text:p>bartender</text:p>
          </table:table-cell>
          <table:table-cell table:style-name="ce35" table:formula="of:=VLOOKUP([.C465];[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5];[enemies.A:enemies.L];12;0);&quot;&quot;)" office:value-type="float" calcext:value-type="float" office:value="3">
            <text:p>3</text:p>
          </table:table-cell>
          <table:table-cell table:number-columns-repeated="1024"/>
        </table:table-row>
        <table:table-row table:style-name="ro705">
          <table:table-cell office:value-type="string" calcext:value-type="string">
            <text:p>key_tavern_cellar</text:p>
          </table:table-cell>
          <table:table-cell table:style-name="ce35"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9" office:value-type="string" calcext:value-type="string">
            <text:p>bartender</text:p>
          </table:table-cell>
          <table:table-cell table:style-name="ce35" table:formula="of:=VLOOKUP([.C466];[enemies.A:enemies.B];2;0)" office:value-type="string" calcext:value-type="string" office:string-value="Bartender">
            <text:p>Bartender</text:p>
          </table:table-cell>
          <table:table-cell table:style-name="ce34" office:value-type="float" calcext:value-type="float" office:value="0.10000000000000001">
            <text:p>0.10000000000000001</text:p>
          </table:table-cell>
          <table:table-cell table:style-name="ce36" table:formula="of:=IFERROR(VLOOKUP([.C466];[enemies.A:enemies.L];12;0);&quot;&quot;)" office:value-type="float" calcext:value-type="float" office:value="3">
            <text:p>3</text:p>
          </table:table-cell>
          <table:table-cell table:number-columns-repeated="1024"/>
        </table:table-row>
        <table:table-row table:style-name="ro706">
          <table:table-cell office:value-type="string" calcext:value-type="string">
            <text:p>key_tavern_cellar</text:p>
          </table:table-cell>
          <table:table-cell table:style-name="ce35"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9" office:value-type="string" calcext:value-type="string">
            <text:p>bar_drunk_0</text:p>
          </table:table-cell>
          <table:table-cell table:style-name="ce35" table:formula="of:=VLOOKUP([.C467];[enemies.A:enemies.B];2;0)" office:value-type="string" calcext:value-type="string" office:string-value="Drunk">
            <text:p>Drunk</text:p>
          </table:table-cell>
          <table:table-cell table:style-name="ce34" office:value-type="float" calcext:value-type="float" office:value="0.050000000000000003">
            <text:p>0.050000000000000003</text:p>
          </table:table-cell>
          <table:table-cell table:style-name="ce36" table:formula="of:=IFERROR(VLOOKUP([.C467];[enemies.A:enemies.L];12;0);&quot;&quot;)" office:value-type="float" calcext:value-type="float" office:value="1">
            <text:p>1</text:p>
          </table:table-cell>
          <table:table-cell table:number-columns-repeated="1024"/>
        </table:table-row>
        <table:table-row table:style-name="ro707">
          <table:table-cell office:value-type="string" calcext:value-type="string">
            <text:p>key_tavern_cellar</text:p>
          </table:table-cell>
          <table:table-cell table:style-name="ce35" table:formula="of:=IFERROR(IFERROR(VLOOKUP([.A468];[items_equipment.A:items_equipment.C];2;0);VLOOKUP([.A468];[items_misc.A:items_misc.B];2;0));VLOOKUP([.A468];[items_consumable.A:items_consumable.B];2;0))" office:value-type="string" calcext:value-type="string" office:string-value="Tavern Key">
            <text:p>Tavern Key</text:p>
          </table:table-cell>
          <table:table-cell table:style-name="ce29" office:value-type="string" calcext:value-type="string">
            <text:p>bar_drunk_1</text:p>
          </table:table-cell>
          <table:table-cell table:style-name="ce35" table:formula="of:=VLOOKUP([.C468];[enemies.A:enemies.B];2;0)" office:value-type="string" calcext:value-type="string" office:string-value="Wasted">
            <text:p>Wasted</text:p>
          </table:table-cell>
          <table:table-cell table:style-name="ce34" office:value-type="float" calcext:value-type="float" office:value="0.050000000000000003">
            <text:p>0.050000000000000003</text:p>
          </table:table-cell>
          <table:table-cell table:style-name="ce36" table:formula="of:=IFERROR(VLOOKUP([.C468];[enemies.A:enemies.L];12;0);&quot;&quot;)" office:value-type="float" calcext:value-type="float" office:value="1">
            <text:p>1</text:p>
          </table:table-cell>
          <table:table-cell table:number-columns-repeated="1024"/>
        </table:table-row>
        <table:table-row table:style-name="ro708">
          <table:table-cell table:style-name="ce29" office:value-type="string" calcext:value-type="string">
            <text:p><text:span text:style-name="T1235">blue potion</text:span></text:p>
          </table:table-cell>
          <table:table-cell table:style-name="ce35" table:formula="of:=IFERROR(IFERROR(VLOOKUP([.A469];[items_equipment.A:items_equipment.C];2;0);VLOOKUP([.A469];[items_misc.A:items_misc.B];2;0));VLOOKUP([.A469];[items_consumable.A:items_consumable.B];2;0))" office:value-type="string" calcext:value-type="string" office:string-value="Blue potion">
            <text:p>Blue potion</text:p>
          </table:table-cell>
          <table:table-cell table:style-name="ce29" office:value-type="string" calcext:value-type="string">
            <text:p>boss_rat</text:p>
          </table:table-cell>
          <table:table-cell table:style-name="ce35" table:formula="of:=VLOOKUP([.C469];[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69];[enemies.A:enemies.L];12;0);&quot;&quot;)" office:value-type="float" calcext:value-type="float" office:value="15">
            <text:p>15</text:p>
          </table:table-cell>
          <table:table-cell table:number-columns-repeated="1024"/>
        </table:table-row>
        <table:table-row table:style-name="ro709">
          <table:table-cell table:style-name="ce29" office:value-type="string" calcext:value-type="string">
            <text:p><text:span text:style-name="T1236">flow body 6</text:span></text:p>
          </table:table-cell>
          <table:table-cell table:style-name="ce35" table:formula="of:=IFERROR(IFERROR(VLOOKUP([.A470];[items_equipment.A:items_equipment.C];2;0);VLOOKUP([.A470];[items_misc.A:items_misc.B];2;0));VLOOKUP([.A470];[items_consumable.A:items_consumable.B];2;0))" office:value-type="string" calcext:value-type="string" office:string-value="a fine cloth cloak">
            <text:p>a fine cloth cloak</text:p>
          </table:table-cell>
          <table:table-cell table:style-name="ce29" office:value-type="string" calcext:value-type="string">
            <text:p>boss_rat</text:p>
          </table:table-cell>
          <table:table-cell table:style-name="ce35" table:formula="of:=VLOOKUP([.C470];[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0];[enemies.A:enemies.L];12;0);&quot;&quot;)" office:value-type="float" calcext:value-type="float" office:value="15">
            <text:p>15</text:p>
          </table:table-cell>
          <table:table-cell table:number-columns-repeated="1024"/>
        </table:table-row>
        <table:table-row table:style-name="ro710">
          <table:table-cell table:style-name="ce29" office:value-type="string" calcext:value-type="string">
            <text:p><text:span text:style-name="T1237">flow head 6</text:span></text:p>
          </table:table-cell>
          <table:table-cell table:style-name="ce35"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71];[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1];[enemies.A:enemies.L];12;0);&quot;&quot;)" office:value-type="float" calcext:value-type="float" office:value="15">
            <text:p>15</text:p>
          </table:table-cell>
          <table:table-cell table:number-columns-repeated="1024"/>
        </table:table-row>
        <table:table-row table:style-name="ro711">
          <table:table-cell table:style-name="ce29" office:value-type="string" calcext:value-type="string">
            <text:p><text:span text:style-name="T1238">flow trinket 6</text:span></text:p>
          </table:table-cell>
          <table:table-cell table:style-name="ce35"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72];[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2];[enemies.A:enemies.L];12;0);&quot;&quot;)" office:value-type="float" calcext:value-type="float" office:value="15">
            <text:p>15</text:p>
          </table:table-cell>
          <table:table-cell table:number-columns-repeated="1024"/>
        </table:table-row>
        <table:table-row table:style-name="ro712">
          <table:table-cell table:style-name="ce29" office:value-type="string" calcext:value-type="string">
            <text:p><text:span text:style-name="T1239">flow weapon 6</text:span></text:p>
          </table:table-cell>
          <table:table-cell table:style-name="ce35" table:formula="of:=IFERROR(IFERROR(VLOOKUP([.A473];[items_equipment.A:items_equipment.C];2;0);VLOOKUP([.A473];[items_misc.A:items_misc.B];2;0));VLOOKUP([.A473];[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73];[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3];[enemies.A:enemies.L];12;0);&quot;&quot;)" office:value-type="float" calcext:value-type="float" office:value="15">
            <text:p>15</text:p>
          </table:table-cell>
          <table:table-cell table:number-columns-repeated="1024"/>
        </table:table-row>
        <table:table-row table:style-name="ro713">
          <table:table-cell table:style-name="ce29" office:value-type="string" calcext:value-type="string">
            <text:p><text:span text:style-name="T1240">grit body 6</text:span></text:p>
          </table:table-cell>
          <table:table-cell table:style-name="ce35" table:formula="of:=IFERROR(IFERROR(VLOOKUP([.A474];[items_equipment.A:items_equipment.C];2;0);VLOOKUP([.A474];[items_misc.A:items_misc.B];2;0));VLOOKUP([.A474];[items_consumable.A:items_consumable.B];2;0))" office:value-type="string" calcext:value-type="string" office:string-value="a iron chainmail">
            <text:p>a iron chainmail</text:p>
          </table:table-cell>
          <table:table-cell table:style-name="ce29" office:value-type="string" calcext:value-type="string">
            <text:p>boss_rat</text:p>
          </table:table-cell>
          <table:table-cell table:style-name="ce35" table:formula="of:=VLOOKUP([.C474];[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4];[enemies.A:enemies.L];12;0);&quot;&quot;)" office:value-type="float" calcext:value-type="float" office:value="15">
            <text:p>15</text:p>
          </table:table-cell>
          <table:table-cell table:number-columns-repeated="1024"/>
        </table:table-row>
        <table:table-row table:style-name="ro714">
          <table:table-cell table:style-name="ce29" office:value-type="string" calcext:value-type="string">
            <text:p><text:span text:style-name="T1241">grit head 6</text:span></text:p>
          </table:table-cell>
          <table:table-cell table:style-name="ce35"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75];[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5];[enemies.A:enemies.L];12;0);&quot;&quot;)" office:value-type="float" calcext:value-type="float" office:value="15">
            <text:p>15</text:p>
          </table:table-cell>
          <table:table-cell table:number-columns-repeated="1024"/>
        </table:table-row>
        <table:table-row table:style-name="ro715">
          <table:table-cell table:style-name="ce29" office:value-type="string" calcext:value-type="string">
            <text:p><text:span text:style-name="T1242">grit trinket 6</text:span></text:p>
          </table:table-cell>
          <table:table-cell table:style-name="ce35"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76];[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6];[enemies.A:enemies.L];12;0);&quot;&quot;)" office:value-type="float" calcext:value-type="float" office:value="15">
            <text:p>15</text:p>
          </table:table-cell>
          <table:table-cell table:number-columns-repeated="1024"/>
        </table:table-row>
        <table:table-row table:style-name="ro716">
          <table:table-cell table:style-name="ce29" office:value-type="string" calcext:value-type="string">
            <text:p><text:span text:style-name="T1243">grit weapon 6</text:span></text:p>
          </table:table-cell>
          <table:table-cell table:style-name="ce35" table:formula="of:=IFERROR(IFERROR(VLOOKUP([.A477];[items_equipment.A:items_equipment.C];2;0);VLOOKUP([.A477];[items_misc.A:items_misc.B];2;0));VLOOKUP([.A477];[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77];[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7];[enemies.A:enemies.L];12;0);&quot;&quot;)" office:value-type="float" calcext:value-type="float" office:value="15">
            <text:p>15</text:p>
          </table:table-cell>
          <table:table-cell table:number-columns-repeated="1024"/>
        </table:table-row>
        <table:table-row table:style-name="ro717">
          <table:table-cell table:style-name="ce29" office:value-type="string" calcext:value-type="string">
            <text:p><text:span text:style-name="T1244">mind body 6</text:span></text:p>
          </table:table-cell>
          <table:table-cell table:style-name="ce35" table:formula="of:=IFERROR(IFERROR(VLOOKUP([.A478];[items_equipment.A:items_equipment.C];2;0);VLOOKUP([.A478];[items_misc.A:items_misc.B];2;0));VLOOKUP([.A478];[items_consumable.A:items_consumable.B];2;0))" office:value-type="string" calcext:value-type="string" office:string-value="a apprentice robe">
            <text:p>a apprentice robe</text:p>
          </table:table-cell>
          <table:table-cell table:style-name="ce29" office:value-type="string" calcext:value-type="string">
            <text:p>boss_rat</text:p>
          </table:table-cell>
          <table:table-cell table:style-name="ce35" table:formula="of:=VLOOKUP([.C478];[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8];[enemies.A:enemies.L];12;0);&quot;&quot;)" office:value-type="float" calcext:value-type="float" office:value="15">
            <text:p>15</text:p>
          </table:table-cell>
          <table:table-cell table:number-columns-repeated="1024"/>
        </table:table-row>
        <table:table-row table:style-name="ro718">
          <table:table-cell table:style-name="ce29" office:value-type="string" calcext:value-type="string">
            <text:p><text:span text:style-name="T1245">mind head 6</text:span></text:p>
          </table:table-cell>
          <table:table-cell table:style-name="ce35"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79];[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79];[enemies.A:enemies.L];12;0);&quot;&quot;)" office:value-type="float" calcext:value-type="float" office:value="15">
            <text:p>15</text:p>
          </table:table-cell>
          <table:table-cell table:number-columns-repeated="1024"/>
        </table:table-row>
        <table:table-row table:style-name="ro719">
          <table:table-cell table:style-name="ce29" office:value-type="string" calcext:value-type="string">
            <text:p><text:span text:style-name="T1246">mind trinket 6</text:span></text:p>
          </table:table-cell>
          <table:table-cell table:style-name="ce35"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80];[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80];[enemies.A:enemies.L];12;0);&quot;&quot;)" office:value-type="float" calcext:value-type="float" office:value="15">
            <text:p>15</text:p>
          </table:table-cell>
          <table:table-cell table:number-columns-repeated="1024"/>
        </table:table-row>
        <table:table-row table:style-name="ro720">
          <table:table-cell table:style-name="ce29" office:value-type="string" calcext:value-type="string">
            <text:p><text:span text:style-name="T1247">mind weapon 6</text:span></text:p>
          </table:table-cell>
          <table:table-cell table:style-name="ce35" table:formula="of:=IFERROR(IFERROR(VLOOKUP([.A481];[items_equipment.A:items_equipment.C];2;0);VLOOKUP([.A481];[items_misc.A:items_misc.B];2;0));VLOOKUP([.A481];[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81];[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81];[enemies.A:enemies.L];12;0);&quot;&quot;)" office:value-type="float" calcext:value-type="float" office:value="15">
            <text:p>15</text:p>
          </table:table-cell>
          <table:table-cell table:number-columns-repeated="1024"/>
        </table:table-row>
        <table:table-row table:style-name="ro721">
          <table:table-cell table:style-name="ce29" office:value-type="string" calcext:value-type="string">
            <text:p><text:span text:style-name="T1248">red potion</text:span></text:p>
          </table:table-cell>
          <table:table-cell table:style-name="ce35" table:formula="of:=IFERROR(IFERROR(VLOOKUP([.A482];[items_equipment.A:items_equipment.C];2;0);VLOOKUP([.A482];[items_misc.A:items_misc.B];2;0));VLOOKUP([.A482];[items_consumable.A:items_consumable.B];2;0))" office:value-type="string" calcext:value-type="string" office:string-value="Red potion">
            <text:p>Red potion</text:p>
          </table:table-cell>
          <table:table-cell table:style-name="ce29" office:value-type="string" calcext:value-type="string">
            <text:p>boss_rat</text:p>
          </table:table-cell>
          <table:table-cell table:style-name="ce35" table:formula="of:=VLOOKUP([.C482];[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82];[enemies.A:enemies.L];12;0);&quot;&quot;)" office:value-type="float" calcext:value-type="float" office:value="15">
            <text:p>15</text:p>
          </table:table-cell>
          <table:table-cell table:number-columns-repeated="1024"/>
        </table:table-row>
        <table:table-row table:style-name="ro722">
          <table:table-cell table:style-name="ce29" office:value-type="string" calcext:value-type="string">
            <text:p><text:span text:style-name="T1249">soul body 6</text:span></text:p>
          </table:table-cell>
          <table:table-cell table:style-name="ce35" table:formula="of:=IFERROR(IFERROR(VLOOKUP([.A483];[items_equipment.A:items_equipment.C];2;0);VLOOKUP([.A483];[items_misc.A:items_misc.B];2;0));VLOOKUP([.A483];[items_consumable.A:items_consumable.B];2;0))" office:value-type="string" calcext:value-type="string" office:string-value="a white robe">
            <text:p>a white robe</text:p>
          </table:table-cell>
          <table:table-cell table:style-name="ce29" office:value-type="string" calcext:value-type="string">
            <text:p>boss_rat</text:p>
          </table:table-cell>
          <table:table-cell table:style-name="ce35" table:formula="of:=VLOOKUP([.C483];[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83];[enemies.A:enemies.L];12;0);&quot;&quot;)" office:value-type="float" calcext:value-type="float" office:value="15">
            <text:p>15</text:p>
          </table:table-cell>
          <table:table-cell table:number-columns-repeated="1024"/>
        </table:table-row>
        <table:table-row table:style-name="ro723">
          <table:table-cell table:style-name="ce29" office:value-type="string" calcext:value-type="string">
            <text:p><text:span text:style-name="T1250">soul head 6</text:span></text:p>
          </table:table-cell>
          <table:table-cell table:style-name="ce35"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84];[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84];[enemies.A:enemies.L];12;0);&quot;&quot;)" office:value-type="float" calcext:value-type="float" office:value="15">
            <text:p>15</text:p>
          </table:table-cell>
          <table:table-cell table:number-columns-repeated="1024"/>
        </table:table-row>
        <table:table-row table:style-name="ro724">
          <table:table-cell table:style-name="ce29" office:value-type="string" calcext:value-type="string">
            <text:p><text:span text:style-name="T1251">soul trinket 6</text:span></text:p>
          </table:table-cell>
          <table:table-cell table:style-name="ce35"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85];[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85];[enemies.A:enemies.L];12;0);&quot;&quot;)" office:value-type="float" calcext:value-type="float" office:value="15">
            <text:p>15</text:p>
          </table:table-cell>
          <table:table-cell table:number-columns-repeated="1024"/>
        </table:table-row>
        <table:table-row table:style-name="ro725">
          <table:table-cell table:style-name="ce29" office:value-type="string" calcext:value-type="string">
            <text:p><text:span text:style-name="T1252">soul weapon 6</text:span></text:p>
          </table:table-cell>
          <table:table-cell table:style-name="ce35" table:formula="of:=IFERROR(IFERROR(VLOOKUP([.A486];[items_equipment.A:items_equipment.C];2;0);VLOOKUP([.A486];[items_misc.A:items_misc.B];2;0));VLOOKUP([.A486];[items_consumable.A:items_consumable.B];2;0))" office:value-type="string" calcext:value-type="string" office:string-value="NOT FINISHED">
            <text:p>NOT FINISHED</text:p>
          </table:table-cell>
          <table:table-cell table:style-name="ce29" office:value-type="string" calcext:value-type="string">
            <text:p>boss_rat</text:p>
          </table:table-cell>
          <table:table-cell table:style-name="ce35" table:formula="of:=VLOOKUP([.C486];[enemies.A:enemies.B];2;0)" office:value-type="string" calcext:value-type="string" office:string-value="Rat King">
            <text:p>Rat King</text:p>
          </table:table-cell>
          <table:table-cell table:style-name="ce29" office:value-type="float" calcext:value-type="float" office:value="0.10000000000000001">
            <text:p>0.10000000000000001</text:p>
          </table:table-cell>
          <table:table-cell table:style-name="ce36" table:formula="of:=IFERROR(VLOOKUP([.C486];[enemies.A:enemies.L];12;0);&quot;&quot;)" office:value-type="float" calcext:value-type="float" office:value="15">
            <text:p>15</text:p>
          </table:table-cell>
          <table:table-cell table:number-columns-repeated="1024"/>
        </table:table-row>
        <table:table-row table:style-name="ro239">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27">
          <table:table-cell table:style-name="ce23" office:value-type="string" calcext:value-type="string">
            <text:p>npc_id</text:p>
          </table:table-cell>
          <table:table-cell office:value-type="string" calcext:value-type="string">
            <text:p><text:span text:style-name="T1266">name</text:span></text:p>
          </table:table-cell>
          <table:table-cell office:value-type="string" calcext:value-type="string">
            <text:p>ai</text:p>
          </table:table-cell>
          <table:table-cell office:value-type="string" calcext:value-type="string">
            <text:p><text:span text:style-name="T1267">hp_max</text:span></text:p>
          </table:table-cell>
          <table:table-cell office:value-type="string" calcext:value-type="string">
            <text:p><text:span text:style-name="T1268">mp_max</text:span></text:p>
          </table:table-cell>
          <table:table-cell office:value-type="string" calcext:value-type="string">
            <text:p><text:span text:style-name="T1269">grit</text:span></text:p>
          </table:table-cell>
          <table:table-cell office:value-type="string" calcext:value-type="string">
            <text:p><text:span text:style-name="T1270">flow</text:span></text:p>
          </table:table-cell>
          <table:table-cell office:value-type="string" calcext:value-type="string">
            <text:p><text:span text:style-name="T1271">mind</text:span></text:p>
          </table:table-cell>
          <table:table-cell office:value-type="string" calcext:value-type="string">
            <text:p><text:span text:style-name="T1272">soul</text:span></text:p>
          </table:table-cell>
          <table:table-cell office:value-type="string" calcext:value-type="string">
            <text:p><text:span text:style-name="T1273">armor</text:span></text:p>
          </table:table-cell>
          <table:table-cell office:value-type="string" calcext:value-type="string">
            <text:p><text:span text:style-name="T1274">marmor</text:span></text:p>
          </table:table-cell>
          <table:table-cell office:value-type="string" calcext:value-type="string">
            <text:p><text:span text:style-name="T1275">exp</text:span></text:p>
          </table:table-cell>
          <table:table-cell office:value-type="string" calcext:value-type="string">
            <text:p><text:span text:style-name="T1276">lvl</text:span></text:p>
          </table:table-cell>
          <table:table-cell table:style-name="ce24" office:value-type="string" calcext:value-type="string">
            <text:p><text:span text:style-name="T1277">LOOT</text:span><text:span text:style-name="T1278">
</text:span><text:span text:style-name="T1279">AMOUT</text:span></text:p>
          </table:table-cell>
          <table:table-cell table:style-name="ce37" office:value-type="string" calcext:value-type="string">
            <text:p>SKILL AMOUNT </text:p>
          </table:table-cell>
          <table:table-cell office:value-type="string" calcext:value-type="string">
            <text:p>description</text:p>
          </table:table-cell>
          <table:table-cell table:style-name="ce23" office:value-type="string" calcext:value-type="string">
            <text:p>old desc</text:p>
          </table:table-cell>
          <table:table-cell table:number-columns-repeated="1024"/>
        </table:table-row>
        <table:table-row table:style-name="ro728">
          <table:table-cell office:value-type="string" calcext:value-type="string">
            <text:p><text:span text:style-name="T1280">tutorial_enemy_1</text:span></text:p>
          </table:table-cell>
          <table:table-cell office:value-type="string" calcext:value-type="string">
            <text:p><text:span text:style-name="T128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38" office:value-type="string" calcext:value-type="string">
            <text:p>Such a tiny cute creature has to die huh?</text:p>
          </table:table-cell>
          <table:table-cell table:number-columns-repeated="1024"/>
        </table:table-row>
        <table:table-row table:style-name="ro729">
          <table:table-cell office:value-type="string" calcext:value-type="string">
            <text:p><text:span text:style-name="T1282">shroom</text:span></text:p>
          </table:table-cell>
          <table:table-cell office:value-type="string" calcext:value-type="string">
            <text:p><text:span text:style-name="T1283">Shroom</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38" office:value-type="string" calcext:value-type="string">
            <text:p>A tiny orange mushroom. How cute!</text:p>
          </table:table-cell>
          <table:table-cell table:number-columns-repeated="1024"/>
        </table:table-row>
        <table:table-row table:style-name="ro730">
          <table:table-cell office:value-type="string" calcext:value-type="string">
            <text:p><text:span text:style-name="T1284">rat</text:span></text:p>
          </table:table-cell>
          <table:table-cell office:value-type="string" calcext:value-type="string">
            <text:p><text:span text:style-name="T1285">Rat</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38" office:value-type="string" calcext:value-type="string">
            <text:p>A small stinky rat. Ew!</text:p>
          </table:table-cell>
          <table:table-cell table:number-columns-repeated="1024"/>
        </table:table-row>
        <table:table-row table:style-name="ro731">
          <table:table-cell table:style-name="ce39" office:value-type="string" calcext:value-type="string">
            <text:p>big_rat</text:p>
          </table:table-cell>
          <table:table-cell table:style-name="ce39" office:value-type="string" calcext:value-type="string">
            <text:p>Large Rat</text:p>
          </table:table-cell>
          <table:table-cell table:style-name="ce39" office:value-type="string" calcext:value-type="string">
            <text:p>Enemy</text:p>
          </table:table-cell>
          <table:table-cell table:style-name="ce39" office:value-type="float" calcext:value-type="float" office:value="60">
            <text:p>60</text:p>
          </table:table-cell>
          <table:table-cell table:style-name="ce39" office:value-type="float" calcext:value-type="float" office:value="0">
            <text:p>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2">
            <text:p>2</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732">
          <table:table-cell office:value-type="string" calcext:value-type="string">
            <text:p><text:span text:style-name="T1286">spore</text:span></text:p>
          </table:table-cell>
          <table:table-cell office:value-type="string" calcext:value-type="string">
            <text:p><text:span text:style-name="T1287">Spore</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38" office:value-type="string" calcext:value-type="string">
            <text:p>A ball of fluff.</text:p>
          </table:table-cell>
          <table:table-cell table:style-name="ce38" office:value-type="string" calcext:value-type="string">
            <text:p>A ball of fluff.</text:p>
          </table:table-cell>
          <table:table-cell table:number-columns-repeated="1024"/>
        </table:table-row>
        <table:table-row table:style-name="ro733">
          <table:table-cell table:style-name="ce23" office:value-type="string" calcext:value-type="string">
            <text:p>wood_stump</text:p>
          </table:table-cell>
          <table:table-cell office:value-type="string" calcext:value-type="string">
            <text:p><text:span text:style-name="T1288">Wood Stump</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38" office:value-type="string" calcext:value-type="string">
            <text:p>A moving table?</text:p>
          </table:table-cell>
          <table:table-cell table:number-columns-repeated="1024"/>
        </table:table-row>
        <table:table-row table:style-name="ro734">
          <table:table-cell office:value-type="string" calcext:value-type="string">
            <text:p><text:span text:style-name="T1289">snail</text:span></text:p>
          </table:table-cell>
          <table:table-cell office:value-type="string" calcext:value-type="string">
            <text:p><text:span text:style-name="T1290">Snail</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38" office:value-type="string" calcext:value-type="string">
            <text:p>A slow moving house.</text:p>
          </table:table-cell>
          <table:table-cell table:number-columns-repeated="1024"/>
        </table:table-row>
        <table:table-row table:style-name="ro735">
          <table:table-cell office:value-type="string" calcext:value-type="string">
            <text:p><text:span text:style-name="T1291">orange_mushroom</text:span></text:p>
          </table:table-cell>
          <table:table-cell office:value-type="string" calcext:value-type="string">
            <text:p><text:span text:style-name="T1292">Orange Mushroom</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38" office:value-type="string" calcext:value-type="string">
            <text:p>A larger orange mushroom, this one is feisty!</text:p>
          </table:table-cell>
          <table:table-cell table:number-columns-repeated="1024"/>
        </table:table-row>
        <table:table-row table:style-name="ro736">
          <table:table-cell office:value-type="string" calcext:value-type="string">
            <text:p><text:span text:style-name="T1293">green_slime</text:span></text:p>
          </table:table-cell>
          <table:table-cell office:value-type="string" calcext:value-type="string">
            <text:p><text:span text:style-name="T1294">Green Slime</text:span></text:p>
          </table:table-cell>
          <table:table-cell table:style-name="ce22"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38" office:value-type="string" calcext:value-type="string">
            <text:p>A small glob of goo.</text:p>
          </table:table-cell>
          <table:table-cell table:number-columns-repeated="1024"/>
        </table:table-row>
        <table:table-row table:style-name="ro737">
          <table:table-cell office:value-type="string" calcext:value-type="string">
            <text:p><text:span text:style-name="T1295">spider</text:span></text:p>
          </table:table-cell>
          <table:table-cell office:value-type="string" calcext:value-type="string">
            <text:p><text:span text:style-name="T1296">Spider</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38" office:value-type="string" calcext:value-type="string">
            <text:p>A eight eyed, eight legged creature. What more to say?</text:p>
          </table:table-cell>
          <table:table-cell table:number-columns-repeated="1024"/>
        </table:table-row>
        <table:table-row table:style-name="ro738">
          <table:table-cell office:value-type="string" calcext:value-type="string">
            <text:p><text:span text:style-name="T1297">wandering_rock</text:span></text:p>
          </table:table-cell>
          <table:table-cell office:value-type="string" calcext:value-type="string">
            <text:p><text:span text:style-name="T1298">Wandering Rock</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38" office:value-type="string" calcext:value-type="string">
            <text:p>A pile of rocks seemingly glued together. Wait its moving?!</text:p>
          </table:table-cell>
          <table:table-cell table:number-columns-repeated="1024"/>
        </table:table-row>
        <table:table-row table:style-name="ro739">
          <table:table-cell office:value-type="string" calcext:value-type="string">
            <text:p><text:span text:style-name="T1299">pig</text:span></text:p>
          </table:table-cell>
          <table:table-cell office:value-type="string" calcext:value-type="string">
            <text:p><text:span text:style-name="T1300">Pig</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38" office:value-type="string" calcext:value-type="string">
            <text:p>A pink rotunt dog.</text:p>
          </table:table-cell>
          <table:table-cell table:number-columns-repeated="1024"/>
        </table:table-row>
        <table:table-row table:style-name="ro740">
          <table:table-cell office:value-type="string" calcext:value-type="string">
            <text:p><text:span text:style-name="T1301">blue_mushroom</text:span></text:p>
          </table:table-cell>
          <table:table-cell office:value-type="string" calcext:value-type="string">
            <text:p><text:span text:style-name="T1302">Blue Mushroom</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9"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38" office:value-type="string" calcext:value-type="string">
            <text:p>A bulky blue mushroom.</text:p>
          </table:table-cell>
          <table:table-cell table:number-columns-repeated="1024"/>
        </table:table-row>
        <table:table-row table:style-name="ro741">
          <table:table-cell office:value-type="string" calcext:value-type="string">
            <text:p><text:span text:style-name="T1303">octopus</text:span></text:p>
          </table:table-cell>
          <table:table-cell office:value-type="string" calcext:value-type="string">
            <text:p><text:span text:style-name="T1304">Octopus</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38" office:value-type="string" calcext:value-type="string">
            <text:p>A big slimy floating octopus, atleast you are 50% certain its not a beholder.</text:p>
          </table:table-cell>
          <table:table-cell table:number-columns-repeated="1024"/>
        </table:table-row>
        <table:table-row table:style-name="ro742">
          <table:table-cell office:value-type="string" calcext:value-type="string">
            <text:p><text:span text:style-name="T1305">blue_slime</text:span></text:p>
          </table:table-cell>
          <table:table-cell office:value-type="string" calcext:value-type="string">
            <text:p><text:span text:style-name="T1306">Blue Slime</text:span></text:p>
          </table:table-cell>
          <table:table-cell table:style-name="ce22"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9" office:value-type="string" calcext:value-type="string">
            <text:p>A mass of blue ooze, sticky yet bouncy, moves aimlessly with a strange, unsettling fluidity.</text:p>
          </table:table-cell>
          <table:table-cell table:style-name="ce38" office:value-type="string" calcext:value-type="string">
            <text:p>A slimy blue glob stinks of sewage.</text:p>
          </table:table-cell>
          <table:table-cell table:number-columns-repeated="1024"/>
        </table:table-row>
        <table:table-row table:style-name="ro743">
          <table:table-cell office:value-type="string" calcext:value-type="string">
            <text:p><text:span text:style-name="T1307">red_slime</text:span></text:p>
          </table:table-cell>
          <table:table-cell office:value-type="string" calcext:value-type="string">
            <text:p><text:span text:style-name="T1308">Red Slime</text:span></text:p>
          </table:table-cell>
          <table:table-cell table:style-name="ce22"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9" office:value-type="string" calcext:value-type="string">
            <text:p>A mass of red ooze, sticky yet bouncy, moves with no purpose, leaving a faint, ominous trail as it shifts aimlessly.</text:p>
          </table:table-cell>
          <table:table-cell table:style-name="ce38" office:value-type="string" calcext:value-type="string">
            <text:p>A red glob of heat. Is it on fire?</text:p>
          </table:table-cell>
          <table:table-cell table:number-columns-repeated="1024"/>
        </table:table-row>
        <table:table-row table:style-name="ro744">
          <table:table-cell office:value-type="string" calcext:value-type="string">
            <text:p><text:span text:style-name="T1309">red_cap</text:span></text:p>
          </table:table-cell>
          <table:table-cell office:value-type="string" calcext:value-type="string">
            <text:p><text:span text:style-name="T1310">Red Cap</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9"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Is this a reskin of orange mushroom?</text:p>
          </table:table-cell>
          <table:table-cell table:number-columns-repeated="1024"/>
        </table:table-row>
        <table:table-row table:style-name="ro745">
          <table:table-cell office:value-type="string" calcext:value-type="string">
            <text:p><text:span text:style-name="T1311">evil_eye</text:span></text:p>
          </table:table-cell>
          <table:table-cell office:value-type="string" calcext:value-type="string">
            <text:p><text:span text:style-name="T1312">Evil Eye</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38" office:value-type="string" calcext:value-type="string">
            <text:p>A one eyed snake with two arms.</text:p>
          </table:table-cell>
          <table:table-cell table:number-columns-repeated="1024"/>
        </table:table-row>
        <table:table-row table:style-name="ro746">
          <table:table-cell office:value-type="string" calcext:value-type="string">
            <text:p><text:span text:style-name="T1313">thief</text:span></text:p>
          </table:table-cell>
          <table:table-cell office:value-type="string" calcext:value-type="string">
            <text:p><text:span text:style-name="T1314">Thief</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38" office:value-type="string" calcext:value-type="string">
            <text:p>A ragged man with a dull knife.</text:p>
          </table:table-cell>
          <table:table-cell table:number-columns-repeated="1024"/>
        </table:table-row>
        <table:table-row table:style-name="ro747">
          <table:table-cell office:value-type="string" calcext:value-type="string">
            <text:p><text:span text:style-name="T1315">horned_mushroom</text:span></text:p>
          </table:table-cell>
          <table:table-cell office:value-type="string" calcext:value-type="string">
            <text:p><text:span text:style-name="T1316">Horned Mushroom</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9"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A big mushroom with spiky horns growing out of its blue cap.</text:p>
          </table:table-cell>
          <table:table-cell table:number-columns-repeated="1024"/>
        </table:table-row>
        <table:table-row table:style-name="ro748">
          <table:table-cell office:value-type="string" calcext:value-type="string">
            <text:p><text:span text:style-name="T1317">skeleton_1</text:span></text:p>
          </table:table-cell>
          <table:table-cell office:value-type="string" calcext:value-type="string">
            <text:p><text:span text:style-name="T1318">Skeleton</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38" office:value-type="string" calcext:value-type="string">
            <text:p>The moving skeletal remains of some humanoid creature.</text:p>
          </table:table-cell>
          <table:table-cell table:number-columns-repeated="1024"/>
        </table:table-row>
        <table:table-row table:style-name="ro749">
          <table:table-cell office:value-type="string" calcext:value-type="string">
            <text:p><text:span text:style-name="T1319">skeleton_mage</text:span></text:p>
          </table:table-cell>
          <table:table-cell office:value-type="string" calcext:value-type="string">
            <text:p><text:span text:style-name="T1320">Skeletal Sourcerer</text:span></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38" office:value-type="string" calcext:value-type="string">
            <text:p>The moving skeletal remains of some humanoid creature, dressed in a robe this time.</text:p>
          </table:table-cell>
          <table:table-cell table:number-columns-repeated="1024"/>
        </table:table-row>
        <table:table-row table:style-name="ro750">
          <table:table-cell office:value-type="string" calcext:value-type="string">
            <text:p><text:span text:style-name="T1321">mushroom_soldier</text:span></text:p>
          </table:table-cell>
          <table:table-cell office:value-type="string" calcext:value-type="string">
            <text:p><text:span text:style-name="T1322">Mushroom Soldier</text:span></text:p>
          </table:table-cell>
          <table:table-cell table:style-name="ce22"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2"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38" office:value-type="string" calcext:value-type="string">
            <text:p>A red cap mushroom with a sword and shield.</text:p>
          </table:table-cell>
          <table:table-cell table:number-columns-repeated="1024"/>
        </table:table-row>
        <table:table-row table:style-name="ro751">
          <table:table-cell office:value-type="string" calcext:value-type="string">
            <text:p><text:span text:style-name="T1323">mushroom_thief</text:span></text:p>
          </table:table-cell>
          <table:table-cell office:value-type="string" calcext:value-type="string">
            <text:p><text:span text:style-name="T1324">Mushroom Thief</text:span></text:p>
          </table:table-cell>
          <table:table-cell table:style-name="ce22"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purple cap mushroom with a dagger.</text:p>
          </table:table-cell>
          <table:table-cell table:number-columns-repeated="1024"/>
        </table:table-row>
        <table:table-row table:style-name="ro752">
          <table:table-cell office:value-type="string" calcext:value-type="string">
            <text:p><text:span text:style-name="T1325">mushroom_mage</text:span></text:p>
          </table:table-cell>
          <table:table-cell office:value-type="string" calcext:value-type="string">
            <text:p><text:span text:style-name="T1326">Mushroom Mage</text:span></text:p>
          </table:table-cell>
          <table:table-cell table:style-name="ce22"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2"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blue cap mushroom with a wand.</text:p>
          </table:table-cell>
          <table:table-cell table:number-columns-repeated="1024"/>
        </table:table-row>
        <table:table-row table:style-name="ro753">
          <table:table-cell office:value-type="string" calcext:value-type="string">
            <text:p><text:span text:style-name="T1327">mushroom_cleric</text:span></text:p>
          </table:table-cell>
          <table:table-cell office:value-type="string" calcext:value-type="string">
            <text:p><text:span text:style-name="T1328">Mushroom Cleric</text:span></text:p>
          </table:table-cell>
          <table:table-cell table:style-name="ce22"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2"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yellow cap mushroom with a mace.</text:p>
          </table:table-cell>
          <table:table-cell table:number-columns-repeated="1024"/>
        </table:table-row>
        <table:table-row table:style-name="ro754">
          <table:table-cell office:value-type="string" calcext:value-type="string">
            <text:p><text:span text:style-name="T1329">mushroom_zombie</text:span></text:p>
          </table:table-cell>
          <table:table-cell office:value-type="string" calcext:value-type="string">
            <text:p><text:span text:style-name="T1330">Mushroom zombi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2"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38" office:value-type="string" calcext:value-type="string">
            <text:p>A greenish-bronze cap mushroom smells rotten.</text:p>
          </table:table-cell>
          <table:table-cell table:number-columns-repeated="1024"/>
        </table:table-row>
        <table:table-row table:style-name="ro755">
          <table:table-cell office:value-type="string" calcext:value-type="string">
            <text:p><text:span text:style-name="T1331">zombie</text:span></text:p>
          </table:table-cell>
          <table:table-cell office:value-type="string" calcext:value-type="string">
            <text:p><text:span text:style-name="T1332">Zombi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2"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38" office:value-type="string" calcext:value-type="string">
            <text:p>A rotting corps. It moves! kill it again!</text:p>
          </table:table-cell>
          <table:table-cell table:number-columns-repeated="1024"/>
        </table:table-row>
        <table:table-row table:style-name="ro756">
          <table:table-cell office:value-type="string" calcext:value-type="string">
            <text:p><text:span text:style-name="T1333">crocodile</text:span></text:p>
          </table:table-cell>
          <table:table-cell office:value-type="string" calcext:value-type="string">
            <text:p><text:span text:style-name="T1334">Crocodil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2"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38" office:value-type="string" calcext:value-type="string">
            <text:p>A overgrown lizard with the bite force of 1,680 kg.</text:p>
          </table:table-cell>
          <table:table-cell table:number-columns-repeated="1024"/>
        </table:table-row>
        <table:table-row table:style-name="ro757">
          <table:table-cell office:value-type="string" calcext:value-type="string">
            <text:p><text:span text:style-name="T1335">skeleton_soldier</text:span></text:p>
          </table:table-cell>
          <table:table-cell office:value-type="string" calcext:value-type="string">
            <text:p><text:span text:style-name="T1336">Skeleton Soldier</text:span></text:p>
          </table:table-cell>
          <table:table-cell table:style-name="ce22"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38" office:value-type="string" calcext:value-type="string">
            <text:p>The moving skeletal remains of some humanoid creature, with a sword.</text:p>
          </table:table-cell>
          <table:table-cell table:number-columns-repeated="1024"/>
        </table:table-row>
        <table:table-row table:style-name="ro758">
          <table:table-cell office:value-type="string" calcext:value-type="string">
            <text:p><text:span text:style-name="T1337">fairy</text:span></text:p>
          </table:table-cell>
          <table:table-cell table:style-name="ce23" office:value-type="string" calcext:value-type="string">
            <text:p>Fairy</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2"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38" office:value-type="string" calcext:value-type="string">
            <text:p>A tiny fairy flits through the air, its wings shimmering with a soft, magical glow.</text:p>
          </table:table-cell>
          <table:table-cell table:number-columns-repeated="1024"/>
        </table:table-row>
        <table:table-row table:style-name="ro759">
          <table:table-cell office:value-type="string" calcext:value-type="string">
            <text:p>fairy_drunk</text:p>
          </table:table-cell>
          <table:table-cell office:value-type="string" calcext:value-type="string">
            <text:p>Drunk fairy</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38" office:value-type="string" calcext:value-type="string">
            <text:p>The small fairy wobbles in the air, its wings fluttering unevenly as it giggles uncontrollably.</text:p>
          </table:table-cell>
          <table:table-cell table:number-columns-repeated="1024"/>
        </table:table-row>
        <table:table-row table:style-name="ro760">
          <table:table-cell office:value-type="string" calcext:value-type="string">
            <text:p>wood_stump_large</text:p>
          </table:table-cell>
          <table:table-cell office:value-type="string" calcext:value-type="string">
            <text:p>Large Wood Stump</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2"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38"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61">
          <table:table-cell table:style-name="ce40" office:value-type="string" calcext:value-type="string">
            <text:p>kerning_trainer</text:p>
          </table:table-cell>
          <table:table-cell table:style-name="ce40" office:value-type="string" calcext:value-type="string">
            <text:p>Edge Lord</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38" office:value-type="string" calcext:value-type="string">
            <text:p>None</text:p>
          </table:table-cell>
          <table:table-cell table:style-name="ce38" office:value-type="string" calcext:value-type="string">
            <text:p>None</text:p>
          </table:table-cell>
          <table:table-cell table:number-columns-repeated="1024"/>
        </table:table-row>
        <table:table-row table:style-name="ro762">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4">
            <text:p>4</text:p>
          </table:table-cell>
          <table:table-cell table:style-name="ce17" table:formula="of:=COUNTIF([enemy_skills.A:enemy_skills.A];[.A36])" office:value-type="float" calcext:value-type="float" office:value="1">
            <text:p>1</text:p>
          </table:table-cell>
          <table:table-cell table:style-name="ce22"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38" office:value-type="string" calcext:value-type="string">
            <text:p>The tired looking man nods at you.</text:p>
          </table:table-cell>
          <table:table-cell table:number-columns-repeated="1024"/>
        </table:table-row>
        <table:table-row table:style-name="ro763">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3">
            <text:p>3</text:p>
          </table:table-cell>
          <table:table-cell table:style-name="ce17" table:formula="of:=COUNTIF([enemy_skills.A:enemy_skills.A];[.A37])" office:value-type="float" calcext:value-type="float" office:value="1">
            <text:p>1</text:p>
          </table:table-cell>
          <table:table-cell table:style-name="ce38" office:value-type="string" calcext:value-type="string">
            <text:p>One beer away from passing out.</text:p>
          </table:table-cell>
          <table:table-cell table:style-name="ce38" office:value-type="string" calcext:value-type="string">
            <text:p>One beer away from passing out.</text:p>
          </table:table-cell>
          <table:table-cell table:number-columns-repeated="1024"/>
        </table:table-row>
        <table:table-row table:style-name="ro764">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3">
            <text:p>3</text:p>
          </table:table-cell>
          <table:table-cell table:style-name="ce17" table:formula="of:=COUNTIF([enemy_skills.A:enemy_skills.A];[.A38])" office:value-type="float" calcext:value-type="float" office:value="1">
            <text:p>1</text:p>
          </table:table-cell>
          <table:table-cell table:style-name="ce38" office:value-type="string" calcext:value-type="string">
            <text:p>Someone take their saddle before they try to ride home!</text:p>
          </table:table-cell>
          <table:table-cell table:style-name="ce38" office:value-type="string" calcext:value-type="string">
            <text:p>Someone take their saddle before they try to ride home!</text:p>
          </table:table-cell>
          <table:table-cell table:number-columns-repeated="1024"/>
        </table:table-row>
        <table:table-row table:style-name="ro765">
          <table:table-cell table:style-name="ce40" office:value-type="string" calcext:value-type="string">
            <text:p>tutorial_1</text:p>
          </table:table-cell>
          <table:table-cell table:style-name="ce40"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38" office:value-type="string" calcext:value-type="string">
            <text:p>They stand tall over you</text:p>
          </table:table-cell>
          <table:table-cell table:number-columns-repeated="1024"/>
        </table:table-row>
        <table:table-row table:style-name="ro766">
          <table:table-cell table:style-name="ce38" office:value-type="string" calcext:value-type="string">
            <text:p>boss_rat</text:p>
          </table:table-cell>
          <table:table-cell table:style-name="ce38"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38" office:value-type="string" calcext:value-type="string">
            <text:p>One beer away from passing out.</text:p>
          </table:table-cell>
          <table:table-cell table:number-columns-repeated="1024"/>
        </table:table-row>
        <table:table-row table:number-rows-repeated="24" table:style-name="ro72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13"/>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68">
          <table:table-cell table:style-name="ce23" office:value-type="string" calcext:value-type="string">
            <text:p>npc_id</text:p>
          </table:table-cell>
          <table:table-cell table:style-name="ce25" office:value-type="string" calcext:value-type="string">
            <text:p><text:span text:style-name="T1338">FOUND</text:span></text:p>
          </table:table-cell>
          <table:table-cell office:value-type="string" calcext:value-type="string">
            <text:p><text:span text:style-name="T1339">LVL</text:span></text:p>
          </table:table-cell>
          <table:table-cell office:value-type="string" calcext:value-type="string">
            <text:p>skill_id</text:p>
          </table:table-cell>
          <table:table-cell table:style-name="ce25" office:value-type="string" calcext:value-type="string">
            <text:p><text:span text:style-name="T1340">FOUND</text:span></text:p>
          </table:table-cell>
          <table:table-cell office:value-type="string" calcext:value-type="string">
            <text:p><text:span text:style-name="T1341">practice</text:span></text:p>
          </table:table-cell>
          <table:table-cell table:number-columns-repeated="1024"/>
        </table:table-row>
        <table:table-row table:style-name="ro769">
          <table:table-cell office:value-type="string" calcext:value-type="string">
            <text:p><text:span text:style-name="T1342">shroom</text:span></text:p>
          </table:table-cell>
          <table:table-cell table:style-name="ce25" table:formula="of:=VLOOKUP([.A2];[enemies.A:enemies.B];2;0)" office:value-type="string" calcext:value-type="string" office:string-value="Shroom">
            <text:p>Shroom</text:p>
          </table:table-cell>
          <table:table-cell table:style-name="ce25" table:formula="of:=VLOOKUP([.A2];[enemies.A:enemies.L];12;FALSE())" office:value-type="float" calcext:value-type="float" office:value="1">
            <text:p>1</text:p>
          </table:table-cell>
          <table:table-cell office:value-type="string" calcext:value-type="string">
            <text:p>nudge</text:p>
          </table:table-cell>
          <table:table-cell table:style-name="ce25" table:formula="of:=VLOOKUP([.D2];[$skills.A$1:$skills.B$1048576];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0">
          <table:table-cell office:value-type="string" calcext:value-type="string">
            <text:p><text:span text:style-name="T1343">rat</text:span></text:p>
          </table:table-cell>
          <table:table-cell table:style-name="ce25" table:formula="of:=VLOOKUP([.A3];[enemies.A:enemies.B];2;0)" office:value-type="string" calcext:value-type="string" office:string-value="Rat">
            <text:p>Rat</text:p>
          </table:table-cell>
          <table:table-cell table:style-name="ce25" table:formula="of:=VLOOKUP([.A3];[enemies.A:enemies.L];12;FALSE())" office:value-type="float" calcext:value-type="float" office:value="1">
            <text:p>1</text:p>
          </table:table-cell>
          <table:table-cell office:value-type="string" calcext:value-type="string">
            <text:p>nudge</text:p>
          </table:table-cell>
          <table:table-cell table:style-name="ce25" table:formula="of:=VLOOKUP([.D3];[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1">
          <table:table-cell office:value-type="string" calcext:value-type="string">
            <text:p><text:span text:style-name="T1344">spore</text:span></text:p>
          </table:table-cell>
          <table:table-cell table:style-name="ce25" table:formula="of:=VLOOKUP([.A4];[enemies.A:enemies.B];2;0)" office:value-type="string" calcext:value-type="string" office:string-value="Spore">
            <text:p>Spore</text:p>
          </table:table-cell>
          <table:table-cell table:style-name="ce25" table:formula="of:=VLOOKUP([.A4];[enemies.A:enemies.L];12;FALSE())" office:value-type="float" calcext:value-type="float" office:value="1">
            <text:p>1</text:p>
          </table:table-cell>
          <table:table-cell office:value-type="string" calcext:value-type="string">
            <text:p>nudge</text:p>
          </table:table-cell>
          <table:table-cell table:style-name="ce25" table:formula="of:=VLOOKUP([.D4];[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2">
          <table:table-cell office:value-type="string" calcext:value-type="string">
            <text:p><text:span text:style-name="T1345">wood_stump</text:span></text:p>
          </table:table-cell>
          <table:table-cell table:style-name="ce25" table:formula="of:=VLOOKUP([.A5];[enemies.A:enemies.B];2;0)" office:value-type="string" calcext:value-type="string" office:string-value="Wood Stump">
            <text:p>Wood Stump</text:p>
          </table:table-cell>
          <table:table-cell table:style-name="ce25" table:formula="of:=VLOOKUP([.A5];[enemies.A:enemies.L];12;FALSE())" office:value-type="float" calcext:value-type="float" office:value="1">
            <text:p>1</text:p>
          </table:table-cell>
          <table:table-cell office:value-type="string" calcext:value-type="string">
            <text:p>nudge</text:p>
          </table:table-cell>
          <table:table-cell table:style-name="ce25" table:formula="of:=VLOOKUP([.D5];[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3">
          <table:table-cell office:value-type="string" calcext:value-type="string">
            <text:p><text:span text:style-name="T1346">snail</text:span></text:p>
          </table:table-cell>
          <table:table-cell table:style-name="ce25" table:formula="of:=VLOOKUP([.A6];[enemies.A:enemies.B];2;0)" office:value-type="string" calcext:value-type="string" office:string-value="Snail">
            <text:p>Snail</text:p>
          </table:table-cell>
          <table:table-cell table:style-name="ce25" table:formula="of:=VLOOKUP([.A6];[enemies.A:enemies.L];12;FALSE())" office:value-type="float" calcext:value-type="float" office:value="1">
            <text:p>1</text:p>
          </table:table-cell>
          <table:table-cell office:value-type="string" calcext:value-type="string">
            <text:p>nudge</text:p>
          </table:table-cell>
          <table:table-cell table:style-name="ce25" table:formula="of:=VLOOKUP([.D6];[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4">
          <table:table-cell office:value-type="string" calcext:value-type="string">
            <text:p><text:span text:style-name="T1347">orange_mushroom</text:span></text:p>
          </table:table-cell>
          <table:table-cell table:style-name="ce25" table:formula="of:=VLOOKUP([.A7];[enemies.A:enemies.B];2;0)" office:value-type="string" calcext:value-type="string" office:string-value="Orange Mushroom">
            <text:p>Orange Mushroom</text:p>
          </table:table-cell>
          <table:table-cell table:style-name="ce25" table:formula="of:=VLOOKUP([.A7];[enemies.A:enemies.L];12;FALSE())" office:value-type="float" calcext:value-type="float" office:value="3">
            <text:p>3</text:p>
          </table:table-cell>
          <table:table-cell office:value-type="string" calcext:value-type="string">
            <text:p>nudge</text:p>
          </table:table-cell>
          <table:table-cell table:style-name="ce25" table:formula="of:=VLOOKUP([.D7];[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5">
          <table:table-cell office:value-type="string" calcext:value-type="string">
            <text:p><text:span text:style-name="T1348">green_slime</text:span></text:p>
          </table:table-cell>
          <table:table-cell table:style-name="ce25" table:formula="of:=VLOOKUP([.A8];[enemies.A:enemies.B];2;0)" office:value-type="string" calcext:value-type="string" office:string-value="Green Slime">
            <text:p>Green Slime</text:p>
          </table:table-cell>
          <table:table-cell table:style-name="ce25" table:formula="of:=VLOOKUP([.A8];[enemies.A:enemies.L];12;FALSE())" office:value-type="float" calcext:value-type="float" office:value="3">
            <text:p>3</text:p>
          </table:table-cell>
          <table:table-cell office:value-type="string" calcext:value-type="string">
            <text:p>nudge</text:p>
          </table:table-cell>
          <table:table-cell table:style-name="ce25" table:formula="of:=VLOOKUP([.D8];[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6">
          <table:table-cell office:value-type="string" calcext:value-type="string">
            <text:p><text:span text:style-name="T1349">spider</text:span></text:p>
          </table:table-cell>
          <table:table-cell table:style-name="ce25" table:formula="of:=VLOOKUP([.A9];[enemies.A:enemies.B];2;0)" office:value-type="string" calcext:value-type="string" office:string-value="Spider">
            <text:p>Spider</text:p>
          </table:table-cell>
          <table:table-cell table:style-name="ce25" table:formula="of:=VLOOKUP([.A9];[enemies.A:enemies.L];12;FALSE())" office:value-type="float" calcext:value-type="float" office:value="3">
            <text:p>3</text:p>
          </table:table-cell>
          <table:table-cell office:value-type="string" calcext:value-type="string">
            <text:p>nudge</text:p>
          </table:table-cell>
          <table:table-cell table:style-name="ce25" table:formula="of:=VLOOKUP([.D9];[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7">
          <table:table-cell office:value-type="string" calcext:value-type="string">
            <text:p><text:span text:style-name="T1350">wandering_rock</text:span></text:p>
          </table:table-cell>
          <table:table-cell table:style-name="ce25" table:formula="of:=VLOOKUP([.A10];[enemies.A:enemies.B];2;0)" office:value-type="string" calcext:value-type="string" office:string-value="Wandering Rock">
            <text:p>Wandering Rock</text:p>
          </table:table-cell>
          <table:table-cell table:style-name="ce25" table:formula="of:=VLOOKUP([.A10];[enemies.A:enemies.L];12;FALSE())" office:value-type="float" calcext:value-type="float" office:value="3">
            <text:p>3</text:p>
          </table:table-cell>
          <table:table-cell office:value-type="string" calcext:value-type="string">
            <text:p>nudge</text:p>
          </table:table-cell>
          <table:table-cell table:style-name="ce25" table:formula="of:=VLOOKUP([.D10];[$skills.A$1:$skills.B$1048576];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8">
          <table:table-cell office:value-type="string" calcext:value-type="string">
            <text:p><text:span text:style-name="T1351">pig</text:span></text:p>
          </table:table-cell>
          <table:table-cell table:style-name="ce25" table:formula="of:=VLOOKUP([.A11];[enemies.A:enemies.B];2;0)" office:value-type="string" calcext:value-type="string" office:string-value="Pig">
            <text:p>Pig</text:p>
          </table:table-cell>
          <table:table-cell table:style-name="ce25" table:formula="of:=VLOOKUP([.A11];[enemies.A:enemies.L];12;FALSE())" office:value-type="float" calcext:value-type="float" office:value="3">
            <text:p>3</text:p>
          </table:table-cell>
          <table:table-cell office:value-type="string" calcext:value-type="string">
            <text:p>nudge</text:p>
          </table:table-cell>
          <table:table-cell table:style-name="ce25" table:formula="of:=VLOOKUP([.D11];[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79">
          <table:table-cell office:value-type="string" calcext:value-type="string">
            <text:p><text:span text:style-name="T1352">tutorial_enemy_1</text:span></text:p>
          </table:table-cell>
          <table:table-cell table:style-name="ce25" table:formula="of:=VLOOKUP([.A12];[enemies.A:enemies.B];2;0)" office:value-type="string" calcext:value-type="string" office:string-value="Tiny mouse">
            <text:p>Tiny mouse</text:p>
          </table:table-cell>
          <table:table-cell table:style-name="ce25" table:formula="of:=VLOOKUP([.A12];[enemies.A:enemies.L];12;FALSE())" office:value-type="float" calcext:value-type="float" office:value="0">
            <text:p>0</text:p>
          </table:table-cell>
          <table:table-cell office:value-type="string" calcext:value-type="string">
            <text:p>nudge</text:p>
          </table:table-cell>
          <table:table-cell table:style-name="ce25" table:formula="of:=VLOOKUP([.D12];[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80">
          <table:table-cell office:value-type="string" calcext:value-type="string">
            <text:p><text:span text:style-name="T1353">blue_mushroom</text:span></text:p>
          </table:table-cell>
          <table:table-cell table:style-name="ce25" table:formula="of:=VLOOKUP([.A13];[enemies.A:enemies.B];2;0)" office:value-type="string" calcext:value-type="string" office:string-value="Blue Mushroom">
            <text:p>Blue Mushroom</text:p>
          </table:table-cell>
          <table:table-cell table:style-name="ce25" table:formula="of:=VLOOKUP([.A13];[enemies.A:enemies.L];12;FALSE())" office:value-type="float" calcext:value-type="float" office:value="6">
            <text:p>6</text:p>
          </table:table-cell>
          <table:table-cell office:value-type="string" calcext:value-type="string">
            <text:p>nudge</text:p>
          </table:table-cell>
          <table:table-cell table:style-name="ce25" table:formula="of:=VLOOKUP([.D13];[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1">
          <table:table-cell office:value-type="string" calcext:value-type="string">
            <text:p><text:span text:style-name="T1354">octopus</text:span></text:p>
          </table:table-cell>
          <table:table-cell table:style-name="ce25" table:formula="of:=VLOOKUP([.A14];[enemies.A:enemies.B];2;0)" office:value-type="string" calcext:value-type="string" office:string-value="Octopus">
            <text:p>Octopus</text:p>
          </table:table-cell>
          <table:table-cell table:style-name="ce25" table:formula="of:=VLOOKUP([.A14];[enemies.A:enemies.L];12;FALSE())" office:value-type="float" calcext:value-type="float" office:value="6">
            <text:p>6</text:p>
          </table:table-cell>
          <table:table-cell office:value-type="string" calcext:value-type="string">
            <text:p>nudge</text:p>
          </table:table-cell>
          <table:table-cell table:style-name="ce25" table:formula="of:=VLOOKUP([.D14];[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2">
          <table:table-cell office:value-type="string" calcext:value-type="string">
            <text:p><text:span text:style-name="T1355">blue_slime</text:span></text:p>
          </table:table-cell>
          <table:table-cell table:style-name="ce25" table:formula="of:=VLOOKUP([.A15];[enemies.A:enemies.B];2;0)" office:value-type="string" calcext:value-type="string" office:string-value="Blue Slime">
            <text:p>Blue Slime</text:p>
          </table:table-cell>
          <table:table-cell table:style-name="ce25" table:formula="of:=VLOOKUP([.A15];[enemies.A:enemies.L];12;FALSE())" office:value-type="float" calcext:value-type="float" office:value="6">
            <text:p>6</text:p>
          </table:table-cell>
          <table:table-cell office:value-type="string" calcext:value-type="string">
            <text:p>nudge</text:p>
          </table:table-cell>
          <table:table-cell table:style-name="ce25" table:formula="of:=VLOOKUP([.D15];[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3">
          <table:table-cell office:value-type="string" calcext:value-type="string">
            <text:p><text:span text:style-name="T1356">red_slime</text:span></text:p>
          </table:table-cell>
          <table:table-cell table:style-name="ce25" table:formula="of:=VLOOKUP([.A16];[enemies.A:enemies.B];2;0)" office:value-type="string" calcext:value-type="string" office:string-value="Red Slime">
            <text:p>Red Slime</text:p>
          </table:table-cell>
          <table:table-cell table:style-name="ce25" table:formula="of:=VLOOKUP([.A16];[enemies.A:enemies.L];12;FALSE())" office:value-type="float" calcext:value-type="float" office:value="6">
            <text:p>6</text:p>
          </table:table-cell>
          <table:table-cell office:value-type="string" calcext:value-type="string">
            <text:p>nudge</text:p>
          </table:table-cell>
          <table:table-cell table:style-name="ce25" table:formula="of:=VLOOKUP([.D16];[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4">
          <table:table-cell office:value-type="string" calcext:value-type="string">
            <text:p><text:span text:style-name="T1357">red_cap</text:span></text:p>
          </table:table-cell>
          <table:table-cell table:style-name="ce25" table:formula="of:=VLOOKUP([.A17];[enemies.A:enemies.B];2;0)" office:value-type="string" calcext:value-type="string" office:string-value="Red Cap">
            <text:p>Red Cap</text:p>
          </table:table-cell>
          <table:table-cell table:style-name="ce25" table:formula="of:=VLOOKUP([.A17];[enemies.A:enemies.L];12;FALSE())" office:value-type="float" calcext:value-type="float" office:value="6">
            <text:p>6</text:p>
          </table:table-cell>
          <table:table-cell office:value-type="string" calcext:value-type="string">
            <text:p>nudge</text:p>
          </table:table-cell>
          <table:table-cell table:style-name="ce25" table:formula="of:=VLOOKUP([.D17];[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5">
          <table:table-cell office:value-type="string" calcext:value-type="string">
            <text:p><text:span text:style-name="T1358">evil_eye</text:span></text:p>
          </table:table-cell>
          <table:table-cell table:style-name="ce25" table:formula="of:=VLOOKUP([.A18];[enemies.A:enemies.B];2;0)" office:value-type="string" calcext:value-type="string" office:string-value="Evil Eye">
            <text:p>Evil Eye</text:p>
          </table:table-cell>
          <table:table-cell table:style-name="ce25" table:formula="of:=VLOOKUP([.A18];[enemies.A:enemies.L];12;FALSE())" office:value-type="float" calcext:value-type="float" office:value="9">
            <text:p>9</text:p>
          </table:table-cell>
          <table:table-cell office:value-type="string" calcext:value-type="string">
            <text:p>nudge</text:p>
          </table:table-cell>
          <table:table-cell table:style-name="ce25" table:formula="of:=VLOOKUP([.D18];[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786">
          <table:table-cell office:value-type="string" calcext:value-type="string">
            <text:p><text:span text:style-name="T1359">thief</text:span></text:p>
          </table:table-cell>
          <table:table-cell table:style-name="ce25" table:formula="of:=VLOOKUP([.A19];[enemies.A:enemies.B];2;0)" office:value-type="string" calcext:value-type="string" office:string-value="Thief">
            <text:p>Thief</text:p>
          </table:table-cell>
          <table:table-cell table:style-name="ce25" table:formula="of:=VLOOKUP([.A19];[enemies.A:enemies.L];12;FALSE())" office:value-type="float" calcext:value-type="float" office:value="9">
            <text:p>9</text:p>
          </table:table-cell>
          <table:table-cell office:value-type="string" calcext:value-type="string">
            <text:p>stab</text:p>
          </table:table-cell>
          <table:table-cell table:style-name="ce25" table:formula="of:=VLOOKUP([.D19];[skills.A:skills.B];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87">
          <table:table-cell office:value-type="string" calcext:value-type="string">
            <text:p><text:span text:style-name="T1360">horned_mushroom</text:span></text:p>
          </table:table-cell>
          <table:table-cell table:style-name="ce25" table:formula="of:=VLOOKUP([.A20];[enemies.A:enemies.B];2;0)" office:value-type="string" calcext:value-type="string" office:string-value="Horned Mushroom">
            <text:p>Horned Mushroom</text:p>
          </table:table-cell>
          <table:table-cell table:style-name="ce25" table:formula="of:=VLOOKUP([.A20];[enemies.A:enemies.L];12;FALSE())" office:value-type="float" calcext:value-type="float" office:value="9">
            <text:p>9</text:p>
          </table:table-cell>
          <table:table-cell office:value-type="string" calcext:value-type="string">
            <text:p>nudge</text:p>
          </table:table-cell>
          <table:table-cell table:style-name="ce25" table:formula="of:=VLOOKUP([.D20];[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788">
          <table:table-cell office:value-type="string" calcext:value-type="string">
            <text:p><text:span text:style-name="T1361">skeleton_1</text:span></text:p>
          </table:table-cell>
          <table:table-cell table:style-name="ce25" table:formula="of:=VLOOKUP([.A21];[enemies.A:enemies.B];2;0)" office:value-type="string" calcext:value-type="string" office:string-value="Skeleton">
            <text:p>Skeleton</text:p>
          </table:table-cell>
          <table:table-cell table:style-name="ce25" table:formula="of:=VLOOKUP([.A21];[enemies.A:enemies.L];12;FALSE())" office:value-type="float" calcext:value-type="float" office:value="9">
            <text:p>9</text:p>
          </table:table-cell>
          <table:table-cell office:value-type="string" calcext:value-type="string">
            <text:p>swing</text:p>
          </table:table-cell>
          <table:table-cell table:style-name="ce25" table:formula="of:=VLOOKUP([.D21];[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9">
          <table:table-cell office:value-type="string" calcext:value-type="string">
            <text:p><text:span text:style-name="T1362">skeleton_mage</text:span></text:p>
          </table:table-cell>
          <table:table-cell table:style-name="ce25" table:formula="of:=VLOOKUP([.A22];[enemies.A:enemies.B];2;0)" office:value-type="string" calcext:value-type="string" office:string-value="Skeletal Sourcerer">
            <text:p>Skeletal Sourcerer</text:p>
          </table:table-cell>
          <table:table-cell table:style-name="ce25" table:formula="of:=VLOOKUP([.A22];[enemies.A:enemies.L];12;FALSE())" office:value-type="float" calcext:value-type="float" office:value="9">
            <text:p>9</text:p>
          </table:table-cell>
          <table:table-cell office:value-type="string" calcext:value-type="string">
            <text:p>magic_missile</text:p>
          </table:table-cell>
          <table:table-cell table:style-name="ce25" table:formula="of:=VLOOKUP([.D22];[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0">
          <table:table-cell office:value-type="string" calcext:value-type="string">
            <text:p><text:span text:style-name="T1363">skeleton_soldier</text:span></text:p>
          </table:table-cell>
          <table:table-cell table:style-name="ce25" table:formula="of:=VLOOKUP([.A23];[enemies.A:enemies.B];2;0)" office:value-type="string" calcext:value-type="string" office:string-value="Skeleton Soldier">
            <text:p>Skeleton Soldier</text:p>
          </table:table-cell>
          <table:table-cell table:style-name="ce25" table:formula="of:=VLOOKUP([.A23];[enemies.A:enemies.L];12;FALSE())" office:value-type="float" calcext:value-type="float" office:value="12">
            <text:p>12</text:p>
          </table:table-cell>
          <table:table-cell office:value-type="string" calcext:value-type="string">
            <text:p>swing</text:p>
          </table:table-cell>
          <table:table-cell table:style-name="ce25" table:formula="of:=VLOOKUP([.D23];[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1">
          <table:table-cell office:value-type="string" calcext:value-type="string">
            <text:p><text:span text:style-name="T1364">mushroom_soldier</text:span></text:p>
          </table:table-cell>
          <table:table-cell table:style-name="ce25" table:formula="of:=VLOOKUP([.A24];[enemies.A:enemies.B];2;0)" office:value-type="string" calcext:value-type="string" office:string-value="Mushroom Soldier">
            <text:p>Mushroom Soldier</text:p>
          </table:table-cell>
          <table:table-cell table:style-name="ce25" table:formula="of:=VLOOKUP([.A24];[enemies.A:enemies.L];12;FALSE())" office:value-type="float" calcext:value-type="float" office:value="12">
            <text:p>12</text:p>
          </table:table-cell>
          <table:table-cell office:value-type="string" calcext:value-type="string">
            <text:p>heavy_hit</text:p>
          </table:table-cell>
          <table:table-cell table:style-name="ce25" table:formula="of:=VLOOKUP([.D24];[skills.A:skills.B];2;0)" office:value-type="string" calcext:value-type="string" office:string-value="Heavy Hit">
            <text:p>Heavy Hit</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2">
          <table:table-cell office:value-type="string" calcext:value-type="string">
            <text:p><text:span text:style-name="T1365">mushroom_thief</text:span></text:p>
          </table:table-cell>
          <table:table-cell table:style-name="ce25" table:formula="of:=VLOOKUP([.A25];[enemies.A:enemies.B];2;0)" office:value-type="string" calcext:value-type="string" office:string-value="Mushroom Thief">
            <text:p>Mushroom Thief</text:p>
          </table:table-cell>
          <table:table-cell table:style-name="ce25" table:formula="of:=VLOOKUP([.A25];[enemies.A:enemies.L];12;FALSE())" office:value-type="float" calcext:value-type="float" office:value="12">
            <text:p>12</text:p>
          </table:table-cell>
          <table:table-cell office:value-type="string" calcext:value-type="string">
            <text:p>swing</text:p>
          </table:table-cell>
          <table:table-cell table:style-name="ce25" table:formula="of:=VLOOKUP([.D25];[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3">
          <table:table-cell office:value-type="string" calcext:value-type="string">
            <text:p><text:span text:style-name="T1366">mushroom_mage</text:span></text:p>
          </table:table-cell>
          <table:table-cell table:style-name="ce25" table:formula="of:=VLOOKUP([.A26];[enemies.A:enemies.B];2;0)" office:value-type="string" calcext:value-type="string" office:string-value="Mushroom Mage">
            <text:p>Mushroom Mage</text:p>
          </table:table-cell>
          <table:table-cell table:style-name="ce25" table:formula="of:=VLOOKUP([.A26];[enemies.A:enemies.L];12;FALSE())" office:value-type="float" calcext:value-type="float" office:value="12">
            <text:p>12</text:p>
          </table:table-cell>
          <table:table-cell office:value-type="string" calcext:value-type="string">
            <text:p>mana_bolt</text:p>
          </table:table-cell>
          <table:table-cell table:style-name="ce25" table:formula="of:=VLOOKUP([.D26];[skills.A:skills.B];2;0)" office:value-type="string" calcext:value-type="string" office:string-value="Mana Bolt">
            <text:p>Mana Bolt</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4">
          <table:table-cell office:value-type="string" calcext:value-type="string">
            <text:p><text:span text:style-name="T1367">mushroom_cleric</text:span></text:p>
          </table:table-cell>
          <table:table-cell table:style-name="ce25" table:formula="of:=VLOOKUP([.A27];[enemies.A:enemies.B];2;0)" office:value-type="string" calcext:value-type="string" office:string-value="Mushroom Cleric">
            <text:p>Mushroom Cleric</text:p>
          </table:table-cell>
          <table:table-cell table:style-name="ce25" table:formula="of:=VLOOKUP([.A27];[enemies.A:enemies.L];12;FALSE())" office:value-type="float" calcext:value-type="float" office:value="12">
            <text:p>12</text:p>
          </table:table-cell>
          <table:table-cell office:value-type="string" calcext:value-type="string">
            <text:p>smite</text:p>
          </table:table-cell>
          <table:table-cell table:style-name="ce25" table:formula="of:=VLOOKUP([.D27];[skills.A:skills.B];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5">
          <table:table-cell office:value-type="string" calcext:value-type="string">
            <text:p><text:span text:style-name="T1368">mushroom_zombie</text:span></text:p>
          </table:table-cell>
          <table:table-cell table:style-name="ce25" table:formula="of:=VLOOKUP([.A28];[enemies.A:enemies.B];2;0)" office:value-type="string" calcext:value-type="string" office:string-value="Mushroom zombie">
            <text:p>Mushroom zombie</text:p>
          </table:table-cell>
          <table:table-cell table:style-name="ce25" table:formula="of:=VLOOKUP([.A28];[enemies.A:enemies.L];12;FALSE())" office:value-type="float" calcext:value-type="float" office:value="12">
            <text:p>12</text:p>
          </table:table-cell>
          <table:table-cell office:value-type="string" calcext:value-type="string">
            <text:p>bite</text:p>
          </table:table-cell>
          <table:table-cell table:style-name="ce25" table:formula="of:=VLOOKUP([.D28];[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6">
          <table:table-cell office:value-type="string" calcext:value-type="string">
            <text:p><text:span text:style-name="T1369">zombie</text:span></text:p>
          </table:table-cell>
          <table:table-cell table:style-name="ce25" table:formula="of:=VLOOKUP([.A29];[enemies.A:enemies.B];2;0)" office:value-type="string" calcext:value-type="string" office:string-value="Zombie">
            <text:p>Zombie</text:p>
          </table:table-cell>
          <table:table-cell table:style-name="ce25" table:formula="of:=VLOOKUP([.A29];[enemies.A:enemies.L];12;FALSE())" office:value-type="float" calcext:value-type="float" office:value="12">
            <text:p>12</text:p>
          </table:table-cell>
          <table:table-cell office:value-type="string" calcext:value-type="string">
            <text:p>bite</text:p>
          </table:table-cell>
          <table:table-cell table:style-name="ce25" table:formula="of:=VLOOKUP([.D29];[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7">
          <table:table-cell office:value-type="string" calcext:value-type="string">
            <text:p><text:span text:style-name="T1370">crocodile</text:span></text:p>
          </table:table-cell>
          <table:table-cell table:style-name="ce25" table:formula="of:=VLOOKUP([.A30];[enemies.A:enemies.B];2;0)" office:value-type="string" calcext:value-type="string" office:string-value="Crocodile">
            <text:p>Crocodile</text:p>
          </table:table-cell>
          <table:table-cell table:style-name="ce25" table:formula="of:=VLOOKUP([.A30];[enemies.A:enemies.L];12;FALSE())" office:value-type="float" calcext:value-type="float" office:value="12">
            <text:p>12</text:p>
          </table:table-cell>
          <table:table-cell office:value-type="string" calcext:value-type="string">
            <text:p>bite</text:p>
          </table:table-cell>
          <table:table-cell table:style-name="ce25" table:formula="of:=VLOOKUP([.D30];[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8">
          <table:table-cell office:value-type="string" calcext:value-type="string">
            <text:p><text:span text:style-name="T1371">fairy</text:span></text:p>
          </table:table-cell>
          <table:table-cell table:style-name="ce25" table:formula="of:=VLOOKUP([.A31];[enemies.A:enemies.B];2;0)" office:value-type="string" calcext:value-type="string" office:string-value="Fairy">
            <text:p>Fairy</text:p>
          </table:table-cell>
          <table:table-cell table:style-name="ce25" table:formula="of:=VLOOKUP([.A31];[enemies.A:enemies.L];12;FALSE())" office:value-type="float" calcext:value-type="float" office:value="12">
            <text:p>12</text:p>
          </table:table-cell>
          <table:table-cell table:style-name="ce29" office:value-type="string" calcext:value-type="string">
            <text:p>magic_missile</text:p>
          </table:table-cell>
          <table:table-cell table:style-name="ce25" table:formula="of:=VLOOKUP([.D31];[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9">
          <table:table-cell office:value-type="string" calcext:value-type="string">
            <text:p><text:span text:style-name="T1372">fairy</text:span></text:p>
          </table:table-cell>
          <table:table-cell table:style-name="ce25" table:formula="of:=VLOOKUP([.A32];[enemies.A:enemies.B];2;0)" office:value-type="string" calcext:value-type="string" office:string-value="Fairy">
            <text:p>Fairy</text:p>
          </table:table-cell>
          <table:table-cell table:style-name="ce25" table:formula="of:=VLOOKUP([.A32];[enemies.A:enemies.L];12;FALSE())" office:value-type="float" calcext:value-type="float" office:value="12">
            <text:p>12</text:p>
          </table:table-cell>
          <table:table-cell office:value-type="string" calcext:value-type="string">
            <text:p>cure_light_wounds</text:p>
          </table:table-cell>
          <table:table-cell table:style-name="ce25" table:formula="of:=VLOOKUP([.D32];[skills.A:skills.B];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00">
          <table:table-cell office:value-type="string" calcext:value-type="string">
            <text:p>fairy_drunk</text:p>
          </table:table-cell>
          <table:table-cell table:style-name="ce25" table:formula="of:=VLOOKUP([.A33];[enemies.A:enemies.B];2;0)" office:value-type="string" calcext:value-type="string" office:string-value="Drunk fairy">
            <text:p>Drunk fairy</text:p>
          </table:table-cell>
          <table:table-cell table:style-name="ce25" table:formula="of:=VLOOKUP([.A33];[enemies.A:enemies.L];12;FALSE())" office:value-type="float" calcext:value-type="float" office:value="3">
            <text:p>3</text:p>
          </table:table-cell>
          <table:table-cell office:value-type="string" calcext:value-type="string">
            <text:p>magic_missile</text:p>
          </table:table-cell>
          <table:table-cell table:style-name="ce25" table:formula="of:=VLOOKUP([.D33];[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1">
          <table:table-cell office:value-type="string" calcext:value-type="string">
            <text:p>fairy_drunk</text:p>
          </table:table-cell>
          <table:table-cell table:style-name="ce25" table:formula="of:=VLOOKUP([.A34];[enemies.A:enemies.B];2;0)" office:value-type="string" calcext:value-type="string" office:string-value="Drunk fairy">
            <text:p>Drunk fairy</text:p>
          </table:table-cell>
          <table:table-cell table:style-name="ce25" table:formula="of:=VLOOKUP([.A34];[enemies.A:enemies.L];12;FALSE())" office:value-type="float" calcext:value-type="float" office:value="3">
            <text:p>3</text:p>
          </table:table-cell>
          <table:table-cell table:style-name="ce22" office:value-type="string" calcext:value-type="string">
            <text:p>nudge</text:p>
          </table:table-cell>
          <table:table-cell table:style-name="ce25" table:formula="of:=VLOOKUP([.D34];[skills.A:skills.B];2;0)" office:value-type="string" calcext:value-type="string" office:string-value="Nudge">
            <text:p>Nudge</text:p>
          </table:table-cell>
          <table:table-cell office:value-type="float" calcext:value-type="float" office:value="1">
            <text:p>1</text:p>
          </table:table-cell>
          <table:table-cell table:style-name="ce29" office:value-type="float" calcext:value-type="float" office:value="3">
            <text:p>3</text:p>
          </table:table-cell>
          <table:table-cell table:number-columns-repeated="1024"/>
        </table:table-row>
        <table:table-row table:style-name="ro802">
          <table:table-cell office:value-type="string" calcext:value-type="string">
            <text:p>wood_stump_large</text:p>
          </table:table-cell>
          <table:table-cell table:style-name="ce25" table:formula="of:=VLOOKUP([.A35];[enemies.A:enemies.B];2;0)" office:value-type="string" calcext:value-type="string" office:string-value="Large Wood Stump">
            <text:p>Large Wood Stump</text:p>
          </table:table-cell>
          <table:table-cell table:style-name="ce25" table:formula="of:=VLOOKUP([.A35];[enemies.A:enemies.L];12;FALSE())" office:value-type="float" calcext:value-type="float" office:value="10">
            <text:p>10</text:p>
          </table:table-cell>
          <table:table-cell table:style-name="ce22" office:value-type="string" calcext:value-type="string">
            <text:p>swing</text:p>
          </table:table-cell>
          <table:table-cell table:style-name="ce25" table:formula="of:=VLOOKUP([.D35];[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3">
            <text:p>3</text:p>
          </table:table-cell>
          <table:table-cell table:number-columns-repeated="1024"/>
        </table:table-row>
        <table:table-row table:style-name="ro803">
          <table:table-cell table:style-name="ce23" office:value-type="string" calcext:value-type="string">
            <text:p>kerning_trainer</text:p>
          </table:table-cell>
          <table:table-cell table:style-name="ce25" table:formula="of:=VLOOKUP([.A36];[enemies.A:enemies.B];2;0)" office:value-type="string" calcext:value-type="string" office:string-value="Edge Lord">
            <text:p>Edge Lord</text:p>
          </table:table-cell>
          <table:table-cell table:style-name="ce25" table:formula="of:=VLOOKUP([.A36];[enemies.A:enemies.L];12;FALSE())" office:value-type="float" calcext:value-type="float" office:value="0">
            <text:p>0</text:p>
          </table:table-cell>
          <table:table-cell office:value-type="string" calcext:value-type="string">
            <text:p>swing</text:p>
          </table:table-cell>
          <table:table-cell table:style-name="ce25" table:formula="of:=VLOOKUP([.D36];[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04">
          <table:table-cell office:value-type="string" calcext:value-type="string">
            <text:p>bartender</text:p>
          </table:table-cell>
          <table:table-cell table:style-name="ce25" table:formula="of:=VLOOKUP([.A37];[enemies.A:enemies.B];2;0)" office:value-type="string" calcext:value-type="string" office:string-value="Bartender">
            <text:p>Bartender</text:p>
          </table:table-cell>
          <table:table-cell table:style-name="ce25" table:formula="of:=VLOOKUP([.A37];[enemies.A:enemies.L];12;FALSE())" office:value-type="float" calcext:value-type="float" office:value="3">
            <text:p>3</text:p>
          </table:table-cell>
          <table:table-cell office:value-type="string" calcext:value-type="string">
            <text:p>swing</text:p>
          </table:table-cell>
          <table:table-cell table:style-name="ce25" table:formula="of:=VLOOKUP([.D37];[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805">
          <table:table-cell office:value-type="string" calcext:value-type="string">
            <text:p>bar_drunk_0</text:p>
          </table:table-cell>
          <table:table-cell table:style-name="ce25" table:formula="of:=VLOOKUP([.A38];[enemies.A:enemies.B];2;0)" office:value-type="string" calcext:value-type="string" office:string-value="Drunk">
            <text:p>Drunk</text:p>
          </table:table-cell>
          <table:table-cell table:style-name="ce25" table:formula="of:=VLOOKUP([.A38];[enemies.A:enemies.L];12;FALSE())" office:value-type="float" calcext:value-type="float" office:value="1">
            <text:p>1</text:p>
          </table:table-cell>
          <table:table-cell office:value-type="string" calcext:value-type="string">
            <text:p>swing</text:p>
          </table:table-cell>
          <table:table-cell table:style-name="ce25" table:formula="of:=VLOOKUP([.D38];[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806">
          <table:table-cell office:value-type="string" calcext:value-type="string">
            <text:p>bar_drunk_1</text:p>
          </table:table-cell>
          <table:table-cell table:style-name="ce25" table:formula="of:=VLOOKUP([.A39];[enemies.A:enemies.B];2;0)" office:value-type="string" calcext:value-type="string" office:string-value="Wasted">
            <text:p>Wasted</text:p>
          </table:table-cell>
          <table:table-cell table:style-name="ce25" table:formula="of:=VLOOKUP([.A39];[enemies.A:enemies.L];12;FALSE())" office:value-type="float" calcext:value-type="float" office:value="1">
            <text:p>1</text:p>
          </table:table-cell>
          <table:table-cell office:value-type="string" calcext:value-type="string">
            <text:p>swing</text:p>
          </table:table-cell>
          <table:table-cell table:style-name="ce25" table:formula="of:=VLOOKUP([.D39];[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807">
          <table:table-cell table:style-name="ce23" office:value-type="string" calcext:value-type="string">
            <text:p>boss_rat</text:p>
          </table:table-cell>
          <table:table-cell table:style-name="ce25" table:formula="of:=VLOOKUP([.A40];[enemies.A:enemies.B];2;0)" office:value-type="string" calcext:value-type="string" office:string-value="Rat King">
            <text:p>Rat King</text:p>
          </table:table-cell>
          <table:table-cell table:style-name="ce25" table:formula="of:=VLOOKUP([.A40];[enemies.A:enemies.L];12;FALSE())" office:value-type="float" calcext:value-type="float" office:value="15">
            <text:p>15</text:p>
          </table:table-cell>
          <table:table-cell office:value-type="string" calcext:value-type="string">
            <text:p>bite</text:p>
          </table:table-cell>
          <table:table-cell table:style-name="ce25" table:formula="of:=VLOOKUP([.D40];[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08">
          <table:table-cell table:number-columns-repeated="1024"/>
        </table:table-row>
        <table:table-row table:style-name="ro767">
          <table:table-cell table:number-columns-repeated="1024"/>
        </table:table-row>
        <table:table-row table:style-name="ro809">
          <table:table-cell table:number-columns-repeated="1024"/>
        </table:table-row>
        <table:table-row table:style-name="ro810">
          <table:table-cell table:number-columns-repeated="1024"/>
        </table:table-row>
        <table:table-row table:style-name="ro811">
          <table:table-cell table:number-columns-repeated="1024"/>
        </table:table-row>
        <table:table-row table:style-name="ro812">
          <table:table-cell table:number-columns-repeated="1024"/>
        </table:table-row>
        <table:table-row table:style-name="ro813">
          <table:table-cell table:number-columns-repeated="1024"/>
        </table:table-row>
        <table:table-row table:number-rows-repeated="17" table:style-name="ro767">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815">
          <table:table-cell office:value-type="string" calcext:value-type="string">
            <text:p><text:span text:style-name="T1373">enemy_id</text:span></text:p>
          </table:table-cell>
          <table:table-cell table:style-name="ce17" office:value-type="string" calcext:value-type="string">
            <text:p><text:span text:style-name="T1374">FOUND</text:span></text:p>
          </table:table-cell>
          <table:table-cell office:value-type="string" calcext:value-type="string">
            <text:p><text:span text:style-name="T1375">skill_id</text:span></text:p>
          </table:table-cell>
          <table:table-cell table:style-name="ce17" office:value-type="string" calcext:value-type="string">
            <text:p><text:span text:style-name="T1376">FOUND</text:span></text:p>
          </table:table-cell>
          <table:table-cell office:value-type="string" calcext:value-type="string">
            <text:p><text:span text:style-name="T1377">target</text:span></text:p>
          </table:table-cell>
          <table:table-cell office:value-type="string" calcext:value-type="string">
            <text:p><text:span text:style-name="T1378">order</text:span></text:p>
          </table:table-cell>
          <table:table-cell table:number-columns-repeated="1024"/>
        </table:table-row>
        <table:table-row table:style-name="ro816">
          <table:table-cell office:value-type="string" calcext:value-type="string">
            <text:p><text:span text:style-name="T137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380">nudge</text:span></text:p>
          </table:table-cell>
          <table:table-cell table:style-name="ce17" table:formula="of:=VLOOKUP([.C2];[$skills.A$1:$skills.B$1048576];2;0)" office:value-type="string" calcext:value-type="string" office:string-value="Nudge">
            <text:p>Nudge</text:p>
          </table:table-cell>
          <table:table-cell office:value-type="string" calcext:value-type="string">
            <text:p><text:span text:style-name="T1381">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38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383">nudge</text:span></text:p>
          </table:table-cell>
          <table:table-cell table:style-name="ce17" table:formula="of:=VLOOKUP([.C3];[skills.A:skills.B];2;0)" office:value-type="string" calcext:value-type="string" office:string-value="Nudge">
            <text:p>Nudge</text:p>
          </table:table-cell>
          <table:table-cell office:value-type="string" calcext:value-type="string">
            <text:p><text:span text:style-name="T1384">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38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386">nudge</text:span></text:p>
          </table:table-cell>
          <table:table-cell table:style-name="ce17" table:formula="of:=VLOOKUP([.C4];[skills.A:skills.B];2;0)" office:value-type="string" calcext:value-type="string" office:string-value="Nudge">
            <text:p>Nudge</text:p>
          </table:table-cell>
          <table:table-cell office:value-type="string" calcext:value-type="string">
            <text:p><text:span text:style-name="T1387">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38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389">nudge</text:span></text:p>
          </table:table-cell>
          <table:table-cell table:style-name="ce17" table:formula="of:=VLOOKUP([.C5];[skills.A:skills.B];2;0)" office:value-type="string" calcext:value-type="string" office:string-value="Nudge">
            <text:p>Nudge</text:p>
          </table:table-cell>
          <table:table-cell office:value-type="string" calcext:value-type="string">
            <text:p><text:span text:style-name="T1390">EHT</text:span></text:p>
          </table:table-cell>
          <table:table-cell office:value-type="float" calcext:value-type="float" office:value="0">
            <text:p>0</text:p>
          </table:table-cell>
          <table:table-cell table:number-columns-repeated="1024"/>
        </table:table-row>
        <table:table-row table:style-name="ro820">
          <table:table-cell office:value-type="string" calcext:value-type="string">
            <text:p><text:span text:style-name="T139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392">nudge</text:span></text:p>
          </table:table-cell>
          <table:table-cell table:style-name="ce17" table:formula="of:=VLOOKUP([.C6];[skills.A:skills.B];2;0)" office:value-type="string" calcext:value-type="string" office:string-value="Nudge">
            <text:p>Nudge</text:p>
          </table:table-cell>
          <table:table-cell office:value-type="string" calcext:value-type="string">
            <text:p><text:span text:style-name="T1393">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39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395">nudge</text:span></text:p>
          </table:table-cell>
          <table:table-cell table:style-name="ce17" table:formula="of:=VLOOKUP([.C7];[skills.A:skills.B];2;0)" office:value-type="string" calcext:value-type="string" office:string-value="Nudge">
            <text:p>Nudge</text:p>
          </table:table-cell>
          <table:table-cell office:value-type="string" calcext:value-type="string">
            <text:p><text:span text:style-name="T1396">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39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398">nudge</text:span></text:p>
          </table:table-cell>
          <table:table-cell table:style-name="ce17" table:formula="of:=VLOOKUP([.C8];[skills.A:skills.B];2;0)" office:value-type="string" calcext:value-type="string" office:string-value="Nudge">
            <text:p>Nudge</text:p>
          </table:table-cell>
          <table:table-cell office:value-type="string" calcext:value-type="string">
            <text:p><text:span text:style-name="T1399">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40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01">nudge</text:span></text:p>
          </table:table-cell>
          <table:table-cell table:style-name="ce17" table:formula="of:=VLOOKUP([.C9];[skills.A:skills.B];2;0)" office:value-type="string" calcext:value-type="string" office:string-value="Nudge">
            <text:p>Nudge</text:p>
          </table:table-cell>
          <table:table-cell office:value-type="string" calcext:value-type="string">
            <text:p><text:span text:style-name="T1402">EHT</text:span></text:p>
          </table:table-cell>
          <table:table-cell office:value-type="float" calcext:value-type="float" office:value="0">
            <text:p>0</text:p>
          </table:table-cell>
          <table:table-cell table:number-columns-repeated="1024"/>
        </table:table-row>
        <table:table-row table:style-name="ro824">
          <table:table-cell office:value-type="string" calcext:value-type="string">
            <text:p><text:span text:style-name="T140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04">nudge</text:span></text:p>
          </table:table-cell>
          <table:table-cell table:style-name="ce17" table:formula="of:=VLOOKUP([.C10];[$skills.A$1:$skills.B$1048576];2;0)" office:value-type="string" calcext:value-type="string" office:string-value="Nudge">
            <text:p>Nudge</text:p>
          </table:table-cell>
          <table:table-cell office:value-type="string" calcext:value-type="string">
            <text:p><text:span text:style-name="T1405">EHT</text:span></text:p>
          </table:table-cell>
          <table:table-cell office:value-type="float" calcext:value-type="float" office:value="0">
            <text:p>0</text:p>
          </table:table-cell>
          <table:table-cell table:number-columns-repeated="1024"/>
        </table:table-row>
        <table:table-row table:style-name="ro825">
          <table:table-cell office:value-type="string" calcext:value-type="string">
            <text:p><text:span text:style-name="T140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07">nudge</text:span></text:p>
          </table:table-cell>
          <table:table-cell table:style-name="ce17" table:formula="of:=VLOOKUP([.C11];[skills.A:skills.B];2;0)" office:value-type="string" calcext:value-type="string" office:string-value="Nudge">
            <text:p>Nudge</text:p>
          </table:table-cell>
          <table:table-cell office:value-type="string" calcext:value-type="string">
            <text:p><text:span text:style-name="T1408">EHT</text:span></text:p>
          </table:table-cell>
          <table:table-cell office:value-type="float" calcext:value-type="float" office:value="0">
            <text:p>0</text:p>
          </table:table-cell>
          <table:table-cell table:number-columns-repeated="1024"/>
        </table:table-row>
        <table:table-row table:style-name="ro826">
          <table:table-cell office:value-type="string" calcext:value-type="string">
            <text:p><text:span text:style-name="T140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10">nudge</text:span></text:p>
          </table:table-cell>
          <table:table-cell table:style-name="ce17" table:formula="of:=VLOOKUP([.C12];[skills.A:skills.B];2;0)" office:value-type="string" calcext:value-type="string" office:string-value="Nudge">
            <text:p>Nudge</text:p>
          </table:table-cell>
          <table:table-cell office:value-type="string" calcext:value-type="string">
            <text:p><text:span text:style-name="T1411">EHT</text:span></text:p>
          </table:table-cell>
          <table:table-cell office:value-type="float" calcext:value-type="float" office:value="0">
            <text:p>0</text:p>
          </table:table-cell>
          <table:table-cell table:number-columns-repeated="1024"/>
        </table:table-row>
        <table:table-row table:style-name="ro827">
          <table:table-cell office:value-type="string" calcext:value-type="string">
            <text:p><text:span text:style-name="T141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13">nudge</text:span></text:p>
          </table:table-cell>
          <table:table-cell table:style-name="ce17" table:formula="of:=VLOOKUP([.C13];[skills.A:skills.B];2;0)" office:value-type="string" calcext:value-type="string" office:string-value="Nudge">
            <text:p>Nudge</text:p>
          </table:table-cell>
          <table:table-cell office:value-type="string" calcext:value-type="string">
            <text:p><text:span text:style-name="T1414">EHT</text:span></text:p>
          </table:table-cell>
          <table:table-cell office:value-type="float" calcext:value-type="float" office:value="0">
            <text:p>0</text:p>
          </table:table-cell>
          <table:table-cell table:number-columns-repeated="1024"/>
        </table:table-row>
        <table:table-row table:style-name="ro828">
          <table:table-cell office:value-type="string" calcext:value-type="string">
            <text:p><text:span text:style-name="T141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16">nudge</text:span></text:p>
          </table:table-cell>
          <table:table-cell table:style-name="ce17" table:formula="of:=VLOOKUP([.C14];[skills.A:skills.B];2;0)" office:value-type="string" calcext:value-type="string" office:string-value="Nudge">
            <text:p>Nudge</text:p>
          </table:table-cell>
          <table:table-cell office:value-type="string" calcext:value-type="string">
            <text:p><text:span text:style-name="T1417">EHT</text:span></text:p>
          </table:table-cell>
          <table:table-cell office:value-type="float" calcext:value-type="float" office:value="0">
            <text:p>0</text:p>
          </table:table-cell>
          <table:table-cell table:number-columns-repeated="1024"/>
        </table:table-row>
        <table:table-row table:style-name="ro829">
          <table:table-cell office:value-type="string" calcext:value-type="string">
            <text:p><text:span text:style-name="T141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19">nudge</text:span></text:p>
          </table:table-cell>
          <table:table-cell table:style-name="ce17" table:formula="of:=VLOOKUP([.C15];[skills.A:skills.B];2;0)" office:value-type="string" calcext:value-type="string" office:string-value="Nudge">
            <text:p>Nudge</text:p>
          </table:table-cell>
          <table:table-cell office:value-type="string" calcext:value-type="string">
            <text:p><text:span text:style-name="T1420">EHT</text:span></text:p>
          </table:table-cell>
          <table:table-cell office:value-type="float" calcext:value-type="float" office:value="0">
            <text:p>0</text:p>
          </table:table-cell>
          <table:table-cell table:number-columns-repeated="1024"/>
        </table:table-row>
        <table:table-row table:style-name="ro830">
          <table:table-cell office:value-type="string" calcext:value-type="string">
            <text:p><text:span text:style-name="T142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22">nudge</text:span></text:p>
          </table:table-cell>
          <table:table-cell table:style-name="ce17" table:formula="of:=VLOOKUP([.C16];[skills.A:skills.B];2;0)" office:value-type="string" calcext:value-type="string" office:string-value="Nudge">
            <text:p>Nudge</text:p>
          </table:table-cell>
          <table:table-cell office:value-type="string" calcext:value-type="string">
            <text:p><text:span text:style-name="T1423">EHT</text:span></text:p>
          </table:table-cell>
          <table:table-cell office:value-type="float" calcext:value-type="float" office:value="0">
            <text:p>0</text:p>
          </table:table-cell>
          <table:table-cell table:number-columns-repeated="1024"/>
        </table:table-row>
        <table:table-row table:style-name="ro831">
          <table:table-cell office:value-type="string" calcext:value-type="string">
            <text:p><text:span text:style-name="T142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25">nudge</text:span></text:p>
          </table:table-cell>
          <table:table-cell table:style-name="ce17" table:formula="of:=VLOOKUP([.C17];[skills.A:skills.B];2;0)" office:value-type="string" calcext:value-type="string" office:string-value="Nudge">
            <text:p>Nudge</text:p>
          </table:table-cell>
          <table:table-cell office:value-type="string" calcext:value-type="string">
            <text:p><text:span text:style-name="T1426">EHT</text:span></text:p>
          </table:table-cell>
          <table:table-cell office:value-type="float" calcext:value-type="float" office:value="0">
            <text:p>0</text:p>
          </table:table-cell>
          <table:table-cell table:number-columns-repeated="1024"/>
        </table:table-row>
        <table:table-row table:style-name="ro832">
          <table:table-cell office:value-type="string" calcext:value-type="string">
            <text:p><text:span text:style-name="T142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28">nudge</text:span></text:p>
          </table:table-cell>
          <table:table-cell table:style-name="ce17" table:formula="of:=VLOOKUP([.C18];[skills.A:skills.B];2;0)" office:value-type="string" calcext:value-type="string" office:string-value="Nudge">
            <text:p>Nudge</text:p>
          </table:table-cell>
          <table:table-cell office:value-type="string" calcext:value-type="string">
            <text:p><text:span text:style-name="T1429">EHT</text:span></text:p>
          </table:table-cell>
          <table:table-cell office:value-type="float" calcext:value-type="float" office:value="0">
            <text:p>0</text:p>
          </table:table-cell>
          <table:table-cell table:number-columns-repeated="1024"/>
        </table:table-row>
        <table:table-row table:style-name="ro833">
          <table:table-cell office:value-type="string" calcext:value-type="string">
            <text:p><text:span text:style-name="T143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31">nudge</text:span></text:p>
          </table:table-cell>
          <table:table-cell table:style-name="ce17" table:formula="of:=VLOOKUP([.C19];[skills.A:skills.B];2;0)" office:value-type="string" calcext:value-type="string" office:string-value="Nudge">
            <text:p>Nudge</text:p>
          </table:table-cell>
          <table:table-cell office:value-type="string" calcext:value-type="string">
            <text:p><text:span text:style-name="T1432">EHT</text:span></text:p>
          </table:table-cell>
          <table:table-cell office:value-type="float" calcext:value-type="float" office:value="0">
            <text:p>0</text:p>
          </table:table-cell>
          <table:table-cell table:number-columns-repeated="1024"/>
        </table:table-row>
        <table:table-row table:style-name="ro834">
          <table:table-cell office:value-type="string" calcext:value-type="string">
            <text:p><text:span text:style-name="T143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34">nudge</text:span></text:p>
          </table:table-cell>
          <table:table-cell table:style-name="ce17" table:formula="of:=VLOOKUP([.C20];[skills.A:skills.B];2;0)" office:value-type="string" calcext:value-type="string" office:string-value="Nudge">
            <text:p>Nudge</text:p>
          </table:table-cell>
          <table:table-cell office:value-type="string" calcext:value-type="string">
            <text:p><text:span text:style-name="T1435">EHT</text:span></text:p>
          </table:table-cell>
          <table:table-cell office:value-type="float" calcext:value-type="float" office:value="0">
            <text:p>0</text:p>
          </table:table-cell>
          <table:table-cell table:number-columns-repeated="1024"/>
        </table:table-row>
        <table:table-row table:style-name="ro835">
          <table:table-cell office:value-type="string" calcext:value-type="string">
            <text:p><text:span text:style-name="T143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37">swing</text:span></text:p>
          </table:table-cell>
          <table:table-cell table:style-name="ce17" table:formula="of:=VLOOKUP([.C21];[skills.A:skills.B];2;0)" office:value-type="string" calcext:value-type="string" office:string-value="Swing">
            <text:p>Swing</text:p>
          </table:table-cell>
          <table:table-cell office:value-type="string" calcext:value-type="string">
            <text:p><text:span text:style-name="T1438">EHT</text:span></text:p>
          </table:table-cell>
          <table:table-cell office:value-type="float" calcext:value-type="float" office:value="0">
            <text:p>0</text:p>
          </table:table-cell>
          <table:table-cell table:number-columns-repeated="1024"/>
        </table:table-row>
        <table:table-row table:style-name="ro836">
          <table:table-cell office:value-type="string" calcext:value-type="string">
            <text:p><text:span text:style-name="T1439">skeleton_mage</text:span></text:p>
          </table:table-cell>
          <table:table-cell table:style-name="ce17" table:formula="of:=VLOOKUP([.A22];[enemies.A:enemies.B];2;0)" office:value-type="string" calcext:value-type="string" office:string-value="Skeletal Sourcerer">
            <text:p>Skeletal Sourcerer</text:p>
          </table:table-cell>
          <table:table-cell table:style-name="ce23" office:value-type="string" calcext:value-type="string">
            <text:p>magic_missile</text:p>
          </table:table-cell>
          <table:table-cell table:style-name="ce17" table:formula="of:=VLOOKUP([.C22];[skills.A:skills.B];2;0)" office:value-type="string" calcext:value-type="string" office:string-value="Magic Missile">
            <text:p>Magic Missile</text:p>
          </table:table-cell>
          <table:table-cell office:value-type="string" calcext:value-type="string">
            <text:p><text:span text:style-name="T1440">EHT</text:span></text:p>
          </table:table-cell>
          <table:table-cell office:value-type="float" calcext:value-type="float" office:value="0">
            <text:p>0</text:p>
          </table:table-cell>
          <table:table-cell table:number-columns-repeated="1024"/>
        </table:table-row>
        <table:table-row table:style-name="ro837">
          <table:table-cell office:value-type="string" calcext:value-type="string">
            <text:p><text:span text:style-name="T144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442">swing</text:span></text:p>
          </table:table-cell>
          <table:table-cell table:style-name="ce17" table:formula="of:=VLOOKUP([.C23];[skills.A:skills.B];2;0)" office:value-type="string" calcext:value-type="string" office:string-value="Swing">
            <text:p>Swing</text:p>
          </table:table-cell>
          <table:table-cell office:value-type="string" calcext:value-type="string">
            <text:p><text:span text:style-name="T1443">EHT</text:span></text:p>
          </table:table-cell>
          <table:table-cell office:value-type="float" calcext:value-type="float" office:value="1">
            <text:p>1</text:p>
          </table:table-cell>
          <table:table-cell table:number-columns-repeated="1024"/>
        </table:table-row>
        <table:table-row table:style-name="ro838">
          <table:table-cell office:value-type="string" calcext:value-type="string">
            <text:p><text:span text:style-name="T144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445">swing</text:span></text:p>
          </table:table-cell>
          <table:table-cell table:style-name="ce17" table:formula="of:=VLOOKUP([.C24];[skills.A:skills.B];2;0)" office:value-type="string" calcext:value-type="string" office:string-value="Swing">
            <text:p>Swing</text:p>
          </table:table-cell>
          <table:table-cell office:value-type="string" calcext:value-type="string">
            <text:p><text:span text:style-name="T1446">EHT</text:span></text:p>
          </table:table-cell>
          <table:table-cell office:value-type="float" calcext:value-type="float" office:value="0">
            <text:p>0</text:p>
          </table:table-cell>
          <table:table-cell table:number-columns-repeated="1024"/>
        </table:table-row>
        <table:table-row table:style-name="ro839">
          <table:table-cell office:value-type="string" calcext:value-type="string">
            <text:p><text:span text:style-name="T1447">mushroom_thief</text:span></text:p>
          </table:table-cell>
          <table:table-cell table:style-name="ce17" table:formula="of:=VLOOKUP([.A25];[enemies.A:enemies.B];2;0)" office:value-type="string" calcext:value-type="string" office:string-value="Mushroom Thief">
            <text:p>Mushroom Thief</text:p>
          </table:table-cell>
          <table:table-cell table:style-name="ce23" office:value-type="string" calcext:value-type="string">
            <text:p>double_whack</text:p>
          </table:table-cell>
          <table:table-cell table:style-name="ce17" table:formula="of:=VLOOKUP([.C25];[skills.A:skills.B];2;0)" office:value-type="string" calcext:value-type="string" office:string-value="Double Whack">
            <text:p>Double Whack</text:p>
          </table:table-cell>
          <table:table-cell office:value-type="string" calcext:value-type="string">
            <text:p><text:span text:style-name="T1448">EHT</text:span></text:p>
          </table:table-cell>
          <table:table-cell office:value-type="float" calcext:value-type="float" office:value="0">
            <text:p>0</text:p>
          </table:table-cell>
          <table:table-cell table:number-columns-repeated="1024"/>
        </table:table-row>
        <table:table-row table:style-name="ro840">
          <table:table-cell office:value-type="string" calcext:value-type="string">
            <text:p><text:span text:style-name="T1449">mushroom_mage</text:span></text:p>
          </table:table-cell>
          <table:table-cell table:style-name="ce17" table:formula="of:=VLOOKUP([.A26];[enemies.A:enemies.B];2;0)" office:value-type="string" calcext:value-type="string" office:string-value="Mushroom Mage">
            <text:p>Mushroom Mage</text:p>
          </table:table-cell>
          <table:table-cell table:style-name="ce23" office:value-type="string" calcext:value-type="string">
            <text:p>magic_missile</text:p>
          </table:table-cell>
          <table:table-cell table:style-name="ce17" table:formula="of:=VLOOKUP([.C26];[skills.A:skills.B];2;0)" office:value-type="string" calcext:value-type="string" office:string-value="Magic Missile">
            <text:p>Magic Missile</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841">
          <table:table-cell office:value-type="string" calcext:value-type="string">
            <text:p><text:span text:style-name="T145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452">smite</text:span></text:p>
          </table:table-cell>
          <table:table-cell table:style-name="ce17" table:formula="of:=VLOOKUP([.C27];[skills.A:skills.B];2;0)" office:value-type="string" calcext:value-type="string" office:string-value="Smite">
            <text:p>Smite</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842">
          <table:table-cell office:value-type="string" calcext:value-type="string">
            <text:p><text:span text:style-name="T145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455">bite</text:span></text:p>
          </table:table-cell>
          <table:table-cell table:style-name="ce17" table:formula="of:=VLOOKUP([.C28];[skills.A:skills.B];2;0)" office:value-type="string" calcext:value-type="string" office:string-value="Bite">
            <text:p>Bite</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843">
          <table:table-cell office:value-type="string" calcext:value-type="string">
            <text:p><text:span text:style-name="T145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458">bite</text:span></text:p>
          </table:table-cell>
          <table:table-cell table:style-name="ce17" table:formula="of:=VLOOKUP([.C29];[skills.A:skills.B];2;0)" office:value-type="string" calcext:value-type="string" office:string-value="Bite">
            <text:p>Bite</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844">
          <table:table-cell office:value-type="string" calcext:value-type="string">
            <text:p><text:span text:style-name="T146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461">bite</text:span></text:p>
          </table:table-cell>
          <table:table-cell table:style-name="ce17" table:formula="of:=VLOOKUP([.C30];[skills.A:skills.B];2;0)" office:value-type="string" calcext:value-type="string" office:string-value="Bite">
            <text:p>Bite</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845">
          <table:table-cell table:number-columns-repeated="1024"/>
        </table:table-row>
        <table:table-row table:number-rows-repeated="33" table:style-name="ro814">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47">
          <table:table-cell office:value-type="string" calcext:value-type="string">
            <text:p><text:span text:style-name="T1463">skill_id</text:span></text:p>
          </table:table-cell>
          <table:table-cell office:value-type="string" calcext:value-type="string">
            <text:p><text:span text:style-name="T1464">name</text:span></text:p>
          </table:table-cell>
          <table:table-cell office:value-type="string" calcext:value-type="string">
            <text:p><text:span text:style-name="T1465">script_to_run</text:span></text:p>
          </table:table-cell>
          <table:table-cell office:value-type="string" calcext:value-type="string">
            <text:p><text:span text:style-name="T1466">is_offensive</text:span></text:p>
          </table:table-cell>
          <table:table-cell office:value-type="string" calcext:value-type="string">
            <text:p><text:span text:style-name="T1467">target_self_is_valid</text:span></text:p>
          </table:table-cell>
          <table:table-cell office:value-type="string" calcext:value-type="string">
            <text:p><text:span text:style-name="T1468">target_others_is_valid</text:span></text:p>
          </table:table-cell>
          <table:table-cell office:value-type="string" calcext:value-type="string">
            <text:p><text:span text:style-name="T1469">must_be_fighting</text:span></text:p>
          </table:table-cell>
          <table:table-cell office:value-type="string" calcext:value-type="string">
            <text:p><text:span text:style-name="T1470">can_be_practiced</text:span></text:p>
          </table:table-cell>
          <table:table-cell office:value-type="string" calcext:value-type="string">
            <text:p><text:span text:style-name="T1471">level_req</text:span></text:p>
          </table:table-cell>
          <table:table-cell office:value-type="string" calcext:value-type="string">
            <text:p><text:span text:style-name="T1472">use_perspectives</text:span></text:p>
          </table:table-cell>
          <table:table-cell table:style-name="ce17" office:value-type="string" calcext:value-type="string">
            <text:p><text:span text:style-name="T1473">FOUND</text:span></text:p>
          </table:table-cell>
          <table:table-cell office:value-type="string" calcext:value-type="string">
            <text:p><text:span text:style-name="T1474">description</text:span></text:p>
          </table:table-cell>
          <table:table-cell table:number-columns-repeated="1024"/>
        </table:table-row>
        <table:table-row table:style-name="ro848">
          <table:table-cell table:style-name="ce41" office:value-type="string" calcext:value-type="string">
            <text:p><text:span text:style-name="T1475">swing</text:span></text:p>
          </table:table-cell>
          <table:table-cell table:style-name="ce41" office:value-type="string" calcext:value-type="string">
            <text:p><text:span text:style-name="T1476">Swing</text:span></text:p>
          </table:table-cell>
          <table:table-cell table:style-name="ce41" office:value-type="string" calcext:value-type="string">
            <text:p><text:span text:style-name="T1477">Swing</text:span></text:p>
          </table:table-cell>
          <table:table-cell table:style-name="ce41"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78">swing</text:span></text:p>
          </table:table-cell>
          <table:table-cell table:style-name="ce17" table:formula="of:=VLOOKUP([.J2];[$use_perspectives.A$1:$use_perspectives.B$1048576];2;0)" office:value-type="string" calcext:value-type="string" office:string-value="use_swing">
            <text:p>use_swing</text:p>
          </table:table-cell>
          <table:table-cell office:value-type="string" calcext:value-type="string">
            <text:p><text:span text:style-name="T1479">Deal physical damage based on the highest stat between your grit or flow.#END#</text:span></text:p>
          </table:table-cell>
          <table:table-cell table:number-columns-repeated="1024"/>
        </table:table-row>
        <table:table-row table:style-name="ro849">
          <table:table-cell table:style-name="ce42" office:value-type="string" calcext:value-type="string">
            <text:p><text:span text:style-name="T1480">ethereal</text:span></text:p>
          </table:table-cell>
          <table:table-cell table:style-name="ce42" office:value-type="string" calcext:value-type="string">
            <text:p><text:span text:style-name="T1481">Become Ethereal</text:span></text:p>
          </table:table-cell>
          <table:table-cell table:style-name="ce42" office:value-type="string" calcext:value-type="string">
            <text:p><text:span text:style-name="T1482">BecomeEthereal</text:span></text:p>
          </table:table-cell>
          <table:table-cell table:style-name="ce42"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83">ethereal</text:span></text:p>
          </table:table-cell>
          <table:table-cell table:style-name="ce17" table:formula="of:=VLOOKUP([.J3];[use_perspectives.A:use_perspectives.B];2;0)" office:value-type="string" calcext:value-type="string" office:string-value="use_ethereal">
            <text:p>use_ethereal</text:p>
          </table:table-cell>
          <table:table-cell table:style-name="ce23" office:value-type="string" calcext:value-type="string">
            <text:p>Become ethereal, unable to be attacked physically.#END#But magical damage received is amplified by BONUS.#END#</text:p>
          </table:table-cell>
          <table:table-cell table:number-columns-repeated="1024"/>
        </table:table-row>
        <table:table-row table:style-name="ro850">
          <table:table-cell table:style-name="ce43" office:value-type="string" calcext:value-type="string">
            <text:p>cure_light_wounds</text:p>
          </table:table-cell>
          <table:table-cell table:style-name="ce44" office:value-type="string" calcext:value-type="string">
            <text:p><text:span text:style-name="T1484">Cure Light Wounds</text:span></text:p>
          </table:table-cell>
          <table:table-cell table:style-name="ce44" office:value-type="string" calcext:value-type="string">
            <text:p><text:span text:style-name="T1485">CureLightWounds</text:span></text:p>
          </table:table-cell>
          <table:table-cell table:style-name="ce4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6">cure light wounds</text:span></text:p>
          </table:table-cell>
          <table:table-cell table:style-name="ce17"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487">Heal yourself or an ally.#END#</text:span></text:p>
          </table:table-cell>
          <table:table-cell table:number-columns-repeated="1024"/>
        </table:table-row>
        <table:table-row table:style-name="ro851">
          <table:table-cell office:value-type="string" calcext:value-type="string">
            <text:p><text:span text:style-name="T1488">bash</text:span></text:p>
          </table:table-cell>
          <table:table-cell office:value-type="string" calcext:value-type="string">
            <text:p><text:span text:style-name="T1489">Bash</text:span></text:p>
          </table:table-cell>
          <table:table-cell office:value-type="string" calcext:value-type="string">
            <text:p><text:span text:style-name="T1490">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91">bash</text:span></text:p>
          </table:table-cell>
          <table:table-cell table:style-name="ce17" table:formula="of:=VLOOKUP([.J5];[use_perspectives.A:use_perspectives.B];2;0)" office:value-type="string" calcext:value-type="string" office:string-value="use_bash">
            <text:p>use_bash</text:p>
          </table:table-cell>
          <table:table-cell office:value-type="string" calcext:value-type="string">
            <text:p><text:span text:style-name="T1492">Deal physcal damage based on your grit.#END#If you deal any damage, stun the target.#END#</text:span></text:p>
          </table:table-cell>
          <table:table-cell table:number-columns-repeated="1024"/>
        </table:table-row>
        <table:table-row table:style-name="ro852">
          <table:table-cell table:style-name="ce39" office:value-type="string" calcext:value-type="string">
            <text:p>double_whack</text:p>
          </table:table-cell>
          <table:table-cell office:value-type="string" calcext:value-type="string">
            <text:p><text:span text:style-name="T1493">Double Whack</text:span></text:p>
          </table:table-cell>
          <table:table-cell office:value-type="string" calcext:value-type="string">
            <text:p><text:span text:style-name="T1494">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95">double whack</text:span></text:p>
          </table:table-cell>
          <table:table-cell table:style-name="ce17" table:formula="of:=VLOOKUP([.J6];[use_perspectives.A:use_perspectives.B];2;0)" office:value-type="string" calcext:value-type="string" office:string-value="use_double_whack">
            <text:p>use_double_whack</text:p>
          </table:table-cell>
          <table:table-cell table:style-name="ce45" office:value-type="string" calcext:value-type="string">
            <text:p><text:span text:style-name="T1496">Deal physical damage based on Flow.#END# Then do it again!#END#</text:span></text:p>
          </table:table-cell>
          <table:table-cell table:number-columns-repeated="1024"/>
        </table:table-row>
        <table:table-row table:style-name="ro853">
          <table:table-cell office:value-type="string" calcext:value-type="string">
            <text:p><text:span text:style-name="T1497">smite</text:span></text:p>
          </table:table-cell>
          <table:table-cell office:value-type="string" calcext:value-type="string">
            <text:p><text:span text:style-name="T1498">Smite</text:span></text:p>
          </table:table-cell>
          <table:table-cell office:value-type="string" calcext:value-type="string">
            <text:p><text:span text:style-name="T1499">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500">smite</text:span></text:p>
          </table:table-cell>
          <table:table-cell table:style-name="ce17" table:formula="of:=VLOOKUP([.J7];[use_perspectives.A:use_perspectives.B];2;0)" office:value-type="string" calcext:value-type="string" office:string-value="use_smite">
            <text:p>use_smite</text:p>
          </table:table-cell>
          <table:table-cell office:value-type="string" calcext:value-type="string">
            <text:p><text:span text:style-name="T1501">Smite your target, dealing Magical damage based on soul.#END#</text:span></text:p>
          </table:table-cell>
          <table:table-cell table:number-columns-repeated="1024"/>
        </table:table-row>
        <table:table-row table:style-name="ro854">
          <table:table-cell table:style-name="ce23" office:value-type="string" calcext:value-type="string">
            <text:p>mage_armor</text:p>
          </table:table-cell>
          <table:table-cell office:value-type="string" calcext:value-type="string">
            <text:p><text:span text:style-name="T1502">Mage Armor</text:span></text:p>
          </table:table-cell>
          <table:table-cell office:value-type="string" calcext:value-type="string">
            <text:p><text:span text:style-name="T1503">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504">mage armor</text:span></text:p>
          </table:table-cell>
          <table:table-cell table:style-name="ce17" table:formula="of:=VLOOKUP([.J8];[use_perspectives.A:use_perspectives.B];2;0)" office:value-type="string" calcext:value-type="string" office:string-value="use_mage_armor">
            <text:p>use_mage_armor</text:p>
          </table:table-cell>
          <table:table-cell table:style-name="ce45" office:value-type="string" calcext:value-type="string">
            <text:p><text:span text:style-name="T1505">Convert a percentage of damage received to mana drain instead.#END#</text:span></text:p>
          </table:table-cell>
          <table:table-cell table:number-columns-repeated="1024"/>
        </table:table-row>
        <table:table-row table:style-name="ro855">
          <table:table-cell table:style-name="ce23" office:value-type="string" calcext:value-type="string">
            <text:p>magic_missile</text:p>
          </table:table-cell>
          <table:table-cell office:value-type="string" calcext:value-type="string">
            <text:p><text:span text:style-name="T1506">Magic Missile</text:span></text:p>
          </table:table-cell>
          <table:table-cell office:value-type="string" calcext:value-type="string">
            <text:p><text:span text:style-name="T1507">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508">magic missile</text:span></text:p>
          </table:table-cell>
          <table:table-cell table:style-name="ce17" table:formula="of:=VLOOKUP([.J9];[use_perspectives.A:use_perspectives.B];2;0)" office:value-type="string" calcext:value-type="string" office:string-value="use_magic_missile">
            <text:p>use_magic_missile</text:p>
          </table:table-cell>
          <table:table-cell table:style-name="ce45" office:value-type="string" calcext:value-type="string">
            <text:p><text:span text:style-name="T1509">Deal magical damage based on mind.#END#</text:span></text:p>
          </table:table-cell>
          <table:table-cell table:number-columns-repeated="1024"/>
        </table:table-row>
        <table:table-row table:style-name="ro856">
          <table:table-cell table:style-name="ce41" office:value-type="string" calcext:value-type="string">
            <text:p><text:span text:style-name="T1510">nudge</text:span></text:p>
          </table:table-cell>
          <table:table-cell table:style-name="ce41" office:value-type="string" calcext:value-type="string">
            <text:p><text:span text:style-name="T1511">Nudge</text:span></text:p>
          </table:table-cell>
          <table:table-cell table:style-name="ce41" office:value-type="string" calcext:value-type="string">
            <text:p><text:span text:style-name="T1512">Swing</text:span></text:p>
          </table:table-cell>
          <table:table-cell table:style-name="ce41"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513">nudge</text:span></text:p>
          </table:table-cell>
          <table:table-cell table:style-name="ce17" table:formula="of:=VLOOKUP([.J10];[$use_perspectives.A$1:$use_perspectives.B$1048576];2;0)" office:value-type="string" calcext:value-type="string" office:string-value="use_nudge">
            <text:p>use_nudge</text:p>
          </table:table-cell>
          <table:table-cell office:value-type="string" calcext:value-type="string">
            <text:p><text:span text:style-name="T1514">The monster variant of a swing.#END#</text:span></text:p>
          </table:table-cell>
          <table:table-cell table:number-columns-repeated="1024"/>
        </table:table-row>
        <table:table-row table:style-name="ro857">
          <table:table-cell table:style-name="ce44" office:value-type="string" calcext:value-type="string">
            <text:p><text:span text:style-name="T1515">regen_hp30</text:span></text:p>
          </table:table-cell>
          <table:table-cell table:style-name="ce44" office:value-type="string" calcext:value-type="string">
            <text:p><text:span text:style-name="T1516">Minor Health Regen</text:span></text:p>
          </table:table-cell>
          <table:table-cell table:style-name="ce44" office:value-type="string" calcext:value-type="string">
            <text:p><text:span text:style-name="T1517">RegenHP30</text:span></text:p>
          </table:table-cell>
          <table:table-cell table:style-name="ce4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18">cure light wounds</text:span></text:p>
          </table:table-cell>
          <table:table-cell table:style-name="ce17"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519">Regenerate 30% Health.#END#</text:span></text:p>
          </table:table-cell>
          <table:table-cell table:number-columns-repeated="1024"/>
        </table:table-row>
        <table:table-row table:style-name="ro858">
          <table:table-cell office:value-type="string" calcext:value-type="string">
            <text:p><text:span text:style-name="T1520">regen_mp30</text:span></text:p>
          </table:table-cell>
          <table:table-cell office:value-type="string" calcext:value-type="string">
            <text:p><text:span text:style-name="T1521">Minor Magicka Regen</text:span></text:p>
          </table:table-cell>
          <table:table-cell office:value-type="string" calcext:value-type="string">
            <text:p><text:span text:style-name="T1522">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23">cure light wounds</text:span></text:p>
          </table:table-cell>
          <table:table-cell table:style-name="ce17"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524">Regenerate 30% Magicka.#END#</text:span></text:p>
          </table:table-cell>
          <table:table-cell table:number-columns-repeated="1024"/>
        </table:table-row>
        <table:table-row table:style-name="ro859">
          <table:table-cell table:style-name="ce39" office:value-type="string" calcext:value-type="string">
            <text:p>heavy_hit</text:p>
          </table:table-cell>
          <table:table-cell office:value-type="string" calcext:value-type="string">
            <text:p><text:span text:style-name="T1525">Heavy Hit</text:span></text:p>
          </table:table-cell>
          <table:table-cell office:value-type="string" calcext:value-type="string">
            <text:p><text:span text:style-name="T1526">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7">swing</text:span></text:p>
          </table:table-cell>
          <table:table-cell table:style-name="ce17" table:formula="of:=VLOOKUP([.J13];[use_perspectives.A:use_perspectives.B];2;0)" office:value-type="string" calcext:value-type="string" office:string-value="use_swing">
            <text:p>use_swing</text:p>
          </table:table-cell>
          <table:table-cell office:value-type="string" calcext:value-type="string">
            <text:p><text:span text:style-name="T1528">Deal physcal damage based on your grit.#END#</text:span></text:p>
          </table:table-cell>
          <table:table-cell table:number-columns-repeated="1024"/>
        </table:table-row>
        <table:table-row table:style-name="ro860">
          <table:table-cell table:style-name="ce39" office:value-type="string" calcext:value-type="string">
            <text:p>fast_strike</text:p>
          </table:table-cell>
          <table:table-cell office:value-type="string" calcext:value-type="string">
            <text:p><text:span text:style-name="T1529">Fast Strike</text:span></text:p>
          </table:table-cell>
          <table:table-cell office:value-type="string" calcext:value-type="string">
            <text:p><text:span text:style-name="T1530">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31">swing</text:span></text:p>
          </table:table-cell>
          <table:table-cell table:style-name="ce17" table:formula="of:=VLOOKUP([.J14];[use_perspectives.A:use_perspectives.B];2;0)" office:value-type="string" calcext:value-type="string" office:string-value="use_swing">
            <text:p>use_swing</text:p>
          </table:table-cell>
          <table:table-cell office:value-type="string" calcext:value-type="string">
            <text:p><text:span text:style-name="T1532">Deal physcal damage based on your flow.#END#</text:span></text:p>
          </table:table-cell>
          <table:table-cell table:number-columns-repeated="1024"/>
        </table:table-row>
        <table:table-row table:style-name="ro861">
          <table:table-cell table:style-name="ce39" office:value-type="string" calcext:value-type="string">
            <text:p>holy_arrow</text:p>
          </table:table-cell>
          <table:table-cell office:value-type="string" calcext:value-type="string">
            <text:p><text:span text:style-name="T1533">Holy Arrow</text:span></text:p>
          </table:table-cell>
          <table:table-cell office:value-type="string" calcext:value-type="string">
            <text:p><text:span text:style-name="T1534">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35">holy arrow</text:span></text:p>
          </table:table-cell>
          <table:table-cell table:style-name="ce17" table:formula="of:=VLOOKUP([.J15];[use_perspectives.A:use_perspectives.B];2;0)" office:value-type="string" calcext:value-type="string" office:string-value="use_holy_arrow">
            <text:p>use_holy_arrow</text:p>
          </table:table-cell>
          <table:table-cell office:value-type="string" calcext:value-type="string">
            <text:p><text:span text:style-name="T1536">Deal magical damage based on your soul.#END#</text:span></text:p>
          </table:table-cell>
          <table:table-cell table:number-columns-repeated="1024"/>
        </table:table-row>
        <table:table-row table:style-name="ro862">
          <table:table-cell table:style-name="ce39" office:value-type="string" calcext:value-type="string">
            <text:p>mana_bolt</text:p>
          </table:table-cell>
          <table:table-cell office:value-type="string" calcext:value-type="string">
            <text:p><text:span text:style-name="T1537">Mana Bolt</text:span></text:p>
          </table:table-cell>
          <table:table-cell office:value-type="string" calcext:value-type="string">
            <text:p><text:span text:style-name="T1538">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39">mana bolt</text:span></text:p>
          </table:table-cell>
          <table:table-cell table:style-name="ce17" table:formula="of:=VLOOKUP([.J16];[use_perspectives.A:use_perspectives.B];2;0)" office:value-type="string" calcext:value-type="string" office:string-value="use_mana_bolt">
            <text:p>use_mana_bolt</text:p>
          </table:table-cell>
          <table:table-cell office:value-type="string" calcext:value-type="string">
            <text:p><text:span text:style-name="T1540">Deal magical damage based on your mind.#END#</text:span></text:p>
          </table:table-cell>
          <table:table-cell table:number-columns-repeated="1024"/>
        </table:table-row>
        <table:table-row table:style-name="ro863">
          <table:table-cell table:style-name="ce42" office:value-type="string" calcext:value-type="string">
            <text:p><text:span text:style-name="T1541">enrage</text:span></text:p>
          </table:table-cell>
          <table:table-cell table:style-name="ce42" office:value-type="string" calcext:value-type="string">
            <text:p><text:span text:style-name="T1542">Enrage</text:span></text:p>
          </table:table-cell>
          <table:table-cell table:style-name="ce42" office:value-type="string" calcext:value-type="string">
            <text:p><text:span text:style-name="T1543">Enrage</text:span></text:p>
          </table:table-cell>
          <table:table-cell table:style-name="ce42"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44">ethereal</text:span></text:p>
          </table:table-cell>
          <table:table-cell table:style-name="ce17" table:formula="of:=VLOOKUP([.J17];[use_perspectives.A:use_perspectives.B];2;0)" office:value-type="string" calcext:value-type="string" office:string-value="use_ethereal">
            <text:p>use_ethereal</text:p>
          </table:table-cell>
          <table:table-cell table:style-name="ce23" office:value-type="string" calcext:value-type="string">
            <text:p>Become enraged, gaining BONUS max health based on your max health.#END#</text:p>
          </table:table-cell>
          <table:table-cell table:number-columns-repeated="1024"/>
        </table:table-row>
        <table:table-row table:style-name="ro864">
          <table:table-cell office:value-type="string" calcext:value-type="string">
            <text:p><text:span text:style-name="T1545">bite</text:span></text:p>
          </table:table-cell>
          <table:table-cell office:value-type="string" calcext:value-type="string">
            <text:p><text:span text:style-name="T1546">Bite</text:span></text:p>
          </table:table-cell>
          <table:table-cell office:value-type="string" calcext:value-type="string">
            <text:p><text:span text:style-name="T1547">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string" calcext:value-type="string">
            <text:p>bite</text:p>
          </table:table-cell>
          <table:table-cell table:style-name="ce17" table:formula="of:=VLOOKUP([.J18];[use_perspectives.A:use_perspectives.B];2;0)" office:value-type="string" calcext:value-type="string" office:string-value="use_bite">
            <text:p>use_bite</text:p>
          </table:table-cell>
          <table:table-cell office:value-type="string" calcext:value-type="string">
            <text:p><text:span text:style-name="T1548">Bite your target.#END#</text:span></text:p>
          </table:table-cell>
          <table:table-cell table:number-columns-repeated="1024"/>
        </table:table-row>
        <table:table-row table:style-name="ro865">
          <table:table-cell table:style-name="ce44" office:value-type="string" calcext:value-type="string">
            <text:p><text:span text:style-name="T1549">leech</text:span></text:p>
          </table:table-cell>
          <table:table-cell table:style-name="ce44" office:value-type="string" calcext:value-type="string">
            <text:p><text:span text:style-name="T1550">Leech</text:span></text:p>
          </table:table-cell>
          <table:table-cell table:style-name="ce44" office:value-type="string" calcext:value-type="string">
            <text:p><text:span text:style-name="T1551">Leech</text:span></text:p>
          </table:table-cell>
          <table:table-cell table:style-name="ce4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string" calcext:value-type="string">
            <text:p>generic</text:p>
          </table:table-cell>
          <table:table-cell table:style-name="ce17" table:formula="of:=VLOOKUP([.J19];[use_perspectives.A:use_perspectives.B];2;0)" office:value-type="string" calcext:value-type="string" office:string-value="use_generic">
            <text:p>use_generic</text:p>
          </table:table-cell>
          <table:table-cell table:style-name="ce23" office:value-type="string" calcext:value-type="string">
            <text:p>Become blood thirsty, converting a BONUS of physical damage dealt#END#to self healing.#END#</text:p>
          </table:table-cell>
          <table:table-cell table:number-columns-repeated="1024"/>
        </table:table-row>
        <table:table-row table:style-name="ro866">
          <table:table-cell table:style-name="ce42" office:value-type="string" calcext:value-type="string">
            <text:p><text:span text:style-name="T1552">thorns</text:span></text:p>
          </table:table-cell>
          <table:table-cell table:style-name="ce42" office:value-type="string" calcext:value-type="string">
            <text:p><text:span text:style-name="T1553">Thorns</text:span></text:p>
          </table:table-cell>
          <table:table-cell table:style-name="ce42" office:value-type="string" calcext:value-type="string">
            <text:p><text:span text:style-name="T1554">Thorns</text:span></text:p>
          </table:table-cell>
          <table:table-cell table:style-name="ce42"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string" calcext:value-type="string">
            <text:p>generic</text:p>
          </table:table-cell>
          <table:table-cell table:style-name="ce17" table:formula="of:=VLOOKUP([.J20];[use_perspectives.A:use_perspectives.B];2;0)" office:value-type="string" calcext:value-type="string" office:string-value="use_generic">
            <text:p>use_generic</text:p>
          </table:table-cell>
          <table:table-cell table:style-name="ce23" office:value-type="string" calcext:value-type="string">
            <text:p>Reflect a BONUS of physical damage received back.#END#</text:p>
          </table:table-cell>
          <table:table-cell table:number-columns-repeated="1024"/>
        </table:table-row>
        <table:table-row table:style-name="ro867">
          <table:table-cell table:style-name="ce33" office:value-type="string" calcext:value-type="string">
            <text:p>beer_stein_chug</text:p>
          </table:table-cell>
          <table:table-cell office:value-type="string" calcext:value-type="string">
            <text:p>Chug</text:p>
          </table:table-cell>
          <table:table-cell table:style-name="ce33"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33" office:value-type="string" calcext:value-type="string">
            <text:p>beer_stein_chug</text:p>
          </table:table-cell>
          <table:table-cell table:style-name="ce17"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style-name="ro868">
          <table:table-cell office:value-type="string" calcext:value-type="string">
            <text:p>stab</text:p>
          </table:table-cell>
          <table:table-cell office:value-type="string" calcext:value-type="string">
            <text:p>Stab</text:p>
          </table:table-cell>
          <table:table-cell table:style-name="ce29" office:value-type="string" calcext:value-type="string">
            <text:p><text:span text:style-name="T1555">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stab</text:p>
          </table:table-cell>
          <table:table-cell table:style-name="ce17" table:formula="of:=VLOOKUP([.J22];[use_perspectives.A:use_perspectives.B];2;0)" office:value-type="string" calcext:value-type="string" office:string-value="use_stab">
            <text:p>use_stab</text:p>
          </table:table-cell>
          <table:table-cell table:style-name="ce29" office:value-type="string" calcext:value-type="string">
            <text:p>Lunge at your target and stab them!#END#Dealing physical damage based on flow.#END#</text:p>
          </table:table-cell>
          <table:table-cell table:number-columns-repeated="1024"/>
        </table:table-row>
        <table:table-row table:style-name="ro869">
          <table:table-cell office:value-type="string" calcext:value-type="string">
            <text:p>mana_feed</text:p>
          </table:table-cell>
          <table:table-cell office:value-type="string" calcext:value-type="string">
            <text:p>Magical Feed</text:p>
          </table:table-cell>
          <table:table-cell office:value-type="string" calcext:value-type="string">
            <text:p>ManaFee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46" office:value-type="string" calcext:value-type="string">
            <text:p>mana_feed</text:p>
          </table:table-cell>
          <table:table-cell table:style-name="ce17" table:formula="of:=VLOOKUP([.J23];[use_perspectives.A:use_perspectives.B];2;0)" office:value-type="string" calcext:value-type="string" office:string-value="use_mana_feed">
            <text:p>use_mana_feed</text:p>
          </table:table-cell>
          <table:table-cell office:value-type="string" calcext:value-type="string">
            <text:p>Transfer BONUS of your max magicka to your target.#END#</text:p>
          </table:table-cell>
          <table:table-cell table:number-columns-repeated="1024"/>
        </table:table-row>
        <table:table-row table:number-rows-repeated="41" table:style-name="ro846">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71">
            <table:table-cell table:style-name="ce33" office:value-type="string" calcext:value-type="string">
              <text:p><text:span text:style-name="T1556">skill_id</text:span></text:p>
            </table:table-cell>
            <table:table-cell table:style-name="ce33" office:value-type="string" calcext:value-type="string">
              <text:p><text:span text:style-name="T1557">FOUND</text:span></text:p>
            </table:table-cell>
            <table:table-cell table:style-name="ce33" office:value-type="string" calcext:value-type="string">
              <text:p><text:span text:style-name="T1558">value_name</text:span></text:p>
            </table:table-cell>
            <table:table-cell table:style-name="ce33" office:value-type="string" calcext:value-type="string">
              <text:p><text:span text:style-name="T1559">value0</text:span></text:p>
            </table:table-cell>
            <table:table-cell table:style-name="ce33" office:value-type="string" calcext:value-type="string">
              <text:p><text:span text:style-name="T1560">value1</text:span></text:p>
            </table:table-cell>
            <table:table-cell table:style-name="ce33" office:value-type="string" calcext:value-type="string">
              <text:p><text:span text:style-name="T1561">value2</text:span></text:p>
            </table:table-cell>
            <table:table-cell table:style-name="ce33" office:value-type="string" calcext:value-type="string">
              <text:p><text:span text:style-name="T1562">value3</text:span></text:p>
            </table:table-cell>
            <table:table-cell table:style-name="ce33" office:value-type="string" calcext:value-type="string">
              <text:p><text:span text:style-name="T1563">value4</text:span></text:p>
            </table:table-cell>
            <table:table-cell table:style-name="ce33" office:value-type="string" calcext:value-type="string">
              <text:p><text:span text:style-name="T1564">value5</text:span></text:p>
            </table:table-cell>
            <table:table-cell office:value-type="string" calcext:value-type="string">
              <text:p><text:span text:style-name="T1565">value6</text:span></text:p>
            </table:table-cell>
            <table:table-cell office:value-type="string" calcext:value-type="string">
              <text:p><text:span text:style-name="T1566">value7</text:span></text:p>
            </table:table-cell>
            <table:table-cell office:value-type="string" calcext:value-type="string">
              <text:p><text:span text:style-name="T1567">value8</text:span></text:p>
            </table:table-cell>
            <table:table-cell office:value-type="string" calcext:value-type="string">
              <text:p><text:span text:style-name="T1568">value9</text:span></text:p>
            </table:table-cell>
            <table:table-cell table:number-columns-repeated="1024"/>
          </table:table-row>
        </table:table-header-rows>
        <table:table-rows>
          <table:table-row table:style-name="ro872">
            <table:table-cell table:style-name="ce47" office:value-type="string" calcext:value-type="string">
              <text:p><text:span text:style-name="T1569">nudge</text:span></text:p>
            </table:table-cell>
            <table:table-cell table:style-name="ce48" table:formula="of:=VLOOKUP([.A2];[$skills.A$1:$skills.B$1048576];2;0)" office:value-type="string" calcext:value-type="string" office:string-value="Nudge">
              <text:p>Nudge</text:p>
            </table:table-cell>
            <table:table-cell table:style-name="ce47" office:value-type="string" calcext:value-type="string">
              <text:p><text:span text:style-name="T1570">cooldown</text:span></text:p>
            </table:table-cell>
            <table:table-cell office:value-type="float" calcext:value-type="float" office:value="1">
              <text:p>1</text:p>
            </table:table-cell>
            <table:table-cell table:number-columns-repeated="1024"/>
          </table:table-row>
          <table:table-row table:style-name="ro873">
            <table:table-cell table:style-name="ce47" office:value-type="string" calcext:value-type="string">
              <text:p><text:span text:style-name="T1571">nudge</text:span></text:p>
            </table:table-cell>
            <table:table-cell table:style-name="ce48" table:formula="of:=VLOOKUP([.A3];[skills.A:skills.B];2;0)" office:value-type="string" calcext:value-type="string" office:string-value="Nudge">
              <text:p>Nudge</text:p>
            </table:table-cell>
            <table:table-cell table:style-name="ce47" office:value-type="string" calcext:value-type="string">
              <text:p><text:span text:style-name="T1572">levels</text:span></text:p>
            </table:table-cell>
            <table:table-cell table:style-name="ce49" office:value-type="float" calcext:value-type="float" office:value="1">
              <text:p>1</text:p>
            </table:table-cell>
            <table:table-cell table:style-name="ce49"/>
            <table:table-cell table:number-columns-repeated="1024"/>
          </table:table-row>
          <table:table-row table:style-name="ro874">
            <table:table-cell table:style-name="ce47" office:value-type="string" calcext:value-type="string">
              <text:p><text:span text:style-name="T1573">nudge</text:span></text:p>
            </table:table-cell>
            <table:table-cell table:style-name="ce48" table:formula="of:=VLOOKUP([.A4];[skills.A:skills.B];2;0)" office:value-type="string" calcext:value-type="string" office:string-value="Nudge">
              <text:p>Nudge</text:p>
            </table:table-cell>
            <table:table-cell table:style-name="ce47" office:value-type="string" calcext:value-type="string">
              <text:p><text:span text:style-name="T1574">damage</text:span></text:p>
            </table:table-cell>
            <table:table-cell table:style-name="ce50" office:value-type="float" calcext:value-type="float" office:value="1">
              <text:p>1</text:p>
            </table:table-cell>
            <table:table-cell table:style-name="ce50"/>
            <table:table-cell table:number-columns-repeated="2"/>
            <table:table-cell table:style-name="ce33"/>
            <table:table-cell table:number-columns-repeated="1024"/>
          </table:table-row>
          <table:table-row table:style-name="ro875">
            <table:table-cell table:style-name="ce47" office:value-type="string" calcext:value-type="string">
              <text:p><text:span text:style-name="T1575">nudge</text:span></text:p>
            </table:table-cell>
            <table:table-cell table:style-name="ce48" table:formula="of:=VLOOKUP([.A5];[skills.A:skills.B];2;0)" office:value-type="string" calcext:value-type="string" office:string-value="Nudge">
              <text:p>Nudge</text:p>
            </table:table-cell>
            <table:table-cell table:style-name="ce47" office:value-type="string" calcext:value-type="string">
              <text:p><text:span text:style-name="T1576">crit</text:span></text:p>
            </table:table-cell>
            <table:table-cell table:style-name="ce49" office:value-type="string" calcext:value-type="string">
              <text:p><text:span text:style-name="T1577">0,65</text:span></text:p>
            </table:table-cell>
            <table:table-cell table:style-name="ce49"/>
            <table:table-cell table:number-columns-repeated="1024"/>
          </table:table-row>
          <table:table-row table:style-name="ro876">
            <table:table-cell table:style-name="ce47" office:value-type="string" calcext:value-type="string">
              <text:p><text:span text:style-name="T1578">bash</text:span></text:p>
            </table:table-cell>
            <table:table-cell table:style-name="ce48" table:formula="of:=VLOOKUP([.A6];[skills.A:skills.B];2;0)" office:value-type="string" calcext:value-type="string" office:string-value="Bash">
              <text:p>Bash</text:p>
            </table:table-cell>
            <table:table-cell table:style-name="ce47" office:value-type="string" calcext:value-type="string">
              <text:p><text:span text:style-name="T1579">cooldown</text:span></text:p>
            </table:table-cell>
            <table:table-cell office:value-type="float" calcext:value-type="float" office:value="4">
              <text:p>4</text:p>
            </table:table-cell>
            <table:table-cell table:number-columns-repeated="4"/>
            <table:table-cell table:style-name="ce49"/>
            <table:table-cell table:number-columns-repeated="1024"/>
          </table:table-row>
          <table:table-row table:style-name="ro877">
            <table:table-cell table:style-name="ce47" office:value-type="string" calcext:value-type="string">
              <text:p><text:span text:style-name="T1580">bash</text:span></text:p>
            </table:table-cell>
            <table:table-cell table:style-name="ce48" table:formula="of:=VLOOKUP([.A7];[skills.A:skills.B];2;0)" office:value-type="string" calcext:value-type="string" office:string-value="Bash">
              <text:p>Bash</text:p>
            </table:table-cell>
            <table:table-cell table:style-name="ce47" office:value-type="string" calcext:value-type="string">
              <text:p><text:span text:style-name="T1581">crit</text:span></text:p>
            </table:table-cell>
            <table:table-cell table:style-name="ce49" office:value-type="string" calcext:value-type="string">
              <text:p><text:span text:style-name="T1582">0,60</text:span></text:p>
            </table:table-cell>
            <table:table-cell table:style-name="ce49"/>
            <table:table-cell table:number-columns-repeated="1024"/>
          </table:table-row>
          <table:table-row table:style-name="ro878">
            <table:table-cell table:style-name="ce47" office:value-type="string" calcext:value-type="string">
              <text:p><text:span text:style-name="T1583">bash</text:span></text:p>
            </table:table-cell>
            <table:table-cell table:style-name="ce48" table:formula="of:=VLOOKUP([.A8];[skills.A:skills.B];2;0)" office:value-type="string" calcext:value-type="string" office:string-value="Bash">
              <text:p>Bash</text:p>
            </table:table-cell>
            <table:table-cell table:style-name="ce47" office:value-type="string" calcext:value-type="string">
              <text:p><text:span text:style-name="T1584">damage</text:span></text:p>
            </table:table-cell>
            <table:table-cell office:value-type="float" calcext:value-type="float" office:value="8">
              <text:p>8</text:p>
            </table:table-cell>
            <table:table-cell table:number-columns-repeated="4"/>
            <table:table-cell table:style-name="ce49"/>
            <table:table-cell table:number-columns-repeated="1024"/>
          </table:table-row>
          <table:table-row table:style-name="ro879">
            <table:table-cell table:style-name="ce47" office:value-type="string" calcext:value-type="string">
              <text:p><text:span text:style-name="T1585">bash</text:span></text:p>
            </table:table-cell>
            <table:table-cell table:style-name="ce48" table:formula="of:=VLOOKUP([.A9];[skills.A:skills.B];2;0)" office:value-type="string" calcext:value-type="string" office:string-value="Bash">
              <text:p>Bash</text:p>
            </table:table-cell>
            <table:table-cell table:style-name="ce47" office:value-type="string" calcext:value-type="string">
              <text:p><text:span text:style-name="T1586">duration</text:span></text:p>
            </table:table-cell>
            <table:table-cell office:value-type="float" calcext:value-type="float" office:value="1">
              <text:p>1</text:p>
            </table:table-cell>
            <table:table-cell/>
            <table:table-cell table:style-name="ce49"/>
            <table:table-cell table:number-columns-repeated="2"/>
            <table:table-cell table:style-name="ce49"/>
            <table:table-cell table:number-columns-repeated="1024"/>
          </table:table-row>
          <table:table-row table:style-name="ro880">
            <table:table-cell table:style-name="ce47" office:value-type="string" calcext:value-type="string">
              <text:p><text:span text:style-name="T1587">bash</text:span></text:p>
            </table:table-cell>
            <table:table-cell table:style-name="ce48" table:formula="of:=VLOOKUP([.A10];[$skills.A$1:$skills.B$1048576];2;0)" office:value-type="string" calcext:value-type="string" office:string-value="Bash">
              <text:p>Bash</text:p>
            </table:table-cell>
            <table:table-cell table:style-name="ce47" office:value-type="string" calcext:value-type="string">
              <text:p><text:span text:style-name="T1588">levels</text:span></text:p>
            </table:table-cell>
            <table:table-cell table:style-name="ce49" office:value-type="float" calcext:value-type="float" office:value="1">
              <text:p>1</text:p>
            </table:table-cell>
            <table:table-cell table:style-name="ce49"/>
            <table:table-cell table:number-columns-repeated="1024"/>
          </table:table-row>
          <table:table-row table:style-name="ro881">
            <table:table-cell table:style-name="ce47" office:value-type="string" calcext:value-type="string">
              <text:p><text:span text:style-name="T1589">bash</text:span></text:p>
            </table:table-cell>
            <table:table-cell table:style-name="ce48" table:formula="of:=VLOOKUP([.A11];[skills.A:skills.B];2;0)" office:value-type="string" calcext:value-type="string" office:string-value="Bash">
              <text:p>Bash</text:p>
            </table:table-cell>
            <table:table-cell table:style-name="ce47" office:value-type="string" calcext:value-type="string">
              <text:p><text:span text:style-name="T1590">mp_cost</text:span></text:p>
            </table:table-cell>
            <table:table-cell office:value-type="float" calcext:value-type="float" office:value="0">
              <text:p>0</text:p>
            </table:table-cell>
            <table:table-cell table:number-columns-repeated="3"/>
            <table:table-cell table:style-name="ce49"/>
            <table:table-cell table:number-columns-repeated="1024"/>
          </table:table-row>
          <table:table-row table:style-name="ro882">
            <table:table-cell table:style-name="ce47" office:value-type="string" calcext:value-type="string">
              <text:p><text:span text:style-name="T1591">bite</text:span></text:p>
            </table:table-cell>
            <table:table-cell table:style-name="ce48" table:formula="of:=VLOOKUP([.A12];[skills.A:skills.B];2;0)" office:value-type="string" calcext:value-type="string" office:string-value="Bite">
              <text:p>Bite</text:p>
            </table:table-cell>
            <table:table-cell table:style-name="ce47" office:value-type="string" calcext:value-type="string">
              <text:p><text:span text:style-name="T1592">cooldown</text:span></text:p>
            </table:table-cell>
            <table:table-cell table:style-name="ce49" office:value-type="float" calcext:value-type="float" office:value="1">
              <text:p>1</text:p>
            </table:table-cell>
            <table:table-cell table:style-name="ce49"/>
            <table:table-cell table:number-columns-repeated="1024"/>
          </table:table-row>
          <table:table-row table:style-name="ro883">
            <table:table-cell table:style-name="ce47" office:value-type="string" calcext:value-type="string">
              <text:p><text:span text:style-name="T1593">bite</text:span></text:p>
            </table:table-cell>
            <table:table-cell table:style-name="ce48" table:formula="of:=VLOOKUP([.A13];[skills.A:skills.B];2;0)" office:value-type="string" calcext:value-type="string" office:string-value="Bite">
              <text:p>Bite</text:p>
            </table:table-cell>
            <table:table-cell table:style-name="ce47" office:value-type="string" calcext:value-type="string">
              <text:p><text:span text:style-name="T1594">crit</text:span></text:p>
            </table:table-cell>
            <table:table-cell table:style-name="ce49" office:value-type="string" calcext:value-type="string">
              <text:p><text:span text:style-name="T1595">0,65</text:span></text:p>
            </table:table-cell>
            <table:table-cell table:style-name="ce49"/>
            <table:table-cell table:number-columns-repeated="1024"/>
          </table:table-row>
          <table:table-row table:style-name="ro884">
            <table:table-cell table:style-name="ce47" office:value-type="string" calcext:value-type="string">
              <text:p><text:span text:style-name="T1596">bite</text:span></text:p>
            </table:table-cell>
            <table:table-cell table:style-name="ce48" table:formula="of:=VLOOKUP([.A14];[skills.A:skills.B];2;0)" office:value-type="string" calcext:value-type="string" office:string-value="Bite">
              <text:p>Bite</text:p>
            </table:table-cell>
            <table:table-cell table:style-name="ce47" office:value-type="string" calcext:value-type="string">
              <text:p><text:span text:style-name="T1597">damage</text:span></text:p>
            </table:table-cell>
            <table:table-cell table:style-name="ce50" office:value-type="float" calcext:value-type="float" office:value="1">
              <text:p>1</text:p>
            </table:table-cell>
            <table:table-cell table:style-name="ce50"/>
            <table:table-cell table:number-columns-repeated="1024"/>
          </table:table-row>
          <table:table-row table:style-name="ro885">
            <table:table-cell table:style-name="ce47" office:value-type="string" calcext:value-type="string">
              <text:p><text:span text:style-name="T1598">bite</text:span></text:p>
            </table:table-cell>
            <table:table-cell table:style-name="ce48" table:formula="of:=VLOOKUP([.A15];[skills.A:skills.B];2;0)" office:value-type="string" calcext:value-type="string" office:string-value="Bite">
              <text:p>Bite</text:p>
            </table:table-cell>
            <table:table-cell table:style-name="ce47" office:value-type="string" calcext:value-type="string">
              <text:p><text:span text:style-name="T1599">levels</text:span></text:p>
            </table:table-cell>
            <table:table-cell table:style-name="ce49" office:value-type="float" calcext:value-type="float" office:value="1">
              <text:p>1</text:p>
            </table:table-cell>
            <table:table-cell table:style-name="ce49"/>
            <table:table-cell table:number-columns-repeated="1024"/>
          </table:table-row>
          <table:table-row table:style-name="ro886">
            <table:table-cell table:style-name="ce51" office:value-type="string" calcext:value-type="string">
              <text:p>cure_light_wounds</text:p>
            </table:table-cell>
            <table:table-cell table:style-name="ce48" table:formula="of:=VLOOKUP([.A16];[skills.A:skills.B];2;0)" office:value-type="string" calcext:value-type="string" office:string-value="Cure Light Wounds">
              <text:p>Cure Light Wounds</text:p>
            </table:table-cell>
            <table:table-cell table:style-name="ce47" office:value-type="string" calcext:value-type="string">
              <text:p><text:span text:style-name="T1600">cooldown</text:span></text:p>
            </table:table-cell>
            <table:table-cell office:value-type="float" calcext:value-type="float" office:value="3">
              <text:p>3</text:p>
            </table:table-cell>
            <table:table-cell table:number-columns-repeated="3"/>
            <table:table-cell table:style-name="ce47"/>
            <table:table-cell table:number-columns-repeated="1024"/>
          </table:table-row>
          <table:table-row table:style-name="ro887">
            <table:table-cell table:style-name="ce51" office:value-type="string" calcext:value-type="string">
              <text:p>cure_light_wounds</text:p>
            </table:table-cell>
            <table:table-cell table:style-name="ce48" table:formula="of:=VLOOKUP([.A17];[skills.A:skills.B];2;0)" office:value-type="string" calcext:value-type="string" office:string-value="Cure Light Wounds">
              <text:p>Cure Light Wounds</text:p>
            </table:table-cell>
            <table:table-cell table:style-name="ce47" office:value-type="string" calcext:value-type="string">
              <text:p><text:span text:style-name="T1601">crit</text:span></text:p>
            </table:table-cell>
            <table:table-cell table:style-name="ce52" office:value-type="string" calcext:value-type="string">
              <text:p>2,0</text:p>
            </table:table-cell>
            <table:table-cell table:style-name="ce52"/>
            <table:table-cell table:number-columns-repeated="2"/>
            <table:table-cell table:style-name="ce47"/>
            <table:table-cell table:number-columns-repeated="1024"/>
          </table:table-row>
          <table:table-row table:style-name="ro888">
            <table:table-cell table:style-name="ce51" office:value-type="string" calcext:value-type="string">
              <text:p>cure_light_wounds</text:p>
            </table:table-cell>
            <table:table-cell table:style-name="ce48" table:formula="of:=VLOOKUP([.A18];[skills.A:skills.B];2;0)" office:value-type="string" calcext:value-type="string" office:string-value="Cure Light Wounds">
              <text:p>Cure Light Wounds</text:p>
            </table:table-cell>
            <table:table-cell office:value-type="string" calcext:value-type="string">
              <text:p><text:span text:style-name="T1602">damage</text:span></text:p>
            </table:table-cell>
            <table:table-cell office:value-type="float" calcext:value-type="float" office:value="20">
              <text:p>20</text:p>
            </table:table-cell>
            <table:table-cell table:number-columns-repeated="1024"/>
          </table:table-row>
          <table:table-row table:style-name="ro889">
            <table:table-cell table:style-name="ce51" office:value-type="string" calcext:value-type="string">
              <text:p>cure_light_wounds</text:p>
            </table:table-cell>
            <table:table-cell table:style-name="ce48" table:formula="of:=VLOOKUP([.A19];[skills.A:skills.B];2;0)" office:value-type="string" calcext:value-type="string" office:string-value="Cure Light Wounds">
              <text:p>Cure Light Wounds</text:p>
            </table:table-cell>
            <table:table-cell table:style-name="ce47" office:value-type="string" calcext:value-type="string">
              <text:p><text:span text:style-name="T1603">levels</text:span></text:p>
            </table:table-cell>
            <table:table-cell table:style-name="ce49" office:value-type="float" calcext:value-type="float" office:value="3">
              <text:p>3</text:p>
            </table:table-cell>
            <table:table-cell table:style-name="ce49"/>
            <table:table-cell table:number-columns-repeated="2"/>
            <table:table-cell table:style-name="ce47"/>
            <table:table-cell table:number-columns-repeated="1024"/>
          </table:table-row>
          <table:table-row table:style-name="ro890">
            <table:table-cell table:style-name="ce51" office:value-type="string" calcext:value-type="string">
              <text:p>cure_light_wounds</text:p>
            </table:table-cell>
            <table:table-cell table:style-name="ce48" table:formula="of:=VLOOKUP([.A20];[skills.A:skills.B];2;0)" office:value-type="string" calcext:value-type="string" office:string-value="Cure Light Wounds">
              <text:p>Cure Light Wounds</text:p>
            </table:table-cell>
            <table:table-cell table:style-name="ce47" office:value-type="string" calcext:value-type="string">
              <text:p><text:span text:style-name="T1604">mp_cost</text:span></text:p>
            </table:table-cell>
            <table:table-cell table:style-name="ce49" office:value-type="float" calcext:value-type="float" office:value="10">
              <text:p>10</text:p>
            </table:table-cell>
            <table:table-cell table:style-name="ce49"/>
            <table:table-cell table:number-columns-repeated="2"/>
            <table:table-cell table:style-name="ce47"/>
            <table:table-cell table:number-columns-repeated="1024"/>
          </table:table-row>
          <table:table-row table:style-name="ro891">
            <table:table-cell table:style-name="ce51" office:value-type="string" calcext:value-type="string">
              <text:p>double_whack</text:p>
            </table:table-cell>
            <table:table-cell table:style-name="ce48" table:formula="of:=VLOOKUP([.A21];[skills.A:skills.B];2;0)" office:value-type="string" calcext:value-type="string" office:string-value="Double Whack">
              <text:p>Double Whack</text:p>
            </table:table-cell>
            <table:table-cell table:style-name="ce47" office:value-type="string" calcext:value-type="string">
              <text:p><text:span text:style-name="T1605">cooldown</text:span></text:p>
            </table:table-cell>
            <table:table-cell office:value-type="float" calcext:value-type="float" office:value="1">
              <text:p>1</text:p>
            </table:table-cell>
            <table:table-cell table:number-columns-repeated="1024"/>
          </table:table-row>
          <table:table-row table:style-name="ro892">
            <table:table-cell table:style-name="ce51" office:value-type="string" calcext:value-type="string">
              <text:p>double_whack</text:p>
            </table:table-cell>
            <table:table-cell table:style-name="ce48" table:formula="of:=VLOOKUP([.A22];[skills.A:skills.B];2;0)" office:value-type="string" calcext:value-type="string" office:string-value="Double Whack">
              <text:p>Double Whack</text:p>
            </table:table-cell>
            <table:table-cell table:style-name="ce47" office:value-type="string" calcext:value-type="string">
              <text:p><text:span text:style-name="T1606">crit</text:span></text:p>
            </table:table-cell>
            <table:table-cell table:style-name="ce49" office:value-type="string" calcext:value-type="string">
              <text:p><text:span text:style-name="T1607">0,70</text:span></text:p>
            </table:table-cell>
            <table:table-cell table:style-name="ce49"/>
            <table:table-cell table:number-columns-repeated="1024"/>
          </table:table-row>
          <table:table-row table:style-name="ro893">
            <table:table-cell table:style-name="ce51" office:value-type="string" calcext:value-type="string">
              <text:p>double_whack</text:p>
            </table:table-cell>
            <table:table-cell table:style-name="ce48" table:formula="of:=VLOOKUP([.A23];[skills.A:skills.B];2;0)" office:value-type="string" calcext:value-type="string" office:string-value="Double Whack">
              <text:p>Double Whack</text:p>
            </table:table-cell>
            <table:table-cell table:style-name="ce47" office:value-type="string" calcext:value-type="string">
              <text:p><text:span text:style-name="T1608">damage</text:span></text:p>
            </table:table-cell>
            <table:table-cell table:style-name="ce49" office:value-type="float" calcext:value-type="float" office:value="10">
              <text:p>10</text:p>
            </table:table-cell>
            <table:table-cell table:style-name="ce49"/>
            <table:table-cell table:number-columns-repeated="1024"/>
          </table:table-row>
          <table:table-row table:style-name="ro894">
            <table:table-cell table:style-name="ce51" office:value-type="string" calcext:value-type="string">
              <text:p>double_whack</text:p>
            </table:table-cell>
            <table:table-cell table:style-name="ce48" table:formula="of:=VLOOKUP([.A24];[skills.A:skills.B];2;0)" office:value-type="string" calcext:value-type="string" office:string-value="Double Whack">
              <text:p>Double Whack</text:p>
            </table:table-cell>
            <table:table-cell table:style-name="ce47" office:value-type="string" calcext:value-type="string">
              <text:p><text:span text:style-name="T1609">levels</text:span></text:p>
            </table:table-cell>
            <table:table-cell table:style-name="ce49" office:value-type="float" calcext:value-type="float" office:value="1">
              <text:p>1</text:p>
            </table:table-cell>
            <table:table-cell table:style-name="ce49"/>
            <table:table-cell table:number-columns-repeated="1024"/>
          </table:table-row>
          <table:table-row table:style-name="ro895">
            <table:table-cell table:style-name="ce51" office:value-type="string" calcext:value-type="string">
              <text:p>double_whack</text:p>
            </table:table-cell>
            <table:table-cell table:style-name="ce48" table:formula="of:=VLOOKUP([.A25];[skills.A:skills.B];2;0)" office:value-type="string" calcext:value-type="string" office:string-value="Double Whack">
              <text:p>Double Whack</text:p>
            </table:table-cell>
            <table:table-cell table:style-name="ce47" office:value-type="string" calcext:value-type="string">
              <text:p><text:span text:style-name="T1610">mp_cost</text:span></text:p>
            </table:table-cell>
            <table:table-cell office:value-type="float" calcext:value-type="float" office:value="5">
              <text:p>5</text:p>
            </table:table-cell>
            <table:table-cell table:number-columns-repeated="1024"/>
          </table:table-row>
          <table:table-row table:style-name="ro896">
            <table:table-cell table:style-name="ce47" office:value-type="string" calcext:value-type="string">
              <text:p><text:span text:style-name="T1611">enrage</text:span></text:p>
            </table:table-cell>
            <table:table-cell table:style-name="ce48" table:formula="of:=VLOOKUP([.A26];[skills.A:skills.B];2;0)" office:value-type="string" calcext:value-type="string" office:string-value="Enrage">
              <text:p>Enrage</text:p>
            </table:table-cell>
            <table:table-cell table:style-name="ce47" office:value-type="string" calcext:value-type="string">
              <text:p><text:span text:style-name="T1612">bonus</text:span></text:p>
            </table:table-cell>
            <table:table-cell table:style-name="ce49" office:value-type="float" calcext:value-type="float" office:value="0.5">
              <text:p>0.5</text:p>
            </table:table-cell>
            <table:table-cell table:style-name="ce49"/>
            <table:table-cell table:number-columns-repeated="2"/>
            <table:table-cell table:style-name="ce53"/>
            <table:table-cell table:number-columns-repeated="1024"/>
          </table:table-row>
          <table:table-row table:style-name="ro897">
            <table:table-cell table:style-name="ce47" office:value-type="string" calcext:value-type="string">
              <text:p><text:span text:style-name="T1613">enrage</text:span></text:p>
            </table:table-cell>
            <table:table-cell table:style-name="ce48" table:formula="of:=VLOOKUP([.A27];[skills.A:skills.B];2;0)" office:value-type="string" calcext:value-type="string" office:string-value="Enrage">
              <text:p>Enrage</text:p>
            </table:table-cell>
            <table:table-cell table:style-name="ce47" office:value-type="string" calcext:value-type="string">
              <text:p><text:span text:style-name="T1614">cooldown</text:span></text:p>
            </table:table-cell>
            <table:table-cell office:value-type="float" calcext:value-type="float" office:value="7">
              <text:p>7</text:p>
            </table:table-cell>
            <table:table-cell table:number-columns-repeated="1024"/>
          </table:table-row>
          <table:table-row table:style-name="ro898">
            <table:table-cell table:style-name="ce47" office:value-type="string" calcext:value-type="string">
              <text:p><text:span text:style-name="T1615">enrage</text:span></text:p>
            </table:table-cell>
            <table:table-cell table:style-name="ce48" table:formula="of:=VLOOKUP([.A28];[skills.A:skills.B];2;0)" office:value-type="string" calcext:value-type="string" office:string-value="Enrage">
              <text:p>Enrage</text:p>
            </table:table-cell>
            <table:table-cell table:style-name="ce47" office:value-type="string" calcext:value-type="string">
              <text:p><text:span text:style-name="T1616">duration</text:span></text:p>
            </table:table-cell>
            <table:table-cell table:style-name="ce50" office:value-type="float" calcext:value-type="float" office:value="8">
              <text:p>8</text:p>
            </table:table-cell>
            <table:table-cell table:style-name="ce50"/>
            <table:table-cell table:number-columns-repeated="1024"/>
          </table:table-row>
          <table:table-row table:style-name="ro899">
            <table:table-cell table:style-name="ce47" office:value-type="string" calcext:value-type="string">
              <text:p><text:span text:style-name="T1617">enrage</text:span></text:p>
            </table:table-cell>
            <table:table-cell table:style-name="ce48" table:formula="of:=VLOOKUP([.A29];[skills.A:skills.B];2;0)" office:value-type="string" calcext:value-type="string" office:string-value="Enrage">
              <text:p>Enrage</text:p>
            </table:table-cell>
            <table:table-cell table:style-name="ce47" office:value-type="string" calcext:value-type="string">
              <text:p><text:span text:style-name="T1618">hp_cost</text:span></text:p>
            </table:table-cell>
            <table:table-cell table:style-name="ce49" office:value-type="float" calcext:value-type="float" office:value="2">
              <text:p>2</text:p>
            </table:table-cell>
            <table:table-cell table:style-name="ce49"/>
            <table:table-cell table:number-columns-repeated="1024"/>
          </table:table-row>
          <table:table-row table:style-name="ro900">
            <table:table-cell table:style-name="ce47" office:value-type="string" calcext:value-type="string">
              <text:p><text:span text:style-name="T1619">enrage</text:span></text:p>
            </table:table-cell>
            <table:table-cell table:style-name="ce48" table:formula="of:=VLOOKUP([.A30];[skills.A:skills.B];2;0)" office:value-type="string" calcext:value-type="string" office:string-value="Enrage">
              <text:p>Enrage</text:p>
            </table:table-cell>
            <table:table-cell table:style-name="ce47" office:value-type="string" calcext:value-type="string">
              <text:p><text:span text:style-name="T1620">levels</text:span></text:p>
            </table:table-cell>
            <table:table-cell table:style-name="ce49" office:value-type="float" calcext:value-type="float" office:value="1">
              <text:p>1</text:p>
            </table:table-cell>
            <table:table-cell table:style-name="ce49"/>
            <table:table-cell table:number-columns-repeated="1024"/>
          </table:table-row>
          <table:table-row table:style-name="ro901">
            <table:table-cell table:style-name="ce47" office:value-type="string" calcext:value-type="string">
              <text:p><text:span text:style-name="T1621">ethereal</text:span></text:p>
            </table:table-cell>
            <table:table-cell table:style-name="ce48" table:formula="of:=VLOOKUP([.A31];[skills.A:skills.B];2;0)" office:value-type="string" calcext:value-type="string" office:string-value="Become Ethereal">
              <text:p>Become Ethereal</text:p>
            </table:table-cell>
            <table:table-cell table:style-name="ce47" office:value-type="string" calcext:value-type="string">
              <text:p><text:span text:style-name="T1622">bonus</text:span></text:p>
            </table:table-cell>
            <table:table-cell table:style-name="ce49" office:value-type="float" calcext:value-type="float" office:value="1.5">
              <text:p>1.5</text:p>
            </table:table-cell>
            <table:table-cell table:style-name="ce49"/>
            <table:table-cell table:number-columns-repeated="2"/>
            <table:table-cell table:style-name="ce54"/>
            <table:table-cell table:number-columns-repeated="1024"/>
          </table:table-row>
          <table:table-row table:style-name="ro902">
            <table:table-cell table:style-name="ce47" office:value-type="string" calcext:value-type="string">
              <text:p><text:span text:style-name="T1623">ethereal</text:span></text:p>
            </table:table-cell>
            <table:table-cell table:style-name="ce48" table:formula="of:=VLOOKUP([.A32];[skills.A:skills.B];2;0)" office:value-type="string" calcext:value-type="string" office:string-value="Become Ethereal">
              <text:p>Become Ethereal</text:p>
            </table:table-cell>
            <table:table-cell table:style-name="ce47" office:value-type="string" calcext:value-type="string">
              <text:p><text:span text:style-name="T1624">cooldown</text:span></text:p>
            </table:table-cell>
            <table:table-cell office:value-type="float" calcext:value-type="float" office:value="6">
              <text:p>6</text:p>
            </table:table-cell>
            <table:table-cell table:number-columns-repeated="2"/>
            <table:table-cell table:style-name="ce49"/>
            <table:table-cell table:style-name="ce47"/>
            <table:table-cell table:number-columns-repeated="1024"/>
          </table:table-row>
          <table:table-row table:style-name="ro903">
            <table:table-cell table:style-name="ce47" office:value-type="string" calcext:value-type="string">
              <text:p><text:span text:style-name="T1625">ethereal</text:span></text:p>
            </table:table-cell>
            <table:table-cell table:style-name="ce48" table:formula="of:=VLOOKUP([.A33];[skills.A:skills.B];2;0)" office:value-type="string" calcext:value-type="string" office:string-value="Become Ethereal">
              <text:p>Become Ethereal</text:p>
            </table:table-cell>
            <table:table-cell table:style-name="ce47" office:value-type="string" calcext:value-type="string">
              <text:p><text:span text:style-name="T1626">duration</text:span></text:p>
            </table:table-cell>
            <table:table-cell table:style-name="ce49" office:value-type="float" calcext:value-type="float" office:value="4">
              <text:p>4</text:p>
            </table:table-cell>
            <table:table-cell table:style-name="ce49"/>
            <table:table-cell table:number-columns-repeated="2"/>
            <table:table-cell table:style-name="ce47"/>
            <table:table-cell table:number-columns-repeated="1024"/>
          </table:table-row>
          <table:table-row table:style-name="ro904">
            <table:table-cell table:style-name="ce47" office:value-type="string" calcext:value-type="string">
              <text:p><text:span text:style-name="T1627">ethereal</text:span></text:p>
            </table:table-cell>
            <table:table-cell table:style-name="ce48" table:formula="of:=VLOOKUP([.A34];[skills.A:skills.B];2;0)" office:value-type="string" calcext:value-type="string" office:string-value="Become Ethereal">
              <text:p>Become Ethereal</text:p>
            </table:table-cell>
            <table:table-cell table:style-name="ce47" office:value-type="string" calcext:value-type="string">
              <text:p><text:span text:style-name="T1628">levels</text:span></text:p>
            </table:table-cell>
            <table:table-cell table:style-name="ce49" office:value-type="float" calcext:value-type="float" office:value="1">
              <text:p>1</text:p>
            </table:table-cell>
            <table:table-cell table:style-name="ce49"/>
            <table:table-cell table:number-columns-repeated="1024"/>
          </table:table-row>
          <table:table-row table:style-name="ro905">
            <table:table-cell table:style-name="ce47" office:value-type="string" calcext:value-type="string">
              <text:p><text:span text:style-name="T1629">ethereal</text:span></text:p>
            </table:table-cell>
            <table:table-cell table:style-name="ce48" table:formula="of:=VLOOKUP([.A35];[skills.A:skills.B];2;0)" office:value-type="string" calcext:value-type="string" office:string-value="Become Ethereal">
              <text:p>Become Ethereal</text:p>
            </table:table-cell>
            <table:table-cell table:style-name="ce47" office:value-type="string" calcext:value-type="string">
              <text:p><text:span text:style-name="T1630">mp_cost</text:span></text:p>
            </table:table-cell>
            <table:table-cell office:value-type="float" calcext:value-type="float" office:value="30">
              <text:p>30</text:p>
            </table:table-cell>
            <table:table-cell/>
            <table:table-cell table:style-name="ce49"/>
            <table:table-cell/>
            <table:table-cell table:style-name="ce47"/>
            <table:table-cell table:number-columns-repeated="1024"/>
          </table:table-row>
          <table:table-row table:style-name="ro906">
            <table:table-cell table:style-name="ce55" office:value-type="string" calcext:value-type="string">
              <text:p>fast_strike</text:p>
            </table:table-cell>
            <table:table-cell table:style-name="ce55" table:formula="of:=VLOOKUP([.A36];[skills.A:skills.B];2;0)" office:value-type="string" calcext:value-type="string" office:string-value="Fast Strike">
              <text:p>Fast Strike</text:p>
            </table:table-cell>
            <table:table-cell table:style-name="ce55"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6"/>
            <table:table-cell table:number-columns-repeated="1024"/>
          </table:table-row>
          <table:table-row table:style-name="ro907">
            <table:table-cell table:style-name="ce55" office:value-type="string" calcext:value-type="string">
              <text:p>fast_strike</text:p>
            </table:table-cell>
            <table:table-cell table:style-name="ce55" table:formula="of:=VLOOKUP([.A37];[skills.A:skills.B];2;0)" office:value-type="string" calcext:value-type="string" office:string-value="Fast Strike">
              <text:p>Fast Strike</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908">
            <table:table-cell table:style-name="ce55" office:value-type="string" calcext:value-type="string">
              <text:p>fast_strike</text:p>
            </table:table-cell>
            <table:table-cell table:style-name="ce55" table:formula="of:=VLOOKUP([.A38];[skills.A:skills.B];2;0)" office:value-type="string" calcext:value-type="string" office:string-value="Fast Strike">
              <text:p>Fast Strike</text:p>
            </table:table-cell>
            <table:table-cell table:style-name="ce55"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909">
            <table:table-cell table:style-name="ce55" office:value-type="string" calcext:value-type="string">
              <text:p>fast_strike</text:p>
            </table:table-cell>
            <table:table-cell table:style-name="ce55" table:formula="of:=VLOOKUP([.A39];[skills.A:skills.B];2;0)" office:value-type="string" calcext:value-type="string" office:string-value="Fast Strike">
              <text:p>Fast Strike</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910">
            <table:table-cell table:style-name="ce55" office:value-type="string" calcext:value-type="string">
              <text:p>heavy_hit</text:p>
            </table:table-cell>
            <table:table-cell table:style-name="ce55" table:formula="of:=VLOOKUP([.A40];[skills.A:skills.B];2;0)" office:value-type="string" calcext:value-type="string" office:string-value="Heavy Hit">
              <text:p>Heavy Hit</text:p>
            </table:table-cell>
            <table:table-cell table:style-name="ce55"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6"/>
            <table:table-cell table:number-columns-repeated="1024"/>
          </table:table-row>
          <table:table-row table:style-name="ro911">
            <table:table-cell table:style-name="ce55" office:value-type="string" calcext:value-type="string">
              <text:p>heavy_hit</text:p>
            </table:table-cell>
            <table:table-cell table:style-name="ce55" table:formula="of:=VLOOKUP([.A41];[skills.A:skills.B];2;0)" office:value-type="string" calcext:value-type="string" office:string-value="Heavy Hit">
              <text:p>Heavy Hit</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912">
            <table:table-cell table:style-name="ce55" office:value-type="string" calcext:value-type="string">
              <text:p>heavy_hit</text:p>
            </table:table-cell>
            <table:table-cell table:style-name="ce55" table:formula="of:=VLOOKUP([.A42];[skills.A:skills.B];2;0)" office:value-type="string" calcext:value-type="string" office:string-value="Heavy Hit">
              <text:p>Heavy Hit</text:p>
            </table:table-cell>
            <table:table-cell table:style-name="ce55"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913">
            <table:table-cell table:style-name="ce55" office:value-type="string" calcext:value-type="string">
              <text:p>heavy_hit</text:p>
            </table:table-cell>
            <table:table-cell table:style-name="ce55" table:formula="of:=VLOOKUP([.A43];[skills.A:skills.B];2;0)" office:value-type="string" calcext:value-type="string" office:string-value="Heavy Hit">
              <text:p>Heavy Hit</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914">
            <table:table-cell table:style-name="ce55" office:value-type="string" calcext:value-type="string">
              <text:p>holy_arrow</text:p>
            </table:table-cell>
            <table:table-cell table:style-name="ce55" table:formula="of:=VLOOKUP([.A44];[skills.A:skills.B];2;0)" office:value-type="string" calcext:value-type="string" office:string-value="Holy Arrow">
              <text:p>Holy Arrow</text:p>
            </table:table-cell>
            <table:table-cell table:style-name="ce55" office:value-type="string" calcext:value-type="string">
              <text:p>cooldown</text:p>
            </table:table-cell>
            <table:table-cell table:style-name="ce38" office:value-type="float" calcext:value-type="float" office:value="2">
              <text:p>2</text:p>
            </table:table-cell>
            <table:table-cell table:style-name="ce38"/>
            <table:table-cell table:number-columns-repeated="3"/>
            <table:table-cell table:style-name="ce56"/>
            <table:table-cell table:number-columns-repeated="1024"/>
          </table:table-row>
          <table:table-row table:style-name="ro915">
            <table:table-cell table:style-name="ce55" office:value-type="string" calcext:value-type="string">
              <text:p>holy_arrow</text:p>
            </table:table-cell>
            <table:table-cell table:style-name="ce55" table:formula="of:=VLOOKUP([.A45];[skills.A:skills.B];2;0)" office:value-type="string" calcext:value-type="string" office:string-value="Holy Arrow">
              <text:p>Holy Arrow</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916">
            <table:table-cell table:style-name="ce55" office:value-type="string" calcext:value-type="string">
              <text:p>holy_arrow</text:p>
            </table:table-cell>
            <table:table-cell table:style-name="ce55" table:formula="of:=VLOOKUP([.A46];[skills.A:skills.B];2;0)" office:value-type="string" calcext:value-type="string" office:string-value="Holy Arrow">
              <text:p>Holy Arrow</text:p>
            </table:table-cell>
            <table:table-cell table:style-name="ce55"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917">
            <table:table-cell table:style-name="ce55" office:value-type="string" calcext:value-type="string">
              <text:p>holy_arrow</text:p>
            </table:table-cell>
            <table:table-cell table:style-name="ce55" table:formula="of:=VLOOKUP([.A47];[skills.A:skills.B];2;0)" office:value-type="string" calcext:value-type="string" office:string-value="Holy Arrow">
              <text:p>Holy Arrow</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918">
            <table:table-cell table:style-name="ce55" office:value-type="string" calcext:value-type="string">
              <text:p>holy_arrow</text:p>
            </table:table-cell>
            <table:table-cell table:style-name="ce55" table:formula="of:=VLOOKUP([.A48];[skills.A:skills.B];2;0)" office:value-type="string" calcext:value-type="string" office:string-value="Holy Arrow">
              <text:p>Holy Arrow</text:p>
            </table:table-cell>
            <table:table-cell table:style-name="ce55" office:value-type="string" calcext:value-type="string">
              <text:p>mp_cost</text:p>
            </table:table-cell>
            <table:table-cell table:style-name="ce56" office:value-type="float" calcext:value-type="float" office:value="4">
              <text:p>4</text:p>
            </table:table-cell>
            <table:table-cell table:style-name="ce56"/>
            <table:table-cell table:number-columns-repeated="1024"/>
          </table:table-row>
          <table:table-row table:style-name="ro919">
            <table:table-cell office:value-type="string" calcext:value-type="string">
              <text:p><text:span text:style-name="T1631">leech</text:span></text:p>
            </table:table-cell>
            <table:table-cell table:style-name="ce48" table:formula="of:=VLOOKUP([.A49];[skills.A:skills.B];2;0)" office:value-type="string" calcext:value-type="string" office:string-value="Leech">
              <text:p>Leech</text:p>
            </table:table-cell>
            <table:table-cell office:value-type="string" calcext:value-type="string">
              <text:p><text:span text:style-name="T1632">bonus</text:span></text:p>
            </table:table-cell>
            <table:table-cell table:style-name="ce53" office:value-type="string" calcext:value-type="string">
              <text:p>0,1</text:p>
            </table:table-cell>
            <table:table-cell table:style-name="ce53"/>
            <table:table-cell table:number-columns-repeated="1024"/>
          </table:table-row>
          <table:table-row table:style-name="ro920">
            <table:table-cell office:value-type="string" calcext:value-type="string">
              <text:p><text:span text:style-name="T1633">leech</text:span></text:p>
            </table:table-cell>
            <table:table-cell table:style-name="ce48" table:formula="of:=VLOOKUP([.A50];[skills.A:skills.B];2;0)" office:value-type="string" calcext:value-type="string" office:string-value="Leech">
              <text:p>Leech</text:p>
            </table:table-cell>
            <table:table-cell office:value-type="string" calcext:value-type="string">
              <text:p><text:span text:style-name="T1634">cooldown</text:span></text:p>
            </table:table-cell>
            <table:table-cell office:value-type="float" calcext:value-type="float" office:value="5">
              <text:p>5</text:p>
            </table:table-cell>
            <table:table-cell table:number-columns-repeated="1024"/>
          </table:table-row>
          <table:table-row table:style-name="ro921">
            <table:table-cell office:value-type="string" calcext:value-type="string">
              <text:p><text:span text:style-name="T1635">leech</text:span></text:p>
            </table:table-cell>
            <table:table-cell table:style-name="ce48" table:formula="of:=VLOOKUP([.A51];[skills.A:skills.B];2;0)" office:value-type="string" calcext:value-type="string" office:string-value="Leech">
              <text:p>Leech</text:p>
            </table:table-cell>
            <table:table-cell office:value-type="string" calcext:value-type="string">
              <text:p><text:span text:style-name="T1636">duration</text:span></text:p>
            </table:table-cell>
            <table:table-cell office:value-type="float" calcext:value-type="float" office:value="6">
              <text:p>6</text:p>
            </table:table-cell>
            <table:table-cell table:number-columns-repeated="1024"/>
          </table:table-row>
          <table:table-row table:style-name="ro922">
            <table:table-cell office:value-type="string" calcext:value-type="string">
              <text:p><text:span text:style-name="T1637">leech</text:span></text:p>
            </table:table-cell>
            <table:table-cell table:style-name="ce48" table:formula="of:=VLOOKUP([.A52];[skills.A:skills.B];2;0)" office:value-type="string" calcext:value-type="string" office:string-value="Leech">
              <text:p>Leech</text:p>
            </table:table-cell>
            <table:table-cell office:value-type="string" calcext:value-type="string">
              <text:p><text:span text:style-name="T1638">levels</text:span></text:p>
            </table:table-cell>
            <table:table-cell office:value-type="float" calcext:value-type="float" office:value="1">
              <text:p>1</text:p>
            </table:table-cell>
            <table:table-cell table:number-columns-repeated="1024"/>
          </table:table-row>
          <table:table-row table:style-name="ro923">
            <table:table-cell table:style-name="ce51" office:value-type="string" calcext:value-type="string">
              <text:p>mage_armor</text:p>
            </table:table-cell>
            <table:table-cell table:style-name="ce48" table:formula="of:=VLOOKUP([.A53];[skills.A:skills.B];2;0)" office:value-type="string" calcext:value-type="string" office:string-value="Mage Armor">
              <text:p>Mage Armor</text:p>
            </table:table-cell>
            <table:table-cell table:style-name="ce47" office:value-type="string" calcext:value-type="string">
              <text:p><text:span text:style-name="T1639">bonus</text:span></text:p>
            </table:table-cell>
            <table:table-cell table:style-name="ce49" office:value-type="string" calcext:value-type="string">
              <text:p><text:span text:style-name="T1640">0,50</text:span></text:p>
            </table:table-cell>
            <table:table-cell table:style-name="ce49"/>
            <table:table-cell/>
            <table:table-cell table:style-name="ce54"/>
            <table:table-cell table:number-columns-repeated="1024"/>
          </table:table-row>
          <table:table-row table:style-name="ro924">
            <table:table-cell table:style-name="ce51" office:value-type="string" calcext:value-type="string">
              <text:p>mage_armor</text:p>
            </table:table-cell>
            <table:table-cell table:style-name="ce48" table:formula="of:=VLOOKUP([.A54];[skills.A:skills.B];2;0)" office:value-type="string" calcext:value-type="string" office:string-value="Mage Armor">
              <text:p>Mage Armor</text:p>
            </table:table-cell>
            <table:table-cell table:style-name="ce47" office:value-type="string" calcext:value-type="string">
              <text:p><text:span text:style-name="T1641">cooldown</text:span></text:p>
            </table:table-cell>
            <table:table-cell table:style-name="ce49" office:value-type="float" calcext:value-type="float" office:value="8">
              <text:p>8</text:p>
            </table:table-cell>
            <table:table-cell table:style-name="ce49"/>
            <table:table-cell/>
            <table:table-cell table:style-name="ce47"/>
            <table:table-cell table:number-columns-repeated="1024"/>
          </table:table-row>
          <table:table-row table:style-name="ro925">
            <table:table-cell table:style-name="ce51" office:value-type="string" calcext:value-type="string">
              <text:p>mage_armor</text:p>
            </table:table-cell>
            <table:table-cell table:style-name="ce48" table:formula="of:=VLOOKUP([.A55];[skills.A:skills.B];2;0)" office:value-type="string" calcext:value-type="string" office:string-value="Mage Armor">
              <text:p>Mage Armor</text:p>
            </table:table-cell>
            <table:table-cell table:style-name="ce47" office:value-type="string" calcext:value-type="string">
              <text:p><text:span text:style-name="T1642">duration</text:span></text:p>
            </table:table-cell>
            <table:table-cell table:style-name="ce49" office:value-type="float" calcext:value-type="float" office:value="4">
              <text:p>4</text:p>
            </table:table-cell>
            <table:table-cell table:style-name="ce49"/>
            <table:table-cell/>
            <table:table-cell table:style-name="ce47"/>
            <table:table-cell table:number-columns-repeated="1024"/>
          </table:table-row>
          <table:table-row table:style-name="ro926">
            <table:table-cell table:style-name="ce51" office:value-type="string" calcext:value-type="string">
              <text:p>mage_armor</text:p>
            </table:table-cell>
            <table:table-cell table:style-name="ce48" table:formula="of:=VLOOKUP([.A56];[skills.A:skills.B];2;0)" office:value-type="string" calcext:value-type="string" office:string-value="Mage Armor">
              <text:p>Mage Armor</text:p>
            </table:table-cell>
            <table:table-cell table:style-name="ce47" office:value-type="string" calcext:value-type="string">
              <text:p><text:span text:style-name="T1643">levels</text:span></text:p>
            </table:table-cell>
            <table:table-cell table:style-name="ce49" office:value-type="float" calcext:value-type="float" office:value="1">
              <text:p>1</text:p>
            </table:table-cell>
            <table:table-cell table:style-name="ce49"/>
            <table:table-cell table:number-columns-repeated="1024"/>
          </table:table-row>
          <table:table-row table:style-name="ro927">
            <table:table-cell table:style-name="ce51" office:value-type="string" calcext:value-type="string">
              <text:p>mage_armor</text:p>
            </table:table-cell>
            <table:table-cell table:style-name="ce48" table:formula="of:=VLOOKUP([.A57];[skills.A:skills.B];2;0)" office:value-type="string" calcext:value-type="string" office:string-value="Mage Armor">
              <text:p>Mage Armor</text:p>
            </table:table-cell>
            <table:table-cell table:style-name="ce47" office:value-type="string" calcext:value-type="string">
              <text:p><text:span text:style-name="T1644">mp_cost</text:span></text:p>
            </table:table-cell>
            <table:table-cell table:style-name="ce49" office:value-type="float" calcext:value-type="float" office:value="20">
              <text:p>20</text:p>
            </table:table-cell>
            <table:table-cell table:style-name="ce49"/>
            <table:table-cell/>
            <table:table-cell table:style-name="ce47"/>
            <table:table-cell table:number-columns-repeated="1024"/>
          </table:table-row>
          <table:table-row table:style-name="ro928">
            <table:table-cell table:style-name="ce51" office:value-type="string" calcext:value-type="string">
              <text:p>magic_missile</text:p>
            </table:table-cell>
            <table:table-cell table:style-name="ce48" table:formula="of:=VLOOKUP([.A58];[skills.A:skills.B];2;0)" office:value-type="string" calcext:value-type="string" office:string-value="Magic Missile">
              <text:p>Magic Missile</text:p>
            </table:table-cell>
            <table:table-cell table:style-name="ce47" office:value-type="string" calcext:value-type="string">
              <text:p><text:span text:style-name="T1645">cooldown</text:span></text:p>
            </table:table-cell>
            <table:table-cell office:value-type="float" calcext:value-type="float" office:value="1">
              <text:p>1</text:p>
            </table:table-cell>
            <table:table-cell table:number-columns-repeated="1024"/>
          </table:table-row>
          <table:table-row table:style-name="ro929">
            <table:table-cell table:style-name="ce51" office:value-type="string" calcext:value-type="string">
              <text:p>magic_missile</text:p>
            </table:table-cell>
            <table:table-cell table:style-name="ce48" table:formula="of:=VLOOKUP([.A59];[skills.A:skills.B];2;0)" office:value-type="string" calcext:value-type="string" office:string-value="Magic Missile">
              <text:p>Magic Missile</text:p>
            </table:table-cell>
            <table:table-cell table:style-name="ce47" office:value-type="string" calcext:value-type="string">
              <text:p><text:span text:style-name="T1646">crit</text:span></text:p>
            </table:table-cell>
            <table:table-cell table:style-name="ce52" office:value-type="string" calcext:value-type="string">
              <text:p>0,80</text:p>
            </table:table-cell>
            <table:table-cell table:style-name="ce49"/>
            <table:table-cell table:number-columns-repeated="1024"/>
          </table:table-row>
          <table:table-row table:style-name="ro930">
            <table:table-cell table:style-name="ce51" office:value-type="string" calcext:value-type="string">
              <text:p>magic_missile</text:p>
            </table:table-cell>
            <table:table-cell table:style-name="ce48" table:formula="of:=VLOOKUP([.A60];[skills.A:skills.B];2;0)" office:value-type="string" calcext:value-type="string" office:string-value="Magic Missile">
              <text:p>Magic Missile</text:p>
            </table:table-cell>
            <table:table-cell table:style-name="ce47" office:value-type="string" calcext:value-type="string">
              <text:p><text:span text:style-name="T1647">damage</text:span></text:p>
            </table:table-cell>
            <table:table-cell table:style-name="ce50" office:value-type="float" calcext:value-type="float" office:value="10">
              <text:p>10</text:p>
            </table:table-cell>
            <table:table-cell table:style-name="ce50"/>
            <table:table-cell table:number-columns-repeated="2"/>
            <table:table-cell table:style-name="ce33"/>
            <table:table-cell table:number-columns-repeated="1024"/>
          </table:table-row>
          <table:table-row table:style-name="ro931">
            <table:table-cell table:style-name="ce51" office:value-type="string" calcext:value-type="string">
              <text:p>magic_missile</text:p>
            </table:table-cell>
            <table:table-cell table:style-name="ce48" table:formula="of:=VLOOKUP([.A61];[skills.A:skills.B];2;0)" office:value-type="string" calcext:value-type="string" office:string-value="Magic Missile">
              <text:p>Magic Missile</text:p>
            </table:table-cell>
            <table:table-cell table:style-name="ce47" office:value-type="string" calcext:value-type="string">
              <text:p><text:span text:style-name="T1648">levels</text:span></text:p>
            </table:table-cell>
            <table:table-cell table:style-name="ce49" office:value-type="float" calcext:value-type="float" office:value="1">
              <text:p>1</text:p>
            </table:table-cell>
            <table:table-cell table:style-name="ce49"/>
            <table:table-cell table:number-columns-repeated="1024"/>
          </table:table-row>
          <table:table-row table:style-name="ro932">
            <table:table-cell table:style-name="ce51" office:value-type="string" calcext:value-type="string">
              <text:p>magic_missile</text:p>
            </table:table-cell>
            <table:table-cell table:style-name="ce48" table:formula="of:=VLOOKUP([.A62];[skills.A:skills.B];2;0)" office:value-type="string" calcext:value-type="string" office:string-value="Magic Missile">
              <text:p>Magic Missile</text:p>
            </table:table-cell>
            <table:table-cell table:style-name="ce47" office:value-type="string" calcext:value-type="string">
              <text:p><text:span text:style-name="T1649">mp_cost</text:span></text:p>
            </table:table-cell>
            <table:table-cell office:value-type="float" calcext:value-type="float" office:value="5">
              <text:p>5</text:p>
            </table:table-cell>
            <table:table-cell/>
            <table:table-cell table:style-name="ce49"/>
            <table:table-cell table:number-columns-repeated="1024"/>
          </table:table-row>
          <table:table-row table:style-name="ro933">
            <table:table-cell table:style-name="ce55" office:value-type="string" calcext:value-type="string">
              <text:p>mana_bolt</text:p>
            </table:table-cell>
            <table:table-cell table:style-name="ce55" table:formula="of:=VLOOKUP([.A63];[skills.A:skills.B];2;0)" office:value-type="string" calcext:value-type="string" office:string-value="Mana Bolt">
              <text:p>Mana Bolt</text:p>
            </table:table-cell>
            <table:table-cell table:style-name="ce55" office:value-type="string" calcext:value-type="string">
              <text:p>cooldown</text:p>
            </table:table-cell>
            <table:table-cell table:style-name="ce38" office:value-type="float" calcext:value-type="float" office:value="2">
              <text:p>2</text:p>
            </table:table-cell>
            <table:table-cell table:style-name="ce38"/>
            <table:table-cell table:number-columns-repeated="1024"/>
          </table:table-row>
          <table:table-row table:style-name="ro934">
            <table:table-cell table:style-name="ce55" office:value-type="string" calcext:value-type="string">
              <text:p>mana_bolt</text:p>
            </table:table-cell>
            <table:table-cell table:style-name="ce55" table:formula="of:=VLOOKUP([.A64];[skills.A:skills.B];2;0)" office:value-type="string" calcext:value-type="string" office:string-value="Mana Bolt">
              <text:p>Mana Bolt</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935">
            <table:table-cell table:style-name="ce55" office:value-type="string" calcext:value-type="string">
              <text:p>mana_bolt</text:p>
            </table:table-cell>
            <table:table-cell table:style-name="ce55" table:formula="of:=VLOOKUP([.A65];[skills.A:skills.B];2;0)" office:value-type="string" calcext:value-type="string" office:string-value="Mana Bolt">
              <text:p>Mana Bolt</text:p>
            </table:table-cell>
            <table:table-cell table:style-name="ce55" office:value-type="string" calcext:value-type="string">
              <text:p>damage</text:p>
            </table:table-cell>
            <table:table-cell table:style-name="ce57" office:value-type="float" calcext:value-type="float" office:value="15">
              <text:p>15</text:p>
            </table:table-cell>
            <table:table-cell table:style-name="ce57"/>
            <table:table-cell table:number-columns-repeated="1024"/>
          </table:table-row>
          <table:table-row table:style-name="ro936">
            <table:table-cell table:style-name="ce55" office:value-type="string" calcext:value-type="string">
              <text:p>mana_bolt</text:p>
            </table:table-cell>
            <table:table-cell table:style-name="ce55" table:formula="of:=VLOOKUP([.A66];[skills.A:skills.B];2;0)" office:value-type="string" calcext:value-type="string" office:string-value="Mana Bolt">
              <text:p>Mana Bolt</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937">
            <table:table-cell table:style-name="ce55" office:value-type="string" calcext:value-type="string">
              <text:p>mana_bolt</text:p>
            </table:table-cell>
            <table:table-cell table:style-name="ce55" table:formula="of:=VLOOKUP([.A67];[skills.A:skills.B];2;0)" office:value-type="string" calcext:value-type="string" office:string-value="Mana Bolt">
              <text:p>Mana Bolt</text:p>
            </table:table-cell>
            <table:table-cell table:style-name="ce55" office:value-type="string" calcext:value-type="string">
              <text:p>mp_cost</text:p>
            </table:table-cell>
            <table:table-cell table:style-name="ce56" office:value-type="float" calcext:value-type="float" office:value="10">
              <text:p>10</text:p>
            </table:table-cell>
            <table:table-cell table:style-name="ce56"/>
            <table:table-cell table:number-columns-repeated="1024"/>
          </table:table-row>
          <table:table-row table:style-name="ro938">
            <table:table-cell table:style-name="ce47" office:value-type="string" calcext:value-type="string">
              <text:p><text:span text:style-name="T1650">regen_hp30</text:span></text:p>
            </table:table-cell>
            <table:table-cell table:style-name="ce48" table:formula="of:=VLOOKUP([.A68];[skills.A:skills.B];2;0)" office:value-type="string" calcext:value-type="string" office:string-value="Minor Health Regen">
              <text:p>Minor Health Regen</text:p>
            </table:table-cell>
            <table:table-cell table:style-name="ce47" office:value-type="string" calcext:value-type="string">
              <text:p><text:span text:style-name="T1651">cooldown</text:span></text:p>
            </table:table-cell>
            <table:table-cell table:style-name="ce49" office:value-type="float" calcext:value-type="float" office:value="1">
              <text:p>1</text:p>
            </table:table-cell>
            <table:table-cell table:style-name="ce47"/>
            <table:table-cell table:number-columns-repeated="1024"/>
          </table:table-row>
          <table:table-row table:style-name="ro939">
            <table:table-cell table:style-name="ce47" office:value-type="string" calcext:value-type="string">
              <text:p><text:span text:style-name="T1652">regen_hp30</text:span></text:p>
            </table:table-cell>
            <table:table-cell table:style-name="ce48" table:formula="of:=VLOOKUP([.A69];[skills.A:skills.B];2;0)" office:value-type="string" calcext:value-type="string" office:string-value="Minor Health Regen">
              <text:p>Minor Health Regen</text:p>
            </table:table-cell>
            <table:table-cell table:style-name="ce47" office:value-type="string" calcext:value-type="string">
              <text:p><text:span text:style-name="T1653">levels</text:span></text:p>
            </table:table-cell>
            <table:table-cell table:style-name="ce49" office:value-type="float" calcext:value-type="float" office:value="1">
              <text:p>1</text:p>
            </table:table-cell>
            <table:table-cell table:style-name="ce47"/>
            <table:table-cell table:number-columns-repeated="1024"/>
          </table:table-row>
          <table:table-row table:style-name="ro940">
            <table:table-cell table:style-name="ce47" office:value-type="string" calcext:value-type="string">
              <text:p><text:span text:style-name="T1654">regen_mp30</text:span></text:p>
            </table:table-cell>
            <table:table-cell table:style-name="ce48" table:formula="of:=VLOOKUP([.A70];[skills.A:skills.B];2;0)" office:value-type="string" calcext:value-type="string" office:string-value="Minor Magicka Regen">
              <text:p>Minor Magicka Regen</text:p>
            </table:table-cell>
            <table:table-cell table:style-name="ce47" office:value-type="string" calcext:value-type="string">
              <text:p><text:span text:style-name="T1655">cooldown</text:span></text:p>
            </table:table-cell>
            <table:table-cell table:style-name="ce49" office:value-type="float" calcext:value-type="float" office:value="1">
              <text:p>1</text:p>
            </table:table-cell>
            <table:table-cell table:style-name="ce47"/>
            <table:table-cell table:number-columns-repeated="1024"/>
          </table:table-row>
          <table:table-row table:style-name="ro941">
            <table:table-cell table:style-name="ce47" office:value-type="string" calcext:value-type="string">
              <text:p><text:span text:style-name="T1656">regen_mp30</text:span></text:p>
            </table:table-cell>
            <table:table-cell table:style-name="ce48" table:formula="of:=VLOOKUP([.A71];[skills.A:skills.B];2;0)" office:value-type="string" calcext:value-type="string" office:string-value="Minor Magicka Regen">
              <text:p>Minor Magicka Regen</text:p>
            </table:table-cell>
            <table:table-cell table:style-name="ce47" office:value-type="string" calcext:value-type="string">
              <text:p><text:span text:style-name="T1657">levels</text:span></text:p>
            </table:table-cell>
            <table:table-cell table:style-name="ce49" office:value-type="float" calcext:value-type="float" office:value="1">
              <text:p>1</text:p>
            </table:table-cell>
            <table:table-cell table:style-name="ce47"/>
            <table:table-cell table:number-columns-repeated="1024"/>
          </table:table-row>
          <table:table-row table:style-name="ro942">
            <table:table-cell table:style-name="ce47" office:value-type="string" calcext:value-type="string">
              <text:p><text:span text:style-name="T1658">smite</text:span></text:p>
            </table:table-cell>
            <table:table-cell table:style-name="ce48" table:formula="of:=VLOOKUP([.A72];[skills.A:skills.B];2;0)" office:value-type="string" calcext:value-type="string" office:string-value="Smite">
              <text:p>Smite</text:p>
            </table:table-cell>
            <table:table-cell table:style-name="ce47" office:value-type="string" calcext:value-type="string">
              <text:p><text:span text:style-name="T1659">cooldown</text:span></text:p>
            </table:table-cell>
            <table:table-cell office:value-type="float" calcext:value-type="float" office:value="1">
              <text:p>1</text:p>
            </table:table-cell>
            <table:table-cell table:number-columns-repeated="1024"/>
          </table:table-row>
          <table:table-row table:style-name="ro943">
            <table:table-cell table:style-name="ce47" office:value-type="string" calcext:value-type="string">
              <text:p><text:span text:style-name="T1660">smite</text:span></text:p>
            </table:table-cell>
            <table:table-cell table:style-name="ce48" table:formula="of:=VLOOKUP([.A73];[skills.A:skills.B];2;0)" office:value-type="string" calcext:value-type="string" office:string-value="Smite">
              <text:p>Smite</text:p>
            </table:table-cell>
            <table:table-cell table:style-name="ce47" office:value-type="string" calcext:value-type="string">
              <text:p><text:span text:style-name="T1661">crit</text:span></text:p>
            </table:table-cell>
            <table:table-cell table:style-name="ce52" office:value-type="string" calcext:value-type="string">
              <text:p>0,50</text:p>
            </table:table-cell>
            <table:table-cell table:style-name="ce49"/>
            <table:table-cell table:number-columns-repeated="1024"/>
          </table:table-row>
          <table:table-row table:style-name="ro944">
            <table:table-cell table:style-name="ce47" office:value-type="string" calcext:value-type="string">
              <text:p><text:span text:style-name="T1662">smite</text:span></text:p>
            </table:table-cell>
            <table:table-cell table:style-name="ce48" table:formula="of:=VLOOKUP([.A74];[skills.A:skills.B];2;0)" office:value-type="string" calcext:value-type="string" office:string-value="Smite">
              <text:p>Smite</text:p>
            </table:table-cell>
            <table:table-cell table:style-name="ce47" office:value-type="string" calcext:value-type="string">
              <text:p><text:span text:style-name="T1663">damage</text:span></text:p>
            </table:table-cell>
            <table:table-cell table:style-name="ce50" office:value-type="float" calcext:value-type="float" office:value="7">
              <text:p>7</text:p>
            </table:table-cell>
            <table:table-cell table:style-name="ce50"/>
            <table:table-cell table:number-columns-repeated="1024"/>
          </table:table-row>
          <table:table-row table:style-name="ro945">
            <table:table-cell table:style-name="ce47" office:value-type="string" calcext:value-type="string">
              <text:p><text:span text:style-name="T1664">smite</text:span></text:p>
            </table:table-cell>
            <table:table-cell table:style-name="ce48" table:formula="of:=VLOOKUP([.A75];[skills.A:skills.B];2;0)" office:value-type="string" calcext:value-type="string" office:string-value="Smite">
              <text:p>Smite</text:p>
            </table:table-cell>
            <table:table-cell table:style-name="ce47" office:value-type="string" calcext:value-type="string">
              <text:p><text:span text:style-name="T1665">levels</text:span></text:p>
            </table:table-cell>
            <table:table-cell table:style-name="ce49" office:value-type="float" calcext:value-type="float" office:value="1">
              <text:p>1</text:p>
            </table:table-cell>
            <table:table-cell table:style-name="ce49"/>
            <table:table-cell table:number-columns-repeated="1024"/>
          </table:table-row>
          <table:table-row table:style-name="ro946">
            <table:table-cell table:style-name="ce47" office:value-type="string" calcext:value-type="string">
              <text:p><text:span text:style-name="T1666">smite</text:span></text:p>
            </table:table-cell>
            <table:table-cell table:style-name="ce48" table:formula="of:=VLOOKUP([.A76];[skills.A:skills.B];2;0)" office:value-type="string" calcext:value-type="string" office:string-value="Smite">
              <text:p>Smite</text:p>
            </table:table-cell>
            <table:table-cell table:style-name="ce47" office:value-type="string" calcext:value-type="string">
              <text:p><text:span text:style-name="T1667">mp_cost</text:span></text:p>
            </table:table-cell>
            <table:table-cell table:style-name="ce49" office:value-type="float" calcext:value-type="float" office:value="2">
              <text:p>2</text:p>
            </table:table-cell>
            <table:table-cell table:style-name="ce49"/>
            <table:table-cell table:number-columns-repeated="1024"/>
          </table:table-row>
          <table:table-row table:style-name="ro947">
            <table:table-cell table:style-name="ce47" office:value-type="string" calcext:value-type="string">
              <text:p><text:span text:style-name="T1668">swing</text:span></text:p>
            </table:table-cell>
            <table:table-cell table:style-name="ce48" table:formula="of:=VLOOKUP([.A77];[skills.A:skills.B];2;0)" office:value-type="string" calcext:value-type="string" office:string-value="Swing">
              <text:p>Swing</text:p>
            </table:table-cell>
            <table:table-cell table:style-name="ce47" office:value-type="string" calcext:value-type="string">
              <text:p><text:span text:style-name="T1669">cooldown</text:span></text:p>
            </table:table-cell>
            <table:table-cell office:value-type="float" calcext:value-type="float" office:value="1">
              <text:p>1</text:p>
            </table:table-cell>
            <table:table-cell table:number-columns-repeated="1024"/>
          </table:table-row>
          <table:table-row table:style-name="ro948">
            <table:table-cell table:style-name="ce47" office:value-type="string" calcext:value-type="string">
              <text:p><text:span text:style-name="T1670">swing</text:span></text:p>
            </table:table-cell>
            <table:table-cell table:style-name="ce48" table:formula="of:=VLOOKUP([.A78];[skills.A:skills.B];2;0)" office:value-type="string" calcext:value-type="string" office:string-value="Swing">
              <text:p>Swing</text:p>
            </table:table-cell>
            <table:table-cell table:style-name="ce47" office:value-type="string" calcext:value-type="string">
              <text:p><text:span text:style-name="T1671">crit</text:span></text:p>
            </table:table-cell>
            <table:table-cell table:style-name="ce49" office:value-type="string" calcext:value-type="string">
              <text:p><text:span text:style-name="T1672">0,75</text:span></text:p>
            </table:table-cell>
            <table:table-cell table:style-name="ce49"/>
            <table:table-cell table:number-columns-repeated="1024"/>
          </table:table-row>
          <table:table-row table:style-name="ro949">
            <table:table-cell table:style-name="ce47" office:value-type="string" calcext:value-type="string">
              <text:p><text:span text:style-name="T1673">swing</text:span></text:p>
            </table:table-cell>
            <table:table-cell table:style-name="ce48" table:formula="of:=VLOOKUP([.A79];[skills.A:skills.B];2;0)" office:value-type="string" calcext:value-type="string" office:string-value="Swing">
              <text:p>Swing</text:p>
            </table:table-cell>
            <table:table-cell table:style-name="ce47" office:value-type="string" calcext:value-type="string">
              <text:p><text:span text:style-name="T1674">damage</text:span></text:p>
            </table:table-cell>
            <table:table-cell table:style-name="ce50" office:value-type="float" calcext:value-type="float" office:value="5">
              <text:p>5</text:p>
            </table:table-cell>
            <table:table-cell table:style-name="ce50"/>
            <table:table-cell table:number-columns-repeated="1024"/>
          </table:table-row>
          <table:table-row table:style-name="ro950">
            <table:table-cell table:style-name="ce47" office:value-type="string" calcext:value-type="string">
              <text:p><text:span text:style-name="T1675">swing</text:span></text:p>
            </table:table-cell>
            <table:table-cell table:style-name="ce48" table:formula="of:=VLOOKUP([.A80];[skills.A:skills.B];2;0)" office:value-type="string" calcext:value-type="string" office:string-value="Swing">
              <text:p>Swing</text:p>
            </table:table-cell>
            <table:table-cell table:style-name="ce47" office:value-type="string" calcext:value-type="string">
              <text:p><text:span text:style-name="T1676">levels</text:span></text:p>
            </table:table-cell>
            <table:table-cell table:style-name="ce49" office:value-type="float" calcext:value-type="float" office:value="1">
              <text:p>1</text:p>
            </table:table-cell>
            <table:table-cell table:style-name="ce49"/>
            <table:table-cell table:number-columns-repeated="1024"/>
          </table:table-row>
          <table:table-row table:style-name="ro951">
            <table:table-cell office:value-type="string" calcext:value-type="string">
              <text:p><text:span text:style-name="T1677">thorns</text:span></text:p>
            </table:table-cell>
            <table:table-cell table:style-name="ce48" table:formula="of:=VLOOKUP([.A81];[skills.A:skills.B];2;0)" office:value-type="string" calcext:value-type="string" office:string-value="Thorns">
              <text:p>Thorns</text:p>
            </table:table-cell>
            <table:table-cell office:value-type="string" calcext:value-type="string">
              <text:p><text:span text:style-name="T1678">bonus</text:span></text:p>
            </table:table-cell>
            <table:table-cell office:value-type="string" calcext:value-type="string">
              <text:p>0,50</text:p>
            </table:table-cell>
            <table:table-cell table:number-columns-repeated="1024"/>
          </table:table-row>
          <table:table-row table:style-name="ro952">
            <table:table-cell office:value-type="string" calcext:value-type="string">
              <text:p><text:span text:style-name="T1679">thorns</text:span></text:p>
            </table:table-cell>
            <table:table-cell table:style-name="ce48" table:formula="of:=VLOOKUP([.A82];[skills.A:skills.B];2;0)" office:value-type="string" calcext:value-type="string" office:string-value="Thorns">
              <text:p>Thorns</text:p>
            </table:table-cell>
            <table:table-cell office:value-type="string" calcext:value-type="string">
              <text:p><text:span text:style-name="T1680">cooldown</text:span></text:p>
            </table:table-cell>
            <table:table-cell office:value-type="float" calcext:value-type="float" office:value="4">
              <text:p>4</text:p>
            </table:table-cell>
            <table:table-cell table:number-columns-repeated="1024"/>
          </table:table-row>
          <table:table-row table:style-name="ro953">
            <table:table-cell office:value-type="string" calcext:value-type="string">
              <text:p><text:span text:style-name="T1681">thorns</text:span></text:p>
            </table:table-cell>
            <table:table-cell table:style-name="ce48" table:formula="of:=VLOOKUP([.A83];[skills.A:skills.B];2;0)" office:value-type="string" calcext:value-type="string" office:string-value="Thorns">
              <text:p>Thorns</text:p>
            </table:table-cell>
            <table:table-cell office:value-type="string" calcext:value-type="string">
              <text:p><text:span text:style-name="T1682">duration</text:span></text:p>
            </table:table-cell>
            <table:table-cell office:value-type="float" calcext:value-type="float" office:value="5">
              <text:p>5</text:p>
            </table:table-cell>
            <table:table-cell table:number-columns-repeated="1024"/>
          </table:table-row>
          <table:table-row table:style-name="ro954">
            <table:table-cell office:value-type="string" calcext:value-type="string">
              <text:p><text:span text:style-name="T1683">thorns</text:span></text:p>
            </table:table-cell>
            <table:table-cell table:style-name="ce48" table:formula="of:=VLOOKUP([.A84];[skills.A:skills.B];2;0)" office:value-type="string" calcext:value-type="string" office:string-value="Thorns">
              <text:p>Thorns</text:p>
            </table:table-cell>
            <table:table-cell office:value-type="string" calcext:value-type="string">
              <text:p><text:span text:style-name="T1684">levels</text:span></text:p>
            </table:table-cell>
            <table:table-cell office:value-type="float" calcext:value-type="float" office:value="1">
              <text:p>1</text:p>
            </table:table-cell>
            <table:table-cell table:number-columns-repeated="1024"/>
          </table:table-row>
          <table:table-row table:style-name="ro955">
            <table:table-cell table:style-name="ce33" office:value-type="string" calcext:value-type="string">
              <text:p>beer_stein_chug</text:p>
            </table:table-cell>
            <table:table-cell table:style-name="ce48" table:formula="of:=VLOOKUP([.A85];[skills.A:skills.B];2;0)" office:value-type="string" calcext:value-type="string" office:string-value="Chug">
              <text:p>Chug</text:p>
            </table:table-cell>
            <table:table-cell table:style-name="ce47" office:value-type="string" calcext:value-type="string">
              <text:p><text:span text:style-name="T1685">cooldown</text:span></text:p>
            </table:table-cell>
            <table:table-cell table:style-name="ce29" office:value-type="float" calcext:value-type="float" office:value="10">
              <text:p>10</text:p>
            </table:table-cell>
            <table:table-cell table:style-name="ce29"/>
            <table:table-cell/>
            <table:table-cell table:style-name="ce58"/>
            <table:table-cell table:number-columns-repeated="1024"/>
          </table:table-row>
          <table:table-row table:style-name="ro956">
            <table:table-cell table:style-name="ce33" office:value-type="string" calcext:value-type="string">
              <text:p>beer_stein_chug</text:p>
            </table:table-cell>
            <table:table-cell table:style-name="ce48" table:formula="of:=VLOOKUP([.A85];[skills.A:skills.B];2;0)" office:value-type="string" calcext:value-type="string" office:string-value="Chug">
              <text:p>Chug</text:p>
            </table:table-cell>
            <table:table-cell table:style-name="ce47" office:value-type="string" calcext:value-type="string">
              <text:p><text:span text:style-name="T1686">levels</text:span></text:p>
            </table:table-cell>
            <table:table-cell table:style-name="ce49" office:value-type="float" calcext:value-type="float" office:value="1">
              <text:p>1</text:p>
            </table:table-cell>
            <table:table-cell table:style-name="ce52"/>
            <table:table-cell table:number-columns-repeated="2"/>
            <table:table-cell table:style-name="ce47"/>
            <table:table-cell table:number-columns-repeated="1024"/>
          </table:table-row>
          <table:table-row table:style-name="ro957">
            <table:table-cell table:style-name="ce33" office:value-type="string" calcext:value-type="string">
              <text:p>beer_stein_chug</text:p>
            </table:table-cell>
            <table:table-cell table:style-name="ce48" table:formula="of:=VLOOKUP([.A86];[skills.A:skills.B];2;0)" office:value-type="string" calcext:value-type="string" office:string-value="Chug">
              <text:p>Chug</text:p>
            </table:table-cell>
            <table:table-cell table:style-name="ce29" office:value-type="string" calcext:value-type="string">
              <text:p>crit</text:p>
            </table:table-cell>
            <table:table-cell table:style-name="ce29" office:value-type="string" calcext:value-type="string">
              <text:p>0,05</text:p>
            </table:table-cell>
            <table:table-cell table:style-name="ce29"/>
            <table:table-cell table:number-columns-repeated="2"/>
            <table:table-cell table:style-name="ce47"/>
            <table:table-cell table:number-columns-repeated="1024"/>
          </table:table-row>
          <table:table-row table:style-name="ro958">
            <table:table-cell table:style-name="ce51" office:value-type="string" calcext:value-type="string">
              <text:p>stab</text:p>
            </table:table-cell>
            <table:table-cell table:style-name="ce48" table:formula="of:=VLOOKUP([.A88];[skills.A:skills.B];2;0)" office:value-type="string" calcext:value-type="string" office:string-value="Stab">
              <text:p>Stab</text:p>
            </table:table-cell>
            <table:table-cell table:style-name="ce47" office:value-type="string" calcext:value-type="string">
              <text:p><text:span text:style-name="T1687">cooldown</text:span></text:p>
            </table:table-cell>
            <table:table-cell table:style-name="ce29" office:value-type="float" calcext:value-type="float" office:value="1">
              <text:p>1</text:p>
            </table:table-cell>
            <table:table-cell table:style-name="ce58"/>
            <table:table-cell table:number-columns-repeated="2"/>
            <table:table-cell table:style-name="ce29"/>
            <table:table-cell table:number-columns-repeated="1024"/>
          </table:table-row>
          <table:table-row table:style-name="ro959">
            <table:table-cell table:style-name="ce51" office:value-type="string" calcext:value-type="string">
              <text:p>stab</text:p>
            </table:table-cell>
            <table:table-cell table:style-name="ce48" table:formula="of:=VLOOKUP([.A89];[skills.A:skills.B];2;0)" office:value-type="string" calcext:value-type="string" office:string-value="Stab">
              <text:p>Stab</text:p>
            </table:table-cell>
            <table:table-cell table:style-name="ce47" office:value-type="string" calcext:value-type="string">
              <text:p><text:span text:style-name="T1688">crit</text:span></text:p>
            </table:table-cell>
            <table:table-cell table:style-name="ce49" office:value-type="string" calcext:value-type="string">
              <text:p><text:span text:style-name="T1689">0,80</text:span></text:p>
            </table:table-cell>
            <table:table-cell table:style-name="ce49"/>
            <table:table-cell table:number-columns-repeated="1024"/>
          </table:table-row>
          <table:table-row table:style-name="ro960">
            <table:table-cell table:style-name="ce51" office:value-type="string" calcext:value-type="string">
              <text:p>stab</text:p>
            </table:table-cell>
            <table:table-cell table:style-name="ce48" table:formula="of:=VLOOKUP([.A90];[skills.A:skills.B];2;0)" office:value-type="string" calcext:value-type="string" office:string-value="Stab">
              <text:p>Stab</text:p>
            </table:table-cell>
            <table:table-cell table:style-name="ce47" office:value-type="string" calcext:value-type="string">
              <text:p><text:span text:style-name="T1690">damage</text:span></text:p>
            </table:table-cell>
            <table:table-cell table:style-name="ce50" office:value-type="float" calcext:value-type="float" office:value="5">
              <text:p>5</text:p>
            </table:table-cell>
            <table:table-cell table:style-name="ce50"/>
            <table:table-cell table:number-columns-repeated="1024"/>
          </table:table-row>
          <table:table-row table:style-name="ro961">
            <table:table-cell table:style-name="ce51" office:value-type="string" calcext:value-type="string">
              <text:p>stab</text:p>
            </table:table-cell>
            <table:table-cell table:style-name="ce48" table:formula="of:=VLOOKUP([.A91];[skills.A:skills.B];2;0)" office:value-type="string" calcext:value-type="string" office:string-value="Stab">
              <text:p>Stab</text:p>
            </table:table-cell>
            <table:table-cell table:style-name="ce47" office:value-type="string" calcext:value-type="string">
              <text:p><text:span text:style-name="T1691">levels</text:span></text:p>
            </table:table-cell>
            <table:table-cell table:style-name="ce49" office:value-type="float" calcext:value-type="float" office:value="1">
              <text:p>1</text:p>
            </table:table-cell>
            <table:table-cell table:style-name="ce49"/>
            <table:table-cell table:number-columns-repeated="1024"/>
          </table:table-row>
          <table:table-row table:style-name="ro962">
            <table:table-cell office:value-type="string" calcext:value-type="string">
              <text:p>mana_feed</text:p>
            </table:table-cell>
            <table:table-cell table:style-name="ce48" table:formula="of:=VLOOKUP([.A92];[skills.A:skills.B];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963">
            <table:table-cell table:style-name="ce22" office:value-type="string" calcext:value-type="string">
              <text:p>mana_feed</text:p>
            </table:table-cell>
            <table:table-cell table:style-name="ce48" table:formula="of:=VLOOKUP([.A93];[skills.A:skills.B];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964">
            <table:table-cell office:value-type="string" calcext:value-type="string">
              <text:p>mana_feed</text:p>
            </table:table-cell>
            <table:table-cell table:style-name="ce48" table:formula="of:=VLOOKUP([.A94];[skills.A:skills.B];2;0)" office:value-type="string" calcext:value-type="string" office:string-value="Magical Feed">
              <text:p>Magical Feed</text:p>
            </table:table-cell>
            <table:table-cell table:style-name="ce22" office:value-type="string" calcext:value-type="string">
              <text:p>bonus</text:p>
            </table:table-cell>
            <table:table-cell table:style-name="ce29" office:value-type="float" calcext:value-type="float" office:value="0.20000000000000001">
              <text:p>0.20000000000000001</text:p>
            </table:table-cell>
            <table:table-cell table:number-columns-repeated="1024"/>
          </table:table-row>
          <table:table-row table:style-name="ro965">
            <table:table-cell table:number-columns-repeated="1024"/>
          </table:table-row>
          <table:table-row table:style-name="ro966">
            <table:table-cell/>
            <table:table-cell table:style-name="ce48"/>
            <table:table-cell table:number-columns-repeated="1024"/>
          </table:table-row>
          <table:table-row table:style-name="ro870">
            <table:table-cell table:number-columns-repeated="1024"/>
          </table:table-row>
        </table:table-rows>
      </table:table>
      <table:table table:name="test_skill_script_values" table:style-name="ta11">
        <table:table-column table:style-name="co118" table:default-cell-style-name="Default"/>
        <table:table-header-columns/>
        <table:table-column table:style-name="co119" table:default-cell-style-name="Default"/>
        <table:table-header-columns/>
        <table:table-column table:number-columns-repeated="7" table:style-name="co117" table:default-cell-style-name="Default"/>
        <table:table-header-columns/>
        <table:table-column table:style-name="co120" table:default-cell-style-name="Default"/>
        <table:table-header-columns/>
        <table:table-column table:style-name="co121" table:default-cell-style-name="Default"/>
        <table:table-header-columns/>
        <table:table-column table:number-columns-repeated="2"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2" table:style-name="co117" table:default-cell-style-name="Default"/>
        <table:table-header-columns/>
        <table:table-column table:style-name="co126" table:default-cell-style-name="Default"/>
        <table:table-header-columns/>
        <table:table-column table:number-columns-repeated="2" table:style-name="co117" table:default-cell-style-name="Default"/>
        <table:table-header-columns/>
        <table:table-column table:style-name="co127" table:default-cell-style-name="Default"/>
        <table:table-header-columns/>
        <table:table-column table:number-columns-repeated="2"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2"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991" table:style-name="co117" table:default-cell-style-name="Default"/>
        <table:table-header-columns/>
        <table:table-row table:style-name="ro968">
          <table:table-cell office:value-type="string" calcext:value-type="string">
            <text:p>skill_id</text:p>
          </table:table-cell>
          <table:table-cell office:value-type="string" calcext:value-type="string">
            <text:p>FOUND</text:p>
          </table:table-cell>
          <table:table-cell table:style-name="ce59" office:value-type="string" calcext:value-type="string">
            <text:p>cooldown</text:p>
          </table:table-cell>
          <table:table-cell table:style-name="ce59" office:value-type="string" calcext:value-type="string">
            <text:p>mp_cost</text:p>
          </table:table-cell>
          <table:table-cell table:style-name="ce59" office:value-type="string" calcext:value-type="string">
            <text:p>hp_cost</text:p>
          </table:table-cell>
          <table:table-cell table:style-name="ce59" office:value-type="string" calcext:value-type="string">
            <text:p>damage</text:p>
          </table:table-cell>
          <table:table-cell table:style-name="ce59" office:value-type="string" calcext:value-type="string">
            <text:p>crit</text:p>
          </table:table-cell>
          <table:table-cell table:style-name="ce59" office:value-type="string" calcext:value-type="string">
            <text:p>duration</text:p>
          </table:table-cell>
          <table:table-cell table:style-name="ce59" office:value-type="string" calcext:value-type="string">
            <text:p>bonus</text:p>
          </table:table-cell>
          <table:table-cell table:style-name="ce60" office:value-type="string" calcext:value-type="string">
            <text:p>lvl_cooldown</text:p>
          </table:table-cell>
          <table:table-cell table:style-name="ce60" office:value-type="string" calcext:value-type="string">
            <text:p>lvl_mp_cost</text:p>
          </table:table-cell>
          <table:table-cell table:style-name="ce60" office:value-type="string" calcext:value-type="string">
            <text:p>lvl_hp_cost</text:p>
          </table:table-cell>
          <table:table-cell table:style-name="ce60" office:value-type="string" calcext:value-type="string">
            <text:p>lvl_damage</text:p>
          </table:table-cell>
          <table:table-cell table:style-name="ce60" office:value-type="string" calcext:value-type="string">
            <text:p>lvl_crit</text:p>
          </table:table-cell>
          <table:table-cell table:style-name="ce60" office:value-type="string" calcext:value-type="string">
            <text:p>lvl_duration</text:p>
          </table:table-cell>
          <table:table-cell table:style-name="ce60" office:value-type="string" calcext:value-type="string">
            <text:p>lvl_bonus</text:p>
          </table:table-cell>
          <table:table-cell table:number-columns-repeated="1024"/>
        </table:table-row>
        <table:table-row table:style-name="ro969">
          <table:table-cell table:style-name="ce47" office:value-type="string" calcext:value-type="string">
            <text:p><text:span text:style-name="T1692">nudge</text:span></text:p>
          </table:table-cell>
          <table:table-cell table:style-name="ce48" table:formula="of:=VLOOKUP([.A2];[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0">
          <table:table-cell table:style-name="ce47" office:value-type="string" calcext:value-type="string">
            <text:p><text:span text:style-name="T1693">bash</text:span></text:p>
          </table:table-cell>
          <table:table-cell table:style-name="ce48" table:formula="of:=VLOOKUP([.A3];[skills.A:skills.B];2;0)" office:value-type="string" calcext:value-type="string" office:string-value="Bash">
            <text:p>Bash</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7" office:value-type="string" calcext:value-type="string">
            <text:p><text:span text:style-name="T1694">swing</text:span></text:p>
          </table:table-cell>
          <table:table-cell table:style-name="ce48" table:formula="of:=VLOOKUP([.R3];[skills.C:skills.D];2;0)" office:value-type="float" calcext:value-type="float" office:value="1">
            <text:p>1</text:p>
          </table:table-cell>
          <table:table-cell table:style-name="ce47" office:value-type="string" calcext:value-type="string">
            <text:p><text:span text:style-name="T1695">cooldown</text:span></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971">
          <table:table-cell table:style-name="ce47" office:value-type="string" calcext:value-type="string">
            <text:p><text:span text:style-name="T1696">bite</text:span></text:p>
          </table:table-cell>
          <table:table-cell table:style-name="ce48" table:formula="of:=VLOOKUP([.A4];[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7" office:value-type="string" calcext:value-type="string">
            <text:p><text:span text:style-name="T1697">swing</text:span></text:p>
          </table:table-cell>
          <table:table-cell table:style-name="ce48" table:formula="of:=VLOOKUP([.R3];[skills.C:skills.D];2;0)" office:value-type="float" calcext:value-type="float" office:value="1">
            <text:p>1</text:p>
          </table:table-cell>
          <table:table-cell table:style-name="ce47" office:value-type="string" calcext:value-type="string">
            <text:p><text:span text:style-name="T1698">crit</text:span></text:p>
          </table:table-cell>
          <table:table-cell table:style-name="ce49" office:value-type="string" calcext:value-type="string">
            <text:p><text:span text:style-name="T1699">0,75</text:span></text:p>
          </table:table-cell>
          <table:table-cell table:style-name="ce49" office:value-type="string" calcext:value-type="string">
            <text:p><text:span text:style-name="T1700">0,75</text:span></text:p>
          </table:table-cell>
          <table:table-cell table:style-name="ce49" office:value-type="string" calcext:value-type="string">
            <text:p><text:span text:style-name="T1701">0,80</text:span></text:p>
          </table:table-cell>
          <table:table-cell table:style-name="ce49" office:value-type="string" calcext:value-type="string">
            <text:p><text:span text:style-name="T1702">0,85</text:span></text:p>
          </table:table-cell>
          <table:table-cell table:style-name="ce49" office:value-type="string" calcext:value-type="string">
            <text:p><text:span text:style-name="T1703">0,90</text:span></text:p>
          </table:table-cell>
          <table:table-cell table:style-name="ce49" office:value-type="string" calcext:value-type="string">
            <text:p><text:span text:style-name="T1704">0,95</text:span></text:p>
          </table:table-cell>
          <table:table-cell table:number-columns-repeated="1024"/>
        </table:table-row>
        <table:table-row table:style-name="ro972">
          <table:table-cell table:style-name="ce51" office:value-type="string" calcext:value-type="string">
            <text:p>cure_light_wounds</text:p>
          </table:table-cell>
          <table:table-cell table:style-name="ce48" table:formula="of:=VLOOKUP([.A5];[skills.A:skills.B];2;0)" office:value-type="string" calcext:value-type="string" office:string-value="Cure Light Wounds">
            <text:p>Cure Light Wounds</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47" office:value-type="string" calcext:value-type="string">
            <text:p><text:span text:style-name="T1705">swing</text:span></text:p>
          </table:table-cell>
          <table:table-cell table:style-name="ce48" table:formula="of:=VLOOKUP([.R3];[skills.C:skills.D];2;0)" office:value-type="float" calcext:value-type="float" office:value="1">
            <text:p>1</text:p>
          </table:table-cell>
          <table:table-cell table:style-name="ce47" office:value-type="string" calcext:value-type="string">
            <text:p><text:span text:style-name="T1706">damage</text:span></text:p>
          </table:table-cell>
          <table:table-cell table:style-name="ce50" office:value-type="float" calcext:value-type="float" office:value="5">
            <text:p>5</text:p>
          </table:table-cell>
          <table:table-cell table:style-name="ce50" office:value-type="float" calcext:value-type="float" office:value="7">
            <text:p>7</text:p>
          </table:table-cell>
          <table:table-cell table:style-name="ce50" office:value-type="float" calcext:value-type="float" office:value="9">
            <text:p>9</text:p>
          </table:table-cell>
          <table:table-cell table:style-name="ce50" office:value-type="float" calcext:value-type="float" office:value="11">
            <text:p>11</text:p>
          </table:table-cell>
          <table:table-cell table:style-name="ce29" office:value-type="float" calcext:value-type="float" office:value="13">
            <text:p>13</text:p>
          </table:table-cell>
          <table:table-cell table:style-name="ce29" office:value-type="float" calcext:value-type="float" office:value="15">
            <text:p>15</text:p>
          </table:table-cell>
          <table:table-cell table:number-columns-repeated="1024"/>
        </table:table-row>
        <table:table-row table:style-name="ro973">
          <table:table-cell table:style-name="ce55" office:value-type="string" calcext:value-type="string">
            <text:p>double_whack</text:p>
          </table:table-cell>
          <table:table-cell table:style-name="ce48" table:formula="of:=VLOOKUP([.A6];[skills.A:skills.B];2;0)" office:value-type="string" calcext:value-type="string" office:string-value="Double Whack">
            <text:p>Double Whack</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7" office:value-type="string" calcext:value-type="string">
            <text:p><text:span text:style-name="T1707">swing</text:span></text:p>
          </table:table-cell>
          <table:table-cell table:style-name="ce48" table:formula="of:=VLOOKUP([.R3];[skills.C:skills.D];2;0)" office:value-type="float" calcext:value-type="float" office:value="1">
            <text:p>1</text:p>
          </table:table-cell>
          <table:table-cell table:style-name="ce47" office:value-type="string" calcext:value-type="string">
            <text:p><text:span text:style-name="T1708">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974">
          <table:table-cell table:style-name="ce61" office:value-type="string" calcext:value-type="string">
            <text:p>enrage</text:p>
          </table:table-cell>
          <table:table-cell table:style-name="ce48" table:formula="of:=VLOOKUP([.A7];[skills.A:skills.B];2;0)" office:value-type="string" calcext:value-type="string" office:string-value="Enrage">
            <text:p>Enrag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975">
          <table:table-cell table:style-name="ce61" office:value-type="string" calcext:value-type="string">
            <text:p>ethereal</text:p>
          </table:table-cell>
          <table:table-cell table:style-name="ce48" table:formula="of:=VLOOKUP([.A8];[skills.A:skills.B];2;0)" office:value-type="string" calcext:value-type="string" office:string-value="Become Ethereal">
            <text:p>Become Ethereal</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76">
          <table:table-cell table:style-name="ce55" office:value-type="string" calcext:value-type="string">
            <text:p>fast_strike</text:p>
          </table:table-cell>
          <table:table-cell table:style-name="ce48" table:formula="of:=VLOOKUP([.A9];[skills.A:skills.B];2;0)" office:value-type="string" calcext:value-type="string" office:string-value="Fast Strike">
            <text:p>Fast Strik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7">
          <table:table-cell table:style-name="ce55" office:value-type="string" calcext:value-type="string">
            <text:p>heavy_hit</text:p>
          </table:table-cell>
          <table:table-cell table:style-name="ce48" table:formula="of:=VLOOKUP([.A10];[skills.A:skills.B];2;0)" office:value-type="string" calcext:value-type="string" office:string-value="Heavy Hit">
            <text:p>Heavy Hit</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8">
          <table:table-cell table:style-name="ce55" office:value-type="string" calcext:value-type="string">
            <text:p>holy_arrow</text:p>
          </table:table-cell>
          <table:table-cell table:style-name="ce48" table:formula="of:=VLOOKUP([.A11];[skills.A:skills.B];2;0)" office:value-type="string" calcext:value-type="string" office:string-value="Holy Arrow">
            <text:p>Holy Arrow</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9">
          <table:table-cell table:style-name="ce62" office:value-type="string" calcext:value-type="string">
            <text:p>leech</text:p>
          </table:table-cell>
          <table:table-cell table:style-name="ce48" table:formula="of:=VLOOKUP([.A12];[skills.A:skills.B];2;0)" office:value-type="string" calcext:value-type="string" office:string-value="Leech">
            <text:p>Leech</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80">
          <table:table-cell table:style-name="ce61" office:value-type="string" calcext:value-type="string">
            <text:p>mage_armor</text:p>
          </table:table-cell>
          <table:table-cell table:style-name="ce48" table:formula="of:=VLOOKUP([.A13];[skills.A:skills.B];2;0)" office:value-type="string" calcext:value-type="string" office:string-value="Mage Armor">
            <text:p>Mage Armor</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81">
          <table:table-cell table:style-name="ce51" office:value-type="string" calcext:value-type="string">
            <text:p>magic_missile</text:p>
          </table:table-cell>
          <table:table-cell table:style-name="ce48" table:formula="of:=VLOOKUP([.A14];[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2">
          <table:table-cell table:style-name="ce55" office:value-type="string" calcext:value-type="string">
            <text:p>mana_bolt</text:p>
          </table:table-cell>
          <table:table-cell table:style-name="ce48" table:formula="of:=VLOOKUP([.A15];[skills.A:skills.B];2;0)" office:value-type="string" calcext:value-type="string" office:string-value="Mana Bolt">
            <text:p>Mana Bolt</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3">
          <table:table-cell table:style-name="ce47" office:value-type="string" calcext:value-type="string">
            <text:p><text:span text:style-name="T1709">regen_hp30</text:span></text:p>
          </table:table-cell>
          <table:table-cell table:style-name="ce48" table:formula="of:=VLOOKUP([.A16];[skills.A:skills.B];2;0)" office:value-type="string" calcext:value-type="string" office:string-value="Minor Health Regen">
            <text:p>Minor Health Rege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4">
          <table:table-cell table:style-name="ce47" office:value-type="string" calcext:value-type="string">
            <text:p><text:span text:style-name="T1710">regen_mp30</text:span></text:p>
          </table:table-cell>
          <table:table-cell table:style-name="ce48" table:formula="of:=VLOOKUP([.A17];[skills.A:skills.B];2;0)" office:value-type="string" calcext:value-type="string" office:string-value="Minor Magicka Regen">
            <text:p>Minor Magicka Rege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5">
          <table:table-cell table:style-name="ce47" office:value-type="string" calcext:value-type="string">
            <text:p><text:span text:style-name="T1711">smite</text:span></text:p>
          </table:table-cell>
          <table:table-cell table:style-name="ce48" table:formula="of:=VLOOKUP([.A18];[skills.A:skills.B];2;0)" office:value-type="string" calcext:value-type="string" office:string-value="Smite">
            <text:p>Smit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6">
          <table:table-cell table:style-name="ce47" office:value-type="string" calcext:value-type="string">
            <text:p><text:span text:style-name="T1712">swing</text:span></text:p>
          </table:table-cell>
          <table:table-cell table:style-name="ce48" table:formula="of:=VLOOKUP([.A19];[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7">
          <table:table-cell table:style-name="ce62" office:value-type="string" calcext:value-type="string">
            <text:p>thorns</text:p>
          </table:table-cell>
          <table:table-cell table:style-name="ce48" table:formula="of:=VLOOKUP([.A20];[skills.A:skills.B];2;0)" office:value-type="string" calcext:value-type="string" office:string-value="Thorns">
            <text:p>Thorns</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88">
          <table:table-cell table:style-name="ce33" office:value-type="string" calcext:value-type="string">
            <text:p>beer_stein_chug</text:p>
          </table:table-cell>
          <table:table-cell table:style-name="ce48" table:formula="of:=VLOOKUP([.A21];[skills.A:skills.B];2;0)" office:value-type="string" calcext:value-type="string" office:string-value="Chug">
            <text:p>Chug</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9">
          <table:table-cell table:style-name="ce51" office:value-type="string" calcext:value-type="string">
            <text:p>stab</text:p>
          </table:table-cell>
          <table:table-cell table:style-name="ce48" table:formula="of:=VLOOKUP([.A22];[skills.A:skills.B];2;0)" office:value-type="string" calcext:value-type="string" office:string-value="Stab">
            <text:p>Stab</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0">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91">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92">
          <table:table-cell table:style-name="ce51"/>
          <table:table-cell table:style-name="ce48"/>
          <table:table-cell table:style-name="ce47"/>
          <table:table-cell table:style-name="ce29"/>
          <table:table-cell table:number-columns-repeated="1024"/>
        </table:table-row>
        <table:table-row table:style-name="ro993">
          <table:table-cell table:style-name="ce47"/>
          <table:table-cell table:style-name="ce48"/>
          <table:table-cell table:style-name="ce47"/>
          <table:table-cell table:style-name="ce49"/>
          <table:table-cell table:number-columns-repeated="3"/>
          <table:table-cell table:style-name="ce53"/>
          <table:table-cell table:style-name="ce29"/>
          <table:table-cell table:number-columns-repeated="1024"/>
        </table:table-row>
        <table:table-row table:style-name="ro994">
          <table:table-cell table:style-name="ce47"/>
          <table:table-cell table:style-name="ce48"/>
          <table:table-cell table:style-name="ce47"/>
          <table:table-cell table:style-name="ce29"/>
          <table:table-cell table:number-columns-repeated="1024"/>
        </table:table-row>
        <table:table-row table:style-name="ro995">
          <table:table-cell table:style-name="ce47"/>
          <table:table-cell table:style-name="ce48"/>
          <table:table-cell table:style-name="ce47"/>
          <table:table-cell table:style-name="ce50"/>
          <table:table-cell table:number-columns-repeated="5"/>
          <table:table-cell table:style-name="ce29"/>
          <table:table-cell table:number-columns-repeated="1024"/>
        </table:table-row>
        <table:table-row table:style-name="ro996">
          <table:table-cell table:style-name="ce47"/>
          <table:table-cell table:style-name="ce48"/>
          <table:table-cell table:number-columns-repeated="9"/>
          <table:table-cell table:style-name="ce29"/>
          <table:table-cell table:number-columns-repeated="1024"/>
        </table:table-row>
        <table:table-row table:style-name="ro997">
          <table:table-cell table:style-name="ce47"/>
          <table:table-cell table:style-name="ce48"/>
          <table:table-cell table:number-columns-repeated="9"/>
          <table:table-cell table:style-name="ce29"/>
          <table:table-cell table:number-columns-repeated="1024"/>
        </table:table-row>
        <table:table-row table:style-name="ro998">
          <table:table-cell table:style-name="ce47"/>
          <table:table-cell table:style-name="ce48"/>
          <table:table-cell table:number-columns-repeated="9"/>
          <table:table-cell table:style-name="ce29"/>
          <table:table-cell table:number-columns-repeated="1024"/>
        </table:table-row>
        <table:table-row table:style-name="ro999">
          <table:table-cell table:style-name="ce47"/>
          <table:table-cell table:style-name="ce48"/>
          <table:table-cell table:number-columns-repeated="9"/>
          <table:table-cell table:style-name="ce29"/>
          <table:table-cell table:number-columns-repeated="1024"/>
        </table:table-row>
        <table:table-row table:style-name="ro1000">
          <table:table-cell table:style-name="ce47"/>
          <table:table-cell table:style-name="ce48"/>
          <table:table-cell table:style-name="ce47"/>
          <table:table-cell table:style-name="ce49"/>
          <table:table-cell table:number-columns-repeated="3"/>
          <table:table-cell table:style-name="ce47"/>
          <table:table-cell table:style-name="ce29"/>
          <table:table-cell table:number-columns-repeated="1024"/>
        </table:table-row>
        <table:table-row table:style-name="ro1001">
          <table:table-cell table:style-name="ce47"/>
          <table:table-cell table:style-name="ce48"/>
          <table:table-cell table:style-name="ce47"/>
          <table:table-cell table:style-name="ce49"/>
          <table:table-cell table:number-columns-repeated="4"/>
          <table:table-cell table:style-name="ce29"/>
          <table:table-cell table:number-columns-repeated="1024"/>
        </table:table-row>
        <table:table-row table:style-name="ro1002">
          <table:table-cell table:style-name="ce47"/>
          <table:table-cell table:style-name="ce48"/>
          <table:table-cell table:style-name="ce47"/>
          <table:table-cell table:style-name="ce29"/>
          <table:table-cell/>
          <table:table-cell table:style-name="ce49"/>
          <table:table-cell/>
          <table:table-cell table:style-name="ce47"/>
          <table:table-cell table:style-name="ce29"/>
          <table:table-cell table:number-columns-repeated="1024"/>
        </table:table-row>
        <table:table-row table:style-name="ro1003">
          <table:table-cell table:style-name="ce51"/>
          <table:table-cell table:style-name="ce48"/>
          <table:table-cell table:style-name="ce47"/>
          <table:table-cell table:style-name="ce29"/>
          <table:table-cell table:number-columns-repeated="4"/>
          <table:table-cell table:style-name="ce49"/>
          <table:table-cell table:style-name="ce29"/>
          <table:table-cell table:number-columns-repeated="1024"/>
        </table:table-row>
        <table:table-row table:style-name="ro1004">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05">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1006">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07">
          <table:table-cell table:style-name="ce51"/>
          <table:table-cell table:style-name="ce48"/>
          <table:table-cell table:style-name="ce47"/>
          <table:table-cell table:style-name="ce29"/>
          <table:table-cell table:number-columns-repeated="4"/>
          <table:table-cell table:style-name="ce49"/>
          <table:table-cell table:style-name="ce29"/>
          <table:table-cell table:number-columns-repeated="1024"/>
        </table:table-row>
        <table:table-row table:style-name="ro1008">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09">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1010">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11">
          <table:table-cell table:style-name="ce51"/>
          <table:table-cell table:style-name="ce48"/>
          <table:table-cell table:style-name="ce47"/>
          <table:table-cell table:style-name="ce29"/>
          <table:table-cell table:number-columns-repeated="4"/>
          <table:table-cell table:style-name="ce49"/>
          <table:table-cell table:style-name="ce29"/>
          <table:table-cell table:number-columns-repeated="1024"/>
        </table:table-row>
        <table:table-row table:style-name="ro1012">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13">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1014">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15">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16">
          <table:table-cell table:style-name="ce29"/>
          <table:table-cell table:style-name="ce48"/>
          <table:table-cell table:style-name="ce29"/>
          <table:table-cell table:style-name="ce53"/>
          <table:table-cell table:number-columns-repeated="2"/>
          <table:table-cell table:style-name="ce29"/>
          <table:table-cell table:number-columns-repeated="1024"/>
        </table:table-row>
        <table:table-row table:style-name="ro1017">
          <table:table-cell table:style-name="ce29"/>
          <table:table-cell table:style-name="ce48"/>
          <table:table-cell table:style-name="ce29"/>
          <table:table-cell table:number-columns-repeated="1024"/>
        </table:table-row>
        <table:table-row table:style-name="ro1018">
          <table:table-cell table:style-name="ce29"/>
          <table:table-cell table:style-name="ce48"/>
          <table:table-cell table:style-name="ce29"/>
          <table:table-cell table:number-columns-repeated="1024"/>
        </table:table-row>
        <table:table-row table:style-name="ro1019">
          <table:table-cell table:style-name="ce29"/>
          <table:table-cell table:style-name="ce48"/>
          <table:table-cell table:style-name="ce29"/>
          <table:table-cell table:number-columns-repeated="1024"/>
        </table:table-row>
        <table:table-row table:style-name="ro1020">
          <table:table-cell table:style-name="ce51"/>
          <table:table-cell table:style-name="ce48"/>
          <table:table-cell table:style-name="ce47"/>
          <table:table-cell table:style-name="ce49"/>
          <table:table-cell table:number-columns-repeated="2"/>
          <table:table-cell table:style-name="ce54"/>
          <table:table-cell table:style-name="ce29"/>
          <table:table-cell table:number-columns-repeated="1024"/>
        </table:table-row>
        <table:table-row table:style-name="ro1021">
          <table:table-cell table:style-name="ce51"/>
          <table:table-cell table:style-name="ce48"/>
          <table:table-cell table:style-name="ce47"/>
          <table:table-cell table:style-name="ce49"/>
          <table:table-cell table:number-columns-repeated="2"/>
          <table:table-cell table:style-name="ce47"/>
          <table:table-cell table:style-name="ce29"/>
          <table:table-cell table:number-columns-repeated="1024"/>
        </table:table-row>
        <table:table-row table:style-name="ro1022">
          <table:table-cell table:style-name="ce51"/>
          <table:table-cell table:style-name="ce48"/>
          <table:table-cell table:style-name="ce47"/>
          <table:table-cell table:style-name="ce49"/>
          <table:table-cell table:number-columns-repeated="2"/>
          <table:table-cell table:style-name="ce47"/>
          <table:table-cell table:style-name="ce29"/>
          <table:table-cell table:number-columns-repeated="1024"/>
        </table:table-row>
        <table:table-row table:style-name="ro1023">
          <table:table-cell table:style-name="ce51"/>
          <table:table-cell table:style-name="ce48"/>
          <table:table-cell table:style-name="ce47"/>
          <table:table-cell table:style-name="ce49"/>
          <table:table-cell table:number-columns-repeated="3"/>
          <table:table-cell table:style-name="ce29"/>
          <table:table-cell table:number-columns-repeated="1024"/>
        </table:table-row>
        <table:table-row table:style-name="ro1024">
          <table:table-cell table:style-name="ce51"/>
          <table:table-cell table:style-name="ce48"/>
          <table:table-cell table:style-name="ce47"/>
          <table:table-cell table:style-name="ce49"/>
          <table:table-cell table:number-columns-repeated="2"/>
          <table:table-cell table:style-name="ce47"/>
          <table:table-cell table:style-name="ce29"/>
          <table:table-cell table:number-columns-repeated="1024"/>
        </table:table-row>
        <table:table-row table:style-name="ro1025">
          <table:table-cell table:style-name="ce51"/>
          <table:table-cell table:style-name="ce48"/>
          <table:table-cell table:style-name="ce47"/>
          <table:table-cell table:style-name="ce29"/>
          <table:table-cell table:number-columns-repeated="1024"/>
        </table:table-row>
        <table:table-row table:style-name="ro1026">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27">
          <table:table-cell table:style-name="ce51"/>
          <table:table-cell table:style-name="ce48"/>
          <table:table-cell table:style-name="ce47"/>
          <table:table-cell table:style-name="ce50"/>
          <table:table-cell table:number-columns-repeated="3"/>
          <table:table-cell table:style-name="ce33"/>
          <table:table-cell table:style-name="ce29"/>
          <table:table-cell table:number-columns-repeated="1024"/>
        </table:table-row>
        <table:table-row table:style-name="ro1028">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29">
          <table:table-cell table:style-name="ce51"/>
          <table:table-cell table:style-name="ce48"/>
          <table:table-cell table:style-name="ce47"/>
          <table:table-cell table:style-name="ce29"/>
          <table:table-cell/>
          <table:table-cell table:style-name="ce49"/>
          <table:table-cell table:number-columns-repeated="3"/>
          <table:table-cell table:style-name="ce29"/>
          <table:table-cell table:number-columns-repeated="1024"/>
        </table:table-row>
        <table:table-row table:style-name="ro1030">
          <table:table-cell table:style-name="ce51"/>
          <table:table-cell table:style-name="ce48"/>
          <table:table-cell table:style-name="ce47"/>
          <table:table-cell table:style-name="ce29"/>
          <table:table-cell table:number-columns-repeated="1024"/>
        </table:table-row>
        <table:table-row table:style-name="ro1031">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32">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1033">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34">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35">
          <table:table-cell table:style-name="ce47"/>
          <table:table-cell table:style-name="ce48"/>
          <table:table-cell table:style-name="ce47"/>
          <table:table-cell table:style-name="ce49"/>
          <table:table-cell table:style-name="ce47"/>
          <table:table-cell table:style-name="ce29"/>
          <table:table-cell table:number-columns-repeated="1024"/>
        </table:table-row>
        <table:table-row table:style-name="ro1036">
          <table:table-cell table:style-name="ce47"/>
          <table:table-cell table:style-name="ce48"/>
          <table:table-cell table:style-name="ce47"/>
          <table:table-cell table:style-name="ce49"/>
          <table:table-cell table:style-name="ce47"/>
          <table:table-cell table:style-name="ce29"/>
          <table:table-cell table:number-columns-repeated="1024"/>
        </table:table-row>
        <table:table-row table:style-name="ro1037">
          <table:table-cell table:style-name="ce47"/>
          <table:table-cell table:style-name="ce48"/>
          <table:table-cell table:style-name="ce47"/>
          <table:table-cell table:style-name="ce49"/>
          <table:table-cell table:style-name="ce47"/>
          <table:table-cell table:style-name="ce29"/>
          <table:table-cell table:number-columns-repeated="1024"/>
        </table:table-row>
        <table:table-row table:style-name="ro1038">
          <table:table-cell table:style-name="ce47"/>
          <table:table-cell table:style-name="ce48"/>
          <table:table-cell table:style-name="ce47"/>
          <table:table-cell table:style-name="ce49"/>
          <table:table-cell table:style-name="ce47"/>
          <table:table-cell table:style-name="ce29"/>
          <table:table-cell table:number-columns-repeated="1024"/>
        </table:table-row>
        <table:table-row table:style-name="ro1039">
          <table:table-cell table:style-name="ce47"/>
          <table:table-cell table:style-name="ce48"/>
          <table:table-cell table:style-name="ce47"/>
          <table:table-cell table:style-name="ce29"/>
          <table:table-cell table:number-columns-repeated="1024"/>
        </table:table-row>
        <table:table-row table:style-name="ro1040">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41">
          <table:table-cell table:style-name="ce47"/>
          <table:table-cell table:style-name="ce48"/>
          <table:table-cell table:style-name="ce47"/>
          <table:table-cell table:style-name="ce50"/>
          <table:table-cell table:number-columns-repeated="5"/>
          <table:table-cell table:style-name="ce29"/>
          <table:table-cell table:number-columns-repeated="1024"/>
        </table:table-row>
        <table:table-row table:style-name="ro1042">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43">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44">
          <table:table-cell table:style-name="ce47"/>
          <table:table-cell table:style-name="ce48"/>
          <table:table-cell table:style-name="ce47"/>
          <table:table-cell table:style-name="ce29"/>
          <table:table-cell table:number-columns-repeated="1024"/>
        </table:table-row>
        <table:table-row table:style-name="ro1045">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46">
          <table:table-cell table:style-name="ce47"/>
          <table:table-cell table:style-name="ce48"/>
          <table:table-cell table:style-name="ce47"/>
          <table:table-cell table:style-name="ce50"/>
          <table:table-cell table:number-columns-repeated="3"/>
          <table:table-cell table:style-name="ce29"/>
          <table:table-cell table:number-columns-repeated="1024"/>
        </table:table-row>
        <table:table-row table:style-name="ro1047">
          <table:table-cell table:style-name="ce47"/>
          <table:table-cell table:style-name="ce48"/>
          <table:table-cell table:style-name="ce47"/>
          <table:table-cell table:style-name="ce49"/>
          <table:table-cell table:number-columns-repeated="5"/>
          <table:table-cell table:style-name="ce29"/>
          <table:table-cell table:number-columns-repeated="1024"/>
        </table:table-row>
        <table:table-row table:style-name="ro1048">
          <table:table-cell table:style-name="ce29"/>
          <table:table-cell table:style-name="ce48"/>
          <table:table-cell table:style-name="ce29"/>
          <table:table-cell table:number-columns-repeated="1024"/>
        </table:table-row>
        <table:table-row table:style-name="ro1049">
          <table:table-cell table:style-name="ce29"/>
          <table:table-cell table:style-name="ce48"/>
          <table:table-cell table:style-name="ce29"/>
          <table:table-cell table:number-columns-repeated="1024"/>
        </table:table-row>
        <table:table-row table:style-name="ro1050">
          <table:table-cell table:style-name="ce29"/>
          <table:table-cell table:style-name="ce48"/>
          <table:table-cell table:style-name="ce29"/>
          <table:table-cell table:number-columns-repeated="1024"/>
        </table:table-row>
        <table:table-row table:style-name="ro1051">
          <table:table-cell table:style-name="ce29"/>
          <table:table-cell table:style-name="ce48"/>
          <table:table-cell table:style-name="ce29"/>
          <table:table-cell table:number-columns-repeated="1024"/>
        </table:table-row>
        <table:table-row table:style-name="ro1052">
          <table:table-cell table:style-name="ce33"/>
          <table:table-cell table:style-name="ce48"/>
          <table:table-cell table:style-name="ce47"/>
          <table:table-cell table:style-name="ce29"/>
          <table:table-cell table:number-columns-repeated="2"/>
          <table:table-cell table:style-name="ce58"/>
          <table:table-cell table:style-name="ce29"/>
          <table:table-cell table:number-columns-repeated="1024"/>
        </table:table-row>
        <table:table-row table:style-name="ro1053">
          <table:table-cell table:style-name="ce33"/>
          <table:table-cell table:style-name="ce48"/>
          <table:table-cell table:style-name="ce47"/>
          <table:table-cell table:style-name="ce49"/>
          <table:table-cell table:style-name="ce52"/>
          <table:table-cell table:number-columns-repeated="2"/>
          <table:table-cell table:style-name="ce47"/>
          <table:table-cell table:style-name="ce29"/>
          <table:table-cell table:number-columns-repeated="1024"/>
        </table:table-row>
        <table:table-row table:style-name="ro1054">
          <table:table-cell table:style-name="ce33"/>
          <table:table-cell table:style-name="ce48"/>
          <table:table-cell table:style-name="ce29"/>
          <table:table-cell table:number-columns-repeated="4"/>
          <table:table-cell table:style-name="ce47"/>
          <table:table-cell table:style-name="ce29"/>
          <table:table-cell table:number-columns-repeated="1024"/>
        </table:table-row>
        <table:table-row table:style-name="ro1055">
          <table:table-cell table:style-name="ce51"/>
          <table:table-cell table:style-name="ce48"/>
          <table:table-cell table:style-name="ce47"/>
          <table:table-cell table:style-name="ce29"/>
          <table:table-cell table:style-name="ce58"/>
          <table:table-cell table:number-columns-repeated="2"/>
          <table:table-cell table:style-name="ce29"/>
          <table:table-cell table:number-columns-repeated="1024"/>
        </table:table-row>
        <table:table-row table:style-name="ro1056">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1057">
          <table:table-cell table:style-name="ce51"/>
          <table:table-cell table:style-name="ce48"/>
          <table:table-cell table:style-name="ce47"/>
          <table:table-cell table:style-name="ce50"/>
          <table:table-cell table:number-columns-repeated="5"/>
          <table:table-cell table:style-name="ce29"/>
          <table:table-cell table:number-columns-repeated="1024"/>
        </table:table-row>
        <table:table-row table:style-name="ro1058">
          <table:table-cell table:style-name="ce51"/>
          <table:table-cell table:style-name="ce48"/>
          <table:table-cell table:style-name="ce47"/>
          <table:table-cell table:style-name="ce49"/>
          <table:table-cell table:number-columns-repeated="5"/>
          <table:table-cell table:style-name="ce29"/>
          <table:table-cell table:number-columns-repeated="1024"/>
        </table:table-row>
        <table:table-row table:style-name="ro967">
          <table:table-cell table:number-columns-repeated="1024"/>
        </table:table-row>
      </table:table>
      <table:table table:name="use_perspectives" table:style-name="ta12">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9" table:style-name="co141" table:default-cell-style-name="Default"/>
        <table:table-header-columns/>
        <table:table-column table:number-columns-repeated="1011" table:style-name="co142" table:default-cell-style-name="Default"/>
        <table:table-header-columns/>
        <table:table-column table:number-columns-repeated="101" table:style-name="co143" table:default-cell-style-name="Default"/>
        <table:table-header-columns/>
        <table:table-column table:style-name="co137" table:default-cell-style-name="Default"/>
        <table:table-header-columns/>
        <table:table-row table:style-name="ro1060">
          <table:table-cell office:value-type="string" calcext:value-type="string">
            <text:p><text:span text:style-name="T1713">use_case_id</text:span></text:p>
          </table:table-cell>
          <table:table-cell office:value-type="string" calcext:value-type="string">
            <text:p><text:span text:style-name="T1714">use_case_name</text:span></text:p>
          </table:table-cell>
          <table:table-cell office:value-type="string" calcext:value-type="string">
            <text:p><text:span text:style-name="T1715">key</text:span></text:p>
          </table:table-cell>
          <table:table-cell office:value-type="string" calcext:value-type="string">
            <text:p><text:span text:style-name="T1716">value</text:span></text:p>
          </table:table-cell>
          <table:table-cell table:number-columns-repeated="1024"/>
        </table:table-row>
        <table:table-row table:style-name="ro1061">
          <table:table-cell office:value-type="string" calcext:value-type="string">
            <text:p><text:span text:style-name="T1717">swing</text:span></text:p>
          </table:table-cell>
          <table:table-cell office:value-type="string" calcext:value-type="string">
            <text:p><text:span text:style-name="T1718">use_swing</text:span></text:p>
          </table:table-cell>
          <table:table-cell office:value-type="string" calcext:value-type="string">
            <text:p><text:span text:style-name="T1719">you on you</text:span></text:p>
          </table:table-cell>
          <table:table-cell office:value-type="string" calcext:value-type="string">
            <text:p><text:span text:style-name="T1720">You swing and hit yourself!</text:span></text:p>
          </table:table-cell>
          <table:table-cell table:number-columns-repeated="1024"/>
        </table:table-row>
        <table:table-row table:style-name="ro1062">
          <table:table-cell office:value-type="string" calcext:value-type="string">
            <text:p><text:span text:style-name="T1721">swing</text:span></text:p>
          </table:table-cell>
          <table:table-cell office:value-type="string" calcext:value-type="string">
            <text:p><text:span text:style-name="T1722">use_swing</text:span></text:p>
          </table:table-cell>
          <table:table-cell office:value-type="string" calcext:value-type="string">
            <text:p><text:span text:style-name="T1723">you on other</text:span></text:p>
          </table:table-cell>
          <table:table-cell office:value-type="string" calcext:value-type="string">
            <text:p><text:span text:style-name="T1724">You swing and hit #OTHER#</text:span></text:p>
          </table:table-cell>
          <table:table-cell table:number-columns-repeated="1024"/>
        </table:table-row>
        <table:table-row table:style-name="ro1063">
          <table:table-cell office:value-type="string" calcext:value-type="string">
            <text:p><text:span text:style-name="T1725">swing</text:span></text:p>
          </table:table-cell>
          <table:table-cell office:value-type="string" calcext:value-type="string">
            <text:p><text:span text:style-name="T1726">use_swing</text:span></text:p>
          </table:table-cell>
          <table:table-cell office:value-type="string" calcext:value-type="string">
            <text:p><text:span text:style-name="T1727">user on user</text:span></text:p>
          </table:table-cell>
          <table:table-cell office:value-type="string" calcext:value-type="string">
            <text:p><text:span text:style-name="T1728">#USER# swings and hits themselves!</text:span></text:p>
          </table:table-cell>
          <table:table-cell table:number-columns-repeated="1024"/>
        </table:table-row>
        <table:table-row table:style-name="ro1064">
          <table:table-cell office:value-type="string" calcext:value-type="string">
            <text:p><text:span text:style-name="T1729">swing</text:span></text:p>
          </table:table-cell>
          <table:table-cell office:value-type="string" calcext:value-type="string">
            <text:p><text:span text:style-name="T1730">use_swing</text:span></text:p>
          </table:table-cell>
          <table:table-cell office:value-type="string" calcext:value-type="string">
            <text:p><text:span text:style-name="T1731">user on you</text:span></text:p>
          </table:table-cell>
          <table:table-cell office:value-type="string" calcext:value-type="string">
            <text:p><text:span text:style-name="T1732">#USER# swings and hits you!</text:span></text:p>
          </table:table-cell>
          <table:table-cell table:number-columns-repeated="1024"/>
        </table:table-row>
        <table:table-row table:style-name="ro1065">
          <table:table-cell office:value-type="string" calcext:value-type="string">
            <text:p><text:span text:style-name="T1733">swing</text:span></text:p>
          </table:table-cell>
          <table:table-cell office:value-type="string" calcext:value-type="string">
            <text:p><text:span text:style-name="T1734">use_swing</text:span></text:p>
          </table:table-cell>
          <table:table-cell office:value-type="string" calcext:value-type="string">
            <text:p><text:span text:style-name="T1735">user on other</text:span></text:p>
          </table:table-cell>
          <table:table-cell office:value-type="string" calcext:value-type="string">
            <text:p><text:span text:style-name="T1736">#USER# swings and hits #OTHER#</text:span></text:p>
          </table:table-cell>
          <table:table-cell table:number-columns-repeated="1024"/>
        </table:table-row>
        <table:table-row table:style-name="ro1066">
          <table:table-cell office:value-type="string" calcext:value-type="string">
            <text:p><text:span text:style-name="T1737">swing</text:span></text:p>
          </table:table-cell>
          <table:table-cell office:value-type="string" calcext:value-type="string">
            <text:p><text:span text:style-name="T1738">use_swing</text:span></text:p>
          </table:table-cell>
          <table:table-cell office:value-type="string" calcext:value-type="string">
            <text:p><text:span text:style-name="T1739">you on you fail</text:span></text:p>
          </table:table-cell>
          <table:table-cell office:value-type="string" calcext:value-type="string">
            <text:p><text:span text:style-name="T1740">You lose your footing while swinging at yourself!</text:span></text:p>
          </table:table-cell>
          <table:table-cell table:number-columns-repeated="1024"/>
        </table:table-row>
        <table:table-row table:style-name="ro1067">
          <table:table-cell office:value-type="string" calcext:value-type="string">
            <text:p><text:span text:style-name="T1741">swing</text:span></text:p>
          </table:table-cell>
          <table:table-cell office:value-type="string" calcext:value-type="string">
            <text:p><text:span text:style-name="T1742">use_swing</text:span></text:p>
          </table:table-cell>
          <table:table-cell office:value-type="string" calcext:value-type="string">
            <text:p><text:span text:style-name="T1743">you on other fail</text:span></text:p>
          </table:table-cell>
          <table:table-cell office:value-type="string" calcext:value-type="string">
            <text:p><text:span text:style-name="T1744">You lose your footing while swinging at #OTHER#</text:span></text:p>
          </table:table-cell>
          <table:table-cell table:number-columns-repeated="1024"/>
        </table:table-row>
        <table:table-row table:style-name="ro1068">
          <table:table-cell office:value-type="string" calcext:value-type="string">
            <text:p><text:span text:style-name="T1745">swing</text:span></text:p>
          </table:table-cell>
          <table:table-cell office:value-type="string" calcext:value-type="string">
            <text:p><text:span text:style-name="T1746">use_swing</text:span></text:p>
          </table:table-cell>
          <table:table-cell office:value-type="string" calcext:value-type="string">
            <text:p><text:span text:style-name="T1747">user on user fail</text:span></text:p>
          </table:table-cell>
          <table:table-cell office:value-type="string" calcext:value-type="string">
            <text:p><text:span text:style-name="T1748">#USER# loses their footing while swinging at themselves</text:span></text:p>
          </table:table-cell>
          <table:table-cell table:number-columns-repeated="1024"/>
        </table:table-row>
        <table:table-row table:style-name="ro1069">
          <table:table-cell office:value-type="string" calcext:value-type="string">
            <text:p><text:span text:style-name="T1749">swing</text:span></text:p>
          </table:table-cell>
          <table:table-cell office:value-type="string" calcext:value-type="string">
            <text:p><text:span text:style-name="T1750">use_swing</text:span></text:p>
          </table:table-cell>
          <table:table-cell office:value-type="string" calcext:value-type="string">
            <text:p><text:span text:style-name="T1751">user on you fail</text:span></text:p>
          </table:table-cell>
          <table:table-cell office:value-type="string" calcext:value-type="string">
            <text:p><text:span text:style-name="T1752">#USER# loses their footing while swinging at you!</text:span></text:p>
          </table:table-cell>
          <table:table-cell table:number-columns-repeated="1024"/>
        </table:table-row>
        <table:table-row table:style-name="ro1070">
          <table:table-cell office:value-type="string" calcext:value-type="string">
            <text:p><text:span text:style-name="T1753">swing</text:span></text:p>
          </table:table-cell>
          <table:table-cell office:value-type="string" calcext:value-type="string">
            <text:p><text:span text:style-name="T1754">use_swing</text:span></text:p>
          </table:table-cell>
          <table:table-cell office:value-type="string" calcext:value-type="string">
            <text:p><text:span text:style-name="T1755">user on other fail</text:span></text:p>
          </table:table-cell>
          <table:table-cell office:value-type="string" calcext:value-type="string">
            <text:p><text:span text:style-name="T1756">#USER# loses their footing while swinging at #OTHER#</text:span></text:p>
          </table:table-cell>
          <table:table-cell table:number-columns-repeated="1024"/>
        </table:table-row>
        <table:table-row table:style-name="ro1071">
          <table:table-cell office:value-type="string" calcext:value-type="string">
            <text:p><text:span text:style-name="T1757">ethereal</text:span></text:p>
          </table:table-cell>
          <table:table-cell office:value-type="string" calcext:value-type="string">
            <text:p><text:span text:style-name="T1758">use_ethereal</text:span></text:p>
          </table:table-cell>
          <table:table-cell office:value-type="string" calcext:value-type="string">
            <text:p><text:span text:style-name="T1759">you on you</text:span></text:p>
          </table:table-cell>
          <table:table-cell office:value-type="string" calcext:value-type="string">
            <text:p><text:span text:style-name="T1760">You focus, and begin to fade</text:span></text:p>
          </table:table-cell>
          <table:table-cell table:number-columns-repeated="1024"/>
        </table:table-row>
        <table:table-row table:style-name="ro1072">
          <table:table-cell office:value-type="string" calcext:value-type="string">
            <text:p><text:span text:style-name="T1761">ethereal</text:span></text:p>
          </table:table-cell>
          <table:table-cell office:value-type="string" calcext:value-type="string">
            <text:p><text:span text:style-name="T1762">use_ethereal</text:span></text:p>
          </table:table-cell>
          <table:table-cell office:value-type="string" calcext:value-type="string">
            <text:p><text:span text:style-name="T1763">you on other</text:span></text:p>
          </table:table-cell>
          <table:table-cell office:value-type="string" calcext:value-type="string">
            <text:p><text:span text:style-name="T1764">You focus, and #OTHER# begins to fade</text:span></text:p>
          </table:table-cell>
          <table:table-cell table:number-columns-repeated="1024"/>
        </table:table-row>
        <table:table-row table:style-name="ro1073">
          <table:table-cell office:value-type="string" calcext:value-type="string">
            <text:p><text:span text:style-name="T1765">ethereal</text:span></text:p>
          </table:table-cell>
          <table:table-cell office:value-type="string" calcext:value-type="string">
            <text:p><text:span text:style-name="T1766">use_ethereal</text:span></text:p>
          </table:table-cell>
          <table:table-cell office:value-type="string" calcext:value-type="string">
            <text:p><text:span text:style-name="T1767">user on user</text:span></text:p>
          </table:table-cell>
          <table:table-cell office:value-type="string" calcext:value-type="string">
            <text:p><text:span text:style-name="T1768">#USER# focuses, and begins to fade</text:span></text:p>
          </table:table-cell>
          <table:table-cell table:number-columns-repeated="1024"/>
        </table:table-row>
        <table:table-row table:style-name="ro1074">
          <table:table-cell office:value-type="string" calcext:value-type="string">
            <text:p><text:span text:style-name="T1769">ethereal</text:span></text:p>
          </table:table-cell>
          <table:table-cell office:value-type="string" calcext:value-type="string">
            <text:p><text:span text:style-name="T1770">use_ethereal</text:span></text:p>
          </table:table-cell>
          <table:table-cell office:value-type="string" calcext:value-type="string">
            <text:p><text:span text:style-name="T1771">user on you</text:span></text:p>
          </table:table-cell>
          <table:table-cell office:value-type="string" calcext:value-type="string">
            <text:p><text:span text:style-name="T1772">#USER# focuses, and you begin to fade</text:span></text:p>
          </table:table-cell>
          <table:table-cell table:number-columns-repeated="1024"/>
        </table:table-row>
        <table:table-row table:style-name="ro1075">
          <table:table-cell office:value-type="string" calcext:value-type="string">
            <text:p><text:span text:style-name="T1773">ethereal</text:span></text:p>
          </table:table-cell>
          <table:table-cell office:value-type="string" calcext:value-type="string">
            <text:p><text:span text:style-name="T1774">use_ethereal</text:span></text:p>
          </table:table-cell>
          <table:table-cell office:value-type="string" calcext:value-type="string">
            <text:p><text:span text:style-name="T1775">user on other</text:span></text:p>
          </table:table-cell>
          <table:table-cell office:value-type="string" calcext:value-type="string">
            <text:p><text:span text:style-name="T1776">#USER# focuses, and #OTHER# begins to fade</text:span></text:p>
          </table:table-cell>
          <table:table-cell table:number-columns-repeated="1024"/>
        </table:table-row>
        <table:table-row table:style-name="ro1076">
          <table:table-cell office:value-type="string" calcext:value-type="string">
            <text:p><text:span text:style-name="T1777">ethereal</text:span></text:p>
          </table:table-cell>
          <table:table-cell office:value-type="string" calcext:value-type="string">
            <text:p><text:span text:style-name="T1778">use_ethereal</text:span></text:p>
          </table:table-cell>
          <table:table-cell office:value-type="string" calcext:value-type="string">
            <text:p><text:span text:style-name="T1779">you on you fail</text:span></text:p>
          </table:table-cell>
          <table:table-cell office:value-type="string" calcext:value-type="string">
            <text:p><text:span text:style-name="T1780">You lose your focus</text:span></text:p>
          </table:table-cell>
          <table:table-cell table:number-columns-repeated="1024"/>
        </table:table-row>
        <table:table-row table:style-name="ro1077">
          <table:table-cell office:value-type="string" calcext:value-type="string">
            <text:p><text:span text:style-name="T1781">ethereal</text:span></text:p>
          </table:table-cell>
          <table:table-cell office:value-type="string" calcext:value-type="string">
            <text:p><text:span text:style-name="T1782">use_ethereal</text:span></text:p>
          </table:table-cell>
          <table:table-cell office:value-type="string" calcext:value-type="string">
            <text:p><text:span text:style-name="T1783">you on other fail</text:span></text:p>
          </table:table-cell>
          <table:table-cell office:value-type="string" calcext:value-type="string">
            <text:p><text:span text:style-name="T1784">You lose your focus on #OTHER#</text:span></text:p>
          </table:table-cell>
          <table:table-cell table:number-columns-repeated="1024"/>
        </table:table-row>
        <table:table-row table:style-name="ro1078">
          <table:table-cell office:value-type="string" calcext:value-type="string">
            <text:p><text:span text:style-name="T1785">ethereal</text:span></text:p>
          </table:table-cell>
          <table:table-cell office:value-type="string" calcext:value-type="string">
            <text:p><text:span text:style-name="T1786">use_ethereal</text:span></text:p>
          </table:table-cell>
          <table:table-cell office:value-type="string" calcext:value-type="string">
            <text:p><text:span text:style-name="T1787">user on user fail</text:span></text:p>
          </table:table-cell>
          <table:table-cell office:value-type="string" calcext:value-type="string">
            <text:p><text:span text:style-name="T1788">#USER# loses their focus</text:span></text:p>
          </table:table-cell>
          <table:table-cell table:number-columns-repeated="1024"/>
        </table:table-row>
        <table:table-row table:style-name="ro1079">
          <table:table-cell office:value-type="string" calcext:value-type="string">
            <text:p><text:span text:style-name="T1789">ethereal</text:span></text:p>
          </table:table-cell>
          <table:table-cell office:value-type="string" calcext:value-type="string">
            <text:p><text:span text:style-name="T1790">use_ethereal</text:span></text:p>
          </table:table-cell>
          <table:table-cell office:value-type="string" calcext:value-type="string">
            <text:p><text:span text:style-name="T1791">user on you fail</text:span></text:p>
          </table:table-cell>
          <table:table-cell office:value-type="string" calcext:value-type="string">
            <text:p><text:span text:style-name="T1792">#USER# loses their focus on you</text:span></text:p>
          </table:table-cell>
          <table:table-cell table:number-columns-repeated="1024"/>
        </table:table-row>
        <table:table-row table:style-name="ro1080">
          <table:table-cell office:value-type="string" calcext:value-type="string">
            <text:p><text:span text:style-name="T1793">ethereal</text:span></text:p>
          </table:table-cell>
          <table:table-cell office:value-type="string" calcext:value-type="string">
            <text:p><text:span text:style-name="T1794">use_ethereal</text:span></text:p>
          </table:table-cell>
          <table:table-cell office:value-type="string" calcext:value-type="string">
            <text:p><text:span text:style-name="T1795">user on other fail</text:span></text:p>
          </table:table-cell>
          <table:table-cell office:value-type="string" calcext:value-type="string">
            <text:p><text:span text:style-name="T1796">#USER# loses their focus on #OTHER#</text:span></text:p>
          </table:table-cell>
          <table:table-cell table:number-columns-repeated="1024"/>
        </table:table-row>
        <table:table-row table:style-name="ro1081">
          <table:table-cell office:value-type="string" calcext:value-type="string">
            <text:p><text:span text:style-name="T1797">bash</text:span></text:p>
          </table:table-cell>
          <table:table-cell office:value-type="string" calcext:value-type="string">
            <text:p><text:span text:style-name="T1798">use_bash</text:span></text:p>
          </table:table-cell>
          <table:table-cell office:value-type="string" calcext:value-type="string">
            <text:p><text:span text:style-name="T1799">you on you</text:span></text:p>
          </table:table-cell>
          <table:table-cell office:value-type="string" calcext:value-type="string">
            <text:p><text:span text:style-name="T1800">You bash yourself</text:span></text:p>
          </table:table-cell>
          <table:table-cell table:number-columns-repeated="1024"/>
        </table:table-row>
        <table:table-row table:style-name="ro1082">
          <table:table-cell office:value-type="string" calcext:value-type="string">
            <text:p><text:span text:style-name="T1801">bash</text:span></text:p>
          </table:table-cell>
          <table:table-cell office:value-type="string" calcext:value-type="string">
            <text:p><text:span text:style-name="T1802">use_bash</text:span></text:p>
          </table:table-cell>
          <table:table-cell office:value-type="string" calcext:value-type="string">
            <text:p><text:span text:style-name="T1803">you on other</text:span></text:p>
          </table:table-cell>
          <table:table-cell office:value-type="string" calcext:value-type="string">
            <text:p><text:span text:style-name="T1804">You bash #OTHER#</text:span></text:p>
          </table:table-cell>
          <table:table-cell table:number-columns-repeated="1024"/>
        </table:table-row>
        <table:table-row table:style-name="ro1083">
          <table:table-cell office:value-type="string" calcext:value-type="string">
            <text:p><text:span text:style-name="T1805">bash</text:span></text:p>
          </table:table-cell>
          <table:table-cell office:value-type="string" calcext:value-type="string">
            <text:p><text:span text:style-name="T1806">use_bash</text:span></text:p>
          </table:table-cell>
          <table:table-cell office:value-type="string" calcext:value-type="string">
            <text:p><text:span text:style-name="T1807">user on user</text:span></text:p>
          </table:table-cell>
          <table:table-cell office:value-type="string" calcext:value-type="string">
            <text:p><text:span text:style-name="T1808">#USER# bashes themselves</text:span></text:p>
          </table:table-cell>
          <table:table-cell table:number-columns-repeated="1024"/>
        </table:table-row>
        <table:table-row table:style-name="ro1084">
          <table:table-cell office:value-type="string" calcext:value-type="string">
            <text:p><text:span text:style-name="T1809">bash</text:span></text:p>
          </table:table-cell>
          <table:table-cell office:value-type="string" calcext:value-type="string">
            <text:p><text:span text:style-name="T1810">use_bash</text:span></text:p>
          </table:table-cell>
          <table:table-cell office:value-type="string" calcext:value-type="string">
            <text:p><text:span text:style-name="T1811">user on you</text:span></text:p>
          </table:table-cell>
          <table:table-cell office:value-type="string" calcext:value-type="string">
            <text:p><text:span text:style-name="T1812">#USER# bashes you</text:span></text:p>
          </table:table-cell>
          <table:table-cell table:number-columns-repeated="1024"/>
        </table:table-row>
        <table:table-row table:style-name="ro1085">
          <table:table-cell office:value-type="string" calcext:value-type="string">
            <text:p><text:span text:style-name="T1813">bash</text:span></text:p>
          </table:table-cell>
          <table:table-cell office:value-type="string" calcext:value-type="string">
            <text:p><text:span text:style-name="T1814">use_bash</text:span></text:p>
          </table:table-cell>
          <table:table-cell office:value-type="string" calcext:value-type="string">
            <text:p><text:span text:style-name="T1815">user on other</text:span></text:p>
          </table:table-cell>
          <table:table-cell office:value-type="string" calcext:value-type="string">
            <text:p><text:span text:style-name="T1816">#USER# bashes #OTHER#</text:span></text:p>
          </table:table-cell>
          <table:table-cell table:number-columns-repeated="1024"/>
        </table:table-row>
        <table:table-row table:style-name="ro1086">
          <table:table-cell office:value-type="string" calcext:value-type="string">
            <text:p><text:span text:style-name="T1817">bash</text:span></text:p>
          </table:table-cell>
          <table:table-cell office:value-type="string" calcext:value-type="string">
            <text:p><text:span text:style-name="T1818">use_bash</text:span></text:p>
          </table:table-cell>
          <table:table-cell office:value-type="string" calcext:value-type="string">
            <text:p><text:span text:style-name="T1819">you on you fail</text:span></text:p>
          </table:table-cell>
          <table:table-cell office:value-type="string" calcext:value-type="string">
            <text:p><text:span text:style-name="T1820">You fail to bash yourself</text:span></text:p>
          </table:table-cell>
          <table:table-cell table:number-columns-repeated="1024"/>
        </table:table-row>
        <table:table-row table:style-name="ro1087">
          <table:table-cell office:value-type="string" calcext:value-type="string">
            <text:p><text:span text:style-name="T1821">bash</text:span></text:p>
          </table:table-cell>
          <table:table-cell office:value-type="string" calcext:value-type="string">
            <text:p><text:span text:style-name="T1822">use_bash</text:span></text:p>
          </table:table-cell>
          <table:table-cell office:value-type="string" calcext:value-type="string">
            <text:p><text:span text:style-name="T1823">you on other fail</text:span></text:p>
          </table:table-cell>
          <table:table-cell office:value-type="string" calcext:value-type="string">
            <text:p><text:span text:style-name="T1824">You fail to bash #OTHER#</text:span></text:p>
          </table:table-cell>
          <table:table-cell table:number-columns-repeated="1024"/>
        </table:table-row>
        <table:table-row table:style-name="ro1088">
          <table:table-cell office:value-type="string" calcext:value-type="string">
            <text:p><text:span text:style-name="T1825">bash</text:span></text:p>
          </table:table-cell>
          <table:table-cell office:value-type="string" calcext:value-type="string">
            <text:p><text:span text:style-name="T1826">use_bash</text:span></text:p>
          </table:table-cell>
          <table:table-cell office:value-type="string" calcext:value-type="string">
            <text:p><text:span text:style-name="T1827">user on user fail</text:span></text:p>
          </table:table-cell>
          <table:table-cell office:value-type="string" calcext:value-type="string">
            <text:p><text:span text:style-name="T1828">#USER# fails to bash themselves</text:span></text:p>
          </table:table-cell>
          <table:table-cell table:number-columns-repeated="1024"/>
        </table:table-row>
        <table:table-row table:style-name="ro1089">
          <table:table-cell office:value-type="string" calcext:value-type="string">
            <text:p><text:span text:style-name="T1829">bash</text:span></text:p>
          </table:table-cell>
          <table:table-cell office:value-type="string" calcext:value-type="string">
            <text:p><text:span text:style-name="T1830">use_bash</text:span></text:p>
          </table:table-cell>
          <table:table-cell office:value-type="string" calcext:value-type="string">
            <text:p><text:span text:style-name="T1831">user on you fail</text:span></text:p>
          </table:table-cell>
          <table:table-cell office:value-type="string" calcext:value-type="string">
            <text:p><text:span text:style-name="T1832">#USER# fails to bash you</text:span></text:p>
          </table:table-cell>
          <table:table-cell table:number-columns-repeated="1024"/>
        </table:table-row>
        <table:table-row table:style-name="ro1090">
          <table:table-cell office:value-type="string" calcext:value-type="string">
            <text:p><text:span text:style-name="T1833">bash</text:span></text:p>
          </table:table-cell>
          <table:table-cell office:value-type="string" calcext:value-type="string">
            <text:p><text:span text:style-name="T1834">use_bash</text:span></text:p>
          </table:table-cell>
          <table:table-cell office:value-type="string" calcext:value-type="string">
            <text:p><text:span text:style-name="T1835">user on other fail</text:span></text:p>
          </table:table-cell>
          <table:table-cell office:value-type="string" calcext:value-type="string">
            <text:p><text:span text:style-name="T1836">#USER# fails to bash #OTHER#</text:span></text:p>
          </table:table-cell>
          <table:table-cell table:number-columns-repeated="1024"/>
        </table:table-row>
        <table:table-row table:style-name="ro1091">
          <table:table-cell office:value-type="string" calcext:value-type="string">
            <text:p><text:span text:style-name="T1837">double whack</text:span></text:p>
          </table:table-cell>
          <table:table-cell office:value-type="string" calcext:value-type="string">
            <text:p><text:span text:style-name="T1838">use_double_whack</text:span></text:p>
          </table:table-cell>
          <table:table-cell office:value-type="string" calcext:value-type="string">
            <text:p><text:span text:style-name="T1839">you on you</text:span></text:p>
          </table:table-cell>
          <table:table-cell office:value-type="string" calcext:value-type="string">
            <text:p><text:span text:style-name="T1840">You whack and hit yourself!</text:span></text:p>
          </table:table-cell>
          <table:table-cell table:number-columns-repeated="1024"/>
        </table:table-row>
        <table:table-row table:style-name="ro1092">
          <table:table-cell office:value-type="string" calcext:value-type="string">
            <text:p><text:span text:style-name="T1841">double whack</text:span></text:p>
          </table:table-cell>
          <table:table-cell office:value-type="string" calcext:value-type="string">
            <text:p><text:span text:style-name="T1842">use_double_whack</text:span></text:p>
          </table:table-cell>
          <table:table-cell office:value-type="string" calcext:value-type="string">
            <text:p><text:span text:style-name="T1843">you on other</text:span></text:p>
          </table:table-cell>
          <table:table-cell office:value-type="string" calcext:value-type="string">
            <text:p><text:span text:style-name="T1844">You whack and hit #OTHER#</text:span></text:p>
          </table:table-cell>
          <table:table-cell table:number-columns-repeated="1024"/>
        </table:table-row>
        <table:table-row table:style-name="ro1093">
          <table:table-cell office:value-type="string" calcext:value-type="string">
            <text:p><text:span text:style-name="T1845">double whack</text:span></text:p>
          </table:table-cell>
          <table:table-cell office:value-type="string" calcext:value-type="string">
            <text:p><text:span text:style-name="T1846">use_double_whack</text:span></text:p>
          </table:table-cell>
          <table:table-cell office:value-type="string" calcext:value-type="string">
            <text:p><text:span text:style-name="T1847">user on user</text:span></text:p>
          </table:table-cell>
          <table:table-cell office:value-type="string" calcext:value-type="string">
            <text:p><text:span text:style-name="T1848">#USER# whacks and hits themselves!</text:span></text:p>
          </table:table-cell>
          <table:table-cell table:number-columns-repeated="1024"/>
        </table:table-row>
        <table:table-row table:style-name="ro1094">
          <table:table-cell office:value-type="string" calcext:value-type="string">
            <text:p><text:span text:style-name="T1849">double whack</text:span></text:p>
          </table:table-cell>
          <table:table-cell office:value-type="string" calcext:value-type="string">
            <text:p><text:span text:style-name="T1850">use_double_whack</text:span></text:p>
          </table:table-cell>
          <table:table-cell office:value-type="string" calcext:value-type="string">
            <text:p><text:span text:style-name="T1851">user on you</text:span></text:p>
          </table:table-cell>
          <table:table-cell office:value-type="string" calcext:value-type="string">
            <text:p><text:span text:style-name="T1852">#USER# whacks and hits you!</text:span></text:p>
          </table:table-cell>
          <table:table-cell table:number-columns-repeated="1024"/>
        </table:table-row>
        <table:table-row table:style-name="ro1095">
          <table:table-cell office:value-type="string" calcext:value-type="string">
            <text:p><text:span text:style-name="T1853">double whack</text:span></text:p>
          </table:table-cell>
          <table:table-cell office:value-type="string" calcext:value-type="string">
            <text:p><text:span text:style-name="T1854">use_double_whack</text:span></text:p>
          </table:table-cell>
          <table:table-cell office:value-type="string" calcext:value-type="string">
            <text:p><text:span text:style-name="T1855">user on other</text:span></text:p>
          </table:table-cell>
          <table:table-cell office:value-type="string" calcext:value-type="string">
            <text:p><text:span text:style-name="T1856">#USER# whacks and hits #OTHER#</text:span></text:p>
          </table:table-cell>
          <table:table-cell table:number-columns-repeated="1024"/>
        </table:table-row>
        <table:table-row table:style-name="ro1096">
          <table:table-cell office:value-type="string" calcext:value-type="string">
            <text:p><text:span text:style-name="T1857">double whack</text:span></text:p>
          </table:table-cell>
          <table:table-cell office:value-type="string" calcext:value-type="string">
            <text:p><text:span text:style-name="T1858">use_double_whack</text:span></text:p>
          </table:table-cell>
          <table:table-cell office:value-type="string" calcext:value-type="string">
            <text:p><text:span text:style-name="T1859">you on you fail</text:span></text:p>
          </table:table-cell>
          <table:table-cell office:value-type="string" calcext:value-type="string">
            <text:p><text:span text:style-name="T1860">You lose your footing while whacking at yourself!</text:span></text:p>
          </table:table-cell>
          <table:table-cell table:number-columns-repeated="1024"/>
        </table:table-row>
        <table:table-row table:style-name="ro1097">
          <table:table-cell office:value-type="string" calcext:value-type="string">
            <text:p><text:span text:style-name="T1861">double whack</text:span></text:p>
          </table:table-cell>
          <table:table-cell office:value-type="string" calcext:value-type="string">
            <text:p><text:span text:style-name="T1862">use_double_whack</text:span></text:p>
          </table:table-cell>
          <table:table-cell office:value-type="string" calcext:value-type="string">
            <text:p><text:span text:style-name="T1863">you on other fail</text:span></text:p>
          </table:table-cell>
          <table:table-cell office:value-type="string" calcext:value-type="string">
            <text:p><text:span text:style-name="T1864">You lose your footing while whacking at #OTHER#</text:span></text:p>
          </table:table-cell>
          <table:table-cell table:number-columns-repeated="1024"/>
        </table:table-row>
        <table:table-row table:style-name="ro1098">
          <table:table-cell office:value-type="string" calcext:value-type="string">
            <text:p><text:span text:style-name="T1865">double whack</text:span></text:p>
          </table:table-cell>
          <table:table-cell office:value-type="string" calcext:value-type="string">
            <text:p><text:span text:style-name="T1866">use_double_whack</text:span></text:p>
          </table:table-cell>
          <table:table-cell office:value-type="string" calcext:value-type="string">
            <text:p><text:span text:style-name="T1867">user on user fail</text:span></text:p>
          </table:table-cell>
          <table:table-cell office:value-type="string" calcext:value-type="string">
            <text:p><text:span text:style-name="T1868">#USER# loses their footing while whacking at themselves</text:span></text:p>
          </table:table-cell>
          <table:table-cell table:number-columns-repeated="1024"/>
        </table:table-row>
        <table:table-row table:style-name="ro1099">
          <table:table-cell office:value-type="string" calcext:value-type="string">
            <text:p><text:span text:style-name="T1869">double whack</text:span></text:p>
          </table:table-cell>
          <table:table-cell office:value-type="string" calcext:value-type="string">
            <text:p><text:span text:style-name="T1870">use_double_whack</text:span></text:p>
          </table:table-cell>
          <table:table-cell office:value-type="string" calcext:value-type="string">
            <text:p><text:span text:style-name="T1871">user on you fail</text:span></text:p>
          </table:table-cell>
          <table:table-cell office:value-type="string" calcext:value-type="string">
            <text:p><text:span text:style-name="T1872">#USER# loses their footing while whacking at you!</text:span></text:p>
          </table:table-cell>
          <table:table-cell table:number-columns-repeated="1024"/>
        </table:table-row>
        <table:table-row table:style-name="ro1100">
          <table:table-cell office:value-type="string" calcext:value-type="string">
            <text:p><text:span text:style-name="T1873">double whack</text:span></text:p>
          </table:table-cell>
          <table:table-cell office:value-type="string" calcext:value-type="string">
            <text:p><text:span text:style-name="T1874">use_double_whack</text:span></text:p>
          </table:table-cell>
          <table:table-cell office:value-type="string" calcext:value-type="string">
            <text:p><text:span text:style-name="T1875">user on other fail</text:span></text:p>
          </table:table-cell>
          <table:table-cell office:value-type="string" calcext:value-type="string">
            <text:p><text:span text:style-name="T1876">#USER# loses their footing while whacking at #OTHER#</text:span></text:p>
          </table:table-cell>
          <table:table-cell table:number-columns-repeated="1024"/>
        </table:table-row>
        <table:table-row table:style-name="ro1101">
          <table:table-cell office:value-type="string" calcext:value-type="string">
            <text:p><text:span text:style-name="T1877">smite</text:span></text:p>
          </table:table-cell>
          <table:table-cell office:value-type="string" calcext:value-type="string">
            <text:p><text:span text:style-name="T1878">use_smite</text:span></text:p>
          </table:table-cell>
          <table:table-cell office:value-type="string" calcext:value-type="string">
            <text:p><text:span text:style-name="T1879">you on you</text:span></text:p>
          </table:table-cell>
          <table:table-cell office:value-type="string" calcext:value-type="string">
            <text:p><text:span text:style-name="T1880">You smite yourself!</text:span></text:p>
          </table:table-cell>
          <table:table-cell table:number-columns-repeated="1024"/>
        </table:table-row>
        <table:table-row table:style-name="ro1102">
          <table:table-cell office:value-type="string" calcext:value-type="string">
            <text:p><text:span text:style-name="T1881">smite</text:span></text:p>
          </table:table-cell>
          <table:table-cell office:value-type="string" calcext:value-type="string">
            <text:p><text:span text:style-name="T1882">use_smite</text:span></text:p>
          </table:table-cell>
          <table:table-cell office:value-type="string" calcext:value-type="string">
            <text:p><text:span text:style-name="T1883">you on other</text:span></text:p>
          </table:table-cell>
          <table:table-cell office:value-type="string" calcext:value-type="string">
            <text:p><text:span text:style-name="T1884">You smite #OTHER#</text:span></text:p>
          </table:table-cell>
          <table:table-cell table:number-columns-repeated="1024"/>
        </table:table-row>
        <table:table-row table:style-name="ro1103">
          <table:table-cell office:value-type="string" calcext:value-type="string">
            <text:p><text:span text:style-name="T1885">smite</text:span></text:p>
          </table:table-cell>
          <table:table-cell office:value-type="string" calcext:value-type="string">
            <text:p><text:span text:style-name="T1886">use_smite</text:span></text:p>
          </table:table-cell>
          <table:table-cell office:value-type="string" calcext:value-type="string">
            <text:p><text:span text:style-name="T1887">user on user</text:span></text:p>
          </table:table-cell>
          <table:table-cell office:value-type="string" calcext:value-type="string">
            <text:p><text:span text:style-name="T1888">#USER# smites themselves!</text:span></text:p>
          </table:table-cell>
          <table:table-cell table:number-columns-repeated="1024"/>
        </table:table-row>
        <table:table-row table:style-name="ro1104">
          <table:table-cell office:value-type="string" calcext:value-type="string">
            <text:p><text:span text:style-name="T1889">smite</text:span></text:p>
          </table:table-cell>
          <table:table-cell office:value-type="string" calcext:value-type="string">
            <text:p><text:span text:style-name="T1890">use_smite</text:span></text:p>
          </table:table-cell>
          <table:table-cell office:value-type="string" calcext:value-type="string">
            <text:p><text:span text:style-name="T1891">user on you</text:span></text:p>
          </table:table-cell>
          <table:table-cell office:value-type="string" calcext:value-type="string">
            <text:p><text:span text:style-name="T1892">#USER# smites you!</text:span></text:p>
          </table:table-cell>
          <table:table-cell table:number-columns-repeated="1024"/>
        </table:table-row>
        <table:table-row table:style-name="ro1105">
          <table:table-cell office:value-type="string" calcext:value-type="string">
            <text:p><text:span text:style-name="T1893">smite</text:span></text:p>
          </table:table-cell>
          <table:table-cell office:value-type="string" calcext:value-type="string">
            <text:p><text:span text:style-name="T1894">use_smite</text:span></text:p>
          </table:table-cell>
          <table:table-cell office:value-type="string" calcext:value-type="string">
            <text:p><text:span text:style-name="T1895">user on other</text:span></text:p>
          </table:table-cell>
          <table:table-cell office:value-type="string" calcext:value-type="string">
            <text:p><text:span text:style-name="T1896">#USER# smites #OTHER#</text:span></text:p>
          </table:table-cell>
          <table:table-cell table:number-columns-repeated="1024"/>
        </table:table-row>
        <table:table-row table:style-name="ro1106">
          <table:table-cell office:value-type="string" calcext:value-type="string">
            <text:p><text:span text:style-name="T1897">smite</text:span></text:p>
          </table:table-cell>
          <table:table-cell office:value-type="string" calcext:value-type="string">
            <text:p><text:span text:style-name="T1898">use_smite</text:span></text:p>
          </table:table-cell>
          <table:table-cell office:value-type="string" calcext:value-type="string">
            <text:p><text:span text:style-name="T1899">you on you fail</text:span></text:p>
          </table:table-cell>
          <table:table-cell office:value-type="string" calcext:value-type="string">
            <text:p><text:span text:style-name="T1900">You fail to smite yourself!</text:span></text:p>
          </table:table-cell>
          <table:table-cell table:number-columns-repeated="1024"/>
        </table:table-row>
        <table:table-row table:style-name="ro1107">
          <table:table-cell office:value-type="string" calcext:value-type="string">
            <text:p><text:span text:style-name="T1901">smite</text:span></text:p>
          </table:table-cell>
          <table:table-cell office:value-type="string" calcext:value-type="string">
            <text:p><text:span text:style-name="T1902">use_smite</text:span></text:p>
          </table:table-cell>
          <table:table-cell office:value-type="string" calcext:value-type="string">
            <text:p><text:span text:style-name="T1903">you on other fail</text:span></text:p>
          </table:table-cell>
          <table:table-cell office:value-type="string" calcext:value-type="string">
            <text:p><text:span text:style-name="T1904">You fail to smite #OTHER#</text:span></text:p>
          </table:table-cell>
          <table:table-cell table:number-columns-repeated="1024"/>
        </table:table-row>
        <table:table-row table:style-name="ro1108">
          <table:table-cell office:value-type="string" calcext:value-type="string">
            <text:p><text:span text:style-name="T1905">smite</text:span></text:p>
          </table:table-cell>
          <table:table-cell office:value-type="string" calcext:value-type="string">
            <text:p><text:span text:style-name="T1906">use_smite</text:span></text:p>
          </table:table-cell>
          <table:table-cell office:value-type="string" calcext:value-type="string">
            <text:p><text:span text:style-name="T1907">user on user fail</text:span></text:p>
          </table:table-cell>
          <table:table-cell office:value-type="string" calcext:value-type="string">
            <text:p><text:span text:style-name="T1908">#USER# fails to smites themselves</text:span></text:p>
          </table:table-cell>
          <table:table-cell table:number-columns-repeated="1024"/>
        </table:table-row>
        <table:table-row table:style-name="ro1109">
          <table:table-cell office:value-type="string" calcext:value-type="string">
            <text:p><text:span text:style-name="T1909">smite</text:span></text:p>
          </table:table-cell>
          <table:table-cell office:value-type="string" calcext:value-type="string">
            <text:p><text:span text:style-name="T1910">use_smite</text:span></text:p>
          </table:table-cell>
          <table:table-cell office:value-type="string" calcext:value-type="string">
            <text:p><text:span text:style-name="T1911">user on you fail</text:span></text:p>
          </table:table-cell>
          <table:table-cell office:value-type="string" calcext:value-type="string">
            <text:p><text:span text:style-name="T1912">#USER# fails to smites you!</text:span></text:p>
          </table:table-cell>
          <table:table-cell table:number-columns-repeated="1024"/>
        </table:table-row>
        <table:table-row table:style-name="ro1110">
          <table:table-cell office:value-type="string" calcext:value-type="string">
            <text:p><text:span text:style-name="T1913">smite</text:span></text:p>
          </table:table-cell>
          <table:table-cell office:value-type="string" calcext:value-type="string">
            <text:p><text:span text:style-name="T1914">use_smite</text:span></text:p>
          </table:table-cell>
          <table:table-cell office:value-type="string" calcext:value-type="string">
            <text:p><text:span text:style-name="T1915">user on other fail</text:span></text:p>
          </table:table-cell>
          <table:table-cell office:value-type="string" calcext:value-type="string">
            <text:p><text:span text:style-name="T1916">#USER# fails to smites #OTHER#</text:span></text:p>
          </table:table-cell>
          <table:table-cell table:number-columns-repeated="1024"/>
        </table:table-row>
        <table:table-row table:style-name="ro1111">
          <table:table-cell office:value-type="string" calcext:value-type="string">
            <text:p><text:span text:style-name="T1917">cure light wounds</text:span></text:p>
          </table:table-cell>
          <table:table-cell office:value-type="string" calcext:value-type="string">
            <text:p><text:span text:style-name="T1918">use_cure_light_wounds</text:span></text:p>
          </table:table-cell>
          <table:table-cell office:value-type="string" calcext:value-type="string">
            <text:p><text:span text:style-name="T1919">you on you</text:span></text:p>
          </table:table-cell>
          <table:table-cell office:value-type="string" calcext:value-type="string">
            <text:p><text:span text:style-name="T1920">You pray for yourself</text:span></text:p>
          </table:table-cell>
          <table:table-cell table:number-columns-repeated="1024"/>
        </table:table-row>
        <table:table-row table:style-name="ro1112">
          <table:table-cell office:value-type="string" calcext:value-type="string">
            <text:p><text:span text:style-name="T1921">cure light wounds</text:span></text:p>
          </table:table-cell>
          <table:table-cell office:value-type="string" calcext:value-type="string">
            <text:p><text:span text:style-name="T1922">use_cure_light_wounds</text:span></text:p>
          </table:table-cell>
          <table:table-cell office:value-type="string" calcext:value-type="string">
            <text:p><text:span text:style-name="T1923">you on other</text:span></text:p>
          </table:table-cell>
          <table:table-cell office:value-type="string" calcext:value-type="string">
            <text:p><text:span text:style-name="T1924">You pray for #OTHER#</text:span></text:p>
          </table:table-cell>
          <table:table-cell table:number-columns-repeated="1024"/>
        </table:table-row>
        <table:table-row table:style-name="ro1113">
          <table:table-cell office:value-type="string" calcext:value-type="string">
            <text:p><text:span text:style-name="T1925">cure light wounds</text:span></text:p>
          </table:table-cell>
          <table:table-cell office:value-type="string" calcext:value-type="string">
            <text:p><text:span text:style-name="T1926">use_cure_light_wounds</text:span></text:p>
          </table:table-cell>
          <table:table-cell office:value-type="string" calcext:value-type="string">
            <text:p><text:span text:style-name="T1927">user on user</text:span></text:p>
          </table:table-cell>
          <table:table-cell office:value-type="string" calcext:value-type="string">
            <text:p><text:span text:style-name="T1928">#USER# prays for themselves</text:span></text:p>
          </table:table-cell>
          <table:table-cell table:number-columns-repeated="1024"/>
        </table:table-row>
        <table:table-row table:style-name="ro1114">
          <table:table-cell office:value-type="string" calcext:value-type="string">
            <text:p><text:span text:style-name="T1929">cure light wounds</text:span></text:p>
          </table:table-cell>
          <table:table-cell office:value-type="string" calcext:value-type="string">
            <text:p><text:span text:style-name="T1930">use_cure_light_wounds</text:span></text:p>
          </table:table-cell>
          <table:table-cell office:value-type="string" calcext:value-type="string">
            <text:p><text:span text:style-name="T1931">user on you</text:span></text:p>
          </table:table-cell>
          <table:table-cell office:value-type="string" calcext:value-type="string">
            <text:p><text:span text:style-name="T1932">#USER# prays for you</text:span></text:p>
          </table:table-cell>
          <table:table-cell table:number-columns-repeated="1024"/>
        </table:table-row>
        <table:table-row table:style-name="ro1115">
          <table:table-cell office:value-type="string" calcext:value-type="string">
            <text:p><text:span text:style-name="T1933">cure light wounds</text:span></text:p>
          </table:table-cell>
          <table:table-cell office:value-type="string" calcext:value-type="string">
            <text:p><text:span text:style-name="T1934">use_cure_light_wounds</text:span></text:p>
          </table:table-cell>
          <table:table-cell office:value-type="string" calcext:value-type="string">
            <text:p><text:span text:style-name="T1935">user on other</text:span></text:p>
          </table:table-cell>
          <table:table-cell office:value-type="string" calcext:value-type="string">
            <text:p><text:span text:style-name="T1936">#USER# prays for #OTHER#</text:span></text:p>
          </table:table-cell>
          <table:table-cell table:number-columns-repeated="1024"/>
        </table:table-row>
        <table:table-row table:style-name="ro1116">
          <table:table-cell office:value-type="string" calcext:value-type="string">
            <text:p><text:span text:style-name="T1937">cure light wounds</text:span></text:p>
          </table:table-cell>
          <table:table-cell office:value-type="string" calcext:value-type="string">
            <text:p><text:span text:style-name="T1938">use_cure_light_wounds</text:span></text:p>
          </table:table-cell>
          <table:table-cell office:value-type="string" calcext:value-type="string">
            <text:p><text:span text:style-name="T1939">you on you fail</text:span></text:p>
          </table:table-cell>
          <table:table-cell office:value-type="string" calcext:value-type="string">
            <text:p><text:span text:style-name="T1940">You lose concentration while praying for yourself</text:span></text:p>
          </table:table-cell>
          <table:table-cell table:number-columns-repeated="1024"/>
        </table:table-row>
        <table:table-row table:style-name="ro1117">
          <table:table-cell office:value-type="string" calcext:value-type="string">
            <text:p><text:span text:style-name="T1941">cure light wounds</text:span></text:p>
          </table:table-cell>
          <table:table-cell office:value-type="string" calcext:value-type="string">
            <text:p><text:span text:style-name="T1942">use_cure_light_wounds</text:span></text:p>
          </table:table-cell>
          <table:table-cell office:value-type="string" calcext:value-type="string">
            <text:p><text:span text:style-name="T1943">you on other fail</text:span></text:p>
          </table:table-cell>
          <table:table-cell office:value-type="string" calcext:value-type="string">
            <text:p><text:span text:style-name="T1944">You lose concentration while praying for #OTHER#</text:span></text:p>
          </table:table-cell>
          <table:table-cell table:number-columns-repeated="1024"/>
        </table:table-row>
        <table:table-row table:style-name="ro1118">
          <table:table-cell office:value-type="string" calcext:value-type="string">
            <text:p><text:span text:style-name="T1945">cure light wounds</text:span></text:p>
          </table:table-cell>
          <table:table-cell office:value-type="string" calcext:value-type="string">
            <text:p><text:span text:style-name="T1946">use_cure_light_wounds</text:span></text:p>
          </table:table-cell>
          <table:table-cell office:value-type="string" calcext:value-type="string">
            <text:p><text:span text:style-name="T1947">user on user fail</text:span></text:p>
          </table:table-cell>
          <table:table-cell office:value-type="string" calcext:value-type="string">
            <text:p><text:span text:style-name="T1948">#USER# loses their concentration while praying for themselves</text:span></text:p>
          </table:table-cell>
          <table:table-cell table:number-columns-repeated="1024"/>
        </table:table-row>
        <table:table-row table:style-name="ro1119">
          <table:table-cell office:value-type="string" calcext:value-type="string">
            <text:p><text:span text:style-name="T1949">cure light wounds</text:span></text:p>
          </table:table-cell>
          <table:table-cell office:value-type="string" calcext:value-type="string">
            <text:p><text:span text:style-name="T1950">use_cure_light_wounds</text:span></text:p>
          </table:table-cell>
          <table:table-cell office:value-type="string" calcext:value-type="string">
            <text:p><text:span text:style-name="T1951">user on you fail</text:span></text:p>
          </table:table-cell>
          <table:table-cell office:value-type="string" calcext:value-type="string">
            <text:p><text:span text:style-name="T1952">#USER# loses their concentration while praying for you</text:span></text:p>
          </table:table-cell>
          <table:table-cell table:number-columns-repeated="1024"/>
        </table:table-row>
        <table:table-row table:style-name="ro1120">
          <table:table-cell office:value-type="string" calcext:value-type="string">
            <text:p><text:span text:style-name="T1953">cure light wounds</text:span></text:p>
          </table:table-cell>
          <table:table-cell office:value-type="string" calcext:value-type="string">
            <text:p><text:span text:style-name="T1954">use_cure_light_wounds</text:span></text:p>
          </table:table-cell>
          <table:table-cell office:value-type="string" calcext:value-type="string">
            <text:p><text:span text:style-name="T1955">user on other fail</text:span></text:p>
          </table:table-cell>
          <table:table-cell office:value-type="string" calcext:value-type="string">
            <text:p><text:span text:style-name="T1956">#USER# loses their concentration while praying for #OTHER#</text:span></text:p>
          </table:table-cell>
          <table:table-cell table:number-columns-repeated="1024"/>
        </table:table-row>
        <table:table-row table:style-name="ro1121">
          <table:table-cell office:value-type="string" calcext:value-type="string">
            <text:p><text:span text:style-name="T1957">mage armor</text:span></text:p>
          </table:table-cell>
          <table:table-cell office:value-type="string" calcext:value-type="string">
            <text:p><text:span text:style-name="T1958">use_mage_armor</text:span></text:p>
          </table:table-cell>
          <table:table-cell office:value-type="string" calcext:value-type="string">
            <text:p><text:span text:style-name="T1959">you on you</text:span></text:p>
          </table:table-cell>
          <table:table-cell office:value-type="string" calcext:value-type="string">
            <text:p><text:span text:style-name="T1960">You focus a layer of magicka surrounds you</text:span></text:p>
          </table:table-cell>
          <table:table-cell table:number-columns-repeated="1024"/>
        </table:table-row>
        <table:table-row table:style-name="ro1122">
          <table:table-cell office:value-type="string" calcext:value-type="string">
            <text:p><text:span text:style-name="T1961">mage armor</text:span></text:p>
          </table:table-cell>
          <table:table-cell office:value-type="string" calcext:value-type="string">
            <text:p><text:span text:style-name="T1962">use_mage_armor</text:span></text:p>
          </table:table-cell>
          <table:table-cell office:value-type="string" calcext:value-type="string">
            <text:p><text:span text:style-name="T1963">you on other</text:span></text:p>
          </table:table-cell>
          <table:table-cell office:value-type="string" calcext:value-type="string">
            <text:p><text:span text:style-name="T1964">You focus and a layer of magicka surrounds #OTHER#</text:span></text:p>
          </table:table-cell>
          <table:table-cell table:number-columns-repeated="1024"/>
        </table:table-row>
        <table:table-row table:style-name="ro1123">
          <table:table-cell office:value-type="string" calcext:value-type="string">
            <text:p><text:span text:style-name="T1965">mage armor</text:span></text:p>
          </table:table-cell>
          <table:table-cell office:value-type="string" calcext:value-type="string">
            <text:p><text:span text:style-name="T1966">use_mage_armor</text:span></text:p>
          </table:table-cell>
          <table:table-cell office:value-type="string" calcext:value-type="string">
            <text:p><text:span text:style-name="T1967">user on user</text:span></text:p>
          </table:table-cell>
          <table:table-cell office:value-type="string" calcext:value-type="string">
            <text:p><text:span text:style-name="T1968">#USER# focuses and a layer of magicka surrounds them</text:span></text:p>
          </table:table-cell>
          <table:table-cell table:number-columns-repeated="1024"/>
        </table:table-row>
        <table:table-row table:style-name="ro1124">
          <table:table-cell office:value-type="string" calcext:value-type="string">
            <text:p><text:span text:style-name="T1969">mage armor</text:span></text:p>
          </table:table-cell>
          <table:table-cell office:value-type="string" calcext:value-type="string">
            <text:p><text:span text:style-name="T1970">use_mage_armor</text:span></text:p>
          </table:table-cell>
          <table:table-cell office:value-type="string" calcext:value-type="string">
            <text:p><text:span text:style-name="T1971">user on you</text:span></text:p>
          </table:table-cell>
          <table:table-cell office:value-type="string" calcext:value-type="string">
            <text:p><text:span text:style-name="T1972">#USER# focuses and a layer of magicka surrounds you</text:span></text:p>
          </table:table-cell>
          <table:table-cell table:number-columns-repeated="1024"/>
        </table:table-row>
        <table:table-row table:style-name="ro1125">
          <table:table-cell office:value-type="string" calcext:value-type="string">
            <text:p><text:span text:style-name="T1973">mage armor</text:span></text:p>
          </table:table-cell>
          <table:table-cell office:value-type="string" calcext:value-type="string">
            <text:p><text:span text:style-name="T1974">use_mage_armor</text:span></text:p>
          </table:table-cell>
          <table:table-cell office:value-type="string" calcext:value-type="string">
            <text:p><text:span text:style-name="T1975">user on other</text:span></text:p>
          </table:table-cell>
          <table:table-cell office:value-type="string" calcext:value-type="string">
            <text:p><text:span text:style-name="T1976">#USER# focuses and a layer of magicka surrounds #OTHER#</text:span></text:p>
          </table:table-cell>
          <table:table-cell table:number-columns-repeated="1024"/>
        </table:table-row>
        <table:table-row table:style-name="ro1126">
          <table:table-cell office:value-type="string" calcext:value-type="string">
            <text:p><text:span text:style-name="T1977">mage armor</text:span></text:p>
          </table:table-cell>
          <table:table-cell office:value-type="string" calcext:value-type="string">
            <text:p><text:span text:style-name="T1978">use_mage_armor</text:span></text:p>
          </table:table-cell>
          <table:table-cell office:value-type="string" calcext:value-type="string">
            <text:p><text:span text:style-name="T1979">you on you fail</text:span></text:p>
          </table:table-cell>
          <table:table-cell office:value-type="string" calcext:value-type="string">
            <text:p><text:span text:style-name="T1980">You lose your focus</text:span></text:p>
          </table:table-cell>
          <table:table-cell table:number-columns-repeated="1024"/>
        </table:table-row>
        <table:table-row table:style-name="ro1127">
          <table:table-cell office:value-type="string" calcext:value-type="string">
            <text:p><text:span text:style-name="T1981">mage armor</text:span></text:p>
          </table:table-cell>
          <table:table-cell office:value-type="string" calcext:value-type="string">
            <text:p><text:span text:style-name="T1982">use_mage_armor</text:span></text:p>
          </table:table-cell>
          <table:table-cell office:value-type="string" calcext:value-type="string">
            <text:p><text:span text:style-name="T1983">you on other fail</text:span></text:p>
          </table:table-cell>
          <table:table-cell office:value-type="string" calcext:value-type="string">
            <text:p><text:span text:style-name="T1984">You lose your focus on #OTHER#</text:span></text:p>
          </table:table-cell>
          <table:table-cell table:number-columns-repeated="1024"/>
        </table:table-row>
        <table:table-row table:style-name="ro1128">
          <table:table-cell office:value-type="string" calcext:value-type="string">
            <text:p><text:span text:style-name="T1985">mage armor</text:span></text:p>
          </table:table-cell>
          <table:table-cell office:value-type="string" calcext:value-type="string">
            <text:p><text:span text:style-name="T1986">use_mage_armor</text:span></text:p>
          </table:table-cell>
          <table:table-cell office:value-type="string" calcext:value-type="string">
            <text:p><text:span text:style-name="T1987">user on user fail</text:span></text:p>
          </table:table-cell>
          <table:table-cell office:value-type="string" calcext:value-type="string">
            <text:p><text:span text:style-name="T1988">#USER# loses their focus</text:span></text:p>
          </table:table-cell>
          <table:table-cell table:number-columns-repeated="1024"/>
        </table:table-row>
        <table:table-row table:style-name="ro1129">
          <table:table-cell office:value-type="string" calcext:value-type="string">
            <text:p><text:span text:style-name="T1989">mage armor</text:span></text:p>
          </table:table-cell>
          <table:table-cell office:value-type="string" calcext:value-type="string">
            <text:p><text:span text:style-name="T1990">use_mage_armor</text:span></text:p>
          </table:table-cell>
          <table:table-cell office:value-type="string" calcext:value-type="string">
            <text:p><text:span text:style-name="T1991">user on you fail</text:span></text:p>
          </table:table-cell>
          <table:table-cell office:value-type="string" calcext:value-type="string">
            <text:p><text:span text:style-name="T1992">#USER# loses their focus on you</text:span></text:p>
          </table:table-cell>
          <table:table-cell table:number-columns-repeated="1024"/>
        </table:table-row>
        <table:table-row table:style-name="ro1130">
          <table:table-cell office:value-type="string" calcext:value-type="string">
            <text:p><text:span text:style-name="T1993">mage armor</text:span></text:p>
          </table:table-cell>
          <table:table-cell office:value-type="string" calcext:value-type="string">
            <text:p><text:span text:style-name="T1994">use_mage_armor</text:span></text:p>
          </table:table-cell>
          <table:table-cell office:value-type="string" calcext:value-type="string">
            <text:p><text:span text:style-name="T1995">user on other fail</text:span></text:p>
          </table:table-cell>
          <table:table-cell office:value-type="string" calcext:value-type="string">
            <text:p><text:span text:style-name="T1996">#USER# loses their focus on #OTHER#</text:span></text:p>
          </table:table-cell>
          <table:table-cell table:number-columns-repeated="1024"/>
        </table:table-row>
        <table:table-row table:style-name="ro1131">
          <table:table-cell office:value-type="string" calcext:value-type="string">
            <text:p><text:span text:style-name="T1997">magic missile</text:span></text:p>
          </table:table-cell>
          <table:table-cell office:value-type="string" calcext:value-type="string">
            <text:p><text:span text:style-name="T1998">use_magic_missile</text:span></text:p>
          </table:table-cell>
          <table:table-cell office:value-type="string" calcext:value-type="string">
            <text:p><text:span text:style-name="T1999">you on you</text:span></text:p>
          </table:table-cell>
          <table:table-cell office:value-type="string" calcext:value-type="string">
            <text:p><text:span text:style-name="T2000">You point at yourself and fire a magical missile straight to your forehead!</text:span></text:p>
          </table:table-cell>
          <table:table-cell table:number-columns-repeated="1024"/>
        </table:table-row>
        <table:table-row table:style-name="ro1132">
          <table:table-cell office:value-type="string" calcext:value-type="string">
            <text:p><text:span text:style-name="T2001">magic missile</text:span></text:p>
          </table:table-cell>
          <table:table-cell office:value-type="string" calcext:value-type="string">
            <text:p><text:span text:style-name="T2002">use_magic_missile</text:span></text:p>
          </table:table-cell>
          <table:table-cell office:value-type="string" calcext:value-type="string">
            <text:p><text:span text:style-name="T2003">you on other</text:span></text:p>
          </table:table-cell>
          <table:table-cell office:value-type="string" calcext:value-type="string">
            <text:p><text:span text:style-name="T2004">You point at #OTHER# and fire a magical missile into their chest!</text:span></text:p>
          </table:table-cell>
          <table:table-cell table:number-columns-repeated="1024"/>
        </table:table-row>
        <table:table-row table:style-name="ro1133">
          <table:table-cell office:value-type="string" calcext:value-type="string">
            <text:p><text:span text:style-name="T2005">magic missile</text:span></text:p>
          </table:table-cell>
          <table:table-cell office:value-type="string" calcext:value-type="string">
            <text:p><text:span text:style-name="T2006">use_magic_missile</text:span></text:p>
          </table:table-cell>
          <table:table-cell office:value-type="string" calcext:value-type="string">
            <text:p><text:span text:style-name="T2007">user on user</text:span></text:p>
          </table:table-cell>
          <table:table-cell office:value-type="string" calcext:value-type="string">
            <text:p><text:span text:style-name="T2008">#USER# points at themselves and fires a magical missile straight into their forehead!</text:span></text:p>
          </table:table-cell>
          <table:table-cell table:number-columns-repeated="1024"/>
        </table:table-row>
        <table:table-row table:style-name="ro1134">
          <table:table-cell office:value-type="string" calcext:value-type="string">
            <text:p><text:span text:style-name="T2009">magic missile</text:span></text:p>
          </table:table-cell>
          <table:table-cell office:value-type="string" calcext:value-type="string">
            <text:p><text:span text:style-name="T2010">use_magic_missile</text:span></text:p>
          </table:table-cell>
          <table:table-cell office:value-type="string" calcext:value-type="string">
            <text:p><text:span text:style-name="T2011">user on you</text:span></text:p>
          </table:table-cell>
          <table:table-cell office:value-type="string" calcext:value-type="string">
            <text:p><text:span text:style-name="T2012">#USER# points at you and fires a magical missile straight into your chest!</text:span></text:p>
          </table:table-cell>
          <table:table-cell table:number-columns-repeated="1024"/>
        </table:table-row>
        <table:table-row table:style-name="ro1135">
          <table:table-cell office:value-type="string" calcext:value-type="string">
            <text:p><text:span text:style-name="T2013">magic missile</text:span></text:p>
          </table:table-cell>
          <table:table-cell office:value-type="string" calcext:value-type="string">
            <text:p><text:span text:style-name="T2014">use_magic_missile</text:span></text:p>
          </table:table-cell>
          <table:table-cell office:value-type="string" calcext:value-type="string">
            <text:p><text:span text:style-name="T2015">user on other</text:span></text:p>
          </table:table-cell>
          <table:table-cell office:value-type="string" calcext:value-type="string">
            <text:p><text:span text:style-name="T2016">#USER# points at #OTHER# and fires a magical missile straight into their chest!</text:span></text:p>
          </table:table-cell>
          <table:table-cell table:number-columns-repeated="1024"/>
        </table:table-row>
        <table:table-row table:style-name="ro1136">
          <table:table-cell office:value-type="string" calcext:value-type="string">
            <text:p><text:span text:style-name="T2017">magic missile</text:span></text:p>
          </table:table-cell>
          <table:table-cell office:value-type="string" calcext:value-type="string">
            <text:p><text:span text:style-name="T2018">use_magic_missile</text:span></text:p>
          </table:table-cell>
          <table:table-cell office:value-type="string" calcext:value-type="string">
            <text:p><text:span text:style-name="T2019">you on you fail</text:span></text:p>
          </table:table-cell>
          <table:table-cell office:value-type="string" calcext:value-type="string">
            <text:p><text:span text:style-name="T2020">You lose your concentration while gathering energy to shoot yourself in the face</text:span></text:p>
          </table:table-cell>
          <table:table-cell table:number-columns-repeated="1024"/>
        </table:table-row>
        <table:table-row table:style-name="ro1137">
          <table:table-cell office:value-type="string" calcext:value-type="string">
            <text:p><text:span text:style-name="T2021">magic missile</text:span></text:p>
          </table:table-cell>
          <table:table-cell office:value-type="string" calcext:value-type="string">
            <text:p><text:span text:style-name="T2022">use_magic_missile</text:span></text:p>
          </table:table-cell>
          <table:table-cell office:value-type="string" calcext:value-type="string">
            <text:p><text:span text:style-name="T2023">you on other fail</text:span></text:p>
          </table:table-cell>
          <table:table-cell office:value-type="string" calcext:value-type="string">
            <text:p><text:span text:style-name="T2024">You lose your concentration while gathering energy to fire a magical missile at #OTHER#</text:span></text:p>
          </table:table-cell>
          <table:table-cell table:number-columns-repeated="1024"/>
        </table:table-row>
        <table:table-row table:style-name="ro1138">
          <table:table-cell office:value-type="string" calcext:value-type="string">
            <text:p><text:span text:style-name="T2025">magic missile</text:span></text:p>
          </table:table-cell>
          <table:table-cell office:value-type="string" calcext:value-type="string">
            <text:p><text:span text:style-name="T2026">use_magic_missile</text:span></text:p>
          </table:table-cell>
          <table:table-cell office:value-type="string" calcext:value-type="string">
            <text:p><text:span text:style-name="T2027">user on user fail</text:span></text:p>
          </table:table-cell>
          <table:table-cell office:value-type="string" calcext:value-type="string">
            <text:p><text:span text:style-name="T2028">#USER# loses their concentration while gathering energy to fire a magical missile at themselves?</text:span></text:p>
          </table:table-cell>
          <table:table-cell table:number-columns-repeated="1024"/>
        </table:table-row>
        <table:table-row table:style-name="ro1139">
          <table:table-cell office:value-type="string" calcext:value-type="string">
            <text:p><text:span text:style-name="T2029">magic missile</text:span></text:p>
          </table:table-cell>
          <table:table-cell office:value-type="string" calcext:value-type="string">
            <text:p><text:span text:style-name="T2030">use_magic_missile</text:span></text:p>
          </table:table-cell>
          <table:table-cell office:value-type="string" calcext:value-type="string">
            <text:p><text:span text:style-name="T2031">user on you fail</text:span></text:p>
          </table:table-cell>
          <table:table-cell office:value-type="string" calcext:value-type="string">
            <text:p><text:span text:style-name="T2032">#USER# loses their concentration while attempting to fire a magical missile at you</text:span></text:p>
          </table:table-cell>
          <table:table-cell table:number-columns-repeated="1024"/>
        </table:table-row>
        <table:table-row table:style-name="ro1140">
          <table:table-cell office:value-type="string" calcext:value-type="string">
            <text:p><text:span text:style-name="T2033">magic missile</text:span></text:p>
          </table:table-cell>
          <table:table-cell office:value-type="string" calcext:value-type="string">
            <text:p><text:span text:style-name="T2034">use_magic_missile</text:span></text:p>
          </table:table-cell>
          <table:table-cell office:value-type="string" calcext:value-type="string">
            <text:p><text:span text:style-name="T2035">user on other fail</text:span></text:p>
          </table:table-cell>
          <table:table-cell office:value-type="string" calcext:value-type="string">
            <text:p><text:span text:style-name="T2036">#USER# loses their concentration while attempting to fire a magical missile at #OTHER#</text:span></text:p>
          </table:table-cell>
          <table:table-cell table:number-columns-repeated="1024"/>
        </table:table-row>
        <table:table-row table:style-name="ro1141">
          <table:table-cell office:value-type="string" calcext:value-type="string">
            <text:p><text:span text:style-name="T2037">nudge</text:span></text:p>
          </table:table-cell>
          <table:table-cell office:value-type="string" calcext:value-type="string">
            <text:p><text:span text:style-name="T2038">use_nudge</text:span></text:p>
          </table:table-cell>
          <table:table-cell office:value-type="string" calcext:value-type="string">
            <text:p><text:span text:style-name="T2039">you on you</text:span></text:p>
          </table:table-cell>
          <table:table-cell office:value-type="string" calcext:value-type="string">
            <text:p><text:span text:style-name="T2040">You nudge yourself!</text:span></text:p>
          </table:table-cell>
          <table:table-cell table:number-columns-repeated="1024"/>
        </table:table-row>
        <table:table-row table:style-name="ro1142">
          <table:table-cell office:value-type="string" calcext:value-type="string">
            <text:p><text:span text:style-name="T2041">nudge</text:span></text:p>
          </table:table-cell>
          <table:table-cell office:value-type="string" calcext:value-type="string">
            <text:p><text:span text:style-name="T2042">use_nudge</text:span></text:p>
          </table:table-cell>
          <table:table-cell office:value-type="string" calcext:value-type="string">
            <text:p><text:span text:style-name="T2043">you on other</text:span></text:p>
          </table:table-cell>
          <table:table-cell office:value-type="string" calcext:value-type="string">
            <text:p><text:span text:style-name="T2044">You nudge #OTHER#</text:span></text:p>
          </table:table-cell>
          <table:table-cell table:number-columns-repeated="1024"/>
        </table:table-row>
        <table:table-row table:style-name="ro1143">
          <table:table-cell office:value-type="string" calcext:value-type="string">
            <text:p><text:span text:style-name="T2045">nudge</text:span></text:p>
          </table:table-cell>
          <table:table-cell office:value-type="string" calcext:value-type="string">
            <text:p><text:span text:style-name="T2046">use_nudge</text:span></text:p>
          </table:table-cell>
          <table:table-cell office:value-type="string" calcext:value-type="string">
            <text:p><text:span text:style-name="T2047">user on user</text:span></text:p>
          </table:table-cell>
          <table:table-cell office:value-type="string" calcext:value-type="string">
            <text:p><text:span text:style-name="T2048">#USER# nudges themselves!</text:span></text:p>
          </table:table-cell>
          <table:table-cell table:number-columns-repeated="1024"/>
        </table:table-row>
        <table:table-row table:style-name="ro1144">
          <table:table-cell office:value-type="string" calcext:value-type="string">
            <text:p><text:span text:style-name="T2049">nudge</text:span></text:p>
          </table:table-cell>
          <table:table-cell office:value-type="string" calcext:value-type="string">
            <text:p><text:span text:style-name="T2050">use_nudge</text:span></text:p>
          </table:table-cell>
          <table:table-cell office:value-type="string" calcext:value-type="string">
            <text:p><text:span text:style-name="T2051">user on you</text:span></text:p>
          </table:table-cell>
          <table:table-cell office:value-type="string" calcext:value-type="string">
            <text:p><text:span text:style-name="T2052">#USER# nudges you!</text:span></text:p>
          </table:table-cell>
          <table:table-cell table:number-columns-repeated="1024"/>
        </table:table-row>
        <table:table-row table:style-name="ro1145">
          <table:table-cell office:value-type="string" calcext:value-type="string">
            <text:p><text:span text:style-name="T2053">nudge</text:span></text:p>
          </table:table-cell>
          <table:table-cell office:value-type="string" calcext:value-type="string">
            <text:p><text:span text:style-name="T2054">use_nudge</text:span></text:p>
          </table:table-cell>
          <table:table-cell office:value-type="string" calcext:value-type="string">
            <text:p><text:span text:style-name="T2055">user on other</text:span></text:p>
          </table:table-cell>
          <table:table-cell office:value-type="string" calcext:value-type="string">
            <text:p><text:span text:style-name="T2056">#USER# nudges #OTHER#</text:span></text:p>
          </table:table-cell>
          <table:table-cell table:number-columns-repeated="1024"/>
        </table:table-row>
        <table:table-row table:style-name="ro1146">
          <table:table-cell office:value-type="string" calcext:value-type="string">
            <text:p><text:span text:style-name="T2057">nudge</text:span></text:p>
          </table:table-cell>
          <table:table-cell office:value-type="string" calcext:value-type="string">
            <text:p><text:span text:style-name="T2058">use_nudge</text:span></text:p>
          </table:table-cell>
          <table:table-cell office:value-type="string" calcext:value-type="string">
            <text:p><text:span text:style-name="T2059">you on you fail</text:span></text:p>
          </table:table-cell>
          <table:table-cell office:value-type="string" calcext:value-type="string">
            <text:p><text:span text:style-name="T2060">You fails to nudge yourself!</text:span></text:p>
          </table:table-cell>
          <table:table-cell table:number-columns-repeated="1024"/>
        </table:table-row>
        <table:table-row table:style-name="ro1147">
          <table:table-cell office:value-type="string" calcext:value-type="string">
            <text:p><text:span text:style-name="T2061">nudge</text:span></text:p>
          </table:table-cell>
          <table:table-cell office:value-type="string" calcext:value-type="string">
            <text:p><text:span text:style-name="T2062">use_nudge</text:span></text:p>
          </table:table-cell>
          <table:table-cell office:value-type="string" calcext:value-type="string">
            <text:p><text:span text:style-name="T2063">you on other fail</text:span></text:p>
          </table:table-cell>
          <table:table-cell office:value-type="string" calcext:value-type="string">
            <text:p><text:span text:style-name="T2064">You fails to nudge #OTHER#</text:span></text:p>
          </table:table-cell>
          <table:table-cell table:number-columns-repeated="1024"/>
        </table:table-row>
        <table:table-row table:style-name="ro1148">
          <table:table-cell office:value-type="string" calcext:value-type="string">
            <text:p><text:span text:style-name="T2065">nudge</text:span></text:p>
          </table:table-cell>
          <table:table-cell office:value-type="string" calcext:value-type="string">
            <text:p><text:span text:style-name="T2066">use_nudge</text:span></text:p>
          </table:table-cell>
          <table:table-cell office:value-type="string" calcext:value-type="string">
            <text:p><text:span text:style-name="T2067">user on user fail</text:span></text:p>
          </table:table-cell>
          <table:table-cell office:value-type="string" calcext:value-type="string">
            <text:p><text:span text:style-name="T2068">#USER# fails to nudge themselves</text:span></text:p>
          </table:table-cell>
          <table:table-cell table:number-columns-repeated="1024"/>
        </table:table-row>
        <table:table-row table:style-name="ro1149">
          <table:table-cell office:value-type="string" calcext:value-type="string">
            <text:p><text:span text:style-name="T2069">nudge</text:span></text:p>
          </table:table-cell>
          <table:table-cell office:value-type="string" calcext:value-type="string">
            <text:p><text:span text:style-name="T2070">use_nudge</text:span></text:p>
          </table:table-cell>
          <table:table-cell office:value-type="string" calcext:value-type="string">
            <text:p><text:span text:style-name="T2071">user on you fail</text:span></text:p>
          </table:table-cell>
          <table:table-cell office:value-type="string" calcext:value-type="string">
            <text:p><text:span text:style-name="T2072">#USER# fails to nudge you!</text:span></text:p>
          </table:table-cell>
          <table:table-cell table:number-columns-repeated="1024"/>
        </table:table-row>
        <table:table-row table:style-name="ro1150">
          <table:table-cell office:value-type="string" calcext:value-type="string">
            <text:p><text:span text:style-name="T2073">nudge</text:span></text:p>
          </table:table-cell>
          <table:table-cell office:value-type="string" calcext:value-type="string">
            <text:p><text:span text:style-name="T2074">use_nudge</text:span></text:p>
          </table:table-cell>
          <table:table-cell office:value-type="string" calcext:value-type="string">
            <text:p><text:span text:style-name="T2075">user on other fail</text:span></text:p>
          </table:table-cell>
          <table:table-cell office:value-type="string" calcext:value-type="string">
            <text:p><text:span text:style-name="T2076">#USER# fails to nudge #OTHER#</text:span></text:p>
          </table:table-cell>
          <table:table-cell table:number-columns-repeated="1024"/>
        </table:table-row>
        <table:table-row table:style-name="ro1151">
          <table:table-cell office:value-type="string" calcext:value-type="string">
            <text:p><text:span text:style-name="T2077">potion</text:span></text:p>
          </table:table-cell>
          <table:table-cell office:value-type="string" calcext:value-type="string">
            <text:p><text:span text:style-name="T2078">use_potion</text:span></text:p>
          </table:table-cell>
          <table:table-cell office:value-type="string" calcext:value-type="string">
            <text:p><text:span text:style-name="T2079">you on you</text:span></text:p>
          </table:table-cell>
          <table:table-cell office:value-type="string" calcext:value-type="string">
            <text:p><text:span text:style-name="T2080">You drink the vile liquid</text:span></text:p>
          </table:table-cell>
          <table:table-cell table:number-columns-repeated="1024"/>
        </table:table-row>
        <table:table-row table:style-name="ro1152">
          <table:table-cell office:value-type="string" calcext:value-type="string">
            <text:p><text:span text:style-name="T2081">potion</text:span></text:p>
          </table:table-cell>
          <table:table-cell office:value-type="string" calcext:value-type="string">
            <text:p><text:span text:style-name="T2082">use_potion</text:span></text:p>
          </table:table-cell>
          <table:table-cell office:value-type="string" calcext:value-type="string">
            <text:p><text:span text:style-name="T2083">you on other</text:span></text:p>
          </table:table-cell>
          <table:table-cell office:value-type="string" calcext:value-type="string">
            <text:p><text:span text:style-name="T2084">You splash the vile liquid on #OTHER#</text:span></text:p>
          </table:table-cell>
          <table:table-cell table:number-columns-repeated="1024"/>
        </table:table-row>
        <table:table-row table:style-name="ro1153">
          <table:table-cell office:value-type="string" calcext:value-type="string">
            <text:p><text:span text:style-name="T2085">potion</text:span></text:p>
          </table:table-cell>
          <table:table-cell office:value-type="string" calcext:value-type="string">
            <text:p><text:span text:style-name="T2086">use_potion</text:span></text:p>
          </table:table-cell>
          <table:table-cell office:value-type="string" calcext:value-type="string">
            <text:p><text:span text:style-name="T2087">user on user</text:span></text:p>
          </table:table-cell>
          <table:table-cell office:value-type="string" calcext:value-type="string">
            <text:p><text:span text:style-name="T2088">#USER# drinks the vile liquid</text:span></text:p>
          </table:table-cell>
          <table:table-cell table:number-columns-repeated="1024"/>
        </table:table-row>
        <table:table-row table:style-name="ro1154">
          <table:table-cell office:value-type="string" calcext:value-type="string">
            <text:p><text:span text:style-name="T2089">potion</text:span></text:p>
          </table:table-cell>
          <table:table-cell office:value-type="string" calcext:value-type="string">
            <text:p><text:span text:style-name="T2090">use_potion</text:span></text:p>
          </table:table-cell>
          <table:table-cell office:value-type="string" calcext:value-type="string">
            <text:p><text:span text:style-name="T2091">user on you</text:span></text:p>
          </table:table-cell>
          <table:table-cell office:value-type="string" calcext:value-type="string">
            <text:p><text:span text:style-name="T2092">#USER# splashes the vile liquid on you</text:span></text:p>
          </table:table-cell>
          <table:table-cell table:number-columns-repeated="1024"/>
        </table:table-row>
        <table:table-row table:style-name="ro1155">
          <table:table-cell office:value-type="string" calcext:value-type="string">
            <text:p><text:span text:style-name="T2093">potion</text:span></text:p>
          </table:table-cell>
          <table:table-cell office:value-type="string" calcext:value-type="string">
            <text:p><text:span text:style-name="T2094">use_potion</text:span></text:p>
          </table:table-cell>
          <table:table-cell office:value-type="string" calcext:value-type="string">
            <text:p><text:span text:style-name="T2095">user on other</text:span></text:p>
          </table:table-cell>
          <table:table-cell office:value-type="string" calcext:value-type="string">
            <text:p><text:span text:style-name="T2096">#USER# splashes the vile liquid on #OTHER#</text:span></text:p>
          </table:table-cell>
          <table:table-cell table:number-columns-repeated="1024"/>
        </table:table-row>
        <table:table-row table:style-name="ro1156">
          <table:table-cell office:value-type="string" calcext:value-type="string">
            <text:p><text:span text:style-name="T2097">potion</text:span></text:p>
          </table:table-cell>
          <table:table-cell office:value-type="string" calcext:value-type="string">
            <text:p><text:span text:style-name="T2098">use_potion</text:span></text:p>
          </table:table-cell>
          <table:table-cell office:value-type="string" calcext:value-type="string">
            <text:p><text:span text:style-name="T2099">you on you fail</text:span></text:p>
          </table:table-cell>
          <table:table-cell office:value-type="string" calcext:value-type="string">
            <text:p><text:span text:style-name="T2100">You fumble and the vile liquid splashes onto the ground</text:span></text:p>
          </table:table-cell>
          <table:table-cell table:number-columns-repeated="1024"/>
        </table:table-row>
        <table:table-row table:style-name="ro1157">
          <table:table-cell office:value-type="string" calcext:value-type="string">
            <text:p><text:span text:style-name="T2101">potion</text:span></text:p>
          </table:table-cell>
          <table:table-cell office:value-type="string" calcext:value-type="string">
            <text:p><text:span text:style-name="T2102">use_potion</text:span></text:p>
          </table:table-cell>
          <table:table-cell office:value-type="string" calcext:value-type="string">
            <text:p><text:span text:style-name="T2103">you on other fail</text:span></text:p>
          </table:table-cell>
          <table:table-cell office:value-type="string" calcext:value-type="string">
            <text:p><text:span text:style-name="T2104">You fumble and the vile liquid splashes onto the ground</text:span></text:p>
          </table:table-cell>
          <table:table-cell table:number-columns-repeated="1024"/>
        </table:table-row>
        <table:table-row table:style-name="ro1158">
          <table:table-cell office:value-type="string" calcext:value-type="string">
            <text:p><text:span text:style-name="T2105">potion</text:span></text:p>
          </table:table-cell>
          <table:table-cell office:value-type="string" calcext:value-type="string">
            <text:p><text:span text:style-name="T2106">use_potion</text:span></text:p>
          </table:table-cell>
          <table:table-cell office:value-type="string" calcext:value-type="string">
            <text:p><text:span text:style-name="T2107">user on user fail</text:span></text:p>
          </table:table-cell>
          <table:table-cell office:value-type="string" calcext:value-type="string">
            <text:p><text:span text:style-name="T2108">#USER# fumbles and the vile liquid splashes onto the ground</text:span></text:p>
          </table:table-cell>
          <table:table-cell table:number-columns-repeated="1024"/>
        </table:table-row>
        <table:table-row table:style-name="ro1159">
          <table:table-cell office:value-type="string" calcext:value-type="string">
            <text:p><text:span text:style-name="T2109">potion</text:span></text:p>
          </table:table-cell>
          <table:table-cell office:value-type="string" calcext:value-type="string">
            <text:p><text:span text:style-name="T2110">use_potion</text:span></text:p>
          </table:table-cell>
          <table:table-cell office:value-type="string" calcext:value-type="string">
            <text:p><text:span text:style-name="T2111">user on you fail</text:span></text:p>
          </table:table-cell>
          <table:table-cell office:value-type="string" calcext:value-type="string">
            <text:p><text:span text:style-name="T2112">#USER# fumbles and the vile liquid splashes onto the ground</text:span></text:p>
          </table:table-cell>
          <table:table-cell table:number-columns-repeated="1024"/>
        </table:table-row>
        <table:table-row table:style-name="ro1160">
          <table:table-cell office:value-type="string" calcext:value-type="string">
            <text:p><text:span text:style-name="T2113">potion</text:span></text:p>
          </table:table-cell>
          <table:table-cell office:value-type="string" calcext:value-type="string">
            <text:p><text:span text:style-name="T2114">use_potion</text:span></text:p>
          </table:table-cell>
          <table:table-cell office:value-type="string" calcext:value-type="string">
            <text:p><text:span text:style-name="T2115">user on other fail</text:span></text:p>
          </table:table-cell>
          <table:table-cell office:value-type="string" calcext:value-type="string">
            <text:p><text:span text:style-name="T2116">#USER# fumbles and the vile liquid splashes onto the ground</text:span></text:p>
          </table:table-cell>
          <table:table-cell table:number-columns-repeated="1024"/>
        </table:table-row>
        <table:table-row table:style-name="ro1161">
          <table:table-cell office:value-type="string" calcext:value-type="string">
            <text:p><text:span text:style-name="T2117">scroll</text:span></text:p>
          </table:table-cell>
          <table:table-cell office:value-type="string" calcext:value-type="string">
            <text:p><text:span text:style-name="T2118">use_scroll</text:span></text:p>
          </table:table-cell>
          <table:table-cell office:value-type="string" calcext:value-type="string">
            <text:p><text:span text:style-name="T2119">you on you</text:span></text:p>
          </table:table-cell>
          <table:table-cell office:value-type="string" calcext:value-type="string">
            <text:p><text:span text:style-name="T2120">You recite the scroll</text:span></text:p>
          </table:table-cell>
          <table:table-cell table:number-columns-repeated="1024"/>
        </table:table-row>
        <table:table-row table:style-name="ro1162">
          <table:table-cell office:value-type="string" calcext:value-type="string">
            <text:p><text:span text:style-name="T2121">scroll</text:span></text:p>
          </table:table-cell>
          <table:table-cell office:value-type="string" calcext:value-type="string">
            <text:p><text:span text:style-name="T2122">use_scroll</text:span></text:p>
          </table:table-cell>
          <table:table-cell office:value-type="string" calcext:value-type="string">
            <text:p><text:span text:style-name="T2123">you on other</text:span></text:p>
          </table:table-cell>
          <table:table-cell office:value-type="string" calcext:value-type="string">
            <text:p><text:span text:style-name="T2124">You recite the scroll at #OTHER#</text:span></text:p>
          </table:table-cell>
          <table:table-cell table:number-columns-repeated="1024"/>
        </table:table-row>
        <table:table-row table:style-name="ro1163">
          <table:table-cell office:value-type="string" calcext:value-type="string">
            <text:p><text:span text:style-name="T2125">scroll</text:span></text:p>
          </table:table-cell>
          <table:table-cell office:value-type="string" calcext:value-type="string">
            <text:p><text:span text:style-name="T2126">use_scroll</text:span></text:p>
          </table:table-cell>
          <table:table-cell office:value-type="string" calcext:value-type="string">
            <text:p><text:span text:style-name="T2127">user on user</text:span></text:p>
          </table:table-cell>
          <table:table-cell office:value-type="string" calcext:value-type="string">
            <text:p><text:span text:style-name="T2128">#USER# recites a scroll</text:span></text:p>
          </table:table-cell>
          <table:table-cell table:number-columns-repeated="1024"/>
        </table:table-row>
        <table:table-row table:style-name="ro1164">
          <table:table-cell office:value-type="string" calcext:value-type="string">
            <text:p><text:span text:style-name="T2129">scroll</text:span></text:p>
          </table:table-cell>
          <table:table-cell office:value-type="string" calcext:value-type="string">
            <text:p><text:span text:style-name="T2130">use_scroll</text:span></text:p>
          </table:table-cell>
          <table:table-cell office:value-type="string" calcext:value-type="string">
            <text:p><text:span text:style-name="T2131">user on you</text:span></text:p>
          </table:table-cell>
          <table:table-cell office:value-type="string" calcext:value-type="string">
            <text:p><text:span text:style-name="T2132">#USER# recites a scroll at you</text:span></text:p>
          </table:table-cell>
          <table:table-cell table:number-columns-repeated="1024"/>
        </table:table-row>
        <table:table-row table:style-name="ro1165">
          <table:table-cell office:value-type="string" calcext:value-type="string">
            <text:p><text:span text:style-name="T2133">scroll</text:span></text:p>
          </table:table-cell>
          <table:table-cell office:value-type="string" calcext:value-type="string">
            <text:p><text:span text:style-name="T2134">use_scroll</text:span></text:p>
          </table:table-cell>
          <table:table-cell office:value-type="string" calcext:value-type="string">
            <text:p><text:span text:style-name="T2135">user on other</text:span></text:p>
          </table:table-cell>
          <table:table-cell office:value-type="string" calcext:value-type="string">
            <text:p><text:span text:style-name="T2136">#USER# recites the scroll at #OTHER#</text:span></text:p>
          </table:table-cell>
          <table:table-cell table:number-columns-repeated="1024"/>
        </table:table-row>
        <table:table-row table:style-name="ro1166">
          <table:table-cell office:value-type="string" calcext:value-type="string">
            <text:p><text:span text:style-name="T2137">scroll</text:span></text:p>
          </table:table-cell>
          <table:table-cell office:value-type="string" calcext:value-type="string">
            <text:p><text:span text:style-name="T2138">use_scroll</text:span></text:p>
          </table:table-cell>
          <table:table-cell office:value-type="string" calcext:value-type="string">
            <text:p><text:span text:style-name="T2139">you on you fail</text:span></text:p>
          </table:table-cell>
          <table:table-cell office:value-type="string" calcext:value-type="string">
            <text:p><text:span text:style-name="T2140">You choke on your words as you recite the scroll</text:span></text:p>
          </table:table-cell>
          <table:table-cell table:number-columns-repeated="1024"/>
        </table:table-row>
        <table:table-row table:style-name="ro1167">
          <table:table-cell office:value-type="string" calcext:value-type="string">
            <text:p><text:span text:style-name="T2141">scroll</text:span></text:p>
          </table:table-cell>
          <table:table-cell office:value-type="string" calcext:value-type="string">
            <text:p><text:span text:style-name="T2142">use_scroll</text:span></text:p>
          </table:table-cell>
          <table:table-cell office:value-type="string" calcext:value-type="string">
            <text:p><text:span text:style-name="T2143">you on other fail</text:span></text:p>
          </table:table-cell>
          <table:table-cell office:value-type="string" calcext:value-type="string">
            <text:p><text:span text:style-name="T2144">You choke on your words as you recite the scroll</text:span></text:p>
          </table:table-cell>
          <table:table-cell table:number-columns-repeated="1024"/>
        </table:table-row>
        <table:table-row table:style-name="ro1168">
          <table:table-cell office:value-type="string" calcext:value-type="string">
            <text:p><text:span text:style-name="T2145">scroll</text:span></text:p>
          </table:table-cell>
          <table:table-cell office:value-type="string" calcext:value-type="string">
            <text:p><text:span text:style-name="T2146">use_scroll</text:span></text:p>
          </table:table-cell>
          <table:table-cell office:value-type="string" calcext:value-type="string">
            <text:p><text:span text:style-name="T2147">user on user fail</text:span></text:p>
          </table:table-cell>
          <table:table-cell office:value-type="string" calcext:value-type="string">
            <text:p><text:span text:style-name="T2148">#USER# chokes on their words as they recite the scroll</text:span></text:p>
          </table:table-cell>
          <table:table-cell table:number-columns-repeated="1024"/>
        </table:table-row>
        <table:table-row table:style-name="ro1169">
          <table:table-cell office:value-type="string" calcext:value-type="string">
            <text:p><text:span text:style-name="T2149">scroll</text:span></text:p>
          </table:table-cell>
          <table:table-cell office:value-type="string" calcext:value-type="string">
            <text:p><text:span text:style-name="T2150">use_scroll</text:span></text:p>
          </table:table-cell>
          <table:table-cell office:value-type="string" calcext:value-type="string">
            <text:p><text:span text:style-name="T2151">user on you fail</text:span></text:p>
          </table:table-cell>
          <table:table-cell office:value-type="string" calcext:value-type="string">
            <text:p><text:span text:style-name="T2152">#USER# chokes on their words as they recite the scroll</text:span></text:p>
          </table:table-cell>
          <table:table-cell table:number-columns-repeated="1024"/>
        </table:table-row>
        <table:table-row table:style-name="ro1170">
          <table:table-cell office:value-type="string" calcext:value-type="string">
            <text:p><text:span text:style-name="T2153">scroll</text:span></text:p>
          </table:table-cell>
          <table:table-cell office:value-type="string" calcext:value-type="string">
            <text:p><text:span text:style-name="T2154">use_scroll</text:span></text:p>
          </table:table-cell>
          <table:table-cell office:value-type="string" calcext:value-type="string">
            <text:p><text:span text:style-name="T2155">user on other fail</text:span></text:p>
          </table:table-cell>
          <table:table-cell office:value-type="string" calcext:value-type="string">
            <text:p><text:span text:style-name="T2156">#USER# chokes on their words as they recite the scroll</text:span></text:p>
          </table:table-cell>
          <table:table-cell table:number-columns-repeated="1024"/>
        </table:table-row>
        <table:table-row table:style-name="ro1171">
          <table:table-cell office:value-type="string" calcext:value-type="string">
            <text:p><text:span text:style-name="T2157">holy arrow</text:span></text:p>
          </table:table-cell>
          <table:table-cell office:value-type="string" calcext:value-type="string">
            <text:p><text:span text:style-name="T2158">use_holy_arrow</text:span></text:p>
          </table:table-cell>
          <table:table-cell office:value-type="string" calcext:value-type="string">
            <text:p><text:span text:style-name="T2159">you on you</text:span></text:p>
          </table:table-cell>
          <table:table-cell office:value-type="string" calcext:value-type="string">
            <text:p><text:span text:style-name="T2160">You conjure a bow of holy flames, you fire straight down shooting yourself in the foot!</text:span></text:p>
          </table:table-cell>
          <table:table-cell table:number-columns-repeated="1024"/>
        </table:table-row>
        <table:table-row table:style-name="ro1172">
          <table:table-cell office:value-type="string" calcext:value-type="string">
            <text:p><text:span text:style-name="T2161">holy arrow</text:span></text:p>
          </table:table-cell>
          <table:table-cell office:value-type="string" calcext:value-type="string">
            <text:p><text:span text:style-name="T2162">use_holy_arrow</text:span></text:p>
          </table:table-cell>
          <table:table-cell office:value-type="string" calcext:value-type="string">
            <text:p><text:span text:style-name="T2163">you on other</text:span></text:p>
          </table:table-cell>
          <table:table-cell office:value-type="string" calcext:value-type="string">
            <text:p><text:span text:style-name="T2164">You conjure a bow of holy flames, you aim and hit #OTHER#!</text:span></text:p>
          </table:table-cell>
          <table:table-cell table:number-columns-repeated="1024"/>
        </table:table-row>
        <table:table-row table:style-name="ro1173">
          <table:table-cell office:value-type="string" calcext:value-type="string">
            <text:p><text:span text:style-name="T2165">holy arrow</text:span></text:p>
          </table:table-cell>
          <table:table-cell office:value-type="string" calcext:value-type="string">
            <text:p><text:span text:style-name="T2166">use_holy_arrow</text:span></text:p>
          </table:table-cell>
          <table:table-cell office:value-type="string" calcext:value-type="string">
            <text:p><text:span text:style-name="T2167">user on user</text:span></text:p>
          </table:table-cell>
          <table:table-cell office:value-type="string" calcext:value-type="string">
            <text:p><text:span text:style-name="T2168">#USER# conjures a bow of holy flames, they fire straight down and shoot themselves in the foot!</text:span></text:p>
          </table:table-cell>
          <table:table-cell table:number-columns-repeated="1024"/>
        </table:table-row>
        <table:table-row table:style-name="ro1174">
          <table:table-cell office:value-type="string" calcext:value-type="string">
            <text:p><text:span text:style-name="T2169">holy arrow</text:span></text:p>
          </table:table-cell>
          <table:table-cell office:value-type="string" calcext:value-type="string">
            <text:p><text:span text:style-name="T2170">use_holy_arrow</text:span></text:p>
          </table:table-cell>
          <table:table-cell office:value-type="string" calcext:value-type="string">
            <text:p><text:span text:style-name="T2171">user on you</text:span></text:p>
          </table:table-cell>
          <table:table-cell office:value-type="string" calcext:value-type="string">
            <text:p><text:span text:style-name="T2172">#USER# conjures a bow of holy flames, they aim and hit you!</text:span></text:p>
          </table:table-cell>
          <table:table-cell table:number-columns-repeated="1024"/>
        </table:table-row>
        <table:table-row table:style-name="ro1175">
          <table:table-cell office:value-type="string" calcext:value-type="string">
            <text:p><text:span text:style-name="T2173">holy arrow</text:span></text:p>
          </table:table-cell>
          <table:table-cell office:value-type="string" calcext:value-type="string">
            <text:p><text:span text:style-name="T2174">use_holy_arrow</text:span></text:p>
          </table:table-cell>
          <table:table-cell office:value-type="string" calcext:value-type="string">
            <text:p><text:span text:style-name="T2175">user on other</text:span></text:p>
          </table:table-cell>
          <table:table-cell office:value-type="string" calcext:value-type="string">
            <text:p><text:span text:style-name="T2176">#USER# conjures a bow of holy flames, they aim and hit #OTHER#!</text:span></text:p>
          </table:table-cell>
          <table:table-cell table:number-columns-repeated="1024"/>
        </table:table-row>
        <table:table-row table:style-name="ro1176">
          <table:table-cell office:value-type="string" calcext:value-type="string">
            <text:p><text:span text:style-name="T2177">holy arrow</text:span></text:p>
          </table:table-cell>
          <table:table-cell office:value-type="string" calcext:value-type="string">
            <text:p><text:span text:style-name="T2178">use_holy_arrow</text:span></text:p>
          </table:table-cell>
          <table:table-cell office:value-type="string" calcext:value-type="string">
            <text:p><text:span text:style-name="T2179">you on you fail</text:span></text:p>
          </table:table-cell>
          <table:table-cell office:value-type="string" calcext:value-type="string">
            <text:p><text:span text:style-name="T2180">You mimic the movements of an archer, but nothing happens.</text:span></text:p>
          </table:table-cell>
          <table:table-cell table:number-columns-repeated="1024"/>
        </table:table-row>
        <table:table-row table:style-name="ro1177">
          <table:table-cell office:value-type="string" calcext:value-type="string">
            <text:p><text:span text:style-name="T2181">holy arrow</text:span></text:p>
          </table:table-cell>
          <table:table-cell office:value-type="string" calcext:value-type="string">
            <text:p><text:span text:style-name="T2182">use_holy_arrow</text:span></text:p>
          </table:table-cell>
          <table:table-cell office:value-type="string" calcext:value-type="string">
            <text:p><text:span text:style-name="T2183">you on other fail</text:span></text:p>
          </table:table-cell>
          <table:table-cell office:value-type="string" calcext:value-type="string">
            <text:p><text:span text:style-name="T2184">You mimic the movements of an archer, but nothing happens.</text:span></text:p>
          </table:table-cell>
          <table:table-cell table:number-columns-repeated="1024"/>
        </table:table-row>
        <table:table-row table:style-name="ro1178">
          <table:table-cell office:value-type="string" calcext:value-type="string">
            <text:p><text:span text:style-name="T2185">holy arrow</text:span></text:p>
          </table:table-cell>
          <table:table-cell office:value-type="string" calcext:value-type="string">
            <text:p><text:span text:style-name="T2186">use_holy_arrow</text:span></text:p>
          </table:table-cell>
          <table:table-cell office:value-type="string" calcext:value-type="string">
            <text:p><text:span text:style-name="T2187">user on user fail</text:span></text:p>
          </table:table-cell>
          <table:table-cell office:value-type="string" calcext:value-type="string">
            <text:p><text:span text:style-name="T2188">#USER# mimics the movements of an archer.</text:span></text:p>
          </table:table-cell>
          <table:table-cell table:number-columns-repeated="1024"/>
        </table:table-row>
        <table:table-row table:style-name="ro1179">
          <table:table-cell office:value-type="string" calcext:value-type="string">
            <text:p><text:span text:style-name="T2189">holy arrow</text:span></text:p>
          </table:table-cell>
          <table:table-cell office:value-type="string" calcext:value-type="string">
            <text:p><text:span text:style-name="T2190">use_holy_arrow</text:span></text:p>
          </table:table-cell>
          <table:table-cell office:value-type="string" calcext:value-type="string">
            <text:p><text:span text:style-name="T2191">user on you fail</text:span></text:p>
          </table:table-cell>
          <table:table-cell office:value-type="string" calcext:value-type="string">
            <text:p><text:span text:style-name="T2192">#USER# mimics the movements of an archer.</text:span></text:p>
          </table:table-cell>
          <table:table-cell table:number-columns-repeated="1024"/>
        </table:table-row>
        <table:table-row table:style-name="ro1180">
          <table:table-cell office:value-type="string" calcext:value-type="string">
            <text:p><text:span text:style-name="T2193">holy arrow</text:span></text:p>
          </table:table-cell>
          <table:table-cell office:value-type="string" calcext:value-type="string">
            <text:p><text:span text:style-name="T2194">use_holy_arrow</text:span></text:p>
          </table:table-cell>
          <table:table-cell office:value-type="string" calcext:value-type="string">
            <text:p><text:span text:style-name="T2195">user on other fail</text:span></text:p>
          </table:table-cell>
          <table:table-cell office:value-type="string" calcext:value-type="string">
            <text:p><text:span text:style-name="T2196">#USER# mimics the movements of an archer.</text:span></text:p>
          </table:table-cell>
          <table:table-cell table:number-columns-repeated="1024"/>
        </table:table-row>
        <table:table-row table:style-name="ro1181">
          <table:table-cell office:value-type="string" calcext:value-type="string">
            <text:p><text:span text:style-name="T2197">mana bolt</text:span></text:p>
          </table:table-cell>
          <table:table-cell office:value-type="string" calcext:value-type="string">
            <text:p><text:span text:style-name="T2198">use_mana_bolt</text:span></text:p>
          </table:table-cell>
          <table:table-cell office:value-type="string" calcext:value-type="string">
            <text:p><text:span text:style-name="T2199">you on you</text:span></text:p>
          </table:table-cell>
          <table:table-cell office:value-type="string" calcext:value-type="string">
            <text:p><text:span text:style-name="T2200">You fire a mana bolt and hit yourself!</text:span></text:p>
          </table:table-cell>
          <table:table-cell table:number-columns-repeated="1024"/>
        </table:table-row>
        <table:table-row table:style-name="ro1182">
          <table:table-cell office:value-type="string" calcext:value-type="string">
            <text:p><text:span text:style-name="T2201">mana bolt</text:span></text:p>
          </table:table-cell>
          <table:table-cell office:value-type="string" calcext:value-type="string">
            <text:p><text:span text:style-name="T2202">use_mana_bolt</text:span></text:p>
          </table:table-cell>
          <table:table-cell office:value-type="string" calcext:value-type="string">
            <text:p><text:span text:style-name="T2203">you on other</text:span></text:p>
          </table:table-cell>
          <table:table-cell office:value-type="string" calcext:value-type="string">
            <text:p><text:span text:style-name="T2204">You fire a mana bolt and hit #OTHER#</text:span></text:p>
          </table:table-cell>
          <table:table-cell table:number-columns-repeated="1024"/>
        </table:table-row>
        <table:table-row table:style-name="ro1183">
          <table:table-cell office:value-type="string" calcext:value-type="string">
            <text:p><text:span text:style-name="T2205">mana bolt</text:span></text:p>
          </table:table-cell>
          <table:table-cell office:value-type="string" calcext:value-type="string">
            <text:p><text:span text:style-name="T2206">use_mana_bolt</text:span></text:p>
          </table:table-cell>
          <table:table-cell office:value-type="string" calcext:value-type="string">
            <text:p><text:span text:style-name="T2207">user on user</text:span></text:p>
          </table:table-cell>
          <table:table-cell office:value-type="string" calcext:value-type="string">
            <text:p><text:span text:style-name="T2208">#USER# fires a mana bolt and hits themselves!</text:span></text:p>
          </table:table-cell>
          <table:table-cell table:number-columns-repeated="1024"/>
        </table:table-row>
        <table:table-row table:style-name="ro1184">
          <table:table-cell office:value-type="string" calcext:value-type="string">
            <text:p><text:span text:style-name="T2209">mana bolt</text:span></text:p>
          </table:table-cell>
          <table:table-cell office:value-type="string" calcext:value-type="string">
            <text:p><text:span text:style-name="T2210">use_mana_bolt</text:span></text:p>
          </table:table-cell>
          <table:table-cell office:value-type="string" calcext:value-type="string">
            <text:p><text:span text:style-name="T2211">user on you</text:span></text:p>
          </table:table-cell>
          <table:table-cell office:value-type="string" calcext:value-type="string">
            <text:p><text:span text:style-name="T2212">#USER# fires a mana bolt and hits you!</text:span></text:p>
          </table:table-cell>
          <table:table-cell table:number-columns-repeated="1024"/>
        </table:table-row>
        <table:table-row table:style-name="ro1185">
          <table:table-cell office:value-type="string" calcext:value-type="string">
            <text:p><text:span text:style-name="T2213">mana bolt</text:span></text:p>
          </table:table-cell>
          <table:table-cell office:value-type="string" calcext:value-type="string">
            <text:p><text:span text:style-name="T2214">use_mana_bolt</text:span></text:p>
          </table:table-cell>
          <table:table-cell office:value-type="string" calcext:value-type="string">
            <text:p><text:span text:style-name="T2215">user on other</text:span></text:p>
          </table:table-cell>
          <table:table-cell office:value-type="string" calcext:value-type="string">
            <text:p><text:span text:style-name="T2216">#USER# fires a mana bolt and hits #OTHER#</text:span></text:p>
          </table:table-cell>
          <table:table-cell table:number-columns-repeated="1024"/>
        </table:table-row>
        <table:table-row table:style-name="ro1186">
          <table:table-cell office:value-type="string" calcext:value-type="string">
            <text:p><text:span text:style-name="T2217">mana bolt</text:span></text:p>
          </table:table-cell>
          <table:table-cell office:value-type="string" calcext:value-type="string">
            <text:p><text:span text:style-name="T2218">use_mana_bolt</text:span></text:p>
          </table:table-cell>
          <table:table-cell office:value-type="string" calcext:value-type="string">
            <text:p><text:span text:style-name="T2219">you on you fail</text:span></text:p>
          </table:table-cell>
          <table:table-cell office:value-type="string" calcext:value-type="string">
            <text:p><text:span text:style-name="T2220">You lose your concentration while gathering energy to shoot yourself in the face</text:span></text:p>
          </table:table-cell>
          <table:table-cell table:number-columns-repeated="1024"/>
        </table:table-row>
        <table:table-row table:style-name="ro1187">
          <table:table-cell office:value-type="string" calcext:value-type="string">
            <text:p><text:span text:style-name="T2221">mana bolt</text:span></text:p>
          </table:table-cell>
          <table:table-cell office:value-type="string" calcext:value-type="string">
            <text:p><text:span text:style-name="T2222">use_mana_bolt</text:span></text:p>
          </table:table-cell>
          <table:table-cell office:value-type="string" calcext:value-type="string">
            <text:p><text:span text:style-name="T2223">you on other fail</text:span></text:p>
          </table:table-cell>
          <table:table-cell office:value-type="string" calcext:value-type="string">
            <text:p><text:span text:style-name="T2224">You lose your concentration while gathering energy to fire a mana bolt at #OTHER#</text:span></text:p>
          </table:table-cell>
          <table:table-cell table:number-columns-repeated="1024"/>
        </table:table-row>
        <table:table-row table:style-name="ro1188">
          <table:table-cell office:value-type="string" calcext:value-type="string">
            <text:p><text:span text:style-name="T2225">mana bolt</text:span></text:p>
          </table:table-cell>
          <table:table-cell office:value-type="string" calcext:value-type="string">
            <text:p><text:span text:style-name="T2226">use_mana_bolt</text:span></text:p>
          </table:table-cell>
          <table:table-cell office:value-type="string" calcext:value-type="string">
            <text:p><text:span text:style-name="T2227">user on user fail</text:span></text:p>
          </table:table-cell>
          <table:table-cell office:value-type="string" calcext:value-type="string">
            <text:p><text:span text:style-name="T2228">#USER# loses their concentration while gathering energy to something at themselves?</text:span></text:p>
          </table:table-cell>
          <table:table-cell table:number-columns-repeated="1024"/>
        </table:table-row>
        <table:table-row table:style-name="ro1189">
          <table:table-cell office:value-type="string" calcext:value-type="string">
            <text:p><text:span text:style-name="T2229">mana bolt</text:span></text:p>
          </table:table-cell>
          <table:table-cell office:value-type="string" calcext:value-type="string">
            <text:p><text:span text:style-name="T2230">use_mana_bolt</text:span></text:p>
          </table:table-cell>
          <table:table-cell office:value-type="string" calcext:value-type="string">
            <text:p><text:span text:style-name="T2231">user on you fail</text:span></text:p>
          </table:table-cell>
          <table:table-cell office:value-type="string" calcext:value-type="string">
            <text:p><text:span text:style-name="T2232">#USER# loses their concentration while attempting something</text:span></text:p>
          </table:table-cell>
          <table:table-cell table:number-columns-repeated="1024"/>
        </table:table-row>
        <table:table-row table:style-name="ro1190">
          <table:table-cell office:value-type="string" calcext:value-type="string">
            <text:p><text:span text:style-name="T2233">mana bolt</text:span></text:p>
          </table:table-cell>
          <table:table-cell office:value-type="string" calcext:value-type="string">
            <text:p><text:span text:style-name="T2234">use_mana_bolt</text:span></text:p>
          </table:table-cell>
          <table:table-cell office:value-type="string" calcext:value-type="string">
            <text:p><text:span text:style-name="T2235">user on other fail</text:span></text:p>
          </table:table-cell>
          <table:table-cell office:value-type="string" calcext:value-type="string">
            <text:p><text:span text:style-name="T2236">#USER# loses their concentration while attempting something? at #OTHER#</text:span></text:p>
          </table:table-cell>
          <table:table-cell table:number-columns-repeated="1024"/>
        </table:table-row>
        <table:table-row table:style-name="ro1191">
          <table:table-cell office:value-type="string" calcext:value-type="string">
            <text:p><text:span text:style-name="T2237">bite</text:span></text:p>
          </table:table-cell>
          <table:table-cell office:value-type="string" calcext:value-type="string">
            <text:p><text:span text:style-name="T2238">use_bite</text:span></text:p>
          </table:table-cell>
          <table:table-cell office:value-type="string" calcext:value-type="string">
            <text:p><text:span text:style-name="T2239">you on you</text:span></text:p>
          </table:table-cell>
          <table:table-cell office:value-type="string" calcext:value-type="string">
            <text:p><text:span text:style-name="T2240">You bite yourself.</text:span></text:p>
          </table:table-cell>
          <table:table-cell table:number-columns-repeated="1024"/>
        </table:table-row>
        <table:table-row table:style-name="ro1192">
          <table:table-cell office:value-type="string" calcext:value-type="string">
            <text:p><text:span text:style-name="T2241">bite</text:span></text:p>
          </table:table-cell>
          <table:table-cell office:value-type="string" calcext:value-type="string">
            <text:p><text:span text:style-name="T2242">use_bite</text:span></text:p>
          </table:table-cell>
          <table:table-cell office:value-type="string" calcext:value-type="string">
            <text:p><text:span text:style-name="T2243">you on other</text:span></text:p>
          </table:table-cell>
          <table:table-cell office:value-type="string" calcext:value-type="string">
            <text:p><text:span text:style-name="T2244">You bite #OTHER#.</text:span></text:p>
          </table:table-cell>
          <table:table-cell table:number-columns-repeated="1024"/>
        </table:table-row>
        <table:table-row table:style-name="ro1193">
          <table:table-cell office:value-type="string" calcext:value-type="string">
            <text:p><text:span text:style-name="T2245">bite</text:span></text:p>
          </table:table-cell>
          <table:table-cell office:value-type="string" calcext:value-type="string">
            <text:p><text:span text:style-name="T2246">use_bite</text:span></text:p>
          </table:table-cell>
          <table:table-cell office:value-type="string" calcext:value-type="string">
            <text:p><text:span text:style-name="T2247">user on user</text:span></text:p>
          </table:table-cell>
          <table:table-cell office:value-type="string" calcext:value-type="string">
            <text:p><text:span text:style-name="T2248">#USER# bites themselves.</text:span></text:p>
          </table:table-cell>
          <table:table-cell table:number-columns-repeated="1024"/>
        </table:table-row>
        <table:table-row table:style-name="ro1194">
          <table:table-cell office:value-type="string" calcext:value-type="string">
            <text:p><text:span text:style-name="T2249">bite</text:span></text:p>
          </table:table-cell>
          <table:table-cell office:value-type="string" calcext:value-type="string">
            <text:p><text:span text:style-name="T2250">use_bite</text:span></text:p>
          </table:table-cell>
          <table:table-cell office:value-type="string" calcext:value-type="string">
            <text:p><text:span text:style-name="T2251">user on you</text:span></text:p>
          </table:table-cell>
          <table:table-cell office:value-type="string" calcext:value-type="string">
            <text:p><text:span text:style-name="T2252">#USER# bites you.</text:span></text:p>
          </table:table-cell>
          <table:table-cell table:number-columns-repeated="1024"/>
        </table:table-row>
        <table:table-row table:style-name="ro1195">
          <table:table-cell office:value-type="string" calcext:value-type="string">
            <text:p><text:span text:style-name="T2253">bite</text:span></text:p>
          </table:table-cell>
          <table:table-cell office:value-type="string" calcext:value-type="string">
            <text:p><text:span text:style-name="T2254">use_bite</text:span></text:p>
          </table:table-cell>
          <table:table-cell office:value-type="string" calcext:value-type="string">
            <text:p><text:span text:style-name="T2255">user on other</text:span></text:p>
          </table:table-cell>
          <table:table-cell office:value-type="string" calcext:value-type="string">
            <text:p><text:span text:style-name="T2256">#USER# bites #OTHER#.</text:span></text:p>
          </table:table-cell>
          <table:table-cell table:number-columns-repeated="1024"/>
        </table:table-row>
        <table:table-row table:style-name="ro1196">
          <table:table-cell office:value-type="string" calcext:value-type="string">
            <text:p><text:span text:style-name="T2257">bite</text:span></text:p>
          </table:table-cell>
          <table:table-cell office:value-type="string" calcext:value-type="string">
            <text:p><text:span text:style-name="T2258">use_bite</text:span></text:p>
          </table:table-cell>
          <table:table-cell office:value-type="string" calcext:value-type="string">
            <text:p><text:span text:style-name="T2259">you on you fail</text:span></text:p>
          </table:table-cell>
          <table:table-cell office:value-type="string" calcext:value-type="string">
            <text:p><text:span text:style-name="T2260">You fail to bite yourself.</text:span></text:p>
          </table:table-cell>
          <table:table-cell table:number-columns-repeated="1024"/>
        </table:table-row>
        <table:table-row table:style-name="ro1197">
          <table:table-cell office:value-type="string" calcext:value-type="string">
            <text:p><text:span text:style-name="T2261">bite</text:span></text:p>
          </table:table-cell>
          <table:table-cell office:value-type="string" calcext:value-type="string">
            <text:p><text:span text:style-name="T2262">use_bite</text:span></text:p>
          </table:table-cell>
          <table:table-cell office:value-type="string" calcext:value-type="string">
            <text:p><text:span text:style-name="T2263">you on other fail</text:span></text:p>
          </table:table-cell>
          <table:table-cell office:value-type="string" calcext:value-type="string">
            <text:p><text:span text:style-name="T2264">You fail to bite #OTHER#.</text:span></text:p>
          </table:table-cell>
          <table:table-cell table:number-columns-repeated="1024"/>
        </table:table-row>
        <table:table-row table:style-name="ro1198">
          <table:table-cell office:value-type="string" calcext:value-type="string">
            <text:p><text:span text:style-name="T2265">bite</text:span></text:p>
          </table:table-cell>
          <table:table-cell office:value-type="string" calcext:value-type="string">
            <text:p><text:span text:style-name="T2266">use_bite</text:span></text:p>
          </table:table-cell>
          <table:table-cell office:value-type="string" calcext:value-type="string">
            <text:p><text:span text:style-name="T2267">user on user fail</text:span></text:p>
          </table:table-cell>
          <table:table-cell office:value-type="string" calcext:value-type="string">
            <text:p><text:span text:style-name="T2268">#USER# fails to bite #USER#.</text:span></text:p>
          </table:table-cell>
          <table:table-cell table:number-columns-repeated="1024"/>
        </table:table-row>
        <table:table-row table:style-name="ro1199">
          <table:table-cell office:value-type="string" calcext:value-type="string">
            <text:p><text:span text:style-name="T2269">bite</text:span></text:p>
          </table:table-cell>
          <table:table-cell office:value-type="string" calcext:value-type="string">
            <text:p><text:span text:style-name="T2270">use_bite</text:span></text:p>
          </table:table-cell>
          <table:table-cell office:value-type="string" calcext:value-type="string">
            <text:p><text:span text:style-name="T2271">user on you fail</text:span></text:p>
          </table:table-cell>
          <table:table-cell office:value-type="string" calcext:value-type="string">
            <text:p><text:span text:style-name="T2272">#USER# fails to bite you.</text:span></text:p>
          </table:table-cell>
          <table:table-cell table:number-columns-repeated="1024"/>
        </table:table-row>
        <table:table-row table:style-name="ro1200">
          <table:table-cell office:value-type="string" calcext:value-type="string">
            <text:p><text:span text:style-name="T2273">bite</text:span></text:p>
          </table:table-cell>
          <table:table-cell office:value-type="string" calcext:value-type="string">
            <text:p><text:span text:style-name="T2274">use_bite</text:span></text:p>
          </table:table-cell>
          <table:table-cell office:value-type="string" calcext:value-type="string">
            <text:p><text:span text:style-name="T2275">user on other fail</text:span></text:p>
          </table:table-cell>
          <table:table-cell office:value-type="string" calcext:value-type="string">
            <text:p><text:span text:style-name="T2276">#USER# fails to bite #OTHER#.</text:span></text:p>
          </table:table-cell>
          <table:table-cell table:number-columns-repeated="1024"/>
        </table:table-row>
        <table:table-row table:style-name="ro1201">
          <table:table-cell office:value-type="string" calcext:value-type="string">
            <text:p>generic</text:p>
          </table:table-cell>
          <table:table-cell office:value-type="string" calcext:value-type="string">
            <text:p>use_generic</text:p>
          </table:table-cell>
          <table:table-cell table:style-name="ce29" office:value-type="string" calcext:value-type="string">
            <text:p><text:span text:style-name="T2277">you on you</text:span></text:p>
          </table:table-cell>
          <table:table-cell office:value-type="string" calcext:value-type="string">
            <text:p>You concentrate.</text:p>
          </table:table-cell>
          <table:table-cell table:number-columns-repeated="1024"/>
        </table:table-row>
        <table:table-row table:style-name="ro1202">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78">you on other</text:span></text:p>
          </table:table-cell>
          <table:table-cell office:value-type="string" calcext:value-type="string">
            <text:p>You concentrate on #OTHER#.</text:p>
          </table:table-cell>
          <table:table-cell table:number-columns-repeated="1024"/>
        </table:table-row>
        <table:table-row table:style-name="ro1203">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79">user on user</text:span></text:p>
          </table:table-cell>
          <table:table-cell office:value-type="string" calcext:value-type="string">
            <text:p>#USER# concentrates.</text:p>
          </table:table-cell>
          <table:table-cell table:number-columns-repeated="1024"/>
        </table:table-row>
        <table:table-row table:style-name="ro1204">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0">user on you</text:span></text:p>
          </table:table-cell>
          <table:table-cell office:value-type="string" calcext:value-type="string">
            <text:p>#USER# concentrates on you.</text:p>
          </table:table-cell>
          <table:table-cell table:number-columns-repeated="1024"/>
        </table:table-row>
        <table:table-row table:style-name="ro1205">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1">user on other</text:span></text:p>
          </table:table-cell>
          <table:table-cell office:value-type="string" calcext:value-type="string">
            <text:p>#USER# concentrates on #OTHER#.</text:p>
          </table:table-cell>
          <table:table-cell table:number-columns-repeated="1024"/>
        </table:table-row>
        <table:table-row table:style-name="ro1206">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2">you on you fail</text:span></text:p>
          </table:table-cell>
          <table:table-cell office:value-type="string" calcext:value-type="string">
            <text:p>You fail to concentrate.</text:p>
          </table:table-cell>
          <table:table-cell table:number-columns-repeated="1024"/>
        </table:table-row>
        <table:table-row table:style-name="ro1207">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3">you on other fail</text:span></text:p>
          </table:table-cell>
          <table:table-cell office:value-type="string" calcext:value-type="string">
            <text:p>You fail to concentrate on #OTHER#.</text:p>
          </table:table-cell>
          <table:table-cell table:number-columns-repeated="1024"/>
        </table:table-row>
        <table:table-row table:style-name="ro1208">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4">user on user fail</text:span></text:p>
          </table:table-cell>
          <table:table-cell office:value-type="string" calcext:value-type="string">
            <text:p>#USER# fails to concentrate.</text:p>
          </table:table-cell>
          <table:table-cell table:number-columns-repeated="1024"/>
        </table:table-row>
        <table:table-row table:style-name="ro1209">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5">user on you fail</text:span></text:p>
          </table:table-cell>
          <table:table-cell office:value-type="string" calcext:value-type="string">
            <text:p>#USER# fails to concentrate on you.</text:p>
          </table:table-cell>
          <table:table-cell table:number-columns-repeated="1024"/>
        </table:table-row>
        <table:table-row table:style-name="ro1210">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86">user on other fail</text:span></text:p>
          </table:table-cell>
          <table:table-cell office:value-type="string" calcext:value-type="string">
            <text:p>#USER# fails to concentrate on #OTHER#.</text:p>
          </table:table-cell>
          <table:table-cell table:number-columns-repeated="1024"/>
        </table:table-row>
        <table:table-row table:style-name="ro1211">
          <table:table-cell table:style-name="ce33" office:value-type="string" calcext:value-type="string">
            <text:p>beer_stein_chug</text:p>
          </table:table-cell>
          <table:table-cell office:value-type="string" calcext:value-type="string">
            <text:p>use_beer_stein_drink</text:p>
          </table:table-cell>
          <table:table-cell table:style-name="ce29" office:value-type="string" calcext:value-type="string">
            <text:p><text:span text:style-name="T2287">you on you</text:span></text:p>
          </table:table-cell>
          <table:table-cell table:style-name="ce29" office:value-type="string" calcext:value-type="string">
            <text:p>You take a big chug from your stein!</text:p>
          </table:table-cell>
          <table:table-cell table:number-columns-repeated="1024"/>
        </table:table-row>
        <table:table-row table:style-name="ro1212">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88">you on other</text:span></text:p>
          </table:table-cell>
          <table:table-cell table:style-name="ce29" office:value-type="string" calcext:value-type="string">
            <text:p>None</text:p>
          </table:table-cell>
          <table:table-cell table:number-columns-repeated="1024"/>
        </table:table-row>
        <table:table-row table:style-name="ro1213">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89">user on user</text:span></text:p>
          </table:table-cell>
          <table:table-cell table:style-name="ce29" office:value-type="string" calcext:value-type="string">
            <text:p>#USER# takes a big chug from their stein!</text:p>
          </table:table-cell>
          <table:table-cell table:number-columns-repeated="1024"/>
        </table:table-row>
        <table:table-row table:style-name="ro1214">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0">user on you</text:span></text:p>
          </table:table-cell>
          <table:table-cell table:style-name="ce29" office:value-type="string" calcext:value-type="string">
            <text:p>None</text:p>
          </table:table-cell>
          <table:table-cell table:number-columns-repeated="1024"/>
        </table:table-row>
        <table:table-row table:style-name="ro1215">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1">user on other</text:span></text:p>
          </table:table-cell>
          <table:table-cell table:style-name="ce29" office:value-type="string" calcext:value-type="string">
            <text:p>None</text:p>
          </table:table-cell>
          <table:table-cell table:number-columns-repeated="1024"/>
        </table:table-row>
        <table:table-row table:style-name="ro1216">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2">you on you fail</text:span></text:p>
          </table:table-cell>
          <table:table-cell table:style-name="ce29" office:value-type="string" calcext:value-type="string">
            <text:p>You try to drink from your stein but spill!</text:p>
          </table:table-cell>
          <table:table-cell table:number-columns-repeated="1024"/>
        </table:table-row>
        <table:table-row table:style-name="ro1217">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3">you on other fail</text:span></text:p>
          </table:table-cell>
          <table:table-cell table:style-name="ce29" office:value-type="string" calcext:value-type="string">
            <text:p>None</text:p>
          </table:table-cell>
          <table:table-cell table:number-columns-repeated="1024"/>
        </table:table-row>
        <table:table-row table:style-name="ro1218">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4">user on user fail</text:span></text:p>
          </table:table-cell>
          <table:table-cell table:style-name="ce29" office:value-type="string" calcext:value-type="string">
            <text:p>#USER# tries to drink from their stein but spills!</text:p>
          </table:table-cell>
          <table:table-cell table:number-columns-repeated="1024"/>
        </table:table-row>
        <table:table-row table:style-name="ro1219">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5">user on you fail</text:span></text:p>
          </table:table-cell>
          <table:table-cell table:style-name="ce29" office:value-type="string" calcext:value-type="string">
            <text:p>None</text:p>
          </table:table-cell>
          <table:table-cell table:number-columns-repeated="1024"/>
        </table:table-row>
        <table:table-row table:style-name="ro1220">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96">user on other fail</text:span></text:p>
          </table:table-cell>
          <table:table-cell table:style-name="ce29" office:value-type="string" calcext:value-type="string">
            <text:p>None</text:p>
          </table:table-cell>
          <table:table-cell table:number-columns-repeated="1024"/>
        </table:table-row>
        <table:table-row table:style-name="ro1221">
          <table:table-cell office:value-type="string" calcext:value-type="string">
            <text:p>stab</text:p>
          </table:table-cell>
          <table:table-cell office:value-type="string" calcext:value-type="string">
            <text:p>use_stab</text:p>
          </table:table-cell>
          <table:table-cell table:style-name="ce29" office:value-type="string" calcext:value-type="string">
            <text:p><text:span text:style-name="T2297">you on you</text:span></text:p>
          </table:table-cell>
          <table:table-cell table:style-name="ce29" office:value-type="string" calcext:value-type="string">
            <text:p>You stab yourself.</text:p>
          </table:table-cell>
          <table:table-cell table:number-columns-repeated="1024"/>
        </table:table-row>
        <table:table-row table:style-name="ro1222">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98">you on other</text:span></text:p>
          </table:table-cell>
          <table:table-cell table:style-name="ce29" office:value-type="string" calcext:value-type="string">
            <text:p>You lunge at #OTHER# and stab them!</text:p>
          </table:table-cell>
          <table:table-cell table:number-columns-repeated="1024"/>
        </table:table-row>
        <table:table-row table:style-name="ro1223">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99">user on user</text:span></text:p>
          </table:table-cell>
          <table:table-cell table:style-name="ce29" office:value-type="string" calcext:value-type="string">
            <text:p>#USER# stabs themselves.</text:p>
          </table:table-cell>
          <table:table-cell table:number-columns-repeated="1024"/>
        </table:table-row>
        <table:table-row table:style-name="ro1224">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0">user on you</text:span></text:p>
          </table:table-cell>
          <table:table-cell table:style-name="ce29" office:value-type="string" calcext:value-type="string">
            <text:p>#USER# lunges at you and stabs!</text:p>
          </table:table-cell>
          <table:table-cell table:number-columns-repeated="1024"/>
        </table:table-row>
        <table:table-row table:style-name="ro1225">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1">user on other</text:span></text:p>
          </table:table-cell>
          <table:table-cell table:style-name="ce29" office:value-type="string" calcext:value-type="string">
            <text:p>#USER# lunges at #OTHER# and stabs!</text:p>
          </table:table-cell>
          <table:table-cell table:number-columns-repeated="1024"/>
        </table:table-row>
        <table:table-row table:style-name="ro1226">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2">you on you fail</text:span></text:p>
          </table:table-cell>
          <table:table-cell table:style-name="ce29" office:value-type="string" calcext:value-type="string">
            <text:p>None</text:p>
          </table:table-cell>
          <table:table-cell table:number-columns-repeated="1024"/>
        </table:table-row>
        <table:table-row table:style-name="ro1227">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3">you on other fail</text:span></text:p>
          </table:table-cell>
          <table:table-cell table:style-name="ce29" office:value-type="string" calcext:value-type="string">
            <text:p>None</text:p>
          </table:table-cell>
          <table:table-cell table:number-columns-repeated="1024"/>
        </table:table-row>
        <table:table-row table:style-name="ro1228">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4">user on user fail</text:span></text:p>
          </table:table-cell>
          <table:table-cell table:style-name="ce29" office:value-type="string" calcext:value-type="string">
            <text:p>None</text:p>
          </table:table-cell>
          <table:table-cell table:number-columns-repeated="1024"/>
        </table:table-row>
        <table:table-row table:style-name="ro1229">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5">user on you fail</text:span></text:p>
          </table:table-cell>
          <table:table-cell table:style-name="ce29" office:value-type="string" calcext:value-type="string">
            <text:p>None</text:p>
          </table:table-cell>
          <table:table-cell table:number-columns-repeated="1024"/>
        </table:table-row>
        <table:table-row table:style-name="ro1230">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306">user on other fail</text:span></text:p>
          </table:table-cell>
          <table:table-cell table:style-name="ce29" office:value-type="string" calcext:value-type="string">
            <text:p>None</text:p>
          </table:table-cell>
          <table:table-cell table:number-columns-repeated="1024"/>
        </table:table-row>
        <table:table-row table:style-name="ro1231">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07">you on you</text:span></text:p>
          </table:table-cell>
          <table:table-cell table:style-name="ce63" office:value-type="string" calcext:value-type="string">
            <text:p>You chant and begin to glow softly for a moment.</text:p>
          </table:table-cell>
          <table:table-cell table:number-columns-repeated="1024"/>
        </table:table-row>
        <table:table-row table:style-name="ro1232">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08">you on other</text:span></text:p>
          </table:table-cell>
          <table:table-cell table:style-name="ce63" office:value-type="string" calcext:value-type="string">
            <text:p>You chant and #OTHER# begins to glow softly for a moment.</text:p>
          </table:table-cell>
          <table:table-cell table:number-columns-repeated="1024"/>
        </table:table-row>
        <table:table-row table:style-name="ro1233">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09">user on user</text:span></text:p>
          </table:table-cell>
          <table:table-cell table:style-name="ce63" office:value-type="string" calcext:value-type="string">
            <text:p>#USER# chants and begins to glow softly for a moment.</text:p>
          </table:table-cell>
          <table:table-cell table:number-columns-repeated="1024"/>
        </table:table-row>
        <table:table-row table:style-name="ro1234">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10">user on you</text:span></text:p>
          </table:table-cell>
          <table:table-cell table:style-name="ce63" office:value-type="string" calcext:value-type="string">
            <text:p>#USER# chants and you begin to glow softly for a moment.</text:p>
          </table:table-cell>
          <table:table-cell table:number-columns-repeated="1024"/>
        </table:table-row>
        <table:table-row table:style-name="ro1235">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11">user on other</text:span></text:p>
          </table:table-cell>
          <table:table-cell table:style-name="ce63" office:value-type="string" calcext:value-type="string">
            <text:p>#USER# chants and #OTHER# begins to glow softly for a moment.</text:p>
          </table:table-cell>
          <table:table-cell table:number-columns-repeated="1024"/>
        </table:table-row>
        <table:table-row table:style-name="ro1236">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12">you on you fail</text:span></text:p>
          </table:table-cell>
          <table:table-cell table:number-columns-repeated="1024"/>
        </table:table-row>
        <table:table-row table:style-name="ro1237">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13">you on other fail</text:span></text:p>
          </table:table-cell>
          <table:table-cell table:number-columns-repeated="1024"/>
        </table:table-row>
        <table:table-row table:style-name="ro1238">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14">user on user fail</text:span></text:p>
          </table:table-cell>
          <table:table-cell table:number-columns-repeated="1024"/>
        </table:table-row>
        <table:table-row table:style-name="ro1239">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15">user on you fail</text:span></text:p>
          </table:table-cell>
          <table:table-cell table:number-columns-repeated="1024"/>
        </table:table-row>
        <table:table-row table:style-name="ro1240">
          <table:table-cell table:style-name="ce63" office:value-type="string" calcext:value-type="string">
            <text:p>mana_feed</text:p>
          </table:table-cell>
          <table:table-cell table:style-name="ce63" office:value-type="string" calcext:value-type="string">
            <text:p>use_mana_feed</text:p>
          </table:table-cell>
          <table:table-cell table:style-name="ce29" office:value-type="string" calcext:value-type="string">
            <text:p><text:span text:style-name="T2316">user on other fail</text:span></text:p>
          </table:table-cell>
          <table:table-cell table:number-columns-repeated="1024"/>
        </table:table-row>
        <table:table-row table:style-name="ro1059">
          <table:table-cell table:number-columns-repeated="1024"/>
        </table:table-row>
      </table:table>
      <table:table table:name="skill_script_values (2)" table:style-name="ta13">
        <table:table-header-columns>
          <table:table-column table:style-name="co145" table:default-cell-style-name="Default"/>
        </table:table-header-columns>
        <table:table-column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1020" table:style-name="co148" table:default-cell-style-name="Default"/>
        <table:table-header-columns/>
        <table:table-column table:number-columns-repeated="101" table:style-name="co149" table:default-cell-style-name="Default"/>
        <table:table-header-columns/>
        <table:table-column table:style-name="co144" table:default-cell-style-name="Default"/>
        <table:table-header-columns/>
        <table:table-header-rows>
          <table:table-row table:style-name="ro1242">
            <table:table-cell table:style-name="ce33" office:value-type="string" calcext:value-type="string">
              <text:p><text:span text:style-name="T2317">skill_id</text:span></text:p>
            </table:table-cell>
            <table:table-cell table:style-name="ce33" office:value-type="string" calcext:value-type="string">
              <text:p><text:span text:style-name="T2318">FOUND</text:span></text:p>
            </table:table-cell>
            <table:table-cell table:style-name="ce33" office:value-type="string" calcext:value-type="string">
              <text:p><text:span text:style-name="T2319">value_name</text:span></text:p>
            </table:table-cell>
            <table:table-cell table:style-name="ce33" office:value-type="string" calcext:value-type="string">
              <text:p><text:span text:style-name="T2320">value0</text:span></text:p>
            </table:table-cell>
            <table:table-cell table:style-name="ce33" office:value-type="string" calcext:value-type="string">
              <text:p><text:span text:style-name="T2321">value1</text:span></text:p>
            </table:table-cell>
            <table:table-cell table:style-name="ce33" office:value-type="string" calcext:value-type="string">
              <text:p><text:span text:style-name="T2322">value2</text:span></text:p>
            </table:table-cell>
            <table:table-cell table:style-name="ce33" office:value-type="string" calcext:value-type="string">
              <text:p><text:span text:style-name="T2323">value3</text:span></text:p>
            </table:table-cell>
            <table:table-cell table:style-name="ce33" office:value-type="string" calcext:value-type="string">
              <text:p><text:span text:style-name="T2324">value4</text:span></text:p>
            </table:table-cell>
            <table:table-cell table:style-name="ce33" office:value-type="string" calcext:value-type="string">
              <text:p><text:span text:style-name="T2325">value5</text:span></text:p>
            </table:table-cell>
            <table:table-cell office:value-type="string" calcext:value-type="string">
              <text:p><text:span text:style-name="T2326">value6</text:span></text:p>
            </table:table-cell>
            <table:table-cell office:value-type="string" calcext:value-type="string">
              <text:p><text:span text:style-name="T2327">value7</text:span></text:p>
            </table:table-cell>
            <table:table-cell office:value-type="string" calcext:value-type="string">
              <text:p><text:span text:style-name="T2328">value8</text:span></text:p>
            </table:table-cell>
            <table:table-cell office:value-type="string" calcext:value-type="string">
              <text:p><text:span text:style-name="T2329">value9</text:span></text:p>
            </table:table-cell>
            <table:table-cell table:number-columns-repeated="1024"/>
          </table:table-row>
        </table:table-header-rows>
        <table:table-rows>
          <table:table-row table:style-name="ro1243">
            <table:table-cell table:style-name="ce47" office:value-type="string" calcext:value-type="string">
              <text:p><text:span text:style-name="T2330">nudge</text:span></text:p>
            </table:table-cell>
            <table:table-cell table:style-name="ce48" table:formula="of:=VLOOKUP([.A2];[$skills.A$1:$skills.B$1048576];2;0)" office:value-type="string" calcext:value-type="string" office:string-value="Nudge">
              <text:p>Nudge</text:p>
            </table:table-cell>
            <table:table-cell table:style-name="ce47" office:value-type="string" calcext:value-type="string">
              <text:p><text:span text:style-name="T233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44">
            <table:table-cell table:style-name="ce47" office:value-type="string" calcext:value-type="string">
              <text:p><text:span text:style-name="T2332">nudge</text:span></text:p>
            </table:table-cell>
            <table:table-cell table:style-name="ce48" table:formula="of:=VLOOKUP([.A3];[skills.A:skills.B];2;0)" office:value-type="string" calcext:value-type="string" office:string-value="Nudge">
              <text:p>Nudge</text:p>
            </table:table-cell>
            <table:table-cell table:style-name="ce47" office:value-type="string" calcext:value-type="string">
              <text:p><text:span text:style-name="T2333">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245">
            <table:table-cell table:style-name="ce47" office:value-type="string" calcext:value-type="string">
              <text:p><text:span text:style-name="T2334">nudge</text:span></text:p>
            </table:table-cell>
            <table:table-cell table:style-name="ce48" table:formula="of:=VLOOKUP([.A4];[skills.A:skills.B];2;0)" office:value-type="string" calcext:value-type="string" office:string-value="Nudge">
              <text:p>Nudge</text:p>
            </table:table-cell>
            <table:table-cell table:style-name="ce47" office:value-type="string" calcext:value-type="string">
              <text:p><text:span text:style-name="T2335">damage</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246">
            <table:table-cell table:style-name="ce47" office:value-type="string" calcext:value-type="string">
              <text:p><text:span text:style-name="T2336">nudge</text:span></text:p>
            </table:table-cell>
            <table:table-cell table:style-name="ce48" table:formula="of:=VLOOKUP([.A5];[skills.A:skills.B];2;0)" office:value-type="string" calcext:value-type="string" office:string-value="Nudge">
              <text:p>Nudge</text:p>
            </table:table-cell>
            <table:table-cell table:style-name="ce47" office:value-type="string" calcext:value-type="string">
              <text:p><text:span text:style-name="T2337">crit</text:span></text:p>
            </table:table-cell>
            <table:table-cell table:style-name="ce49" office:value-type="string" calcext:value-type="string">
              <text:p><text:span text:style-name="T2338">0,65</text:span></text:p>
            </table:table-cell>
            <table:table-cell table:style-name="ce49" office:value-type="string" calcext:value-type="string">
              <text:p><text:span text:style-name="T2339">0,70</text:span></text:p>
            </table:table-cell>
            <table:table-cell table:style-name="ce49" office:value-type="string" calcext:value-type="string">
              <text:p><text:span text:style-name="T2340">0,75</text:span></text:p>
            </table:table-cell>
            <table:table-cell table:style-name="ce49" office:value-type="string" calcext:value-type="string">
              <text:p><text:span text:style-name="T2341">0,80</text:span></text:p>
            </table:table-cell>
            <table:table-cell table:style-name="ce49" office:value-type="string" calcext:value-type="string">
              <text:p><text:span text:style-name="T2342">0,85</text:span></text:p>
            </table:table-cell>
            <table:table-cell table:style-name="ce49" office:value-type="string" calcext:value-type="string">
              <text:p><text:span text:style-name="T2343">0,90</text:span></text:p>
            </table:table-cell>
            <table:table-cell table:style-name="ce49" office:value-type="string" calcext:value-type="string">
              <text:p><text:span text:style-name="T2344">0,90</text:span></text:p>
            </table:table-cell>
            <table:table-cell table:style-name="ce49" office:value-type="string" calcext:value-type="string">
              <text:p><text:span text:style-name="T2345">0,90</text:span></text:p>
            </table:table-cell>
            <table:table-cell table:style-name="ce49" office:value-type="string" calcext:value-type="string">
              <text:p><text:span text:style-name="T2346">0,90</text:span></text:p>
            </table:table-cell>
            <table:table-cell table:style-name="ce49" office:value-type="string" calcext:value-type="string">
              <text:p><text:span text:style-name="T2347">0,90</text:span></text:p>
            </table:table-cell>
            <table:table-cell table:number-columns-repeated="1024"/>
          </table:table-row>
          <table:table-row table:style-name="ro1247">
            <table:table-cell table:style-name="ce47" office:value-type="string" calcext:value-type="string">
              <text:p><text:span text:style-name="T2348">bash</text:span></text:p>
            </table:table-cell>
            <table:table-cell table:style-name="ce48" table:formula="of:=VLOOKUP([.A6];[skills.A:skills.B];2;0)" office:value-type="string" calcext:value-type="string" office:string-value="Bash">
              <text:p>Bash</text:p>
            </table:table-cell>
            <table:table-cell table:style-name="ce47" office:value-type="string" calcext:value-type="string">
              <text:p><text:span text:style-name="T2349">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9" office:value-type="float" calcext:value-type="float" office:value="4">
              <text:p>4</text:p>
            </table:table-cell>
            <table:table-cell table:number-columns-repeated="1024"/>
          </table:table-row>
          <table:table-row table:style-name="ro1248">
            <table:table-cell table:style-name="ce47" office:value-type="string" calcext:value-type="string">
              <text:p><text:span text:style-name="T2350">bash</text:span></text:p>
            </table:table-cell>
            <table:table-cell table:style-name="ce48" table:formula="of:=VLOOKUP([.A7];[skills.A:skills.B];2;0)" office:value-type="string" calcext:value-type="string" office:string-value="Bash">
              <text:p>Bash</text:p>
            </table:table-cell>
            <table:table-cell table:style-name="ce47" office:value-type="string" calcext:value-type="string">
              <text:p><text:span text:style-name="T2351">crit</text:span></text:p>
            </table:table-cell>
            <table:table-cell table:style-name="ce49" office:value-type="string" calcext:value-type="string">
              <text:p><text:span text:style-name="T2352">0,60</text:span></text:p>
            </table:table-cell>
            <table:table-cell table:style-name="ce49" office:value-type="string" calcext:value-type="string">
              <text:p><text:span text:style-name="T2353">0,65</text:span></text:p>
            </table:table-cell>
            <table:table-cell table:style-name="ce49" office:value-type="string" calcext:value-type="string">
              <text:p><text:span text:style-name="T2354">0,65</text:span></text:p>
            </table:table-cell>
            <table:table-cell table:style-name="ce49" office:value-type="string" calcext:value-type="string">
              <text:p><text:span text:style-name="T2355">0,75</text:span></text:p>
            </table:table-cell>
            <table:table-cell table:style-name="ce49" office:value-type="string" calcext:value-type="string">
              <text:p><text:span text:style-name="T2356">0,80</text:span></text:p>
            </table:table-cell>
            <table:table-cell table:style-name="ce49" office:value-type="string" calcext:value-type="string">
              <text:p><text:span text:style-name="T2357">0,85</text:span></text:p>
            </table:table-cell>
            <table:table-cell table:number-columns-repeated="1024"/>
          </table:table-row>
          <table:table-row table:style-name="ro1249">
            <table:table-cell table:style-name="ce47" office:value-type="string" calcext:value-type="string">
              <text:p><text:span text:style-name="T2358">bash</text:span></text:p>
            </table:table-cell>
            <table:table-cell table:style-name="ce48" table:formula="of:=VLOOKUP([.A8];[skills.A:skills.B];2;0)" office:value-type="string" calcext:value-type="string" office:string-value="Bash">
              <text:p>Bash</text:p>
            </table:table-cell>
            <table:table-cell table:style-name="ce47" office:value-type="string" calcext:value-type="string">
              <text:p><text:span text:style-name="T2359">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9" office:value-type="float" calcext:value-type="float" office:value="8">
              <text:p>8</text:p>
            </table:table-cell>
            <table:table-cell table:number-columns-repeated="1024"/>
          </table:table-row>
          <table:table-row table:style-name="ro1250">
            <table:table-cell table:style-name="ce47" office:value-type="string" calcext:value-type="string">
              <text:p><text:span text:style-name="T2360">bash</text:span></text:p>
            </table:table-cell>
            <table:table-cell table:style-name="ce48" table:formula="of:=VLOOKUP([.A9];[skills.A:skills.B];2;0)" office:value-type="string" calcext:value-type="string" office:string-value="Bash">
              <text:p>Bash</text:p>
            </table:table-cell>
            <table:table-cell table:style-name="ce47" office:value-type="string" calcext:value-type="string">
              <text:p><text:span text:style-name="T2361">duration</text:span></text:p>
            </table:table-cell>
            <table:table-cell office:value-type="float" calcext:value-type="float" office:value="1">
              <text:p>1</text:p>
            </table:table-cell>
            <table:table-cell office:value-type="float" calcext:value-type="float" office:value="1">
              <text:p>1</text:p>
            </table:table-cell>
            <table:table-cell table:style-name="ce49"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9" office:value-type="float" calcext:value-type="float" office:value="3">
              <text:p>3</text:p>
            </table:table-cell>
            <table:table-cell table:number-columns-repeated="1024"/>
          </table:table-row>
          <table:table-row table:style-name="ro1251">
            <table:table-cell table:style-name="ce47" office:value-type="string" calcext:value-type="string">
              <text:p><text:span text:style-name="T2362">bash</text:span></text:p>
            </table:table-cell>
            <table:table-cell table:style-name="ce48" table:formula="of:=VLOOKUP([.A10];[$skills.A$1:$skills.B$1048576];2;0)" office:value-type="string" calcext:value-type="string" office:string-value="Bash">
              <text:p>Bash</text:p>
            </table:table-cell>
            <table:table-cell table:style-name="ce47" office:value-type="string" calcext:value-type="string">
              <text:p><text:span text:style-name="T2363">levels</text:span></text:p>
            </table:table-cell>
            <table:table-cell table:style-name="ce49" office:value-type="float" calcext:value-type="float" office:value="1">
              <text:p>1</text:p>
            </table:table-cell>
            <table:table-cell table:style-name="ce49" office:value-type="float" calcext:value-type="float" office:value="3">
              <text:p>3</text:p>
            </table:table-cell>
            <table:table-cell table:style-name="ce49" office:value-type="float" calcext:value-type="float" office:value="6">
              <text:p>6</text:p>
            </table:table-cell>
            <table:table-cell table:style-name="ce49" office:value-type="float" calcext:value-type="float" office:value="9">
              <text:p>9</text:p>
            </table:table-cell>
            <table:table-cell table:style-name="ce49" office:value-type="float" calcext:value-type="float" office:value="12">
              <text:p>12</text:p>
            </table:table-cell>
            <table:table-cell table:style-name="ce49" office:value-type="float" calcext:value-type="float" office:value="14">
              <text:p>14</text:p>
            </table:table-cell>
            <table:table-cell table:number-columns-repeated="1024"/>
          </table:table-row>
          <table:table-row table:style-name="ro1252">
            <table:table-cell table:style-name="ce47" office:value-type="string" calcext:value-type="string">
              <text:p><text:span text:style-name="T2364">bash</text:span></text:p>
            </table:table-cell>
            <table:table-cell table:style-name="ce48" table:formula="of:=VLOOKUP([.A11];[skills.A:skills.B];2;0)" office:value-type="string" calcext:value-type="string" office:string-value="Bash">
              <text:p>Bash</text:p>
            </table:table-cell>
            <table:table-cell table:style-name="ce47" office:value-type="string" calcext:value-type="string">
              <text:p><text:span text:style-name="T2365">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number-columns-repeated="1024"/>
          </table:table-row>
          <table:table-row table:style-name="ro1253">
            <table:table-cell table:style-name="ce47" office:value-type="string" calcext:value-type="string">
              <text:p><text:span text:style-name="T2366">bite</text:span></text:p>
            </table:table-cell>
            <table:table-cell table:style-name="ce48" table:formula="of:=VLOOKUP([.A12];[skills.A:skills.B];2;0)" office:value-type="string" calcext:value-type="string" office:string-value="Bite">
              <text:p>Bite</text:p>
            </table:table-cell>
            <table:table-cell table:style-name="ce47" office:value-type="string" calcext:value-type="string">
              <text:p><text:span text:style-name="T2367">cooldown</text:span></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number-columns-repeated="1024"/>
          </table:table-row>
          <table:table-row table:style-name="ro1254">
            <table:table-cell table:style-name="ce47" office:value-type="string" calcext:value-type="string">
              <text:p><text:span text:style-name="T2368">bite</text:span></text:p>
            </table:table-cell>
            <table:table-cell table:style-name="ce48" table:formula="of:=VLOOKUP([.A13];[skills.A:skills.B];2;0)" office:value-type="string" calcext:value-type="string" office:string-value="Bite">
              <text:p>Bite</text:p>
            </table:table-cell>
            <table:table-cell table:style-name="ce47" office:value-type="string" calcext:value-type="string">
              <text:p><text:span text:style-name="T2369">crit</text:span></text:p>
            </table:table-cell>
            <table:table-cell table:style-name="ce49" office:value-type="string" calcext:value-type="string">
              <text:p><text:span text:style-name="T2370">0,65</text:span></text:p>
            </table:table-cell>
            <table:table-cell table:style-name="ce49" office:value-type="string" calcext:value-type="string">
              <text:p><text:span text:style-name="T2371">0,70</text:span></text:p>
            </table:table-cell>
            <table:table-cell table:style-name="ce49" office:value-type="string" calcext:value-type="string">
              <text:p><text:span text:style-name="T2372">0,75</text:span></text:p>
            </table:table-cell>
            <table:table-cell table:style-name="ce49" office:value-type="string" calcext:value-type="string">
              <text:p><text:span text:style-name="T2373">0,80</text:span></text:p>
            </table:table-cell>
            <table:table-cell table:style-name="ce49" office:value-type="string" calcext:value-type="string">
              <text:p><text:span text:style-name="T2374">0,85</text:span></text:p>
            </table:table-cell>
            <table:table-cell table:style-name="ce49" office:value-type="string" calcext:value-type="string">
              <text:p><text:span text:style-name="T2375">0,90</text:span></text:p>
            </table:table-cell>
            <table:table-cell table:number-columns-repeated="1024"/>
          </table:table-row>
          <table:table-row table:style-name="ro1255">
            <table:table-cell table:style-name="ce47" office:value-type="string" calcext:value-type="string">
              <text:p><text:span text:style-name="T2376">bite</text:span></text:p>
            </table:table-cell>
            <table:table-cell table:style-name="ce48" table:formula="of:=VLOOKUP([.A14];[skills.A:skills.B];2;0)" office:value-type="string" calcext:value-type="string" office:string-value="Bite">
              <text:p>Bite</text:p>
            </table:table-cell>
            <table:table-cell table:style-name="ce47" office:value-type="string" calcext:value-type="string">
              <text:p><text:span text:style-name="T2377">damage</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20">
              <text:p>20</text:p>
            </table:table-cell>
            <table:table-cell table:style-name="ce50" office:value-type="float" calcext:value-type="float" office:value="25">
              <text:p>25</text:p>
            </table:table-cell>
            <table:table-cell table:number-columns-repeated="1024"/>
          </table:table-row>
          <table:table-row table:style-name="ro1256">
            <table:table-cell table:style-name="ce47" office:value-type="string" calcext:value-type="string">
              <text:p><text:span text:style-name="T2378">bite</text:span></text:p>
            </table:table-cell>
            <table:table-cell table:style-name="ce48" table:formula="of:=VLOOKUP([.A15];[skills.A:skills.B];2;0)" office:value-type="string" calcext:value-type="string" office:string-value="Bite">
              <text:p>Bite</text:p>
            </table:table-cell>
            <table:table-cell table:style-name="ce47" office:value-type="string" calcext:value-type="string">
              <text:p><text:span text:style-name="T2379">levels</text:span></text:p>
            </table:table-cell>
            <table:table-cell table:style-name="ce49" office:value-type="float" calcext:value-type="float" office:value="1">
              <text:p>1</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20">
              <text:p>20</text:p>
            </table:table-cell>
            <table:table-cell table:style-name="ce49" office:value-type="float" calcext:value-type="float" office:value="25">
              <text:p>25</text:p>
            </table:table-cell>
            <table:table-cell table:number-columns-repeated="1024"/>
          </table:table-row>
          <table:table-row table:style-name="ro1257">
            <table:table-cell table:style-name="ce51" office:value-type="string" calcext:value-type="string">
              <text:p>cure_light_wounds</text:p>
            </table:table-cell>
            <table:table-cell table:style-name="ce48" table:formula="of:=VLOOKUP([.A16];[skills.A:skills.B];2;0)" office:value-type="string" calcext:value-type="string" office:string-value="Cure Light Wounds">
              <text:p>Cure Light Wounds</text:p>
            </table:table-cell>
            <table:table-cell table:style-name="ce47" office:value-type="string" calcext:value-type="string">
              <text:p><text:span text:style-name="T2380">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7"/>
            <table:table-cell table:number-columns-repeated="1024"/>
          </table:table-row>
          <table:table-row table:style-name="ro1258">
            <table:table-cell table:style-name="ce51" office:value-type="string" calcext:value-type="string">
              <text:p>cure_light_wounds</text:p>
            </table:table-cell>
            <table:table-cell table:style-name="ce48" table:formula="of:=VLOOKUP([.A17];[skills.A:skills.B];2;0)" office:value-type="string" calcext:value-type="string" office:string-value="Cure Light Wounds">
              <text:p>Cure Light Wounds</text:p>
            </table:table-cell>
            <table:table-cell table:style-name="ce47" office:value-type="string" calcext:value-type="string">
              <text:p><text:span text:style-name="T2381">crit</text:span></text:p>
            </table:table-cell>
            <table:table-cell table:style-name="ce52" office:value-type="string" calcext:value-type="string">
              <text:p>2,0</text:p>
            </table:table-cell>
            <table:table-cell table:style-name="ce52" office:value-type="string" calcext:value-type="string">
              <text:p>3,0</text:p>
            </table:table-cell>
            <table:table-cell table:style-name="ce52" office:value-type="string" calcext:value-type="string">
              <text:p>4,0</text:p>
            </table:table-cell>
            <table:table-cell table:style-name="ce52" office:value-type="string" calcext:value-type="string">
              <text:p>5,0</text:p>
            </table:table-cell>
            <table:table-cell table:style-name="ce47"/>
            <table:table-cell table:number-columns-repeated="1024"/>
          </table:table-row>
          <table:table-row table:style-name="ro1259">
            <table:table-cell table:style-name="ce51" office:value-type="string" calcext:value-type="string">
              <text:p>cure_light_wounds</text:p>
            </table:table-cell>
            <table:table-cell table:style-name="ce48" table:formula="of:=VLOOKUP([.A18];[skills.A:skills.B];2;0)" office:value-type="string" calcext:value-type="string" office:string-value="Cure Light Wounds">
              <text:p>Cure Light Wounds</text:p>
            </table:table-cell>
            <table:table-cell office:value-type="string" calcext:value-type="string">
              <text:p><text:span text:style-name="T2382">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260">
            <table:table-cell table:style-name="ce51" office:value-type="string" calcext:value-type="string">
              <text:p>cure_light_wounds</text:p>
            </table:table-cell>
            <table:table-cell table:style-name="ce48" table:formula="of:=VLOOKUP([.A19];[skills.A:skills.B];2;0)" office:value-type="string" calcext:value-type="string" office:string-value="Cure Light Wounds">
              <text:p>Cure Light Wounds</text:p>
            </table:table-cell>
            <table:table-cell table:style-name="ce47" office:value-type="string" calcext:value-type="string">
              <text:p><text:span text:style-name="T2383">levels</text:span></text:p>
            </table:table-cell>
            <table:table-cell table:style-name="ce49" office:value-type="float" calcext:value-type="float" office:value="3">
              <text:p>3</text:p>
            </table:table-cell>
            <table:table-cell table:style-name="ce49" office:value-type="float" calcext:value-type="float" office:value="6">
              <text:p>6</text:p>
            </table:table-cell>
            <table:table-cell table:style-name="ce49" office:value-type="float" calcext:value-type="float" office:value="9">
              <text:p>9</text:p>
            </table:table-cell>
            <table:table-cell table:style-name="ce49" office:value-type="float" calcext:value-type="float" office:value="12">
              <text:p>12</text:p>
            </table:table-cell>
            <table:table-cell table:style-name="ce47"/>
            <table:table-cell table:number-columns-repeated="1024"/>
          </table:table-row>
          <table:table-row table:style-name="ro1261">
            <table:table-cell table:style-name="ce51" office:value-type="string" calcext:value-type="string">
              <text:p>cure_light_wounds</text:p>
            </table:table-cell>
            <table:table-cell table:style-name="ce48" table:formula="of:=VLOOKUP([.A20];[skills.A:skills.B];2;0)" office:value-type="string" calcext:value-type="string" office:string-value="Cure Light Wounds">
              <text:p>Cure Light Wounds</text:p>
            </table:table-cell>
            <table:table-cell table:style-name="ce47" office:value-type="string" calcext:value-type="string">
              <text:p><text:span text:style-name="T2384">mp_cost</text:span></text:p>
            </table:table-cell>
            <table:table-cell table:style-name="ce49" office:value-type="float" calcext:value-type="float" office:value="10">
              <text:p>10</text:p>
            </table:table-cell>
            <table:table-cell table:style-name="ce49" office:value-type="float" calcext:value-type="float" office:value="20">
              <text:p>20</text:p>
            </table:table-cell>
            <table:table-cell table:style-name="ce49" office:value-type="float" calcext:value-type="float" office:value="30">
              <text:p>30</text:p>
            </table:table-cell>
            <table:table-cell table:style-name="ce49" office:value-type="float" calcext:value-type="float" office:value="40">
              <text:p>40</text:p>
            </table:table-cell>
            <table:table-cell table:style-name="ce47"/>
            <table:table-cell table:number-columns-repeated="1024"/>
          </table:table-row>
          <table:table-row table:style-name="ro1262">
            <table:table-cell table:style-name="ce51" office:value-type="string" calcext:value-type="string">
              <text:p>double_whack</text:p>
            </table:table-cell>
            <table:table-cell table:style-name="ce48" table:formula="of:=VLOOKUP([.A21];[skills.A:skills.B];2;0)" office:value-type="string" calcext:value-type="string" office:string-value="Double Whack">
              <text:p>Double Whack</text:p>
            </table:table-cell>
            <table:table-cell table:style-name="ce47" office:value-type="string" calcext:value-type="string">
              <text:p><text:span text:style-name="T238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63">
            <table:table-cell table:style-name="ce51" office:value-type="string" calcext:value-type="string">
              <text:p>double_whack</text:p>
            </table:table-cell>
            <table:table-cell table:style-name="ce48" table:formula="of:=VLOOKUP([.A22];[skills.A:skills.B];2;0)" office:value-type="string" calcext:value-type="string" office:string-value="Double Whack">
              <text:p>Double Whack</text:p>
            </table:table-cell>
            <table:table-cell table:style-name="ce47" office:value-type="string" calcext:value-type="string">
              <text:p><text:span text:style-name="T2386">crit</text:span></text:p>
            </table:table-cell>
            <table:table-cell table:style-name="ce49" office:value-type="string" calcext:value-type="string">
              <text:p><text:span text:style-name="T2387">0,70</text:span></text:p>
            </table:table-cell>
            <table:table-cell table:style-name="ce49" office:value-type="string" calcext:value-type="string">
              <text:p><text:span text:style-name="T2388">0,75</text:span></text:p>
            </table:table-cell>
            <table:table-cell table:style-name="ce49" office:value-type="string" calcext:value-type="string">
              <text:p><text:span text:style-name="T2389">0,80</text:span></text:p>
            </table:table-cell>
            <table:table-cell table:style-name="ce49" office:value-type="string" calcext:value-type="string">
              <text:p><text:span text:style-name="T2390">0,80</text:span></text:p>
            </table:table-cell>
            <table:table-cell table:style-name="ce49" office:value-type="string" calcext:value-type="string">
              <text:p><text:span text:style-name="T2391">0,85</text:span></text:p>
            </table:table-cell>
            <table:table-cell table:style-name="ce49" office:value-type="string" calcext:value-type="string">
              <text:p><text:span text:style-name="T2392">0,90</text:span></text:p>
            </table:table-cell>
            <table:table-cell table:number-columns-repeated="1024"/>
          </table:table-row>
          <table:table-row table:style-name="ro1264">
            <table:table-cell table:style-name="ce51" office:value-type="string" calcext:value-type="string">
              <text:p>double_whack</text:p>
            </table:table-cell>
            <table:table-cell table:style-name="ce48" table:formula="of:=VLOOKUP([.A23];[skills.A:skills.B];2;0)" office:value-type="string" calcext:value-type="string" office:string-value="Double Whack">
              <text:p>Double Whack</text:p>
            </table:table-cell>
            <table:table-cell table:style-name="ce47" office:value-type="string" calcext:value-type="string">
              <text:p><text:span text:style-name="T2393">damage</text:span></text:p>
            </table:table-cell>
            <table:table-cell table:style-name="ce49" office:value-type="float" calcext:value-type="float" office:value="10">
              <text:p>10</text:p>
            </table:table-cell>
            <table:table-cell table:style-name="ce49" office:value-type="float" calcext:value-type="float" office:value="13">
              <text:p>13</text:p>
            </table:table-cell>
            <table:table-cell table:style-name="ce49" office:value-type="float" calcext:value-type="float" office:value="15">
              <text:p>15</text:p>
            </table:table-cell>
            <table:table-cell table:style-name="ce49" office:value-type="float" calcext:value-type="float" office:value="16">
              <text:p>16</text:p>
            </table:table-cell>
            <table:table-cell table:style-name="ce49" office:value-type="float" calcext:value-type="float" office:value="18">
              <text:p>18</text:p>
            </table:table-cell>
            <table:table-cell table:style-name="ce49" office:value-type="float" calcext:value-type="float" office:value="20">
              <text:p>20</text:p>
            </table:table-cell>
            <table:table-cell table:number-columns-repeated="1024"/>
          </table:table-row>
          <table:table-row table:style-name="ro1265">
            <table:table-cell table:style-name="ce51" office:value-type="string" calcext:value-type="string">
              <text:p>double_whack</text:p>
            </table:table-cell>
            <table:table-cell table:style-name="ce48" table:formula="of:=VLOOKUP([.A24];[skills.A:skills.B];2;0)" office:value-type="string" calcext:value-type="string" office:string-value="Double Whack">
              <text:p>Double Whack</text:p>
            </table:table-cell>
            <table:table-cell table:style-name="ce47" office:value-type="string" calcext:value-type="string">
              <text:p><text:span text:style-name="T2394">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1266">
            <table:table-cell table:style-name="ce51" office:value-type="string" calcext:value-type="string">
              <text:p>double_whack</text:p>
            </table:table-cell>
            <table:table-cell table:style-name="ce48" table:formula="of:=VLOOKUP([.A25];[skills.A:skills.B];2;0)" office:value-type="string" calcext:value-type="string" office:string-value="Double Whack">
              <text:p>Double Whack</text:p>
            </table:table-cell>
            <table:table-cell table:style-name="ce47" office:value-type="string" calcext:value-type="string">
              <text:p><text:span text:style-name="T2395">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267">
            <table:table-cell table:style-name="ce47" office:value-type="string" calcext:value-type="string">
              <text:p><text:span text:style-name="T2396">enrage</text:span></text:p>
            </table:table-cell>
            <table:table-cell table:style-name="ce48" table:formula="of:=VLOOKUP([.A26];[skills.A:skills.B];2;0)" office:value-type="string" calcext:value-type="string" office:string-value="Enrage">
              <text:p>Enrage</text:p>
            </table:table-cell>
            <table:table-cell table:style-name="ce47" office:value-type="string" calcext:value-type="string">
              <text:p><text:span text:style-name="T2397">bonus</text:span></text:p>
            </table:table-cell>
            <table:table-cell table:style-name="ce49" office:value-type="float" calcext:value-type="float" office:value="0.5">
              <text:p>0.5</text:p>
            </table:table-cell>
            <table:table-cell table:style-name="ce49" office:value-type="string" calcext:value-type="string">
              <text:p>0,6</text:p>
            </table:table-cell>
            <table:table-cell table:style-name="ce49" office:value-type="string" calcext:value-type="string">
              <text:p>0,7</text:p>
            </table:table-cell>
            <table:table-cell table:style-name="ce49" office:value-type="string" calcext:value-type="string">
              <text:p>0,8</text:p>
            </table:table-cell>
            <table:table-cell table:style-name="ce53" office:value-type="string" calcext:value-type="string">
              <text:p>0,9</text:p>
            </table:table-cell>
            <table:table-cell office:value-type="float" calcext:value-type="float" office:value="1">
              <text:p>1</text:p>
            </table:table-cell>
            <table:table-cell table:number-columns-repeated="1024"/>
          </table:table-row>
          <table:table-row table:style-name="ro1268">
            <table:table-cell table:style-name="ce47" office:value-type="string" calcext:value-type="string">
              <text:p><text:span text:style-name="T2398">enrage</text:span></text:p>
            </table:table-cell>
            <table:table-cell table:style-name="ce48" table:formula="of:=VLOOKUP([.A27];[skills.A:skills.B];2;0)" office:value-type="string" calcext:value-type="string" office:string-value="Enrage">
              <text:p>Enrage</text:p>
            </table:table-cell>
            <table:table-cell table:style-name="ce47" office:value-type="string" calcext:value-type="string">
              <text:p><text:span text:style-name="T2399">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269">
            <table:table-cell table:style-name="ce47" office:value-type="string" calcext:value-type="string">
              <text:p><text:span text:style-name="T2400">enrage</text:span></text:p>
            </table:table-cell>
            <table:table-cell table:style-name="ce48" table:formula="of:=VLOOKUP([.A28];[skills.A:skills.B];2;0)" office:value-type="string" calcext:value-type="string" office:string-value="Enrage">
              <text:p>Enrage</text:p>
            </table:table-cell>
            <table:table-cell table:style-name="ce47" office:value-type="string" calcext:value-type="string">
              <text:p><text:span text:style-name="T2401">duration</text:span></text:p>
            </table:table-cell>
            <table:table-cell table:style-name="ce50" office:value-type="float" calcext:value-type="float" office:value="8">
              <text:p>8</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0">
              <text:p>10</text:p>
            </table:table-cell>
            <table:table-cell table:style-name="ce50" office:value-type="float" calcext:value-type="float" office:value="12">
              <text:p>12</text:p>
            </table:table-cell>
            <table:table-cell table:style-name="ce50" office:value-type="float" calcext:value-type="float" office:value="12">
              <text:p>12</text:p>
            </table:table-cell>
            <table:table-cell table:number-columns-repeated="1024"/>
          </table:table-row>
          <table:table-row table:style-name="ro1270">
            <table:table-cell table:style-name="ce47" office:value-type="string" calcext:value-type="string">
              <text:p><text:span text:style-name="T2402">enrage</text:span></text:p>
            </table:table-cell>
            <table:table-cell table:style-name="ce48" table:formula="of:=VLOOKUP([.A29];[skills.A:skills.B];2;0)" office:value-type="string" calcext:value-type="string" office:string-value="Enrage">
              <text:p>Enrage</text:p>
            </table:table-cell>
            <table:table-cell table:style-name="ce47" office:value-type="string" calcext:value-type="string">
              <text:p><text:span text:style-name="T2403">hp_cost</text:span></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6">
              <text:p>16</text:p>
            </table:table-cell>
            <table:table-cell table:style-name="ce49" office:value-type="float" calcext:value-type="float" office:value="32">
              <text:p>32</text:p>
            </table:table-cell>
            <table:table-cell table:style-name="ce49" office:value-type="float" calcext:value-type="float" office:value="64">
              <text:p>64</text:p>
            </table:table-cell>
            <table:table-cell table:number-columns-repeated="1024"/>
          </table:table-row>
          <table:table-row table:style-name="ro1271">
            <table:table-cell table:style-name="ce47" office:value-type="string" calcext:value-type="string">
              <text:p><text:span text:style-name="T2404">enrage</text:span></text:p>
            </table:table-cell>
            <table:table-cell table:style-name="ce48" table:formula="of:=VLOOKUP([.A30];[skills.A:skills.B];2;0)" office:value-type="string" calcext:value-type="string" office:string-value="Enrage">
              <text:p>Enrage</text:p>
            </table:table-cell>
            <table:table-cell table:style-name="ce47" office:value-type="string" calcext:value-type="string">
              <text:p><text:span text:style-name="T2405">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1272">
            <table:table-cell table:style-name="ce47" office:value-type="string" calcext:value-type="string">
              <text:p><text:span text:style-name="T2406">ethereal</text:span></text:p>
            </table:table-cell>
            <table:table-cell table:style-name="ce48" table:formula="of:=VLOOKUP([.A31];[skills.A:skills.B];2;0)" office:value-type="string" calcext:value-type="string" office:string-value="Become Ethereal">
              <text:p>Become Ethereal</text:p>
            </table:table-cell>
            <table:table-cell table:style-name="ce47" office:value-type="string" calcext:value-type="string">
              <text:p><text:span text:style-name="T2407">bonus</text:span></text:p>
            </table:table-cell>
            <table:table-cell table:style-name="ce49" office:value-type="string" calcext:value-type="string">
              <text:p><text:span text:style-name="T2408">3,00</text:span></text:p>
            </table:table-cell>
            <table:table-cell table:style-name="ce49" office:value-type="string" calcext:value-type="string">
              <text:p><text:span text:style-name="T2409">2,50</text:span></text:p>
            </table:table-cell>
            <table:table-cell table:style-name="ce49" office:value-type="float" calcext:value-type="float" office:value="2">
              <text:p>2</text:p>
            </table:table-cell>
            <table:table-cell table:style-name="ce49" office:value-type="string" calcext:value-type="string">
              <text:p><text:span text:style-name="T2410">1,50</text:span></text:p>
            </table:table-cell>
            <table:table-cell table:style-name="ce54"/>
            <table:table-cell table:number-columns-repeated="1024"/>
          </table:table-row>
          <table:table-row table:style-name="ro1273">
            <table:table-cell table:style-name="ce47" office:value-type="string" calcext:value-type="string">
              <text:p><text:span text:style-name="T2411">ethereal</text:span></text:p>
            </table:table-cell>
            <table:table-cell table:style-name="ce48" table:formula="of:=VLOOKUP([.A32];[skills.A:skills.B];2;0)" office:value-type="string" calcext:value-type="string" office:string-value="Become Ethereal">
              <text:p>Become Ethereal</text:p>
            </table:table-cell>
            <table:table-cell table:style-name="ce47" office:value-type="string" calcext:value-type="string">
              <text:p><text:span text:style-name="T2412">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9" office:value-type="float" calcext:value-type="float" office:value="6">
              <text:p>6</text:p>
            </table:table-cell>
            <table:table-cell table:style-name="ce47"/>
            <table:table-cell table:number-columns-repeated="1024"/>
          </table:table-row>
          <table:table-row table:style-name="ro1274">
            <table:table-cell table:style-name="ce47" office:value-type="string" calcext:value-type="string">
              <text:p><text:span text:style-name="T2413">ethereal</text:span></text:p>
            </table:table-cell>
            <table:table-cell table:style-name="ce48" table:formula="of:=VLOOKUP([.A33];[skills.A:skills.B];2;0)" office:value-type="string" calcext:value-type="string" office:string-value="Become Ethereal">
              <text:p>Become Ethereal</text:p>
            </table:table-cell>
            <table:table-cell table:style-name="ce47" office:value-type="string" calcext:value-type="string">
              <text:p><text:span text:style-name="T2414">duration</text:span></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style-name="ce49" office:value-type="float" calcext:value-type="float" office:value="7">
              <text:p>7</text:p>
            </table:table-cell>
            <table:table-cell table:style-name="ce47"/>
            <table:table-cell table:number-columns-repeated="1024"/>
          </table:table-row>
          <table:table-row table:style-name="ro1275">
            <table:table-cell table:style-name="ce47" office:value-type="string" calcext:value-type="string">
              <text:p><text:span text:style-name="T2415">ethereal</text:span></text:p>
            </table:table-cell>
            <table:table-cell table:style-name="ce48" table:formula="of:=VLOOKUP([.A34];[skills.A:skills.B];2;0)" office:value-type="string" calcext:value-type="string" office:string-value="Become Ethereal">
              <text:p>Become Ethereal</text:p>
            </table:table-cell>
            <table:table-cell table:style-name="ce47" office:value-type="string" calcext:value-type="string">
              <text:p><text:span text:style-name="T2416">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table:table-cell table:number-columns-repeated="1024"/>
          </table:table-row>
          <table:table-row table:style-name="ro1276">
            <table:table-cell table:style-name="ce47" office:value-type="string" calcext:value-type="string">
              <text:p><text:span text:style-name="T2417">ethereal</text:span></text:p>
            </table:table-cell>
            <table:table-cell table:style-name="ce48" table:formula="of:=VLOOKUP([.A35];[skills.A:skills.B];2;0)" office:value-type="string" calcext:value-type="string" office:string-value="Become Ethereal">
              <text:p>Become Ethereal</text:p>
            </table:table-cell>
            <table:table-cell table:style-name="ce47" office:value-type="string" calcext:value-type="string">
              <text:p><text:span text:style-name="T2418">mp_cost</text:span></text:p>
            </table:table-cell>
            <table:table-cell office:value-type="float" calcext:value-type="float" office:value="0">
              <text:p>0</text:p>
            </table:table-cell>
            <table:table-cell office:value-type="float" calcext:value-type="float" office:value="0">
              <text:p>0</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7"/>
            <table:table-cell table:number-columns-repeated="1024"/>
          </table:table-row>
          <table:table-row table:style-name="ro1277">
            <table:table-cell table:style-name="ce55" office:value-type="string" calcext:value-type="string">
              <text:p>fast_strike</text:p>
            </table:table-cell>
            <table:table-cell table:style-name="ce55" table:formula="of:=VLOOKUP([.A36];[skills.A:skills.B];2;0)" office:value-type="string" calcext:value-type="string" office:string-value="Fast Strike">
              <text:p>Fast Strike</text:p>
            </table:table-cell>
            <table:table-cell table:style-name="ce55"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6" office:value-type="float" calcext:value-type="float" office:value="1">
              <text:p>1</text:p>
            </table:table-cell>
            <table:table-cell table:number-columns-repeated="1024"/>
          </table:table-row>
          <table:table-row table:style-name="ro1278">
            <table:table-cell table:style-name="ce55" office:value-type="string" calcext:value-type="string">
              <text:p>fast_strike</text:p>
            </table:table-cell>
            <table:table-cell table:style-name="ce55" table:formula="of:=VLOOKUP([.A37];[skills.A:skills.B];2;0)" office:value-type="string" calcext:value-type="string" office:string-value="Fast Strike">
              <text:p>Fast Strike</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279">
            <table:table-cell table:style-name="ce55" office:value-type="string" calcext:value-type="string">
              <text:p>fast_strike</text:p>
            </table:table-cell>
            <table:table-cell table:style-name="ce55" table:formula="of:=VLOOKUP([.A38];[skills.A:skills.B];2;0)" office:value-type="string" calcext:value-type="string" office:string-value="Fast Strike">
              <text:p>Fast Strike</text:p>
            </table:table-cell>
            <table:table-cell table:style-name="ce55"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number-columns-repeated="1024"/>
          </table:table-row>
          <table:table-row table:style-name="ro1280">
            <table:table-cell table:style-name="ce55" office:value-type="string" calcext:value-type="string">
              <text:p>fast_strike</text:p>
            </table:table-cell>
            <table:table-cell table:style-name="ce55" table:formula="of:=VLOOKUP([.A39];[skills.A:skills.B];2;0)" office:value-type="string" calcext:value-type="string" office:string-value="Fast Strike">
              <text:p>Fast Strike</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281">
            <table:table-cell table:style-name="ce55" office:value-type="string" calcext:value-type="string">
              <text:p>heavy_hit</text:p>
            </table:table-cell>
            <table:table-cell table:style-name="ce55" table:formula="of:=VLOOKUP([.A40];[skills.A:skills.B];2;0)" office:value-type="string" calcext:value-type="string" office:string-value="Heavy Hit">
              <text:p>Heavy Hit</text:p>
            </table:table-cell>
            <table:table-cell table:style-name="ce55"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6" office:value-type="float" calcext:value-type="float" office:value="1">
              <text:p>1</text:p>
            </table:table-cell>
            <table:table-cell table:number-columns-repeated="1024"/>
          </table:table-row>
          <table:table-row table:style-name="ro1282">
            <table:table-cell table:style-name="ce55" office:value-type="string" calcext:value-type="string">
              <text:p>heavy_hit</text:p>
            </table:table-cell>
            <table:table-cell table:style-name="ce55" table:formula="of:=VLOOKUP([.A41];[skills.A:skills.B];2;0)" office:value-type="string" calcext:value-type="string" office:string-value="Heavy Hit">
              <text:p>Heavy Hit</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283">
            <table:table-cell table:style-name="ce55" office:value-type="string" calcext:value-type="string">
              <text:p>heavy_hit</text:p>
            </table:table-cell>
            <table:table-cell table:style-name="ce55" table:formula="of:=VLOOKUP([.A42];[skills.A:skills.B];2;0)" office:value-type="string" calcext:value-type="string" office:string-value="Heavy Hit">
              <text:p>Heavy Hit</text:p>
            </table:table-cell>
            <table:table-cell table:style-name="ce55"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1">
              <text:p>11</text:p>
            </table:table-cell>
            <table:table-cell table:style-name="ce57" office:value-type="float" calcext:value-type="float" office:value="12">
              <text:p>12</text:p>
            </table:table-cell>
            <table:table-cell table:style-name="ce57" office:value-type="float" calcext:value-type="float" office:value="13">
              <text:p>13</text:p>
            </table:table-cell>
            <table:table-cell table:style-name="ce57" office:value-type="float" calcext:value-type="float" office:value="14">
              <text:p>14</text:p>
            </table:table-cell>
            <table:table-cell table:style-name="ce57" office:value-type="float" calcext:value-type="float" office:value="15">
              <text:p>15</text:p>
            </table:table-cell>
            <table:table-cell table:number-columns-repeated="1024"/>
          </table:table-row>
          <table:table-row table:style-name="ro1284">
            <table:table-cell table:style-name="ce55" office:value-type="string" calcext:value-type="string">
              <text:p>heavy_hit</text:p>
            </table:table-cell>
            <table:table-cell table:style-name="ce55" table:formula="of:=VLOOKUP([.A43];[skills.A:skills.B];2;0)" office:value-type="string" calcext:value-type="string" office:string-value="Heavy Hit">
              <text:p>Heavy Hit</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285">
            <table:table-cell table:style-name="ce55" office:value-type="string" calcext:value-type="string">
              <text:p>holy_arrow</text:p>
            </table:table-cell>
            <table:table-cell table:style-name="ce55" table:formula="of:=VLOOKUP([.A44];[skills.A:skills.B];2;0)" office:value-type="string" calcext:value-type="string" office:string-value="Holy Arrow">
              <text:p>Holy Arrow</text:p>
            </table:table-cell>
            <table:table-cell table:style-name="ce55"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56" office:value-type="float" calcext:value-type="float" office:value="2">
              <text:p>2</text:p>
            </table:table-cell>
            <table:table-cell table:number-columns-repeated="1024"/>
          </table:table-row>
          <table:table-row table:style-name="ro1286">
            <table:table-cell table:style-name="ce55" office:value-type="string" calcext:value-type="string">
              <text:p>holy_arrow</text:p>
            </table:table-cell>
            <table:table-cell table:style-name="ce55" table:formula="of:=VLOOKUP([.A45];[skills.A:skills.B];2;0)" office:value-type="string" calcext:value-type="string" office:string-value="Holy Arrow">
              <text:p>Holy Arrow</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287">
            <table:table-cell table:style-name="ce55" office:value-type="string" calcext:value-type="string">
              <text:p>holy_arrow</text:p>
            </table:table-cell>
            <table:table-cell table:style-name="ce55" table:formula="of:=VLOOKUP([.A46];[skills.A:skills.B];2;0)" office:value-type="string" calcext:value-type="string" office:string-value="Holy Arrow">
              <text:p>Holy Arrow</text:p>
            </table:table-cell>
            <table:table-cell table:style-name="ce55"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number-columns-repeated="1024"/>
          </table:table-row>
          <table:table-row table:style-name="ro1288">
            <table:table-cell table:style-name="ce55" office:value-type="string" calcext:value-type="string">
              <text:p>holy_arrow</text:p>
            </table:table-cell>
            <table:table-cell table:style-name="ce55" table:formula="of:=VLOOKUP([.A47];[skills.A:skills.B];2;0)" office:value-type="string" calcext:value-type="string" office:string-value="Holy Arrow">
              <text:p>Holy Arrow</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289">
            <table:table-cell table:style-name="ce55" office:value-type="string" calcext:value-type="string">
              <text:p>holy_arrow</text:p>
            </table:table-cell>
            <table:table-cell table:style-name="ce55" table:formula="of:=VLOOKUP([.A48];[skills.A:skills.B];2;0)" office:value-type="string" calcext:value-type="string" office:string-value="Holy Arrow">
              <text:p>Holy Arrow</text:p>
            </table:table-cell>
            <table:table-cell table:style-name="ce55" office:value-type="string" calcext:value-type="string">
              <text:p>mp_cost</text:p>
            </table:table-cell>
            <table:table-cell table:style-name="ce56" office:value-type="float" calcext:value-type="float" office:value="4">
              <text:p>4</text:p>
            </table:table-cell>
            <table:table-cell table:style-name="ce56" office:value-type="float" calcext:value-type="float" office:value="8">
              <text:p>8</text:p>
            </table:table-cell>
            <table:table-cell table:style-name="ce56" office:value-type="float" calcext:value-type="float" office:value="12">
              <text:p>12</text:p>
            </table:table-cell>
            <table:table-cell table:style-name="ce56" office:value-type="float" calcext:value-type="float" office:value="16">
              <text:p>16</text:p>
            </table:table-cell>
            <table:table-cell table:style-name="ce56" office:value-type="float" calcext:value-type="float" office:value="20">
              <text:p>20</text:p>
            </table:table-cell>
            <table:table-cell table:style-name="ce56" office:value-type="float" calcext:value-type="float" office:value="26">
              <text:p>26</text:p>
            </table:table-cell>
            <table:table-cell table:number-columns-repeated="1024"/>
          </table:table-row>
          <table:table-row table:style-name="ro1290">
            <table:table-cell office:value-type="string" calcext:value-type="string">
              <text:p><text:span text:style-name="T2419">leech</text:span></text:p>
            </table:table-cell>
            <table:table-cell table:style-name="ce48" table:formula="of:=VLOOKUP([.A49];[skills.A:skills.B];2;0)" office:value-type="string" calcext:value-type="string" office:string-value="Leech">
              <text:p>Leech</text:p>
            </table:table-cell>
            <table:table-cell office:value-type="string" calcext:value-type="string">
              <text:p><text:span text:style-name="T2420">bonus</text:span></text:p>
            </table:table-cell>
            <table:table-cell table:style-name="ce53" office:value-type="string" calcext:value-type="string">
              <text:p>0,1</text:p>
            </table:table-cell>
            <table:table-cell table:style-name="ce53" office:value-type="string" calcext:value-type="string">
              <text:p>0,2</text:p>
            </table:table-cell>
            <table:table-cell table:style-name="ce53" office:value-type="string" calcext:value-type="string">
              <text:p>0,3</text:p>
            </table:table-cell>
            <table:table-cell table:number-columns-repeated="1024"/>
          </table:table-row>
          <table:table-row table:style-name="ro1291">
            <table:table-cell office:value-type="string" calcext:value-type="string">
              <text:p><text:span text:style-name="T2421">leech</text:span></text:p>
            </table:table-cell>
            <table:table-cell table:style-name="ce48" table:formula="of:=VLOOKUP([.A50];[skills.A:skills.B];2;0)" office:value-type="string" calcext:value-type="string" office:string-value="Leech">
              <text:p>Leech</text:p>
            </table:table-cell>
            <table:table-cell office:value-type="string" calcext:value-type="string">
              <text:p><text:span text:style-name="T2422">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292">
            <table:table-cell office:value-type="string" calcext:value-type="string">
              <text:p><text:span text:style-name="T2423">leech</text:span></text:p>
            </table:table-cell>
            <table:table-cell table:style-name="ce48" table:formula="of:=VLOOKUP([.A51];[skills.A:skills.B];2;0)" office:value-type="string" calcext:value-type="string" office:string-value="Leech">
              <text:p>Leech</text:p>
            </table:table-cell>
            <table:table-cell office:value-type="string" calcext:value-type="string">
              <text:p><text:span text:style-name="T2424">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293">
            <table:table-cell office:value-type="string" calcext:value-type="string">
              <text:p><text:span text:style-name="T2425">leech</text:span></text:p>
            </table:table-cell>
            <table:table-cell table:style-name="ce48" table:formula="of:=VLOOKUP([.A52];[skills.A:skills.B];2;0)" office:value-type="string" calcext:value-type="string" office:string-value="Leech">
              <text:p>Leech</text:p>
            </table:table-cell>
            <table:table-cell office:value-type="string" calcext:value-type="string">
              <text:p><text:span text:style-name="T2426">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294">
            <table:table-cell table:style-name="ce51" office:value-type="string" calcext:value-type="string">
              <text:p>mage_armor</text:p>
            </table:table-cell>
            <table:table-cell table:style-name="ce48" table:formula="of:=VLOOKUP([.A53];[skills.A:skills.B];2;0)" office:value-type="string" calcext:value-type="string" office:string-value="Mage Armor">
              <text:p>Mage Armor</text:p>
            </table:table-cell>
            <table:table-cell table:style-name="ce47" office:value-type="string" calcext:value-type="string">
              <text:p><text:span text:style-name="T2427">bonus</text:span></text:p>
            </table:table-cell>
            <table:table-cell table:style-name="ce49" office:value-type="string" calcext:value-type="string">
              <text:p><text:span text:style-name="T2428">0,50</text:span></text:p>
            </table:table-cell>
            <table:table-cell table:style-name="ce49" office:value-type="string" calcext:value-type="string">
              <text:p><text:span text:style-name="T2429">0,70</text:span></text:p>
            </table:table-cell>
            <table:table-cell table:style-name="ce49" office:value-type="string" calcext:value-type="string">
              <text:p><text:span text:style-name="T2430">0,80</text:span></text:p>
            </table:table-cell>
            <table:table-cell table:style-name="ce54"/>
            <table:table-cell table:number-columns-repeated="1024"/>
          </table:table-row>
          <table:table-row table:style-name="ro1295">
            <table:table-cell table:style-name="ce51" office:value-type="string" calcext:value-type="string">
              <text:p>mage_armor</text:p>
            </table:table-cell>
            <table:table-cell table:style-name="ce48" table:formula="of:=VLOOKUP([.A54];[skills.A:skills.B];2;0)" office:value-type="string" calcext:value-type="string" office:string-value="Mage Armor">
              <text:p>Mage Armor</text:p>
            </table:table-cell>
            <table:table-cell table:style-name="ce47" office:value-type="string" calcext:value-type="string">
              <text:p><text:span text:style-name="T2431">cooldown</text:span></text:p>
            </table:table-cell>
            <table:table-cell table:style-name="ce49" office:value-type="float" calcext:value-type="float" office:value="8">
              <text:p>8</text:p>
            </table:table-cell>
            <table:table-cell table:style-name="ce49" office:value-type="float" calcext:value-type="float" office:value="7">
              <text:p>7</text:p>
            </table:table-cell>
            <table:table-cell table:style-name="ce49" office:value-type="float" calcext:value-type="float" office:value="6">
              <text:p>6</text:p>
            </table:table-cell>
            <table:table-cell table:style-name="ce47"/>
            <table:table-cell table:number-columns-repeated="1024"/>
          </table:table-row>
          <table:table-row table:style-name="ro1296">
            <table:table-cell table:style-name="ce51" office:value-type="string" calcext:value-type="string">
              <text:p>mage_armor</text:p>
            </table:table-cell>
            <table:table-cell table:style-name="ce48" table:formula="of:=VLOOKUP([.A55];[skills.A:skills.B];2;0)" office:value-type="string" calcext:value-type="string" office:string-value="Mage Armor">
              <text:p>Mage Armor</text:p>
            </table:table-cell>
            <table:table-cell table:style-name="ce47" office:value-type="string" calcext:value-type="string">
              <text:p><text:span text:style-name="T2432">duration</text:span></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style-name="ce47"/>
            <table:table-cell table:number-columns-repeated="1024"/>
          </table:table-row>
          <table:table-row table:style-name="ro1297">
            <table:table-cell table:style-name="ce51" office:value-type="string" calcext:value-type="string">
              <text:p>mage_armor</text:p>
            </table:table-cell>
            <table:table-cell table:style-name="ce48" table:formula="of:=VLOOKUP([.A56];[skills.A:skills.B];2;0)" office:value-type="string" calcext:value-type="string" office:string-value="Mage Armor">
              <text:p>Mage Armor</text:p>
            </table:table-cell>
            <table:table-cell table:style-name="ce47" office:value-type="string" calcext:value-type="string">
              <text:p><text:span text:style-name="T2433">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table:table-cell table:number-columns-repeated="1024"/>
          </table:table-row>
          <table:table-row table:style-name="ro1298">
            <table:table-cell table:style-name="ce51" office:value-type="string" calcext:value-type="string">
              <text:p>mage_armor</text:p>
            </table:table-cell>
            <table:table-cell table:style-name="ce48" table:formula="of:=VLOOKUP([.A57];[skills.A:skills.B];2;0)" office:value-type="string" calcext:value-type="string" office:string-value="Mage Armor">
              <text:p>Mage Armor</text:p>
            </table:table-cell>
            <table:table-cell table:style-name="ce47" office:value-type="string" calcext:value-type="string">
              <text:p><text:span text:style-name="T2434">mp_cost</text:span></text:p>
            </table:table-cell>
            <table:table-cell table:style-name="ce49" office:value-type="float" calcext:value-type="float" office:value="20">
              <text:p>20</text:p>
            </table:table-cell>
            <table:table-cell table:style-name="ce49" office:value-type="float" calcext:value-type="float" office:value="30">
              <text:p>30</text:p>
            </table:table-cell>
            <table:table-cell table:style-name="ce49" office:value-type="float" calcext:value-type="float" office:value="40">
              <text:p>40</text:p>
            </table:table-cell>
            <table:table-cell table:style-name="ce47"/>
            <table:table-cell table:number-columns-repeated="1024"/>
          </table:table-row>
          <table:table-row table:style-name="ro1299">
            <table:table-cell table:style-name="ce51" office:value-type="string" calcext:value-type="string">
              <text:p>magic_missile</text:p>
            </table:table-cell>
            <table:table-cell table:style-name="ce48" table:formula="of:=VLOOKUP([.A58];[skills.A:skills.B];2;0)" office:value-type="string" calcext:value-type="string" office:string-value="Magic Missile">
              <text:p>Magic Missile</text:p>
            </table:table-cell>
            <table:table-cell table:style-name="ce47" office:value-type="string" calcext:value-type="string">
              <text:p><text:span text:style-name="T243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00">
            <table:table-cell table:style-name="ce51" office:value-type="string" calcext:value-type="string">
              <text:p>magic_missile</text:p>
            </table:table-cell>
            <table:table-cell table:style-name="ce48" table:formula="of:=VLOOKUP([.A59];[skills.A:skills.B];2;0)" office:value-type="string" calcext:value-type="string" office:string-value="Magic Missile">
              <text:p>Magic Missile</text:p>
            </table:table-cell>
            <table:table-cell table:style-name="ce47" office:value-type="string" calcext:value-type="string">
              <text:p><text:span text:style-name="T2436">crit</text:span></text:p>
            </table:table-cell>
            <table:table-cell table:style-name="ce49" office:value-type="string" calcext:value-type="string">
              <text:p><text:span text:style-name="T2437">0,75</text:span></text:p>
            </table:table-cell>
            <table:table-cell table:style-name="ce49" office:value-type="string" calcext:value-type="string">
              <text:p><text:span text:style-name="T2438">0,80</text:span></text:p>
            </table:table-cell>
            <table:table-cell table:style-name="ce49" office:value-type="string" calcext:value-type="string">
              <text:p><text:span text:style-name="T2439">0,85</text:span></text:p>
            </table:table-cell>
            <table:table-cell table:style-name="ce49" office:value-type="string" calcext:value-type="string">
              <text:p><text:span text:style-name="T2440">0,90</text:span></text:p>
            </table:table-cell>
            <table:table-cell table:style-name="ce49" office:value-type="string" calcext:value-type="string">
              <text:p><text:span text:style-name="T2441">0,95</text:span></text:p>
            </table:table-cell>
            <table:table-cell table:style-name="ce49" office:value-type="string" calcext:value-type="string">
              <text:p><text:span text:style-name="T2442">1,00</text:span></text:p>
            </table:table-cell>
            <table:table-cell table:number-columns-repeated="1024"/>
          </table:table-row>
          <table:table-row table:style-name="ro1301">
            <table:table-cell table:style-name="ce51" office:value-type="string" calcext:value-type="string">
              <text:p>magic_missile</text:p>
            </table:table-cell>
            <table:table-cell table:style-name="ce48" table:formula="of:=VLOOKUP([.A60];[skills.A:skills.B];2;0)" office:value-type="string" calcext:value-type="string" office:string-value="Magic Missile">
              <text:p>Magic Missile</text:p>
            </table:table-cell>
            <table:table-cell table:style-name="ce47" office:value-type="string" calcext:value-type="string">
              <text:p><text:span text:style-name="T2443">damage</text:span></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6">
              <text:p>16</text:p>
            </table:table-cell>
            <table:table-cell table:style-name="ce50"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302">
            <table:table-cell table:style-name="ce51" office:value-type="string" calcext:value-type="string">
              <text:p>magic_missile</text:p>
            </table:table-cell>
            <table:table-cell table:style-name="ce48" table:formula="of:=VLOOKUP([.A61];[skills.A:skills.B];2;0)" office:value-type="string" calcext:value-type="string" office:string-value="Magic Missile">
              <text:p>Magic Missile</text:p>
            </table:table-cell>
            <table:table-cell table:style-name="ce47" office:value-type="string" calcext:value-type="string">
              <text:p><text:span text:style-name="T2444">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1303">
            <table:table-cell table:style-name="ce51" office:value-type="string" calcext:value-type="string">
              <text:p>magic_missile</text:p>
            </table:table-cell>
            <table:table-cell table:style-name="ce48" table:formula="of:=VLOOKUP([.A62];[skills.A:skills.B];2;0)" office:value-type="string" calcext:value-type="string" office:string-value="Magic Missile">
              <text:p>Magic Missile</text:p>
            </table:table-cell>
            <table:table-cell table:style-name="ce47" office:value-type="string" calcext:value-type="string">
              <text:p><text:span text:style-name="T2445">mp_cost</text:span></text:p>
            </table:table-cell>
            <table:table-cell office:value-type="float" calcext:value-type="float" office:value="5">
              <text:p>5</text:p>
            </table:table-cell>
            <table:table-cell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20">
              <text:p>20</text:p>
            </table:table-cell>
            <table:table-cell table:style-name="ce49" office:value-type="float" calcext:value-type="float" office:value="25">
              <text:p>25</text:p>
            </table:table-cell>
            <table:table-cell table:number-columns-repeated="1024"/>
          </table:table-row>
          <table:table-row table:style-name="ro1304">
            <table:table-cell table:style-name="ce55" office:value-type="string" calcext:value-type="string">
              <text:p>mana_bolt</text:p>
            </table:table-cell>
            <table:table-cell table:style-name="ce55" table:formula="of:=VLOOKUP([.A63];[skills.A:skills.B];2;0)" office:value-type="string" calcext:value-type="string" office:string-value="Mana Bolt">
              <text:p>Mana Bolt</text:p>
            </table:table-cell>
            <table:table-cell table:style-name="ce55"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number-columns-repeated="1024"/>
          </table:table-row>
          <table:table-row table:style-name="ro1305">
            <table:table-cell table:style-name="ce55" office:value-type="string" calcext:value-type="string">
              <text:p>mana_bolt</text:p>
            </table:table-cell>
            <table:table-cell table:style-name="ce55" table:formula="of:=VLOOKUP([.A64];[skills.A:skills.B];2;0)" office:value-type="string" calcext:value-type="string" office:string-value="Mana Bolt">
              <text:p>Mana Bolt</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306">
            <table:table-cell table:style-name="ce55" office:value-type="string" calcext:value-type="string">
              <text:p>mana_bolt</text:p>
            </table:table-cell>
            <table:table-cell table:style-name="ce55" table:formula="of:=VLOOKUP([.A65];[skills.A:skills.B];2;0)" office:value-type="string" calcext:value-type="string" office:string-value="Mana Bolt">
              <text:p>Mana Bolt</text:p>
            </table:table-cell>
            <table:table-cell table:style-name="ce55" office:value-type="string" calcext:value-type="string">
              <text:p>damage</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style-name="ce57" office:value-type="float" calcext:value-type="float" office:value="35">
              <text:p>35</text:p>
            </table:table-cell>
            <table:table-cell table:number-columns-repeated="1024"/>
          </table:table-row>
          <table:table-row table:style-name="ro1307">
            <table:table-cell table:style-name="ce55" office:value-type="string" calcext:value-type="string">
              <text:p>mana_bolt</text:p>
            </table:table-cell>
            <table:table-cell table:style-name="ce55" table:formula="of:=VLOOKUP([.A66];[skills.A:skills.B];2;0)" office:value-type="string" calcext:value-type="string" office:string-value="Mana Bolt">
              <text:p>Mana Bolt</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308">
            <table:table-cell table:style-name="ce55" office:value-type="string" calcext:value-type="string">
              <text:p>mana_bolt</text:p>
            </table:table-cell>
            <table:table-cell table:style-name="ce55" table:formula="of:=VLOOKUP([.A67];[skills.A:skills.B];2;0)" office:value-type="string" calcext:value-type="string" office:string-value="Mana Bolt">
              <text:p>Mana Bolt</text:p>
            </table:table-cell>
            <table:table-cell table:style-name="ce55" office:value-type="string" calcext:value-type="string">
              <text:p>mp_cost</text:p>
            </table:table-cell>
            <table:table-cell table:style-name="ce56" office:value-type="float" calcext:value-type="float" office:value="10">
              <text:p>10</text:p>
            </table:table-cell>
            <table:table-cell table:style-name="ce56" office:value-type="float" calcext:value-type="float" office:value="15">
              <text:p>15</text:p>
            </table:table-cell>
            <table:table-cell table:style-name="ce56" office:value-type="float" calcext:value-type="float" office:value="20">
              <text:p>20</text:p>
            </table:table-cell>
            <table:table-cell table:style-name="ce56" office:value-type="float" calcext:value-type="float" office:value="25">
              <text:p>25</text:p>
            </table:table-cell>
            <table:table-cell table:style-name="ce56" office:value-type="float" calcext:value-type="float" office:value="30">
              <text:p>30</text:p>
            </table:table-cell>
            <table:table-cell table:style-name="ce56" office:value-type="float" calcext:value-type="float" office:value="35">
              <text:p>35</text:p>
            </table:table-cell>
            <table:table-cell table:number-columns-repeated="1024"/>
          </table:table-row>
          <table:table-row table:style-name="ro1309">
            <table:table-cell table:style-name="ce47" office:value-type="string" calcext:value-type="string">
              <text:p><text:span text:style-name="T2446">regen_hp30</text:span></text:p>
            </table:table-cell>
            <table:table-cell table:style-name="ce48" table:formula="of:=VLOOKUP([.A68];[skills.A:skills.B];2;0)" office:value-type="string" calcext:value-type="string" office:string-value="Minor Health Regen">
              <text:p>Minor Health Regen</text:p>
            </table:table-cell>
            <table:table-cell table:style-name="ce47" office:value-type="string" calcext:value-type="string">
              <text:p><text:span text:style-name="T2447">cooldown</text:span></text:p>
            </table:table-cell>
            <table:table-cell table:style-name="ce49" office:value-type="float" calcext:value-type="float" office:value="1">
              <text:p>1</text:p>
            </table:table-cell>
            <table:table-cell table:style-name="ce47"/>
            <table:table-cell table:number-columns-repeated="1024"/>
          </table:table-row>
          <table:table-row table:style-name="ro1310">
            <table:table-cell table:style-name="ce47" office:value-type="string" calcext:value-type="string">
              <text:p><text:span text:style-name="T2448">regen_hp30</text:span></text:p>
            </table:table-cell>
            <table:table-cell table:style-name="ce48" table:formula="of:=VLOOKUP([.A69];[skills.A:skills.B];2;0)" office:value-type="string" calcext:value-type="string" office:string-value="Minor Health Regen">
              <text:p>Minor Health Regen</text:p>
            </table:table-cell>
            <table:table-cell table:style-name="ce47" office:value-type="string" calcext:value-type="string">
              <text:p><text:span text:style-name="T2449">levels</text:span></text:p>
            </table:table-cell>
            <table:table-cell table:style-name="ce49" office:value-type="float" calcext:value-type="float" office:value="1">
              <text:p>1</text:p>
            </table:table-cell>
            <table:table-cell table:style-name="ce47"/>
            <table:table-cell table:number-columns-repeated="1024"/>
          </table:table-row>
          <table:table-row table:style-name="ro1311">
            <table:table-cell table:style-name="ce47" office:value-type="string" calcext:value-type="string">
              <text:p><text:span text:style-name="T2450">regen_mp30</text:span></text:p>
            </table:table-cell>
            <table:table-cell table:style-name="ce48" table:formula="of:=VLOOKUP([.A70];[skills.A:skills.B];2;0)" office:value-type="string" calcext:value-type="string" office:string-value="Minor Magicka Regen">
              <text:p>Minor Magicka Regen</text:p>
            </table:table-cell>
            <table:table-cell table:style-name="ce47" office:value-type="string" calcext:value-type="string">
              <text:p><text:span text:style-name="T2451">cooldown</text:span></text:p>
            </table:table-cell>
            <table:table-cell table:style-name="ce49" office:value-type="float" calcext:value-type="float" office:value="1">
              <text:p>1</text:p>
            </table:table-cell>
            <table:table-cell table:style-name="ce47"/>
            <table:table-cell table:number-columns-repeated="1024"/>
          </table:table-row>
          <table:table-row table:style-name="ro1312">
            <table:table-cell table:style-name="ce47" office:value-type="string" calcext:value-type="string">
              <text:p><text:span text:style-name="T2452">regen_mp30</text:span></text:p>
            </table:table-cell>
            <table:table-cell table:style-name="ce48" table:formula="of:=VLOOKUP([.A71];[skills.A:skills.B];2;0)" office:value-type="string" calcext:value-type="string" office:string-value="Minor Magicka Regen">
              <text:p>Minor Magicka Regen</text:p>
            </table:table-cell>
            <table:table-cell table:style-name="ce47" office:value-type="string" calcext:value-type="string">
              <text:p><text:span text:style-name="T2453">levels</text:span></text:p>
            </table:table-cell>
            <table:table-cell table:style-name="ce49" office:value-type="float" calcext:value-type="float" office:value="1">
              <text:p>1</text:p>
            </table:table-cell>
            <table:table-cell table:style-name="ce47"/>
            <table:table-cell table:number-columns-repeated="1024"/>
          </table:table-row>
          <table:table-row table:style-name="ro1313">
            <table:table-cell table:style-name="ce47" office:value-type="string" calcext:value-type="string">
              <text:p><text:span text:style-name="T2454">smite</text:span></text:p>
            </table:table-cell>
            <table:table-cell table:style-name="ce48" table:formula="of:=VLOOKUP([.A72];[skills.A:skills.B];2;0)" office:value-type="string" calcext:value-type="string" office:string-value="Smite">
              <text:p>Smite</text:p>
            </table:table-cell>
            <table:table-cell table:style-name="ce47" office:value-type="string" calcext:value-type="string">
              <text:p><text:span text:style-name="T245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14">
            <table:table-cell table:style-name="ce47" office:value-type="string" calcext:value-type="string">
              <text:p><text:span text:style-name="T2456">smite</text:span></text:p>
            </table:table-cell>
            <table:table-cell table:style-name="ce48" table:formula="of:=VLOOKUP([.A73];[skills.A:skills.B];2;0)" office:value-type="string" calcext:value-type="string" office:string-value="Smite">
              <text:p>Smite</text:p>
            </table:table-cell>
            <table:table-cell table:style-name="ce47" office:value-type="string" calcext:value-type="string">
              <text:p><text:span text:style-name="T2457">crit</text:span></text:p>
            </table:table-cell>
            <table:table-cell table:style-name="ce49" office:value-type="string" calcext:value-type="string">
              <text:p><text:span text:style-name="T2458">0,75</text:span></text:p>
            </table:table-cell>
            <table:table-cell table:style-name="ce49" office:value-type="string" calcext:value-type="string">
              <text:p><text:span text:style-name="T2459">0,80</text:span></text:p>
            </table:table-cell>
            <table:table-cell table:style-name="ce49" office:value-type="string" calcext:value-type="string">
              <text:p><text:span text:style-name="T2460">0,80</text:span></text:p>
            </table:table-cell>
            <table:table-cell table:style-name="ce49" office:value-type="string" calcext:value-type="string">
              <text:p><text:span text:style-name="T2461">0,85</text:span></text:p>
            </table:table-cell>
            <table:table-cell table:style-name="ce49" office:value-type="string" calcext:value-type="string">
              <text:p><text:span text:style-name="T2462">0,90</text:span></text:p>
            </table:table-cell>
            <table:table-cell table:style-name="ce49" office:value-type="string" calcext:value-type="string">
              <text:p><text:span text:style-name="T2463">0,95</text:span></text:p>
            </table:table-cell>
            <table:table-cell table:number-columns-repeated="1024"/>
          </table:table-row>
          <table:table-row table:style-name="ro1315">
            <table:table-cell table:style-name="ce47" office:value-type="string" calcext:value-type="string">
              <text:p><text:span text:style-name="T2464">smite</text:span></text:p>
            </table:table-cell>
            <table:table-cell table:style-name="ce48" table:formula="of:=VLOOKUP([.A74];[skills.A:skills.B];2;0)" office:value-type="string" calcext:value-type="string" office:string-value="Smite">
              <text:p>Smite</text:p>
            </table:table-cell>
            <table:table-cell table:style-name="ce47" office:value-type="string" calcext:value-type="string">
              <text:p><text:span text:style-name="T2465">damage</text:span></text:p>
            </table:table-cell>
            <table:table-cell table:style-name="ce50" office:value-type="float" calcext:value-type="float" office:value="7">
              <text:p>7</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6">
              <text:p>16</text:p>
            </table:table-cell>
            <table:table-cell table:style-name="ce50" office:value-type="float" calcext:value-type="float" office:value="20">
              <text:p>20</text:p>
            </table:table-cell>
            <table:table-cell table:style-name="ce50" office:value-type="float" calcext:value-type="float" office:value="20">
              <text:p>20</text:p>
            </table:table-cell>
            <table:table-cell table:number-columns-repeated="1024"/>
          </table:table-row>
          <table:table-row table:style-name="ro1316">
            <table:table-cell table:style-name="ce47" office:value-type="string" calcext:value-type="string">
              <text:p><text:span text:style-name="T2466">smite</text:span></text:p>
            </table:table-cell>
            <table:table-cell table:style-name="ce48" table:formula="of:=VLOOKUP([.A75];[skills.A:skills.B];2;0)" office:value-type="string" calcext:value-type="string" office:string-value="Smite">
              <text:p>Smite</text:p>
            </table:table-cell>
            <table:table-cell table:style-name="ce47" office:value-type="string" calcext:value-type="string">
              <text:p><text:span text:style-name="T2467">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317">
            <table:table-cell table:style-name="ce47" office:value-type="string" calcext:value-type="string">
              <text:p><text:span text:style-name="T2468">smite</text:span></text:p>
            </table:table-cell>
            <table:table-cell table:style-name="ce48" table:formula="of:=VLOOKUP([.A76];[skills.A:skills.B];2;0)" office:value-type="string" calcext:value-type="string" office:string-value="Smite">
              <text:p>Smite</text:p>
            </table:table-cell>
            <table:table-cell table:style-name="ce47" office:value-type="string" calcext:value-type="string">
              <text:p><text:span text:style-name="T2469">mp_cost</text:span></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2">
              <text:p>12</text:p>
            </table:table-cell>
            <table:table-cell table:style-name="ce49" office:value-type="float" calcext:value-type="float" office:value="16">
              <text:p>16</text:p>
            </table:table-cell>
            <table:table-cell table:style-name="ce49" office:value-type="float" calcext:value-type="float" office:value="20">
              <text:p>20</text:p>
            </table:table-cell>
            <table:table-cell table:number-columns-repeated="1024"/>
          </table:table-row>
          <table:table-row table:style-name="ro1318">
            <table:table-cell table:style-name="ce47" office:value-type="string" calcext:value-type="string">
              <text:p><text:span text:style-name="T2470">swing</text:span></text:p>
            </table:table-cell>
            <table:table-cell table:style-name="ce48" table:formula="of:=VLOOKUP([.A77];[skills.A:skills.B];2;0)" office:value-type="string" calcext:value-type="string" office:string-value="Swing">
              <text:p>Swing</text:p>
            </table:table-cell>
            <table:table-cell table:style-name="ce47" office:value-type="string" calcext:value-type="string">
              <text:p><text:span text:style-name="T247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19">
            <table:table-cell table:style-name="ce47" office:value-type="string" calcext:value-type="string">
              <text:p><text:span text:style-name="T2472">swing</text:span></text:p>
            </table:table-cell>
            <table:table-cell table:style-name="ce48" table:formula="of:=VLOOKUP([.A78];[skills.A:skills.B];2;0)" office:value-type="string" calcext:value-type="string" office:string-value="Swing">
              <text:p>Swing</text:p>
            </table:table-cell>
            <table:table-cell table:style-name="ce47" office:value-type="string" calcext:value-type="string">
              <text:p><text:span text:style-name="T2473">crit</text:span></text:p>
            </table:table-cell>
            <table:table-cell table:style-name="ce49" office:value-type="string" calcext:value-type="string">
              <text:p><text:span text:style-name="T2474">0,75</text:span></text:p>
            </table:table-cell>
            <table:table-cell table:style-name="ce49" office:value-type="string" calcext:value-type="string">
              <text:p><text:span text:style-name="T2475">0,75</text:span></text:p>
            </table:table-cell>
            <table:table-cell table:style-name="ce49" office:value-type="string" calcext:value-type="string">
              <text:p><text:span text:style-name="T2476">0,80</text:span></text:p>
            </table:table-cell>
            <table:table-cell table:style-name="ce49" office:value-type="string" calcext:value-type="string">
              <text:p><text:span text:style-name="T2477">0,85</text:span></text:p>
            </table:table-cell>
            <table:table-cell table:style-name="ce49" office:value-type="string" calcext:value-type="string">
              <text:p><text:span text:style-name="T2478">0,90</text:span></text:p>
            </table:table-cell>
            <table:table-cell table:style-name="ce49" office:value-type="string" calcext:value-type="string">
              <text:p><text:span text:style-name="T2479">0,95</text:span></text:p>
            </table:table-cell>
            <table:table-cell table:number-columns-repeated="1024"/>
          </table:table-row>
          <table:table-row table:style-name="ro1320">
            <table:table-cell table:style-name="ce47" office:value-type="string" calcext:value-type="string">
              <text:p><text:span text:style-name="T2480">swing</text:span></text:p>
            </table:table-cell>
            <table:table-cell table:style-name="ce48" table:formula="of:=VLOOKUP([.A79];[skills.A:skills.B];2;0)" office:value-type="string" calcext:value-type="string" office:string-value="Swing">
              <text:p>Swing</text:p>
            </table:table-cell>
            <table:table-cell table:style-name="ce47" office:value-type="string" calcext:value-type="string">
              <text:p><text:span text:style-name="T2481">damage</text:span></text:p>
            </table:table-cell>
            <table:table-cell table:style-name="ce50" office:value-type="float" calcext:value-type="float" office:value="5">
              <text:p>5</text:p>
            </table:table-cell>
            <table:table-cell table:style-name="ce50" office:value-type="float" calcext:value-type="float" office:value="7">
              <text:p>7</text:p>
            </table:table-cell>
            <table:table-cell table:style-name="ce50" office:value-type="float" calcext:value-type="float" office:value="9">
              <text:p>9</text:p>
            </table:table-cell>
            <table:table-cell table:style-name="ce50"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321">
            <table:table-cell table:style-name="ce47" office:value-type="string" calcext:value-type="string">
              <text:p><text:span text:style-name="T2482">swing</text:span></text:p>
            </table:table-cell>
            <table:table-cell table:style-name="ce48" table:formula="of:=VLOOKUP([.A80];[skills.A:skills.B];2;0)" office:value-type="string" calcext:value-type="string" office:string-value="Swing">
              <text:p>Swing</text:p>
            </table:table-cell>
            <table:table-cell table:style-name="ce47" office:value-type="string" calcext:value-type="string">
              <text:p><text:span text:style-name="T2483">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322">
            <table:table-cell office:value-type="string" calcext:value-type="string">
              <text:p><text:span text:style-name="T2484">thorns</text:span></text:p>
            </table:table-cell>
            <table:table-cell table:style-name="ce48" table:formula="of:=VLOOKUP([.A81];[skills.A:skills.B];2;0)" office:value-type="string" calcext:value-type="string" office:string-value="Thorns">
              <text:p>Thorns</text:p>
            </table:table-cell>
            <table:table-cell office:value-type="string" calcext:value-type="string">
              <text:p><text:span text:style-name="T2485">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323">
            <table:table-cell office:value-type="string" calcext:value-type="string">
              <text:p><text:span text:style-name="T2486">thorns</text:span></text:p>
            </table:table-cell>
            <table:table-cell table:style-name="ce48" table:formula="of:=VLOOKUP([.A82];[skills.A:skills.B];2;0)" office:value-type="string" calcext:value-type="string" office:string-value="Thorns">
              <text:p>Thorns</text:p>
            </table:table-cell>
            <table:table-cell office:value-type="string" calcext:value-type="string">
              <text:p><text:span text:style-name="T2487">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324">
            <table:table-cell office:value-type="string" calcext:value-type="string">
              <text:p><text:span text:style-name="T2488">thorns</text:span></text:p>
            </table:table-cell>
            <table:table-cell table:style-name="ce48" table:formula="of:=VLOOKUP([.A83];[skills.A:skills.B];2;0)" office:value-type="string" calcext:value-type="string" office:string-value="Thorns">
              <text:p>Thorns</text:p>
            </table:table-cell>
            <table:table-cell office:value-type="string" calcext:value-type="string">
              <text:p><text:span text:style-name="T2489">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25">
            <table:table-cell office:value-type="string" calcext:value-type="string">
              <text:p><text:span text:style-name="T2490">thorns</text:span></text:p>
            </table:table-cell>
            <table:table-cell table:style-name="ce48" table:formula="of:=VLOOKUP([.A84];[skills.A:skills.B];2;0)" office:value-type="string" calcext:value-type="string" office:string-value="Thorns">
              <text:p>Thorns</text:p>
            </table:table-cell>
            <table:table-cell office:value-type="string" calcext:value-type="string">
              <text:p><text:span text:style-name="T2491">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26">
            <table:table-cell table:style-name="ce33" office:value-type="string" calcext:value-type="string">
              <text:p>beer_stein_chug</text:p>
            </table:table-cell>
            <table:table-cell table:style-name="ce48" table:formula="of:=VLOOKUP([.A85];[skills.A:skills.B];2;0)" office:value-type="string" calcext:value-type="string" office:string-value="Chug">
              <text:p>Chug</text:p>
            </table:table-cell>
            <table:table-cell table:style-name="ce47" office:value-type="string" calcext:value-type="string">
              <text:p><text:span text:style-name="T2492">cooldown</text:span></text:p>
            </table:table-cell>
            <table:table-cell table:style-name="ce29" office:value-type="float" calcext:value-type="float" office:value="10">
              <text:p>10</text:p>
            </table:table-cell>
            <table:table-cell table:style-name="ce29"/>
            <table:table-cell/>
            <table:table-cell table:style-name="ce58"/>
            <table:table-cell table:number-columns-repeated="1024"/>
          </table:table-row>
          <table:table-row table:style-name="ro1327">
            <table:table-cell table:style-name="ce33" office:value-type="string" calcext:value-type="string">
              <text:p>beer_stein_chug</text:p>
            </table:table-cell>
            <table:table-cell table:style-name="ce48" table:formula="of:=VLOOKUP([.A85];[skills.A:skills.B];2;0)" office:value-type="string" calcext:value-type="string" office:string-value="Chug">
              <text:p>Chug</text:p>
            </table:table-cell>
            <table:table-cell table:style-name="ce47" office:value-type="string" calcext:value-type="string">
              <text:p><text:span text:style-name="T2493">levels</text:span></text:p>
            </table:table-cell>
            <table:table-cell table:style-name="ce49" office:value-type="float" calcext:value-type="float" office:value="1">
              <text:p>1</text:p>
            </table:table-cell>
            <table:table-cell table:style-name="ce52"/>
            <table:table-cell table:number-columns-repeated="2"/>
            <table:table-cell table:style-name="ce47"/>
            <table:table-cell table:number-columns-repeated="1024"/>
          </table:table-row>
          <table:table-row table:style-name="ro1328">
            <table:table-cell table:style-name="ce33" office:value-type="string" calcext:value-type="string">
              <text:p>beer_stein_chug</text:p>
            </table:table-cell>
            <table:table-cell table:style-name="ce48" table:formula="of:=VLOOKUP([.A86];[skills.A:skills.B];2;0)" office:value-type="string" calcext:value-type="string" office:string-value="Chug">
              <text:p>Chug</text:p>
            </table:table-cell>
            <table:table-cell table:style-name="ce29" office:value-type="string" calcext:value-type="string">
              <text:p>crit</text:p>
            </table:table-cell>
            <table:table-cell table:style-name="ce29" office:value-type="string" calcext:value-type="string">
              <text:p>0,05</text:p>
            </table:table-cell>
            <table:table-cell table:style-name="ce29"/>
            <table:table-cell table:number-columns-repeated="2"/>
            <table:table-cell table:style-name="ce47"/>
            <table:table-cell table:number-columns-repeated="1024"/>
          </table:table-row>
          <table:table-row table:style-name="ro1329">
            <table:table-cell table:style-name="ce51" office:value-type="string" calcext:value-type="string">
              <text:p>stab</text:p>
            </table:table-cell>
            <table:table-cell table:style-name="ce48" table:formula="of:=VLOOKUP([.A88];[skills.A:skills.B];2;0)" office:value-type="string" calcext:value-type="string" office:string-value="Stab">
              <text:p>Stab</text:p>
            </table:table-cell>
            <table:table-cell table:style-name="ce47" office:value-type="string" calcext:value-type="string">
              <text:p><text:span text:style-name="T2494">cooldown</text:span></text:p>
            </table:table-cell>
            <table:table-cell table:style-name="ce29"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1330">
            <table:table-cell table:style-name="ce51" office:value-type="string" calcext:value-type="string">
              <text:p>stab</text:p>
            </table:table-cell>
            <table:table-cell table:style-name="ce48" table:formula="of:=VLOOKUP([.A89];[skills.A:skills.B];2;0)" office:value-type="string" calcext:value-type="string" office:string-value="Stab">
              <text:p>Stab</text:p>
            </table:table-cell>
            <table:table-cell table:style-name="ce47" office:value-type="string" calcext:value-type="string">
              <text:p><text:span text:style-name="T2495">crit</text:span></text:p>
            </table:table-cell>
            <table:table-cell table:style-name="ce49" office:value-type="string" calcext:value-type="string">
              <text:p><text:span text:style-name="T2496">0,80</text:span></text:p>
            </table:table-cell>
            <table:table-cell table:style-name="ce49" office:value-type="string" calcext:value-type="string">
              <text:p><text:span text:style-name="T2497">0,80</text:span></text:p>
            </table:table-cell>
            <table:table-cell table:style-name="ce49" office:value-type="string" calcext:value-type="string">
              <text:p><text:span text:style-name="T2498">0,85</text:span></text:p>
            </table:table-cell>
            <table:table-cell table:style-name="ce49" office:value-type="string" calcext:value-type="string">
              <text:p><text:span text:style-name="T2499">0,85</text:span></text:p>
            </table:table-cell>
            <table:table-cell table:style-name="ce49" office:value-type="string" calcext:value-type="string">
              <text:p><text:span text:style-name="T2500">0,90</text:span></text:p>
            </table:table-cell>
            <table:table-cell table:style-name="ce49" office:value-type="string" calcext:value-type="string">
              <text:p><text:span text:style-name="T2501">0,95</text:span></text:p>
            </table:table-cell>
            <table:table-cell table:number-columns-repeated="1024"/>
          </table:table-row>
          <table:table-row table:style-name="ro1331">
            <table:table-cell table:style-name="ce51" office:value-type="string" calcext:value-type="string">
              <text:p>stab</text:p>
            </table:table-cell>
            <table:table-cell table:style-name="ce48" table:formula="of:=VLOOKUP([.A90];[skills.A:skills.B];2;0)" office:value-type="string" calcext:value-type="string" office:string-value="Stab">
              <text:p>Stab</text:p>
            </table:table-cell>
            <table:table-cell table:style-name="ce47" office:value-type="string" calcext:value-type="string">
              <text:p><text:span text:style-name="T2502">damage</text:span></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18">
              <text:p>18</text:p>
            </table:table-cell>
            <table:table-cell table:style-name="ce50" office:value-type="float" calcext:value-type="float" office:value="22">
              <text:p>22</text:p>
            </table:table-cell>
            <table:table-cell table:style-name="ce50" office:value-type="float" calcext:value-type="float" office:value="26">
              <text:p>26</text:p>
            </table:table-cell>
            <table:table-cell table:style-name="ce50" office:value-type="float" calcext:value-type="float" office:value="30">
              <text:p>30</text:p>
            </table:table-cell>
            <table:table-cell table:number-columns-repeated="1024"/>
          </table:table-row>
          <table:table-row table:style-name="ro1332">
            <table:table-cell table:style-name="ce51" office:value-type="string" calcext:value-type="string">
              <text:p>stab</text:p>
            </table:table-cell>
            <table:table-cell table:style-name="ce48" table:formula="of:=VLOOKUP([.A91];[skills.A:skills.B];2;0)" office:value-type="string" calcext:value-type="string" office:string-value="Stab">
              <text:p>Stab</text:p>
            </table:table-cell>
            <table:table-cell table:style-name="ce47" office:value-type="string" calcext:value-type="string">
              <text:p><text:span text:style-name="T2503">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333">
            <table:table-cell/>
            <table:table-cell table:style-name="ce48"/>
            <table:table-cell table:number-columns-repeated="1024"/>
          </table:table-row>
          <table:table-row table:style-name="ro1334">
            <table:table-cell table:number-columns-repeated="1024"/>
          </table:table-row>
          <table:table-row table:style-name="ro1335">
            <table:table-cell table:number-columns-repeated="1024"/>
          </table:table-row>
          <table:table-row table:style-name="ro1336">
            <table:table-cell table:number-columns-repeated="1024"/>
          </table:table-row>
          <table:table-row table:style-name="ro1241">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